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snet10" table:style-name="ta1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snet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table:style-name="ce1" office:value-type="float" office:value="0.924346629986245" calcext:value-type="float">
            <text:p>0.92434663</text:p>
          </table:table-cell>
          <table:table-cell table:style-name="ce1" office:value-type="float" office:value="0.91324200913242" calcext:value-type="float">
            <text:p>0.9132420091</text:p>
          </table:table-cell>
          <table:table-cell table:style-name="ce1" office:value-type="float" office:value="0.874458874458875" calcext:value-type="float">
            <text:p>0.8744588745</text:p>
          </table:table-cell>
          <table:table-cell table:style-name="ce1" office:value-type="float" office:value="0.916299559471366" calcext:value-type="float">
            <text:p>0.9162995595</text:p>
          </table:table-cell>
          <table:table-cell table:style-name="ce1" office:value-type="float" office:value="0.862068965517241" calcext:value-type="float">
            <text:p>0.8620689655</text:p>
          </table:table-cell>
          <table:table-cell table:style-name="ce1" office:value-type="float" office:value="0.893203883495146" calcext:value-type="float">
            <text:p>0.8932038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7244897959184" calcext:value-type="float">
            <text:p>0.9872448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8021978021978" calcext:value-type="float">
            <text:p>0.978021978</text:p>
          </table:table-cell>
          <table:table-cell table:style-name="ce1" office:value-type="float" office:value="0.992042440318302" calcext:value-type="float">
            <text:p>0.9920424403</text:p>
          </table:table-cell>
          <table:table-cell table:style-name="ce1" office:value-type="float" office:value="0.98233995584989" calcext:value-type="float">
            <text:p>0.9823399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0329183372019" calcext:value-type="float">
            <text:p>0.9603291834</text:p>
          </table:table-cell>
          <table:table-cell table:style-name="ce1" office:value-type="float" office:value="0.94794378417005" calcext:value-type="float">
            <text:p>0.9479437842</text:p>
          </table:table-cell>
          <table:table-cell table:style-name="ce1" office:value-type="float" office:value="0.955817010539216" calcext:value-type="float">
            <text:p>0.9558170105</text:p>
          </table:table-cell>
        </table:table-row>
        <table:table-row table:style-name="ro1">
          <table:table-cell/>
          <table:table-cell table:style-name="ce1" office:value-type="float" office:value="0.965612104539202" calcext:value-type="float">
            <text:p>0.9656121045</text:p>
          </table:table-cell>
          <table:table-cell table:style-name="ce1" office:value-type="float" office:value="0.977168949771689" calcext:value-type="float">
            <text:p>0.9771689498</text:p>
          </table:table-cell>
          <table:table-cell table:style-name="ce1" office:value-type="float" office:value="0.939393939393939" calcext:value-type="float">
            <text:p>0.9393939394</text:p>
          </table:table-cell>
          <table:table-cell table:style-name="ce1" office:value-type="float" office:value="0.898678414096916" calcext:value-type="float">
            <text:p>0.8986784141</text:p>
          </table:table-cell>
          <table:table-cell table:style-name="ce1" office:value-type="float" office:value="0.903448275862069" calcext:value-type="float">
            <text:p>0.9034482759</text:p>
          </table:table-cell>
          <table:table-cell table:style-name="ce1" office:value-type="float" office:value="0.966019417475728" calcext:value-type="float">
            <text:p>0.96601941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3469387755102" calcext:value-type="float">
            <text:p>0.92346938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7252747252747" calcext:value-type="float">
            <text:p>0.9972527473</text:p>
          </table:table-cell>
          <table:table-cell table:style-name="ce1" office:value-type="float" office:value="0.954907161803713" calcext:value-type="float">
            <text:p>0.9549071618</text:p>
          </table:table-cell>
          <table:table-cell table:style-name="ce1" office:value-type="float" office:value="0.986754966887417" calcext:value-type="float">
            <text:p>0.9867549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0035872546951" calcext:value-type="float">
            <text:p>0.9700358725</text:p>
          </table:table-cell>
          <table:table-cell table:style-name="ce1" office:value-type="float" office:value="0.962515797295271" calcext:value-type="float">
            <text:p>0.9625157973</text:p>
          </table:table-cell>
          <table:table-cell table:style-name="ce1" office:value-type="float" office:value="0.966614102599404" calcext:value-type="float">
            <text:p>0.9666141026</text:p>
          </table:table-cell>
        </table:table-row>
        <table:table-row table:style-name="ro1">
          <table:table-cell/>
          <table:table-cell table:style-name="ce1" office:value-type="float" office:value="0.944979367262723" calcext:value-type="float">
            <text:p>0.9449793673</text:p>
          </table:table-cell>
          <table:table-cell table:style-name="ce1" office:value-type="float" office:value="0.872146118721461" calcext:value-type="float">
            <text:p>0.8721461187</text:p>
          </table:table-cell>
          <table:table-cell table:style-name="ce1" office:value-type="float" office:value="0.935064935064935" calcext:value-type="float">
            <text:p>0.9350649351</text:p>
          </table:table-cell>
          <table:table-cell table:style-name="ce1" office:value-type="float" office:value="0.916299559471366" calcext:value-type="float">
            <text:p>0.9162995595</text:p>
          </table:table-cell>
          <table:table-cell table:style-name="ce1" office:value-type="float" office:value="0.993103448275862" calcext:value-type="float">
            <text:p>0.9931034483</text:p>
          </table:table-cell>
          <table:table-cell table:style-name="ce1" office:value-type="float" office:value="0.985436893203883" calcext:value-type="float">
            <text:p>0.9854368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0714285714286" calcext:value-type="float">
            <text:p>0.9107142857</text:p>
          </table:table-cell>
          <table:table-cell table:style-name="ce1" office:value-type="float" office:value="0.976495726495726" calcext:value-type="float">
            <text:p>0.9764957265</text:p>
          </table:table-cell>
          <table:table-cell table:style-name="ce1" office:value-type="float" office:value="0.980769230769231" calcext:value-type="float">
            <text:p>0.9807692308</text:p>
          </table:table-cell>
          <table:table-cell table:style-name="ce1" office:value-type="float" office:value="0.989389920424403" calcext:value-type="float">
            <text:p>0.9893899204</text:p>
          </table:table-cell>
          <table:table-cell table:style-name="ce1" office:value-type="float" office:value="0.944812362030905" calcext:value-type="float">
            <text:p>0.9448123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0329183372019" calcext:value-type="float">
            <text:p>0.9603291834</text:p>
          </table:table-cell>
          <table:table-cell table:style-name="ce1" office:value-type="float" office:value="0.957631680571906" calcext:value-type="float">
            <text:p>0.9576316806</text:p>
          </table:table-cell>
          <table:table-cell table:style-name="ce1" office:value-type="float" office:value="0.95582156102123" calcext:value-type="float">
            <text:p>0.955821561</text:p>
          </table:table-cell>
        </table:table-row>
        <table:table-row table:style-name="ro1">
          <table:table-cell/>
          <table:table-cell table:style-name="ce1" office:value-type="float" office:value="0.914718019257221" calcext:value-type="float">
            <text:p>0.9147180193</text:p>
          </table:table-cell>
          <table:table-cell table:style-name="ce1" office:value-type="float" office:value="0.945205479452055" calcext:value-type="float">
            <text:p>0.9452054795</text:p>
          </table:table-cell>
          <table:table-cell table:style-name="ce1" office:value-type="float" office:value="0.922077922077922" calcext:value-type="float">
            <text:p>0.9220779221</text:p>
          </table:table-cell>
          <table:table-cell table:style-name="ce1" office:value-type="float" office:value="0.722466960352423" calcext:value-type="float">
            <text:p>0.7224669604</text:p>
          </table:table-cell>
          <table:table-cell table:style-name="ce1" office:value-type="float" office:value="0.889655172413793" calcext:value-type="float">
            <text:p>0.8896551724</text:p>
          </table:table-cell>
          <table:table-cell table:style-name="ce1" office:value-type="float" office:value="0.95631067961165" calcext:value-type="float">
            <text:p>0.9563106796</text:p>
          </table:table-cell>
          <table:table-cell table:style-name="ce1" office:value-type="float" office:value="0.926315789473684" calcext:value-type="float">
            <text:p>0.9263157895</text:p>
          </table:table-cell>
          <table:table-cell table:style-name="ce1" office:value-type="float" office:value="0.818877551020408" calcext:value-type="float">
            <text:p>0.818877551</text:p>
          </table:table-cell>
          <table:table-cell table:style-name="ce1" office:value-type="float" office:value="0.985042735042735" calcext:value-type="float">
            <text:p>0.9850427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551724137931" calcext:value-type="float">
            <text:p>0.9655172414</text:p>
          </table:table-cell>
          <table:table-cell table:style-name="ce1" office:value-type="float" office:value="0.975717439293598" calcext:value-type="float">
            <text:p>0.9757174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9016670183583" calcext:value-type="float">
            <text:p>0.9390166702</text:p>
          </table:table-cell>
          <table:table-cell table:style-name="ce1" office:value-type="float" office:value="0.9247619222596" calcext:value-type="float">
            <text:p>0.9247619223</text:p>
          </table:table-cell>
          <table:table-cell table:style-name="ce1" office:value-type="float" office:value="0.932092016274659" calcext:value-type="float">
            <text:p>0.9320920163</text:p>
          </table:table-cell>
        </table:table-row>
        <table:table-row table:style-name="ro1">
          <table:table-cell/>
          <table:table-cell table:style-name="ce1" office:value-type="float" office:value="0.910591471801926" calcext:value-type="float">
            <text:p>0.9105914718</text:p>
          </table:table-cell>
          <table:table-cell table:style-name="ce1" office:value-type="float" office:value="0.894977168949772" calcext:value-type="float">
            <text:p>0.8949771689</text:p>
          </table:table-cell>
          <table:table-cell table:style-name="ce1" office:value-type="float" office:value="0.917748917748918" calcext:value-type="float">
            <text:p>0.9177489177</text:p>
          </table:table-cell>
          <table:table-cell table:style-name="ce1" office:value-type="float" office:value="0.960352422907489" calcext:value-type="float">
            <text:p>0.9603524229</text:p>
          </table:table-cell>
          <table:table-cell table:style-name="ce1" office:value-type="float" office:value="0.724137931034483" calcext:value-type="float">
            <text:p>0.724137931</text:p>
          </table:table-cell>
          <table:table-cell table:style-name="ce1" office:value-type="float" office:value="0.951456310679612" calcext:value-type="float">
            <text:p>0.9514563107</text:p>
          </table:table-cell>
          <table:table-cell table:style-name="ce1" office:value-type="float" office:value="0.894736842105263" calcext:value-type="float">
            <text:p>0.8947368421</text:p>
          </table:table-cell>
          <table:table-cell table:style-name="ce1" office:value-type="float" office:value="0.961734693877551" calcext:value-type="float">
            <text:p>0.96173469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4505494505495" calcext:value-type="float">
            <text:p>0.9945054945</text:p>
          </table:table-cell>
          <table:table-cell table:style-name="ce1" office:value-type="float" office:value="0.994694960212202" calcext:value-type="float">
            <text:p>0.9946949602</text:p>
          </table:table-cell>
          <table:table-cell table:style-name="ce1" office:value-type="float" office:value="0.909492273730684" calcext:value-type="float">
            <text:p>0.90949227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0200464232961" calcext:value-type="float">
            <text:p>0.9502004642</text:p>
          </table:table-cell>
          <table:table-cell table:style-name="ce1" office:value-type="float" office:value="0.931879114427184" calcext:value-type="float">
            <text:p>0.9318791144</text:p>
          </table:table-cell>
          <table:table-cell table:style-name="ce1" office:value-type="float" office:value="0.944559707801359" calcext:value-type="float">
            <text:p>0.9445597078</text:p>
          </table:table-cell>
        </table:table-row>
        <table:table-row table:style-name="ro1">
          <table:table-cell/>
          <table:table-cell table:style-name="ce1" office:value-type="float" office:value="0.89958734525447" calcext:value-type="float">
            <text:p>0.8995873453</text:p>
          </table:table-cell>
          <table:table-cell table:style-name="ce1" office:value-type="float" office:value="0.986301369863014" calcext:value-type="float">
            <text:p>0.9863013699</text:p>
          </table:table-cell>
          <table:table-cell table:style-name="ce1" office:value-type="float" office:value="0.926406926406926" calcext:value-type="float">
            <text:p>0.9264069264</text:p>
          </table:table-cell>
          <table:table-cell table:style-name="ce1" office:value-type="float" office:value="0.845814977973568" calcext:value-type="float">
            <text:p>0.845814978</text:p>
          </table:table-cell>
          <table:table-cell table:style-name="ce1" office:value-type="float" office:value="0.986206896551724" calcext:value-type="float">
            <text:p>0.9862068966</text:p>
          </table:table-cell>
          <table:table-cell table:style-name="ce1" office:value-type="float" office:value="0.990291262135922" calcext:value-type="float">
            <text:p>0.9902912621</text:p>
          </table:table-cell>
          <table:table-cell table:style-name="ce1" office:value-type="float" office:value="0.968421052631579" calcext:value-type="float">
            <text:p>0.9684210526</text:p>
          </table:table-cell>
          <table:table-cell table:style-name="ce1" office:value-type="float" office:value="0.88265306122449" calcext:value-type="float">
            <text:p>0.8826530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8021978021978" calcext:value-type="float">
            <text:p>0.978021978</text:p>
          </table:table-cell>
          <table:table-cell table:style-name="ce1" office:value-type="float" office:value="0.976127320954907" calcext:value-type="float">
            <text:p>0.976127321</text:p>
          </table:table-cell>
          <table:table-cell table:style-name="ce1" office:value-type="float" office:value="0.973509933774834" calcext:value-type="float">
            <text:p>0.97350993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5686853766617" calcext:value-type="float">
            <text:p>0.9556868538</text:p>
          </table:table-cell>
          <table:table-cell table:style-name="ce1" office:value-type="float" office:value="0.954872471137955" calcext:value-type="float">
            <text:p>0.9548724711</text:p>
          </table:table-cell>
          <table:table-cell table:style-name="ce1" office:value-type="float" office:value="0.950652908448225" calcext:value-type="float">
            <text:p>0.9506529084</text:p>
          </table:table-cell>
        </table:table-row>
        <table:table-row table:style-name="ro1">
          <table:table-cell/>
          <table:table-cell table:style-name="ce1" office:value-type="float" office:value="0.955983493810179" calcext:value-type="float">
            <text:p>0.9559834938</text:p>
          </table:table-cell>
          <table:table-cell table:style-name="ce1" office:value-type="float" office:value="0.936073059360731" calcext:value-type="float">
            <text:p>0.9360730594</text:p>
          </table:table-cell>
          <table:table-cell table:style-name="ce1" office:value-type="float" office:value="0.874458874458875" calcext:value-type="float">
            <text:p>0.8744588745</text:p>
          </table:table-cell>
          <table:table-cell table:style-name="ce1" office:value-type="float" office:value="0.85022026431718" calcext:value-type="float">
            <text:p>0.85022026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0291262135922" calcext:value-type="float">
            <text:p>0.9902912621</text:p>
          </table:table-cell>
          <table:table-cell table:style-name="ce1" office:value-type="float" office:value="0.863157894736842" calcext:value-type="float">
            <text:p>0.8631578947</text:p>
          </table:table-cell>
          <table:table-cell table:style-name="ce1" office:value-type="float" office:value="0.951530612244898" calcext:value-type="float">
            <text:p>0.9515306122</text:p>
          </table:table-cell>
          <table:table-cell table:style-name="ce1" office:value-type="float" office:value="0.974358974358974" calcext:value-type="float">
            <text:p>0.97435897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4084880636605" calcext:value-type="float">
            <text:p>0.9840848806</text:p>
          </table:table-cell>
          <table:table-cell table:style-name="ce1" office:value-type="float" office:value="0.964679911699779" calcext:value-type="float">
            <text:p>0.9646799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265034817472" calcext:value-type="float">
            <text:p>0.9626503482</text:p>
          </table:table-cell>
          <table:table-cell table:style-name="ce1" office:value-type="float" office:value="0.949603017519999" calcext:value-type="float">
            <text:p>0.9496030175</text:p>
          </table:table-cell>
          <table:table-cell table:style-name="ce1" office:value-type="float" office:value="0.958365243024156" calcext:value-type="float">
            <text:p>0.958365243</text:p>
          </table:table-cell>
        </table:table-row>
        <table:table-row table:style-name="ro1">
          <table:table-cell/>
          <table:table-cell table:style-name="ce1" office:value-type="float" office:value="0.951856946354883" calcext:value-type="float">
            <text:p>0.9518569464</text:p>
          </table:table-cell>
          <table:table-cell table:style-name="ce1" office:value-type="float" office:value="0.981735159817351" calcext:value-type="float">
            <text:p>0.9817351598</text:p>
          </table:table-cell>
          <table:table-cell table:style-name="ce1" office:value-type="float" office:value="0.939393939393939" calcext:value-type="float">
            <text:p>0.9393939394</text:p>
          </table:table-cell>
          <table:table-cell table:style-name="ce1" office:value-type="float" office:value="0.929515418502203" calcext:value-type="float">
            <text:p>0.9295154185</text:p>
          </table:table-cell>
          <table:table-cell table:style-name="ce1" office:value-type="float" office:value="0.944827586206896" calcext:value-type="float">
            <text:p>0.9448275862</text:p>
          </table:table-cell>
          <table:table-cell table:style-name="ce1" office:value-type="float" office:value="0.975728155339806" calcext:value-type="float">
            <text:p>0.9757281553</text:p>
          </table:table-cell>
          <table:table-cell table:style-name="ce1" office:value-type="float" office:value="0.905263157894737" calcext:value-type="float">
            <text:p>0.9052631579</text:p>
          </table:table-cell>
          <table:table-cell table:style-name="ce1" office:value-type="float" office:value="0.918367346938775" calcext:value-type="float">
            <text:p>0.9183673469</text:p>
          </table:table-cell>
          <table:table-cell table:style-name="ce1" office:value-type="float" office:value="0.997863247863248" calcext:value-type="float">
            <text:p>0.9978632479</text:p>
          </table:table-cell>
          <table:table-cell table:style-name="ce1" office:value-type="float" office:value="0.997252747252747" calcext:value-type="float">
            <text:p>0.9972527473</text:p>
          </table:table-cell>
          <table:table-cell table:style-name="ce1" office:value-type="float" office:value="0.952254641909814" calcext:value-type="float">
            <text:p>0.9522546419</text:p>
          </table:table-cell>
          <table:table-cell table:style-name="ce1" office:value-type="float" office:value="0.955849889624724" calcext:value-type="float">
            <text:p>0.9558498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5604557923612" calcext:value-type="float">
            <text:p>0.9656045579</text:p>
          </table:table-cell>
          <table:table-cell table:style-name="ce1" office:value-type="float" office:value="0.957685249007625" calcext:value-type="float">
            <text:p>0.957685249</text:p>
          </table:table-cell>
          <table:table-cell table:style-name="ce1" office:value-type="float" office:value="0.961680257249172" calcext:value-type="float">
            <text:p>0.9616802572</text:p>
          </table:table-cell>
        </table:table-row>
        <table:table-row table:style-name="ro1">
          <table:table-cell/>
          <table:table-cell table:style-name="ce1" office:value-type="float" office:value="0.888583218707015" calcext:value-type="float">
            <text:p>0.8885832187</text:p>
          </table:table-cell>
          <table:table-cell table:style-name="ce1" office:value-type="float" office:value="0.817351598173516" calcext:value-type="float">
            <text:p>0.8173515982</text:p>
          </table:table-cell>
          <table:table-cell table:style-name="ce1" office:value-type="float" office:value="0.96969696969697" calcext:value-type="float">
            <text:p>0.9696969697</text:p>
          </table:table-cell>
          <table:table-cell table:style-name="ce1" office:value-type="float" office:value="0.977973568281938" calcext:value-type="float">
            <text:p>0.9779735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1456310679612" calcext:value-type="float">
            <text:p>0.9514563107</text:p>
          </table:table-cell>
          <table:table-cell table:style-name="ce1" office:value-type="float" office:value="0.936842105263158" calcext:value-type="float">
            <text:p>0.9368421053</text:p>
          </table:table-cell>
          <table:table-cell table:style-name="ce1" office:value-type="float" office:value="0.920918367346939" calcext:value-type="float">
            <text:p>0.9209183673</text:p>
          </table:table-cell>
          <table:table-cell table:style-name="ce1" office:value-type="float" office:value="0.997863247863248" calcext:value-type="float">
            <text:p>0.9978632479</text:p>
          </table:table-cell>
          <table:table-cell table:style-name="ce1" office:value-type="float" office:value="0.994505494505495" calcext:value-type="float">
            <text:p>0.9945054945</text:p>
          </table:table-cell>
          <table:table-cell table:style-name="ce1" office:value-type="float" office:value="0.992042440318302" calcext:value-type="float">
            <text:p>0.9920424403</text:p>
          </table:table-cell>
          <table:table-cell table:style-name="ce1" office:value-type="float" office:value="0.938189845474614" calcext:value-type="float">
            <text:p>0.9381898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4842793838363" calcext:value-type="float">
            <text:p>0.9548427938</text:p>
          </table:table-cell>
          <table:table-cell table:style-name="ce1" office:value-type="float" office:value="0.952724858946985" calcext:value-type="float">
            <text:p>0.9527248589</text:p>
          </table:table-cell>
          <table:table-cell table:style-name="ce1" office:value-type="float" office:value="0.949733636540269" calcext:value-type="float">
            <text:p>0.9497336365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/>
          <table:table-cell table:formula="of:=AVERAGE([.B2:.B10])" office:value-type="float" office:value="0.92847317744154" calcext:value-type="float">
            <text:p>0.9284731774</text:p>
          </table:table-cell>
          <table:table-cell table:formula="of:=AVERAGE([.C2:.C10])" office:value-type="float" office:value="0.924911212582445" calcext:value-type="float">
            <text:p>0.9249112126</text:p>
          </table:table-cell>
          <table:table-cell table:formula="of:=AVERAGE([.D2:.D10])" office:value-type="float" office:value="0.922077922077922" calcext:value-type="float">
            <text:p>0.9220779221</text:p>
          </table:table-cell>
          <table:table-cell table:formula="of:=AVERAGE([.E2:.E10])" office:value-type="float" office:value="0.890846793930495" calcext:value-type="float">
            <text:p>0.8908467939</text:p>
          </table:table-cell>
          <table:table-cell table:formula="of:=AVERAGE([.F2:.F10])" office:value-type="float" office:value="0.922605363984675" calcext:value-type="float">
            <text:p>0.922605364</text:p>
          </table:table-cell>
          <table:table-cell table:formula="of:=AVERAGE([.G2:.G10])" office:value-type="float" office:value="0.962243797195253" calcext:value-type="float">
            <text:p>0.9622437972</text:p>
          </table:table-cell>
          <table:table-cell table:formula="of:=AVERAGE([.H2:.H10])" office:value-type="float" office:value="0.943859649122807" calcext:value-type="float">
            <text:p>0.9438596491</text:p>
          </table:table-cell>
          <table:table-cell table:formula="of:=AVERAGE([.I2:.I10])" office:value-type="float" office:value="0.919501133786848" calcext:value-type="float">
            <text:p>0.9195011338</text:p>
          </table:table-cell>
          <table:table-cell table:formula="of:=AVERAGE([.J2:.J10])" office:value-type="float" office:value="0.992402659069326" calcext:value-type="float">
            <text:p>0.9924026591</text:p>
          </table:table-cell>
          <table:table-cell table:formula="of:=AVERAGE([.K2:.K10])" office:value-type="float" office:value="0.991147741147741" calcext:value-type="float">
            <text:p>0.9911477411</text:p>
          </table:table-cell>
          <table:table-cell table:formula="of:=AVERAGE([.L2:.L10])" office:value-type="float" office:value="0.97789566755084" calcext:value-type="float">
            <text:p>0.9778956676</text:p>
          </table:table-cell>
          <table:table-cell table:formula="of:=AVERAGE([.M2:.M10])" office:value-type="float" office:value="0.959038508707383" calcext:value-type="float">
            <text:p>0.9590385087</text:p>
          </table:table-cell>
          <table:table-cell table:formula="of:=AVERAGE([.N2:.N10])" office:value-type="float" office:value="1" calcext:value-type="float">
            <text:p>1</text:p>
          </table:table-cell>
          <table:table-cell table:formula="of:=AVERAGE([.O2:.O10])" office:value-type="float" office:value="0.957632880823427" calcext:value-type="float">
            <text:p>0.9576328808</text:p>
          </table:table-cell>
          <table:table-cell table:formula="of:=AVERAGE([.P2:.P10])" office:value-type="float" office:value="0.948846432815175" calcext:value-type="float">
            <text:p>0.9488464328</text:p>
          </table:table-cell>
          <table:table-cell table:formula="of:=AVERAGE([.Q2:.Q10])" office:value-type="float" office:value="0.952815160388632" calcext:value-type="float">
            <text:p>0.9528151604</text:p>
          </table:table-cell>
        </table:table-row>
        <table:table-row table:style-name="ro1">
          <table:table-cell/>
          <table:table-cell table:formula="of:=VAR([.B2:.B10])" office:value-type="float" office:value="0.000738370079976692" calcext:value-type="float">
            <text:p>0.0007383701</text:p>
          </table:table-cell>
          <table:table-cell table:formula="of:=VAR([.C2:.C10])" office:value-type="float" office:value="0.00320630882962777" calcext:value-type="float">
            <text:p>0.0032063088</text:p>
          </table:table-cell>
          <table:table-cell table:formula="of:=VAR([.D2:.D10])" office:value-type="float" office:value="0.000951069132887301" calcext:value-type="float">
            <text:p>0.0009510691</text:p>
          </table:table-cell>
          <table:table-cell table:formula="of:=VAR([.E2:.E10])" office:value-type="float" office:value="0.00591306729112626" calcext:value-type="float">
            <text:p>0.0059130673</text:p>
          </table:table-cell>
          <table:table-cell table:formula="of:=VAR([.F2:.F10])" office:value-type="float" office:value="0.00824943849914122" calcext:value-type="float">
            <text:p>0.0082494385</text:p>
          </table:table-cell>
          <table:table-cell table:formula="of:=VAR([.G2:.G10])" office:value-type="float" office:value="0.000917721850420487" calcext:value-type="float">
            <text:p>0.0009177219</text:p>
          </table:table-cell>
          <table:table-cell table:formula="of:=VAR([.H2:.H10])" office:value-type="float" office:value="0.00260387811634349" calcext:value-type="float">
            <text:p>0.0026038781</text:p>
          </table:table-cell>
          <table:table-cell table:formula="of:=VAR([.I2:.I10])" office:value-type="float" office:value="0.00237223928687122" calcext:value-type="float">
            <text:p>0.0023722393</text:p>
          </table:table-cell>
          <table:table-cell table:formula="of:=VAR([.J2:.J10])" office:value-type="float" office:value="0.000115410995040628" calcext:value-type="float">
            <text:p>0.000115411</text:p>
          </table:table-cell>
          <table:table-cell table:formula="of:=VAR([.K2:.K10])" office:value-type="float" office:value="0.000088262622603281" calcext:value-type="float">
            <text:p>8.8262622603281E-05</text:p>
          </table:table-cell>
          <table:table-cell table:formula="of:=VAR([.L2:.L10])" office:value-type="float" office:value="0.000274398609713716" calcext:value-type="float">
            <text:p>0.0002743986</text:p>
          </table:table-cell>
          <table:table-cell table:formula="of:=VAR([.M2:.M10])" office:value-type="float" office:value="0.000616580061195063" calcext:value-type="float">
            <text:p>0.0006165801</text:p>
          </table:table-cell>
          <table:table-cell table:formula="of:=VAR([.N2:.N10])" office:value-type="float" office:value="0" calcext:value-type="float">
            <text:p>0</text:p>
          </table:table-cell>
          <table:table-cell table:formula="of:=VAR([.O2:.O10])" office:value-type="float" office:value="0.0000838090793278917" calcext:value-type="float">
            <text:p>8.38090793278917E-05</text:p>
          </table:table-cell>
          <table:table-cell table:formula="of:=VAR([.P2:.P10])" office:value-type="float" office:value="0.000157856604902684" calcext:value-type="float">
            <text:p>0.0001578566</text:p>
          </table:table-cell>
          <table:table-cell table:formula="of:=VAR([.Q2:.Q10])" office:value-type="float" office:value="0.000103703254613175" calcext:value-type="float">
            <text:p>0.0001037033</text:p>
          </table:table-cell>
        </table:table-row>
        <table:table-row table:style-name="ro2" table:number-rows-repeated="5">
          <table:table-cell table:number-columns-repeated="17"/>
        </table:table-row>
        <table:table-row table:style-name="ro1">
          <table:table-cell/>
          <table:table-cell table:style-name="ce1" office:value-type="float" office:value="0.924346629986245" calcext:value-type="float">
            <text:p>0.92434663</text:p>
          </table:table-cell>
          <table:table-cell table:style-name="ce1" office:value-type="float" office:value="0.91324200913242" calcext:value-type="float">
            <text:p>0.9132420091</text:p>
          </table:table-cell>
          <table:table-cell table:style-name="ce1" office:value-type="float" office:value="0.874458874458875" calcext:value-type="float">
            <text:p>0.8744588745</text:p>
          </table:table-cell>
          <table:table-cell table:style-name="ce1" office:value-type="float" office:value="0.916299559471366" calcext:value-type="float">
            <text:p>0.9162995595</text:p>
          </table:table-cell>
          <table:table-cell table:style-name="ce1" office:value-type="float" office:value="0.862068965517241" calcext:value-type="float">
            <text:p>0.8620689655</text:p>
          </table:table-cell>
          <table:table-cell table:style-name="ce1" office:value-type="float" office:value="0.893203883495146" calcext:value-type="float">
            <text:p>0.89320388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7244897959184" calcext:value-type="float">
            <text:p>0.9872448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8021978021978" calcext:value-type="float">
            <text:p>0.978021978</text:p>
          </table:table-cell>
          <table:table-cell table:style-name="ce1" office:value-type="float" office:value="0.992042440318302" calcext:value-type="float">
            <text:p>0.9920424403</text:p>
          </table:table-cell>
          <table:table-cell table:style-name="ce1" office:value-type="float" office:value="0.98233995584989" calcext:value-type="float">
            <text:p>0.9823399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0329183372019" calcext:value-type="float">
            <text:p>0.9603291834</text:p>
          </table:table-cell>
          <table:table-cell table:style-name="ce1" office:value-type="float" office:value="0.94794378417005" calcext:value-type="float">
            <text:p>0.9479437842</text:p>
          </table:table-cell>
          <table:table-cell table:style-name="ce1" office:value-type="float" office:value="0.955817010539216" calcext:value-type="float">
            <text:p>0.9558170105</text:p>
          </table:table-cell>
        </table:table-row>
        <table:table-row table:style-name="ro1">
          <table:table-cell/>
          <table:table-cell table:style-name="ce1" office:value-type="float" office:value="0.965612104539202" calcext:value-type="float">
            <text:p>0.9656121045</text:p>
          </table:table-cell>
          <table:table-cell table:style-name="ce1" office:value-type="float" office:value="0.977168949771689" calcext:value-type="float">
            <text:p>0.9771689498</text:p>
          </table:table-cell>
          <table:table-cell table:style-name="ce1" office:value-type="float" office:value="0.939393939393939" calcext:value-type="float">
            <text:p>0.9393939394</text:p>
          </table:table-cell>
          <table:table-cell table:style-name="ce1" office:value-type="float" office:value="0.898678414096916" calcext:value-type="float">
            <text:p>0.8986784141</text:p>
          </table:table-cell>
          <table:table-cell table:style-name="ce1" office:value-type="float" office:value="0.903448275862069" calcext:value-type="float">
            <text:p>0.9034482759</text:p>
          </table:table-cell>
          <table:table-cell table:style-name="ce1" office:value-type="float" office:value="0.966019417475728" calcext:value-type="float">
            <text:p>0.96601941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23469387755102" calcext:value-type="float">
            <text:p>0.92346938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7252747252747" calcext:value-type="float">
            <text:p>0.9972527473</text:p>
          </table:table-cell>
          <table:table-cell table:style-name="ce1" office:value-type="float" office:value="0.954907161803713" calcext:value-type="float">
            <text:p>0.9549071618</text:p>
          </table:table-cell>
          <table:table-cell table:style-name="ce1" office:value-type="float" office:value="0.986754966887417" calcext:value-type="float">
            <text:p>0.9867549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0035872546951" calcext:value-type="float">
            <text:p>0.9700358725</text:p>
          </table:table-cell>
          <table:table-cell table:style-name="ce1" office:value-type="float" office:value="0.962515797295271" calcext:value-type="float">
            <text:p>0.9625157973</text:p>
          </table:table-cell>
          <table:table-cell table:style-name="ce1" office:value-type="float" office:value="0.966614102599404" calcext:value-type="float">
            <text:p>0.9666141026</text:p>
          </table:table-cell>
        </table:table-row>
        <table:table-row table:style-name="ro1">
          <table:table-cell/>
          <table:table-cell table:style-name="ce1" office:value-type="float" office:value="0.944979367262723" calcext:value-type="float">
            <text:p>0.9449793673</text:p>
          </table:table-cell>
          <table:table-cell table:style-name="ce1" office:value-type="float" office:value="0.872146118721461" calcext:value-type="float">
            <text:p>0.8721461187</text:p>
          </table:table-cell>
          <table:table-cell table:style-name="ce1" office:value-type="float" office:value="0.935064935064935" calcext:value-type="float">
            <text:p>0.9350649351</text:p>
          </table:table-cell>
          <table:table-cell table:style-name="ce1" office:value-type="float" office:value="0.916299559471366" calcext:value-type="float">
            <text:p>0.9162995595</text:p>
          </table:table-cell>
          <table:table-cell table:style-name="ce1" office:value-type="float" office:value="0.993103448275862" calcext:value-type="float">
            <text:p>0.9931034483</text:p>
          </table:table-cell>
          <table:table-cell table:style-name="ce1" office:value-type="float" office:value="0.985436893203883" calcext:value-type="float">
            <text:p>0.98543689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0714285714286" calcext:value-type="float">
            <text:p>0.9107142857</text:p>
          </table:table-cell>
          <table:table-cell table:style-name="ce1" office:value-type="float" office:value="0.976495726495726" calcext:value-type="float">
            <text:p>0.9764957265</text:p>
          </table:table-cell>
          <table:table-cell table:style-name="ce1" office:value-type="float" office:value="0.980769230769231" calcext:value-type="float">
            <text:p>0.9807692308</text:p>
          </table:table-cell>
          <table:table-cell table:style-name="ce1" office:value-type="float" office:value="0.989389920424403" calcext:value-type="float">
            <text:p>0.9893899204</text:p>
          </table:table-cell>
          <table:table-cell table:style-name="ce1" office:value-type="float" office:value="0.944812362030905" calcext:value-type="float">
            <text:p>0.9448123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0329183372019" calcext:value-type="float">
            <text:p>0.9603291834</text:p>
          </table:table-cell>
          <table:table-cell table:style-name="ce1" office:value-type="float" office:value="0.957631680571906" calcext:value-type="float">
            <text:p>0.9576316806</text:p>
          </table:table-cell>
          <table:table-cell table:style-name="ce1" office:value-type="float" office:value="0.95582156102123" calcext:value-type="float">
            <text:p>0.955821561</text:p>
          </table:table-cell>
        </table:table-row>
        <table:table-row table:style-name="ro1">
          <table:table-cell/>
          <table:table-cell table:style-name="ce1" office:value-type="float" office:value="0.914718019257221" calcext:value-type="float">
            <text:p>0.9147180193</text:p>
          </table:table-cell>
          <table:table-cell table:style-name="ce1" office:value-type="float" office:value="0.945205479452055" calcext:value-type="float">
            <text:p>0.9452054795</text:p>
          </table:table-cell>
          <table:table-cell table:style-name="ce1" office:value-type="float" office:value="0.922077922077922" calcext:value-type="float">
            <text:p>0.9220779221</text:p>
          </table:table-cell>
          <table:table-cell table:style-name="ce1" office:value-type="float" office:value="0.722466960352423" calcext:value-type="float">
            <text:p>0.7224669604</text:p>
          </table:table-cell>
          <table:table-cell table:style-name="ce1" office:value-type="float" office:value="0.889655172413793" calcext:value-type="float">
            <text:p>0.8896551724</text:p>
          </table:table-cell>
          <table:table-cell table:style-name="ce1" office:value-type="float" office:value="0.95631067961165" calcext:value-type="float">
            <text:p>0.9563106796</text:p>
          </table:table-cell>
          <table:table-cell table:style-name="ce1" office:value-type="float" office:value="0.926315789473684" calcext:value-type="float">
            <text:p>0.9263157895</text:p>
          </table:table-cell>
          <table:table-cell table:style-name="ce1" office:value-type="float" office:value="0.818877551020408" calcext:value-type="float">
            <text:p>0.818877551</text:p>
          </table:table-cell>
          <table:table-cell table:style-name="ce1" office:value-type="float" office:value="0.985042735042735" calcext:value-type="float">
            <text:p>0.9850427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551724137931" calcext:value-type="float">
            <text:p>0.9655172414</text:p>
          </table:table-cell>
          <table:table-cell table:style-name="ce1" office:value-type="float" office:value="0.975717439293598" calcext:value-type="float">
            <text:p>0.9757174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39016670183583" calcext:value-type="float">
            <text:p>0.9390166702</text:p>
          </table:table-cell>
          <table:table-cell table:style-name="ce1" office:value-type="float" office:value="0.9247619222596" calcext:value-type="float">
            <text:p>0.9247619223</text:p>
          </table:table-cell>
          <table:table-cell table:style-name="ce1" office:value-type="float" office:value="0.932092016274659" calcext:value-type="float">
            <text:p>0.9320920163</text:p>
          </table:table-cell>
        </table:table-row>
        <table:table-row table:style-name="ro1">
          <table:table-cell/>
          <table:table-cell table:style-name="ce1" office:value-type="float" office:value="0.910591471801926" calcext:value-type="float">
            <text:p>0.9105914718</text:p>
          </table:table-cell>
          <table:table-cell table:style-name="ce1" office:value-type="float" office:value="0.894977168949772" calcext:value-type="float">
            <text:p>0.8949771689</text:p>
          </table:table-cell>
          <table:table-cell table:style-name="ce1" office:value-type="float" office:value="0.917748917748918" calcext:value-type="float">
            <text:p>0.9177489177</text:p>
          </table:table-cell>
          <table:table-cell table:style-name="ce1" office:value-type="float" office:value="0.960352422907489" calcext:value-type="float">
            <text:p>0.9603524229</text:p>
          </table:table-cell>
          <table:table-cell table:style-name="ce1" office:value-type="float" office:value="0.724137931034483" calcext:value-type="float">
            <text:p>0.724137931</text:p>
          </table:table-cell>
          <table:table-cell table:style-name="ce1" office:value-type="float" office:value="0.951456310679612" calcext:value-type="float">
            <text:p>0.9514563107</text:p>
          </table:table-cell>
          <table:table-cell table:style-name="ce1" office:value-type="float" office:value="0.894736842105263" calcext:value-type="float">
            <text:p>0.8947368421</text:p>
          </table:table-cell>
          <table:table-cell table:style-name="ce1" office:value-type="float" office:value="0.961734693877551" calcext:value-type="float">
            <text:p>0.96173469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4505494505495" calcext:value-type="float">
            <text:p>0.9945054945</text:p>
          </table:table-cell>
          <table:table-cell table:style-name="ce1" office:value-type="float" office:value="0.994694960212202" calcext:value-type="float">
            <text:p>0.9946949602</text:p>
          </table:table-cell>
          <table:table-cell table:style-name="ce1" office:value-type="float" office:value="0.909492273730684" calcext:value-type="float">
            <text:p>0.90949227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0200464232961" calcext:value-type="float">
            <text:p>0.9502004642</text:p>
          </table:table-cell>
          <table:table-cell table:style-name="ce1" office:value-type="float" office:value="0.931879114427184" calcext:value-type="float">
            <text:p>0.9318791144</text:p>
          </table:table-cell>
          <table:table-cell table:style-name="ce1" office:value-type="float" office:value="0.944559707801359" calcext:value-type="float">
            <text:p>0.9445597078</text:p>
          </table:table-cell>
        </table:table-row>
        <table:table-row table:style-name="ro1">
          <table:table-cell/>
          <table:table-cell table:style-name="ce1" office:value-type="float" office:value="0.89958734525447" calcext:value-type="float">
            <text:p>0.8995873453</text:p>
          </table:table-cell>
          <table:table-cell table:style-name="ce1" office:value-type="float" office:value="0.986301369863014" calcext:value-type="float">
            <text:p>0.9863013699</text:p>
          </table:table-cell>
          <table:table-cell table:style-name="ce1" office:value-type="float" office:value="0.926406926406926" calcext:value-type="float">
            <text:p>0.9264069264</text:p>
          </table:table-cell>
          <table:table-cell table:style-name="ce1" office:value-type="float" office:value="0.845814977973568" calcext:value-type="float">
            <text:p>0.845814978</text:p>
          </table:table-cell>
          <table:table-cell table:style-name="ce1" office:value-type="float" office:value="0.986206896551724" calcext:value-type="float">
            <text:p>0.9862068966</text:p>
          </table:table-cell>
          <table:table-cell table:style-name="ce1" office:value-type="float" office:value="0.990291262135922" calcext:value-type="float">
            <text:p>0.9902912621</text:p>
          </table:table-cell>
          <table:table-cell table:style-name="ce1" office:value-type="float" office:value="0.968421052631579" calcext:value-type="float">
            <text:p>0.9684210526</text:p>
          </table:table-cell>
          <table:table-cell table:style-name="ce1" office:value-type="float" office:value="0.88265306122449" calcext:value-type="float">
            <text:p>0.8826530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8021978021978" calcext:value-type="float">
            <text:p>0.978021978</text:p>
          </table:table-cell>
          <table:table-cell table:style-name="ce1" office:value-type="float" office:value="0.976127320954907" calcext:value-type="float">
            <text:p>0.976127321</text:p>
          </table:table-cell>
          <table:table-cell table:style-name="ce1" office:value-type="float" office:value="0.973509933774834" calcext:value-type="float">
            <text:p>0.97350993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5686853766617" calcext:value-type="float">
            <text:p>0.9556868538</text:p>
          </table:table-cell>
          <table:table-cell table:style-name="ce1" office:value-type="float" office:value="0.954872471137955" calcext:value-type="float">
            <text:p>0.9548724711</text:p>
          </table:table-cell>
          <table:table-cell table:style-name="ce1" office:value-type="float" office:value="0.950652908448225" calcext:value-type="float">
            <text:p>0.9506529084</text:p>
          </table:table-cell>
        </table:table-row>
        <table:table-row table:style-name="ro1">
          <table:table-cell/>
          <table:table-cell table:style-name="ce1" office:value-type="float" office:value="0.955983493810179" calcext:value-type="float">
            <text:p>0.9559834938</text:p>
          </table:table-cell>
          <table:table-cell table:style-name="ce1" office:value-type="float" office:value="0.936073059360731" calcext:value-type="float">
            <text:p>0.9360730594</text:p>
          </table:table-cell>
          <table:table-cell table:style-name="ce1" office:value-type="float" office:value="0.874458874458875" calcext:value-type="float">
            <text:p>0.8744588745</text:p>
          </table:table-cell>
          <table:table-cell table:style-name="ce1" office:value-type="float" office:value="0.85022026431718" calcext:value-type="float">
            <text:p>0.85022026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0291262135922" calcext:value-type="float">
            <text:p>0.9902912621</text:p>
          </table:table-cell>
          <table:table-cell table:style-name="ce1" office:value-type="float" office:value="0.863157894736842" calcext:value-type="float">
            <text:p>0.8631578947</text:p>
          </table:table-cell>
          <table:table-cell table:style-name="ce1" office:value-type="float" office:value="0.951530612244898" calcext:value-type="float">
            <text:p>0.9515306122</text:p>
          </table:table-cell>
          <table:table-cell table:style-name="ce1" office:value-type="float" office:value="0.974358974358974" calcext:value-type="float">
            <text:p>0.97435897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4084880636605" calcext:value-type="float">
            <text:p>0.9840848806</text:p>
          </table:table-cell>
          <table:table-cell table:style-name="ce1" office:value-type="float" office:value="0.964679911699779" calcext:value-type="float">
            <text:p>0.9646799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265034817472" calcext:value-type="float">
            <text:p>0.9626503482</text:p>
          </table:table-cell>
          <table:table-cell table:style-name="ce1" office:value-type="float" office:value="0.949603017519999" calcext:value-type="float">
            <text:p>0.9496030175</text:p>
          </table:table-cell>
          <table:table-cell table:style-name="ce1" office:value-type="float" office:value="0.958365243024156" calcext:value-type="float">
            <text:p>0.958365243</text:p>
          </table:table-cell>
        </table:table-row>
        <table:table-row table:style-name="ro1">
          <table:table-cell/>
          <table:table-cell table:style-name="ce1" office:value-type="float" office:value="0.951856946354883" calcext:value-type="float">
            <text:p>0.9518569464</text:p>
          </table:table-cell>
          <table:table-cell table:style-name="ce1" office:value-type="float" office:value="0.981735159817351" calcext:value-type="float">
            <text:p>0.9817351598</text:p>
          </table:table-cell>
          <table:table-cell table:style-name="ce1" office:value-type="float" office:value="0.939393939393939" calcext:value-type="float">
            <text:p>0.9393939394</text:p>
          </table:table-cell>
          <table:table-cell table:style-name="ce1" office:value-type="float" office:value="0.929515418502203" calcext:value-type="float">
            <text:p>0.9295154185</text:p>
          </table:table-cell>
          <table:table-cell table:style-name="ce1" office:value-type="float" office:value="0.944827586206896" calcext:value-type="float">
            <text:p>0.9448275862</text:p>
          </table:table-cell>
          <table:table-cell table:style-name="ce1" office:value-type="float" office:value="0.975728155339806" calcext:value-type="float">
            <text:p>0.9757281553</text:p>
          </table:table-cell>
          <table:table-cell table:style-name="ce1" office:value-type="float" office:value="0.905263157894737" calcext:value-type="float">
            <text:p>0.9052631579</text:p>
          </table:table-cell>
          <table:table-cell table:style-name="ce1" office:value-type="float" office:value="0.918367346938775" calcext:value-type="float">
            <text:p>0.9183673469</text:p>
          </table:table-cell>
          <table:table-cell table:style-name="ce1" office:value-type="float" office:value="0.997863247863248" calcext:value-type="float">
            <text:p>0.9978632479</text:p>
          </table:table-cell>
          <table:table-cell table:style-name="ce1" office:value-type="float" office:value="0.997252747252747" calcext:value-type="float">
            <text:p>0.9972527473</text:p>
          </table:table-cell>
          <table:table-cell table:style-name="ce1" office:value-type="float" office:value="0.952254641909814" calcext:value-type="float">
            <text:p>0.9522546419</text:p>
          </table:table-cell>
          <table:table-cell table:style-name="ce1" office:value-type="float" office:value="0.955849889624724" calcext:value-type="float">
            <text:p>0.95584988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5604557923612" calcext:value-type="float">
            <text:p>0.9656045579</text:p>
          </table:table-cell>
          <table:table-cell table:style-name="ce1" office:value-type="float" office:value="0.957685249007625" calcext:value-type="float">
            <text:p>0.957685249</text:p>
          </table:table-cell>
          <table:table-cell table:style-name="ce1" office:value-type="float" office:value="0.961680257249172" calcext:value-type="float">
            <text:p>0.9616802572</text:p>
          </table:table-cell>
        </table:table-row>
        <table:table-row table:style-name="ro1">
          <table:table-cell/>
          <table:table-cell table:style-name="ce1" office:value-type="float" office:value="0.888583218707015" calcext:value-type="float">
            <text:p>0.8885832187</text:p>
          </table:table-cell>
          <table:table-cell table:style-name="ce1" office:value-type="float" office:value="0.817351598173516" calcext:value-type="float">
            <text:p>0.8173515982</text:p>
          </table:table-cell>
          <table:table-cell table:style-name="ce1" office:value-type="float" office:value="0.96969696969697" calcext:value-type="float">
            <text:p>0.9696969697</text:p>
          </table:table-cell>
          <table:table-cell table:style-name="ce1" office:value-type="float" office:value="0.977973568281938" calcext:value-type="float">
            <text:p>0.97797356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1456310679612" calcext:value-type="float">
            <text:p>0.9514563107</text:p>
          </table:table-cell>
          <table:table-cell table:style-name="ce1" office:value-type="float" office:value="0.936842105263158" calcext:value-type="float">
            <text:p>0.9368421053</text:p>
          </table:table-cell>
          <table:table-cell table:style-name="ce1" office:value-type="float" office:value="0.920918367346939" calcext:value-type="float">
            <text:p>0.9209183673</text:p>
          </table:table-cell>
          <table:table-cell table:style-name="ce1" office:value-type="float" office:value="0.997863247863248" calcext:value-type="float">
            <text:p>0.9978632479</text:p>
          </table:table-cell>
          <table:table-cell table:style-name="ce1" office:value-type="float" office:value="0.994505494505495" calcext:value-type="float">
            <text:p>0.9945054945</text:p>
          </table:table-cell>
          <table:table-cell table:style-name="ce1" office:value-type="float" office:value="0.992042440318302" calcext:value-type="float">
            <text:p>0.9920424403</text:p>
          </table:table-cell>
          <table:table-cell table:style-name="ce1" office:value-type="float" office:value="0.938189845474614" calcext:value-type="float">
            <text:p>0.93818984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4842793838363" calcext:value-type="float">
            <text:p>0.9548427938</text:p>
          </table:table-cell>
          <table:table-cell table:style-name="ce1" office:value-type="float" office:value="0.952724858946985" calcext:value-type="float">
            <text:p>0.9527248589</text:p>
          </table:table-cell>
          <table:table-cell table:style-name="ce1" office:value-type="float" office:value="0.949733636540269" calcext:value-type="float">
            <text:p>0.949733636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AVERAGE([.B19:.B27])" office:value-type="float" office:value="0.92847317744154" calcext:value-type="float">
            <text:p>0.9284731774</text:p>
          </table:table-cell>
          <table:table-cell table:formula="of:=AVERAGE([.C19:.C27])" office:value-type="float" office:value="0.924911212582445" calcext:value-type="float">
            <text:p>0.9249112126</text:p>
          </table:table-cell>
          <table:table-cell table:formula="of:=AVERAGE([.D19:.D27])" office:value-type="float" office:value="0.922077922077922" calcext:value-type="float">
            <text:p>0.9220779221</text:p>
          </table:table-cell>
          <table:table-cell table:formula="of:=AVERAGE([.E19:.E27])" office:value-type="float" office:value="0.890846793930495" calcext:value-type="float">
            <text:p>0.8908467939</text:p>
          </table:table-cell>
          <table:table-cell table:formula="of:=AVERAGE([.F19:.F27])" office:value-type="float" office:value="0.922605363984675" calcext:value-type="float">
            <text:p>0.922605364</text:p>
          </table:table-cell>
          <table:table-cell table:formula="of:=AVERAGE([.G19:.G27])" office:value-type="float" office:value="0.962243797195253" calcext:value-type="float">
            <text:p>0.9622437972</text:p>
          </table:table-cell>
          <table:table-cell table:formula="of:=AVERAGE([.H19:.H27])" office:value-type="float" office:value="0.943859649122807" calcext:value-type="float">
            <text:p>0.9438596491</text:p>
          </table:table-cell>
          <table:table-cell table:formula="of:=AVERAGE([.I19:.I27])" office:value-type="float" office:value="0.919501133786848" calcext:value-type="float">
            <text:p>0.9195011338</text:p>
          </table:table-cell>
          <table:table-cell table:formula="of:=AVERAGE([.J19:.J27])" office:value-type="float" office:value="0.992402659069326" calcext:value-type="float">
            <text:p>0.9924026591</text:p>
          </table:table-cell>
          <table:table-cell table:formula="of:=AVERAGE([.K19:.K27])" office:value-type="float" office:value="0.991147741147741" calcext:value-type="float">
            <text:p>0.9911477411</text:p>
          </table:table-cell>
          <table:table-cell table:formula="of:=AVERAGE([.L19:.L27])" office:value-type="float" office:value="0.97789566755084" calcext:value-type="float">
            <text:p>0.9778956676</text:p>
          </table:table-cell>
          <table:table-cell table:formula="of:=AVERAGE([.M19:.M27])" office:value-type="float" office:value="0.959038508707383" calcext:value-type="float">
            <text:p>0.9590385087</text:p>
          </table:table-cell>
          <table:table-cell table:formula="of:=AVERAGE([.N19:.N27])" office:value-type="float" office:value="1" calcext:value-type="float">
            <text:p>1</text:p>
          </table:table-cell>
          <table:table-cell table:formula="of:=AVERAGE([.O19:.O27])" office:value-type="float" office:value="0.957632880823427" calcext:value-type="float">
            <text:p>0.9576328808</text:p>
          </table:table-cell>
          <table:table-cell table:formula="of:=AVERAGE([.P19:.P27])" office:value-type="float" office:value="0.948846432815175" calcext:value-type="float">
            <text:p>0.9488464328</text:p>
          </table:table-cell>
          <table:table-cell table:formula="of:=AVERAGE([.Q19:.Q27])" office:value-type="float" office:value="0.952815160388632" calcext:value-type="float">
            <text:p>0.9528151604</text:p>
          </table:table-cell>
        </table:table-row>
        <table:table-row table:style-name="ro1">
          <table:table-cell/>
          <table:table-cell table:formula="of:=VAR([.B19:.B27])" office:value-type="float" office:value="0.000738370079976692" calcext:value-type="float">
            <text:p>0.0007383701</text:p>
          </table:table-cell>
          <table:table-cell table:formula="of:=VAR([.C19:.C27])" office:value-type="float" office:value="0.00320630882962777" calcext:value-type="float">
            <text:p>0.0032063088</text:p>
          </table:table-cell>
          <table:table-cell table:formula="of:=VAR([.D19:.D27])" office:value-type="float" office:value="0.000951069132887301" calcext:value-type="float">
            <text:p>0.0009510691</text:p>
          </table:table-cell>
          <table:table-cell table:formula="of:=VAR([.E19:.E27])" office:value-type="float" office:value="0.00591306729112626" calcext:value-type="float">
            <text:p>0.0059130673</text:p>
          </table:table-cell>
          <table:table-cell table:formula="of:=VAR([.F19:.F27])" office:value-type="float" office:value="0.00824943849914122" calcext:value-type="float">
            <text:p>0.0082494385</text:p>
          </table:table-cell>
          <table:table-cell table:formula="of:=VAR([.G19:.G27])" office:value-type="float" office:value="0.000917721850420487" calcext:value-type="float">
            <text:p>0.0009177219</text:p>
          </table:table-cell>
          <table:table-cell table:formula="of:=VAR([.H19:.H27])" office:value-type="float" office:value="0.00260387811634349" calcext:value-type="float">
            <text:p>0.0026038781</text:p>
          </table:table-cell>
          <table:table-cell table:formula="of:=VAR([.I19:.I27])" office:value-type="float" office:value="0.00237223928687122" calcext:value-type="float">
            <text:p>0.0023722393</text:p>
          </table:table-cell>
          <table:table-cell table:formula="of:=VAR([.J19:.J27])" office:value-type="float" office:value="0.000115410995040628" calcext:value-type="float">
            <text:p>0.000115411</text:p>
          </table:table-cell>
          <table:table-cell table:formula="of:=VAR([.K19:.K27])" office:value-type="float" office:value="0.000088262622603281" calcext:value-type="float">
            <text:p>8.8262622603281E-05</text:p>
          </table:table-cell>
          <table:table-cell table:formula="of:=VAR([.L19:.L27])" office:value-type="float" office:value="0.000274398609713716" calcext:value-type="float">
            <text:p>0.0002743986</text:p>
          </table:table-cell>
          <table:table-cell table:formula="of:=VAR([.M19:.M27])" office:value-type="float" office:value="0.000616580061195063" calcext:value-type="float">
            <text:p>0.0006165801</text:p>
          </table:table-cell>
          <table:table-cell table:formula="of:=VAR([.N19:.N27])" office:value-type="float" office:value="0" calcext:value-type="float">
            <text:p>0</text:p>
          </table:table-cell>
          <table:table-cell table:formula="of:=VAR([.O19:.O27])" office:value-type="float" office:value="0.0000838090793278917" calcext:value-type="float">
            <text:p>8.38090793278917E-05</text:p>
          </table:table-cell>
          <table:table-cell table:formula="of:=VAR([.P19:.P27])" office:value-type="float" office:value="0.000157856604902684" calcext:value-type="float">
            <text:p>0.0001578566</text:p>
          </table:table-cell>
          <table:table-cell table:formula="of:=VAR([.Q19:.Q27])" office:value-type="float" office:value="0.000103703254613175" calcext:value-type="float">
            <text:p>0.00010370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K</text:p>
          </table:table-cell>
        </table:table-row>
        <table:table-row table:style-name="ro2" table:number-rows-repeated="104854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esnet14_a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14_a</text:p>
          </table:table-cell>
          <table:table-cell office:value-type="float" office:value="0.855570839064649" calcext:value-type="float">
            <text:p>0.8555708391</text:p>
          </table:table-cell>
          <table:table-cell office:value-type="float" office:value="0.922374429223744" calcext:value-type="float">
            <text:p>0.9223744292</text:p>
          </table:table-cell>
          <table:table-cell office:value-type="float" office:value="0.718614718614719" calcext:value-type="float">
            <text:p>0.7186147186</text:p>
          </table:table-cell>
          <table:table-cell office:value-type="float" office:value="0.744493392070485" calcext:value-type="float">
            <text:p>0.7444933921</text:p>
          </table:table-cell>
          <table:table-cell office:value-type="float" office:value="0.820689655172414" calcext:value-type="float">
            <text:p>0.8206896552</text:p>
          </table:table-cell>
          <table:table-cell office:value-type="float" office:value="0.859223300970874" calcext:value-type="float">
            <text:p>0.859223301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926020408163265" calcext:value-type="float">
            <text:p>0.9260204082</text:p>
          </table:table-cell>
          <table:table-cell office:value-type="float" office:value="1" calcext:value-type="float">
            <text:p>1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73474801061008" calcext:value-type="float">
            <text:p>0.9734748011</text:p>
          </table:table-cell>
          <table:table-cell office:value-type="float" office:value="0.977924944812362" calcext:value-type="float">
            <text:p>0.9779249448</text:p>
          </table:table-cell>
          <table:table-cell office:value-type="float" office:value="1" calcext:value-type="float">
            <text:p>1</text:p>
          </table:table-cell>
          <table:table-cell office:value-type="float" office:value="0.925511711331505" calcext:value-type="float">
            <text:p>0.9255117113</text:p>
          </table:table-cell>
          <table:table-cell office:value-type="float" office:value="0.906124493470945" calcext:value-type="float">
            <text:p>0.9061244935</text:p>
          </table:table-cell>
          <table:table-cell office:value-type="float" office:value="0.916998344101914" calcext:value-type="float">
            <text:p>0.9169983441</text:p>
          </table:table-cell>
        </table:table-row>
        <table:table-row table:style-name="ro1">
          <table:table-cell/>
          <table:table-cell office:value-type="float" office:value="0.909215955983494" calcext:value-type="float">
            <text:p>0.909215956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96103896103896" calcext:value-type="float">
            <text:p>0.8961038961</text:p>
          </table:table-cell>
          <table:table-cell office:value-type="float" office:value="0.859030837004405" calcext:value-type="float">
            <text:p>0.859030837</text:p>
          </table:table-cell>
          <table:table-cell office:value-type="float" office:value="0.903448275862069" calcext:value-type="float">
            <text:p>0.9034482759</text:p>
          </table:table-cell>
          <table:table-cell office:value-type="float" office:value="0.898058252427184" calcext:value-type="float">
            <text:p>0.8980582524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38992042440318" calcext:value-type="float">
            <text:p>0.9389920424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53787718928044" calcext:value-type="float">
            <text:p>0.9537877189</text:p>
          </table:table-cell>
          <table:table-cell office:value-type="float" office:value="0.942224619648423" calcext:value-type="float">
            <text:p>0.9422246196</text:p>
          </table:table-cell>
          <table:table-cell office:value-type="float" office:value="0.948515994210486" calcext:value-type="float">
            <text:p>0.9485159942</text:p>
          </table:table-cell>
        </table:table-row>
        <table:table-row table:style-name="ro1">
          <table:table-cell/>
          <table:table-cell office:value-type="float" office:value="0.986244841815681" calcext:value-type="float">
            <text:p>0.9862448418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95670995670996" calcext:value-type="float">
            <text:p>0.9956709957</text:p>
          </table:table-cell>
          <table:table-cell office:value-type="float" office:value="0.911894273127753" calcext:value-type="float">
            <text:p>0.9118942731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5436893203883" calcext:value-type="float">
            <text:p>0.9854368932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69094922737307" calcext:value-type="float">
            <text:p>0.9690949227</text:p>
          </table:table-cell>
          <table:table-cell office:value-type="float" office:value="1" calcext:value-type="float">
            <text:p>1</text:p>
          </table:table-cell>
          <table:table-cell office:value-type="float" office:value="0.976366322008863" calcext:value-type="float">
            <text:p>0.976366322</text:p>
          </table:table-cell>
          <table:table-cell office:value-type="float" office:value="0.967916665736" calcext:value-type="float">
            <text:p>0.9679166657</text:p>
          </table:table-cell>
          <table:table-cell office:value-type="float" office:value="0.973670709855258" calcext:value-type="float">
            <text:p>0.9736707099</text:p>
          </table:table-cell>
        </table:table-row>
        <table:table-row table:style-name="ro1">
          <table:table-cell/>
          <table:table-cell office:value-type="float" office:value="0.572214580467675" calcext:value-type="float">
            <text:p>0.5722145805</text:p>
          </table:table-cell>
          <table:table-cell office:value-type="float" office:value="0.799086757990868" calcext:value-type="float">
            <text:p>0.799086758</text:p>
          </table:table-cell>
          <table:table-cell office:value-type="float" office:value="0.887445887445887" calcext:value-type="float">
            <text:p>0.8874458874</text:p>
          </table:table-cell>
          <table:table-cell office:value-type="float" office:value="0.713656387665198" calcext:value-type="float">
            <text:p>0.7136563877</text:p>
          </table:table-cell>
          <table:table-cell office:value-type="float" office:value="0.848275862068966" calcext:value-type="float">
            <text:p>0.8482758621</text:p>
          </table:table-cell>
          <table:table-cell office:value-type="float" office:value="0.888349514563107" calcext:value-type="float">
            <text:p>0.8883495146</text:p>
          </table:table-cell>
          <table:table-cell office:value-type="float" office:value="0.589473684210526" calcext:value-type="float">
            <text:p>0.5894736842</text:p>
          </table:table-cell>
          <table:table-cell office:value-type="float" office:value="0.85969387755102" calcext:value-type="float">
            <text:p>0.8596938776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57559681697613" calcext:value-type="float">
            <text:p>0.9575596817</text:p>
          </table:table-cell>
          <table:table-cell office:value-type="float" office:value="0.993377483443708" calcext:value-type="float">
            <text:p>0.9933774834</text:p>
          </table:table-cell>
          <table:table-cell office:value-type="float" office:value="1" calcext:value-type="float">
            <text:p>1</text:p>
          </table:table-cell>
          <table:table-cell office:value-type="float" office:value="0.872335935851445" calcext:value-type="float">
            <text:p>0.8723359359</text:p>
          </table:table-cell>
          <table:table-cell office:value-type="float" office:value="0.854337420335178" calcext:value-type="float">
            <text:p>0.8543374203</text:p>
          </table:table-cell>
          <table:table-cell office:value-type="float" office:value="0.858074313925651" calcext:value-type="float">
            <text:p>0.8580743139</text:p>
          </table:table-cell>
        </table:table-row>
        <table:table-row table:style-name="ro1">
          <table:table-cell/>
          <table:table-cell office:value-type="float" office:value="0.801925722145805" calcext:value-type="float">
            <text:p>0.8019257221</text:p>
          </table:table-cell>
          <table:table-cell office:value-type="float" office:value="0.863013698630137" calcext:value-type="float">
            <text:p>0.8630136986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920704845814978" calcext:value-type="float">
            <text:p>0.9207048458</text:p>
          </table:table-cell>
          <table:table-cell office:value-type="float" office:value="0.751724137931034" calcext:value-type="float">
            <text:p>0.7517241379</text:p>
          </table:table-cell>
          <table:table-cell office:value-type="float" office:value="0.966019417475728" calcext:value-type="float">
            <text:p>0.9660194175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977040816326531" calcext:value-type="float">
            <text:p>0.9770408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43236969824858" calcext:value-type="float">
            <text:p>0.9432369698</text:p>
          </table:table-cell>
          <table:table-cell office:value-type="float" office:value="0.935545968535281" calcext:value-type="float">
            <text:p>0.9355459685</text:p>
          </table:table-cell>
          <table:table-cell office:value-type="float" office:value="0.936853215183749" calcext:value-type="float">
            <text:p>0.9368532152</text:p>
          </table:table-cell>
        </table:table-row>
        <table:table-row table:style-name="ro1">
          <table:table-cell/>
          <table:table-cell office:value-type="float" office:value="0.89958734525447" calcext:value-type="float">
            <text:p>0.8995873453</text:p>
          </table:table-cell>
          <table:table-cell office:value-type="float" office:value="0.977168949771689" calcext:value-type="float">
            <text:p>0.9771689498</text:p>
          </table:table-cell>
          <table:table-cell office:value-type="float" office:value="0.930735930735931" calcext:value-type="float">
            <text:p>0.9307359307</text:p>
          </table:table-cell>
          <table:table-cell office:value-type="float" office:value="0.854625550660793" calcext:value-type="float">
            <text:p>0.8546255507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869897959183673" calcext:value-type="float">
            <text:p>0.8698979592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55849889624724" calcext:value-type="float">
            <text:p>0.9558498896</text:p>
          </table:table-cell>
          <table:table-cell office:value-type="float" office:value="1" calcext:value-type="float">
            <text:p>1</text:p>
          </table:table-cell>
          <table:table-cell office:value-type="float" office:value="0.954209748892171" calcext:value-type="float">
            <text:p>0.9542097489</text:p>
          </table:table-cell>
          <table:table-cell office:value-type="float" office:value="0.952891474755399" calcext:value-type="float">
            <text:p>0.9528914748</text:p>
          </table:table-cell>
          <table:table-cell office:value-type="float" office:value="0.94901871374009" calcext:value-type="float">
            <text:p>0.9490187137</text:p>
          </table:table-cell>
        </table:table-row>
        <table:table-row table:style-name="ro1">
          <table:table-cell/>
          <table:table-cell office:value-type="float" office:value="0.96423658872077" calcext:value-type="float">
            <text:p>0.9642365887</text:p>
          </table:table-cell>
          <table:table-cell office:value-type="float" office:value="0.958904109589041" calcext:value-type="float">
            <text:p>0.9589041096</text:p>
          </table:table-cell>
          <table:table-cell office:value-type="float" office:value="0.883116883116883" calcext:value-type="float">
            <text:p>0.8831168831</text:p>
          </table:table-cell>
          <table:table-cell office:value-type="float" office:value="0.854625550660793" calcext:value-type="float">
            <text:p>0.8546255507</text:p>
          </table:table-cell>
          <table:table-cell office:value-type="float" office:value="1" calcext:value-type="float">
            <text:p>1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51530612244898" calcext:value-type="float">
            <text:p>0.9515306122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75717439293598" calcext:value-type="float">
            <text:p>0.9757174393</text:p>
          </table:table-cell>
          <table:table-cell office:value-type="float" office:value="1" calcext:value-type="float">
            <text:p>1</text:p>
          </table:table-cell>
          <table:table-cell office:value-type="float" office:value="0.968558767672505" calcext:value-type="float">
            <text:p>0.9685587677</text:p>
          </table:table-cell>
          <table:table-cell office:value-type="float" office:value="0.96085785859775" calcext:value-type="float">
            <text:p>0.9608578586</text:p>
          </table:table-cell>
          <table:table-cell office:value-type="float" office:value="0.964964169834943" calcext:value-type="float">
            <text:p>0.9649641698</text:p>
          </table:table-cell>
        </table:table-row>
        <table:table-row table:style-name="ro1">
          <table:table-cell/>
          <table:table-cell office:value-type="float" office:value="0.390646492434663" calcext:value-type="float">
            <text:p>0.3906464924</text:p>
          </table:table-cell>
          <table:table-cell office:value-type="float" office:value="0.794520547945205" calcext:value-type="float">
            <text:p>0.7945205479</text:p>
          </table:table-cell>
          <table:table-cell office:value-type="float" office:value="0.83982683982684" calcext:value-type="float">
            <text:p>0.8398268398</text:p>
          </table:table-cell>
          <table:table-cell office:value-type="float" office:value="0.79295154185022" calcext:value-type="float">
            <text:p>0.7929515419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723300970873786" calcext:value-type="float">
            <text:p>0.7233009709</text:p>
          </table:table-cell>
          <table:table-cell office:value-type="float" office:value="0.768421052631579" calcext:value-type="float">
            <text:p>0.7684210526</text:p>
          </table:table-cell>
          <table:table-cell office:value-type="float" office:value="0.951530612244898" calcext:value-type="float">
            <text:p>0.9515306122</text:p>
          </table:table-cell>
          <table:table-cell office:value-type="float" office:value="1" calcext:value-type="float">
            <text:p>1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57559681697613" calcext:value-type="float">
            <text:p>0.9575596817</text:p>
          </table:table-cell>
          <table:table-cell office:value-type="float" office:value="0.95364238410596" calcext:value-type="float">
            <text:p>0.9536423841</text:p>
          </table:table-cell>
          <table:table-cell office:value-type="float" office:value="1" calcext:value-type="float">
            <text:p>1</text:p>
          </table:table-cell>
          <table:table-cell office:value-type="float" office:value="0.849757332770627" calcext:value-type="float">
            <text:p>0.8497573328</text:p>
          </table:table-cell>
          <table:table-cell office:value-type="float" office:value="0.857720404763133" calcext:value-type="float">
            <text:p>0.8577204048</text:p>
          </table:table-cell>
          <table:table-cell office:value-type="float" office:value="0.833234237688589" calcext:value-type="float">
            <text:p>0.8332342377</text:p>
          </table:table-cell>
        </table:table-row>
        <table:table-row table:style-name="ro1">
          <table:table-cell/>
          <table:table-cell office:value-type="float" office:value="0.894085281980743" calcext:value-type="float">
            <text:p>0.894085282</text:p>
          </table:table-cell>
          <table:table-cell office:value-type="float" office:value="0.817351598173516" calcext:value-type="float">
            <text:p>0.8173515982</text:p>
          </table:table-cell>
          <table:table-cell office:value-type="float" office:value="0.948051948051948" calcext:value-type="float">
            <text:p>0.9480519481</text:p>
          </table:table-cell>
          <table:table-cell office:value-type="float" office:value="0.977973568281938" calcext:value-type="float">
            <text:p>0.9779735683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85436893203883" calcext:value-type="float">
            <text:p>0.9854368932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897959183673469" calcext:value-type="float">
            <text:p>0.8979591837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44812362030905" calcext:value-type="float">
            <text:p>0.944812362</text:p>
          </table:table-cell>
          <table:table-cell office:value-type="float" office:value="1" calcext:value-type="float">
            <text:p>1</text:p>
          </table:table-cell>
          <table:table-cell office:value-type="float" office:value="0.955475838784554" calcext:value-type="float">
            <text:p>0.9554758388</text:p>
          </table:table-cell>
          <table:table-cell office:value-type="float" office:value="0.953978475096553" calcext:value-type="float">
            <text:p>0.9539784751</text:p>
          </table:table-cell>
          <table:table-cell office:value-type="float" office:value="0.950444892740761" calcext:value-type="float">
            <text:p>0.9504448927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808191960874217" calcext:value-type="float">
            <text:p>0.8081919609</text:p>
          </table:table-cell>
          <table:table-cell table:style-name="Default" table:formula="of:=AVERAGE([.C1:.C9])" office:value-type="float" office:value="0.893455098934551" calcext:value-type="float">
            <text:p>0.8934550989</text:p>
          </table:table-cell>
          <table:table-cell table:style-name="Default" table:formula="of:=AVERAGE([.D1:.D9])" office:value-type="float" office:value="0.891293891293891" calcext:value-type="float">
            <text:p>0.8912938913</text:p>
          </table:table-cell>
          <table:table-cell table:style-name="Default" table:formula="of:=AVERAGE([.E1:.E9])" office:value-type="float" office:value="0.847772883015174" calcext:value-type="float">
            <text:p>0.847772883</text:p>
          </table:table-cell>
          <table:table-cell table:style-name="Default" table:formula="of:=AVERAGE([.F1:.F9])" office:value-type="float" office:value="0.918007662835249" calcext:value-type="float">
            <text:p>0.9180076628</text:p>
          </table:table-cell>
          <table:table-cell table:style-name="Default" table:formula="of:=AVERAGE([.G1:.G9])" office:value-type="float" office:value="0.92017259978425" calcext:value-type="float">
            <text:p>0.9201725998</text:p>
          </table:table-cell>
          <table:table-cell table:style-name="Default" table:formula="of:=AVERAGE([.H1:.H9])" office:value-type="float" office:value="0.892397660818713" calcext:value-type="float">
            <text:p>0.8923976608</text:p>
          </table:table-cell>
          <table:table-cell table:style-name="Default" table:formula="of:=AVERAGE([.I1:.I9])" office:value-type="float" office:value="0.925453514739229" calcext:value-type="float">
            <text:p>0.9254535147</text:p>
          </table:table-cell>
          <table:table-cell table:style-name="Default" table:formula="of:=AVERAGE([.J1:.J9])" office:value-type="float" office:value="0.992402659069326" calcext:value-type="float">
            <text:p>0.9924026591</text:p>
          </table:table-cell>
          <table:table-cell table:style-name="Default" table:formula="of:=AVERAGE([.K1:.K9])" office:value-type="float" office:value="0.994810744810745" calcext:value-type="float">
            <text:p>0.9948107448</text:p>
          </table:table-cell>
          <table:table-cell table:style-name="Default" table:formula="of:=AVERAGE([.L1:.L9])" office:value-type="float" office:value="0.977306218685529" calcext:value-type="float">
            <text:p>0.9773062187</text:p>
          </table:table-cell>
          <table:table-cell table:style-name="Default" table:formula="of:=AVERAGE([.M1:.M9])" office:value-type="float" office:value="0.973264655383861" calcext:value-type="float">
            <text:p>0.9732646554</text:p>
          </table:table-cell>
          <table:table-cell table:style-name="Default" table:formula="of:=AVERAGE([.N1:.N9])" office:value-type="float" office:value="1" calcext:value-type="float">
            <text:p>1</text:p>
          </table:table-cell>
          <table:table-cell table:style-name="Default" table:formula="of:=AVERAGE([.O1:.O9])" office:value-type="float" office:value="0.933248927340508" calcext:value-type="float">
            <text:p>0.9332489273</text:p>
          </table:table-cell>
          <table:table-cell table:style-name="Default" table:formula="of:=AVERAGE([.P1:.P9])" office:value-type="float" office:value="0.925733042326518" calcext:value-type="float">
            <text:p>0.9257330423</text:p>
          </table:table-cell>
          <table:table-cell table:style-name="Default" table:formula="of:=AVERAGE([.Q1:.Q9])" office:value-type="float" office:value="0.925752732364605" calcext:value-type="float">
            <text:p>0.9257527324</text:p>
          </table:table-cell>
        </table:table-row>
        <table:table-row table:style-name="ro1">
          <table:table-cell/>
          <table:table-cell table:style-name="Default" table:formula="of:=VAR([.B1:.B9])" office:value-type="float" office:value="0.0392878683625265" calcext:value-type="float">
            <text:p>0.0392878684</text:p>
          </table:table-cell>
          <table:table-cell table:style-name="Default" table:formula="of:=VAR([.C1:.C9])" office:value-type="float" office:value="0.00563999916598902" calcext:value-type="float">
            <text:p>0.0056399992</text:p>
          </table:table-cell>
          <table:table-cell table:style-name="Default" table:formula="of:=VAR([.D1:.D9])" office:value-type="float" office:value="0.00614889359478103" calcext:value-type="float">
            <text:p>0.0061488936</text:p>
          </table:table-cell>
          <table:table-cell table:style-name="Default" table:formula="of:=VAR([.E1:.E9])" office:value-type="float" office:value="0.00728284612117016" calcext:value-type="float">
            <text:p>0.0072828461</text:p>
          </table:table-cell>
          <table:table-cell table:style-name="Default" table:formula="of:=VAR([.F1:.F9])" office:value-type="float" office:value="0.00835249042145593" calcext:value-type="float">
            <text:p>0.0083524904</text:p>
          </table:table-cell>
          <table:table-cell table:style-name="Default" table:formula="of:=VAR([.G1:.G9])" office:value-type="float" office:value="0.00798326368596894" calcext:value-type="float">
            <text:p>0.0079832637</text:p>
          </table:table-cell>
          <table:table-cell table:style-name="Default" table:formula="of:=VAR([.H1:.H9])" office:value-type="float" office:value="0.017306863650354" calcext:value-type="float">
            <text:p>0.0173068637</text:p>
          </table:table-cell>
          <table:table-cell table:style-name="Default" table:formula="of:=VAR([.I1:.I9])" office:value-type="float" office:value="0.00164771478319221" calcext:value-type="float">
            <text:p>0.0016477148</text:p>
          </table:table-cell>
          <table:table-cell table:style-name="Default" table:formula="of:=VAR([.J1:.J9])" office:value-type="float" office:value="0.000227270882541535" calcext:value-type="float">
            <text:p>0.0002272709</text:p>
          </table:table-cell>
          <table:table-cell table:style-name="Default" table:formula="of:=VAR([.K1:.K9])" office:value-type="float" office:value="0.0000272544915402053" calcext:value-type="float">
            <text:p>2.72544915402053E-05</text:p>
          </table:table-cell>
          <table:table-cell table:style-name="Default" table:formula="of:=VAR([.L1:.L9])" office:value-type="float" office:value="0.000461044387688495" calcext:value-type="float">
            <text:p>0.0004610444</text:p>
          </table:table-cell>
          <table:table-cell table:style-name="Default" table:formula="of:=VAR([.M1:.M9])" office:value-type="float" office:value="0.000358712878631594" calcext:value-type="float">
            <text:p>0.0003587129</text:p>
          </table:table-cell>
          <table:table-cell table:style-name="Default" table:formula="of:=VAR([.N1:.N9])" office:value-type="float" office:value="0" calcext:value-type="float">
            <text:p>0</text:p>
          </table:table-cell>
          <table:table-cell table:style-name="Default" table:formula="of:=VAR([.O1:.O9])" office:value-type="float" office:value="0.00191274906747542" calcext:value-type="float">
            <text:p>0.0019127491</text:p>
          </table:table-cell>
          <table:table-cell table:style-name="Default" table:formula="of:=VAR([.P1:.P9])" office:value-type="float" office:value="0.00187805128322807" calcext:value-type="float">
            <text:p>0.0018780513</text:p>
          </table:table-cell>
          <table:table-cell table:style-name="Default" table:formula="of:=VAR([.Q1:.Q9])" office:value-type="float" office:value="0.00235534304634269" calcext:value-type="float">
            <text:p>0.002355343</text:p>
          </table:table-cell>
        </table:table-row>
        <table:table-row table:style-name="ro3" table:number-rows-repeated="3">
          <table:table-cell/>
          <table:table-cell table:style-name="Default"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.909215955983494" calcext:value-type="float">
            <text:p>0.909215956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96103896103896" calcext:value-type="float">
            <text:p>0.8961038961</text:p>
          </table:table-cell>
          <table:table-cell office:value-type="float" office:value="0.859030837004405" calcext:value-type="float">
            <text:p>0.859030837</text:p>
          </table:table-cell>
          <table:table-cell office:value-type="float" office:value="0.903448275862069" calcext:value-type="float">
            <text:p>0.9034482759</text:p>
          </table:table-cell>
          <table:table-cell office:value-type="float" office:value="0.898058252427184" calcext:value-type="float">
            <text:p>0.8980582524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1" calcext:value-type="float">
            <text:p>1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38992042440318" calcext:value-type="float">
            <text:p>0.9389920424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53787718928044" calcext:value-type="float">
            <text:p>0.9537877189</text:p>
          </table:table-cell>
          <table:table-cell office:value-type="float" office:value="0.942224619648423" calcext:value-type="float">
            <text:p>0.9422246196</text:p>
          </table:table-cell>
          <table:table-cell office:value-type="float" office:value="0.948515994210486" calcext:value-type="float">
            <text:p>0.9485159942</text:p>
          </table:table-cell>
        </table:table-row>
        <table:table-row table:style-name="ro1">
          <table:table-cell/>
          <table:table-cell office:value-type="float" office:value="0.986244841815681" calcext:value-type="float">
            <text:p>0.9862448418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95670995670996" calcext:value-type="float">
            <text:p>0.9956709957</text:p>
          </table:table-cell>
          <table:table-cell office:value-type="float" office:value="0.911894273127753" calcext:value-type="float">
            <text:p>0.9118942731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5436893203883" calcext:value-type="float">
            <text:p>0.9854368932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69094922737307" calcext:value-type="float">
            <text:p>0.9690949227</text:p>
          </table:table-cell>
          <table:table-cell office:value-type="float" office:value="1" calcext:value-type="float">
            <text:p>1</text:p>
          </table:table-cell>
          <table:table-cell office:value-type="float" office:value="0.976366322008863" calcext:value-type="float">
            <text:p>0.976366322</text:p>
          </table:table-cell>
          <table:table-cell office:value-type="float" office:value="0.967916665736" calcext:value-type="float">
            <text:p>0.9679166657</text:p>
          </table:table-cell>
          <table:table-cell office:value-type="float" office:value="0.973670709855258" calcext:value-type="float">
            <text:p>0.9736707099</text:p>
          </table:table-cell>
        </table:table-row>
        <table:table-row table:style-name="ro1">
          <table:table-cell/>
          <table:table-cell office:value-type="float" office:value="0.986244841815681" calcext:value-type="float">
            <text:p>0.9862448418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95670995670996" calcext:value-type="float">
            <text:p>0.9956709957</text:p>
          </table:table-cell>
          <table:table-cell office:value-type="float" office:value="0.911894273127753" calcext:value-type="float">
            <text:p>0.9118942731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5436893203883" calcext:value-type="float">
            <text:p>0.9854368932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69094922737307" calcext:value-type="float">
            <text:p>0.9690949227</text:p>
          </table:table-cell>
          <table:table-cell office:value-type="float" office:value="1" calcext:value-type="float">
            <text:p>1</text:p>
          </table:table-cell>
          <table:table-cell office:value-type="float" office:value="0.976366322008863" calcext:value-type="float">
            <text:p>0.976366322</text:p>
          </table:table-cell>
          <table:table-cell office:value-type="float" office:value="0.967916665736" calcext:value-type="float">
            <text:p>0.9679166657</text:p>
          </table:table-cell>
          <table:table-cell office:value-type="float" office:value="0.973670709855258" calcext:value-type="float">
            <text:p>0.9736707099</text:p>
          </table:table-cell>
        </table:table-row>
        <table:table-row table:style-name="ro1">
          <table:table-cell/>
          <table:table-cell office:value-type="float" office:value="0.801925722145805" calcext:value-type="float">
            <text:p>0.8019257221</text:p>
          </table:table-cell>
          <table:table-cell office:value-type="float" office:value="0.863013698630137" calcext:value-type="float">
            <text:p>0.8630136986</text:p>
          </table:table-cell>
          <table:table-cell office:value-type="float" office:value="0.922077922077922" calcext:value-type="float">
            <text:p>0.9220779221</text:p>
          </table:table-cell>
          <table:table-cell office:value-type="float" office:value="0.920704845814978" calcext:value-type="float">
            <text:p>0.9207048458</text:p>
          </table:table-cell>
          <table:table-cell office:value-type="float" office:value="0.751724137931034" calcext:value-type="float">
            <text:p>0.7517241379</text:p>
          </table:table-cell>
          <table:table-cell office:value-type="float" office:value="0.966019417475728" calcext:value-type="float">
            <text:p>0.9660194175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977040816326531" calcext:value-type="float">
            <text:p>0.9770408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43236969824858" calcext:value-type="float">
            <text:p>0.9432369698</text:p>
          </table:table-cell>
          <table:table-cell office:value-type="float" office:value="0.935545968535281" calcext:value-type="float">
            <text:p>0.9355459685</text:p>
          </table:table-cell>
          <table:table-cell office:value-type="float" office:value="0.936853215183749" calcext:value-type="float">
            <text:p>0.9368532152</text:p>
          </table:table-cell>
        </table:table-row>
        <table:table-row table:style-name="ro1">
          <table:table-cell/>
          <table:table-cell office:value-type="float" office:value="0.89958734525447" calcext:value-type="float">
            <text:p>0.8995873453</text:p>
          </table:table-cell>
          <table:table-cell office:value-type="float" office:value="0.977168949771689" calcext:value-type="float">
            <text:p>0.9771689498</text:p>
          </table:table-cell>
          <table:table-cell office:value-type="float" office:value="0.930735930735931" calcext:value-type="float">
            <text:p>0.9307359307</text:p>
          </table:table-cell>
          <table:table-cell office:value-type="float" office:value="0.854625550660793" calcext:value-type="float">
            <text:p>0.8546255507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869897959183673" calcext:value-type="float">
            <text:p>0.8698979592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55849889624724" calcext:value-type="float">
            <text:p>0.9558498896</text:p>
          </table:table-cell>
          <table:table-cell office:value-type="float" office:value="1" calcext:value-type="float">
            <text:p>1</text:p>
          </table:table-cell>
          <table:table-cell office:value-type="float" office:value="0.954209748892171" calcext:value-type="float">
            <text:p>0.9542097489</text:p>
          </table:table-cell>
          <table:table-cell office:value-type="float" office:value="0.952891474755399" calcext:value-type="float">
            <text:p>0.9528914748</text:p>
          </table:table-cell>
          <table:table-cell office:value-type="float" office:value="0.94901871374009" calcext:value-type="float">
            <text:p>0.9490187137</text:p>
          </table:table-cell>
        </table:table-row>
        <table:table-row table:style-name="ro1">
          <table:table-cell/>
          <table:table-cell office:value-type="float" office:value="0.96423658872077" calcext:value-type="float">
            <text:p>0.9642365887</text:p>
          </table:table-cell>
          <table:table-cell office:value-type="float" office:value="0.958904109589041" calcext:value-type="float">
            <text:p>0.9589041096</text:p>
          </table:table-cell>
          <table:table-cell office:value-type="float" office:value="0.883116883116883" calcext:value-type="float">
            <text:p>0.8831168831</text:p>
          </table:table-cell>
          <table:table-cell office:value-type="float" office:value="0.854625550660793" calcext:value-type="float">
            <text:p>0.8546255507</text:p>
          </table:table-cell>
          <table:table-cell office:value-type="float" office:value="1" calcext:value-type="float">
            <text:p>1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51530612244898" calcext:value-type="float">
            <text:p>0.9515306122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75717439293598" calcext:value-type="float">
            <text:p>0.9757174393</text:p>
          </table:table-cell>
          <table:table-cell office:value-type="float" office:value="1" calcext:value-type="float">
            <text:p>1</text:p>
          </table:table-cell>
          <table:table-cell office:value-type="float" office:value="0.968558767672505" calcext:value-type="float">
            <text:p>0.9685587677</text:p>
          </table:table-cell>
          <table:table-cell office:value-type="float" office:value="0.96085785859775" calcext:value-type="float">
            <text:p>0.9608578586</text:p>
          </table:table-cell>
          <table:table-cell office:value-type="float" office:value="0.964964169834943" calcext:value-type="float">
            <text:p>0.9649641698</text:p>
          </table:table-cell>
        </table:table-row>
        <table:table-row table:style-name="ro1">
          <table:table-cell/>
          <table:table-cell office:value-type="float" office:value="0.986244841815681" calcext:value-type="float">
            <text:p>0.9862448418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95670995670996" calcext:value-type="float">
            <text:p>0.9956709957</text:p>
          </table:table-cell>
          <table:table-cell office:value-type="float" office:value="0.911894273127753" calcext:value-type="float">
            <text:p>0.9118942731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5436893203883" calcext:value-type="float">
            <text:p>0.9854368932</text:p>
          </table:table-cell>
          <table:table-cell office:value-type="float" office:value="0.894736842105263" calcext:value-type="float">
            <text:p>0.894736842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69094922737307" calcext:value-type="float">
            <text:p>0.9690949227</text:p>
          </table:table-cell>
          <table:table-cell office:value-type="float" office:value="1" calcext:value-type="float">
            <text:p>1</text:p>
          </table:table-cell>
          <table:table-cell office:value-type="float" office:value="0.976366322008863" calcext:value-type="float">
            <text:p>0.976366322</text:p>
          </table:table-cell>
          <table:table-cell office:value-type="float" office:value="0.967916665736" calcext:value-type="float">
            <text:p>0.9679166657</text:p>
          </table:table-cell>
          <table:table-cell office:value-type="float" office:value="0.973670709855258" calcext:value-type="float">
            <text:p>0.9736707099</text:p>
          </table:table-cell>
        </table:table-row>
        <table:table-row table:style-name="ro1">
          <table:table-cell/>
          <table:table-cell office:value-type="float" office:value="0.894085281980743" calcext:value-type="float">
            <text:p>0.894085282</text:p>
          </table:table-cell>
          <table:table-cell office:value-type="float" office:value="0.817351598173516" calcext:value-type="float">
            <text:p>0.8173515982</text:p>
          </table:table-cell>
          <table:table-cell office:value-type="float" office:value="0.948051948051948" calcext:value-type="float">
            <text:p>0.9480519481</text:p>
          </table:table-cell>
          <table:table-cell office:value-type="float" office:value="0.977973568281938" calcext:value-type="float">
            <text:p>0.9779735683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85436893203883" calcext:value-type="float">
            <text:p>0.9854368932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897959183673469" calcext:value-type="float">
            <text:p>0.8979591837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44812362030905" calcext:value-type="float">
            <text:p>0.944812362</text:p>
          </table:table-cell>
          <table:table-cell office:value-type="float" office:value="1" calcext:value-type="float">
            <text:p>1</text:p>
          </table:table-cell>
          <table:table-cell office:value-type="float" office:value="0.955475838784554" calcext:value-type="float">
            <text:p>0.9554758388</text:p>
          </table:table-cell>
          <table:table-cell office:value-type="float" office:value="0.953978475096553" calcext:value-type="float">
            <text:p>0.9539784751</text:p>
          </table:table-cell>
          <table:table-cell office:value-type="float" office:value="0.950444892740761" calcext:value-type="float">
            <text:p>0.9504448927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6:.B24])" office:value-type="float" office:value="0.928473177441541" calcext:value-type="float">
            <text:p>0.9284731774</text:p>
          </table:table-cell>
          <table:table-cell table:style-name="Default" table:formula="of:=AVERAGE([.C16:.C24])" office:value-type="float" office:value="0.926940639269406" calcext:value-type="float">
            <text:p>0.9269406393</text:p>
          </table:table-cell>
          <table:table-cell table:style-name="Default" table:formula="of:=AVERAGE([.D16:.D24])" office:value-type="float" office:value="0.945887445887446" calcext:value-type="float">
            <text:p>0.9458874459</text:p>
          </table:table-cell>
          <table:table-cell table:style-name="Default" table:formula="of:=AVERAGE([.E16:.E24])" office:value-type="float" office:value="0.900330396475771" calcext:value-type="float">
            <text:p>0.9003303965</text:p>
          </table:table-cell>
          <table:table-cell table:style-name="Default" table:formula="of:=AVERAGE([.F16:.F24])" office:value-type="float" office:value="0.949137931034483" calcext:value-type="float">
            <text:p>0.949137931</text:p>
          </table:table-cell>
          <table:table-cell table:style-name="Default" table:formula="of:=AVERAGE([.G16:.G24])" office:value-type="float" office:value="0.972694174757281" calcext:value-type="float">
            <text:p>0.9726941748</text:p>
          </table:table-cell>
          <table:table-cell table:style-name="Default" table:formula="of:=AVERAGE([.H16:.H24])" office:value-type="float" office:value="0.934210526315789" calcext:value-type="float">
            <text:p>0.9342105263</text:p>
          </table:table-cell>
          <table:table-cell table:style-name="Default" table:formula="of:=AVERAGE([.I16:.I24])" office:value-type="float" office:value="0.936224489795918" calcext:value-type="float">
            <text:p>0.9362244898</text:p>
          </table:table-cell>
          <table:table-cell table:style-name="Default" table:formula="of:=AVERAGE([.J16:.J24])" office:value-type="float" office:value="0.982905982905983" calcext:value-type="float">
            <text:p>0.9829059829</text:p>
          </table:table-cell>
          <table:table-cell table:style-name="Default" table:formula="of:=AVERAGE([.K16:.K24])" office:value-type="float" office:value="0.996565934065934" calcext:value-type="float">
            <text:p>0.9965659341</text:p>
          </table:table-cell>
          <table:table-cell table:style-name="Default" table:formula="of:=AVERAGE([.L16:.L24])" office:value-type="float" office:value="0.985079575596817" calcext:value-type="float">
            <text:p>0.9850795756</text:p>
          </table:table-cell>
          <table:table-cell table:style-name="Default" table:formula="of:=AVERAGE([.M16:.M24])" office:value-type="float" office:value="0.971578366445916" calcext:value-type="float">
            <text:p>0.9715783664</text:p>
          </table:table-cell>
          <table:table-cell table:style-name="Default" table:formula="of:=AVERAGE([.N16:.N24])" office:value-type="float" office:value="1" calcext:value-type="float">
            <text:p>1</text:p>
          </table:table-cell>
          <table:table-cell table:style-name="Default" table:formula="of:=AVERAGE([.O16:.O24])" office:value-type="float" office:value="0.96304600126609" calcext:value-type="float">
            <text:p>0.9630460013</text:p>
          </table:table-cell>
          <table:table-cell table:style-name="Default" table:formula="of:=AVERAGE([.P16:.P24])" office:value-type="float" office:value="0.956156049230176" calcext:value-type="float">
            <text:p>0.9561560492</text:p>
          </table:table-cell>
          <table:table-cell table:style-name="Default" table:formula="of:=AVERAGE([.Q16:.Q24])" office:value-type="float" office:value="0.958851139409475" calcext:value-type="float">
            <text:p>0.9588511394</text:p>
          </table:table-cell>
        </table:table-row>
        <table:table-row table:style-name="ro1">
          <table:table-cell/>
          <table:table-cell table:style-name="Default" table:formula="of:=VAR([.B16:.B24])" office:value-type="float" office:value="0.00424196212506787" calcext:value-type="float">
            <text:p>0.0042419621</text:p>
          </table:table-cell>
          <table:table-cell table:style-name="Default" table:formula="of:=VAR([.C16:.C24])" office:value-type="float" office:value="0.00313945556955502" calcext:value-type="float">
            <text:p>0.0031394556</text:p>
          </table:table-cell>
          <table:table-cell table:style-name="Default" table:formula="of:=VAR([.D16:.D24])" office:value-type="float" office:value="0.00209355682454014" calcext:value-type="float">
            <text:p>0.0020935568</text:p>
          </table:table-cell>
          <table:table-cell table:style-name="Default" table:formula="of:=VAR([.E16:.E24])" office:value-type="float" office:value="0.00181832421687648" calcext:value-type="float">
            <text:p>0.0018183242</text:p>
          </table:table-cell>
          <table:table-cell table:style-name="Default" table:formula="of:=VAR([.F16:.F24])" office:value-type="float" office:value="0.00733735349074233" calcext:value-type="float">
            <text:p>0.0073373535</text:p>
          </table:table-cell>
          <table:table-cell table:style-name="Default" table:formula="of:=VAR([.G16:.G24])" office:value-type="float" office:value="0.000975839247000528" calcext:value-type="float">
            <text:p>0.0009758392</text:p>
          </table:table-cell>
          <table:table-cell table:style-name="Default" table:formula="of:=VAR([.H16:.H24])" office:value-type="float" office:value="0.00113177681044718" calcext:value-type="float">
            <text:p>0.0011317768</text:p>
          </table:table-cell>
          <table:table-cell table:style-name="Default" table:formula="of:=VAR([.I16:.I24])" office:value-type="float" office:value="0.00119369905396563" calcext:value-type="float">
            <text:p>0.0011936991</text:p>
          </table:table-cell>
          <table:table-cell table:style-name="Default" table:formula="of:=VAR([.J16:.J24])" office:value-type="float" office:value="0.000333949051897765" calcext:value-type="float">
            <text:p>0.0003339491</text:p>
          </table:table-cell>
          <table:table-cell table:style-name="Default" table:formula="of:=VAR([.K16:.K24])" office:value-type="float" office:value="0.0000318068901271417" calcext:value-type="float">
            <text:p>3.18068901271417E-05</text:p>
          </table:table-cell>
          <table:table-cell table:style-name="Default" table:formula="of:=VAR([.L16:.L24])" office:value-type="float" office:value="0.000369759665012574" calcext:value-type="float">
            <text:p>0.0003697597</text:p>
          </table:table-cell>
          <table:table-cell table:style-name="Default" table:formula="of:=VAR([.M16:.M24])" office:value-type="float" office:value="0.000295778589493777" calcext:value-type="float">
            <text:p>0.0002957786</text:p>
          </table:table-cell>
          <table:table-cell table:style-name="Default" table:formula="of:=VAR([.N16:.N24])" office:value-type="float" office:value="0" calcext:value-type="float">
            <text:p>0</text:p>
          </table:table-cell>
          <table:table-cell table:style-name="Default" table:formula="of:=VAR([.O16:.O24])" office:value-type="float" office:value="0.000168026237432269" calcext:value-type="float">
            <text:p>0.0001680262</text:p>
          </table:table-cell>
          <table:table-cell table:style-name="Default" table:formula="of:=VAR([.P16:.P24])" office:value-type="float" office:value="0.000153043249310057" calcext:value-type="float">
            <text:p>0.0001530432</text:p>
          </table:table-cell>
          <table:table-cell table:style-name="Default" table:formula="of:=VAR([.Q16:.Q24])" office:value-type="float" office:value="0.000207756231385641" calcext:value-type="float">
            <text:p>0.0002077562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table table:name="resnet18" table:style-name="ta2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resnet18</text:p>
          </table:table-cell>
          <table:table-cell office:value-type="float" office:value="0.929848693259972" calcext:value-type="float">
            <text:p>0.9298486933</text:p>
          </table:table-cell>
          <table:table-cell table:style-name="ce1" office:value-type="float" office:value="0.917808219178082" calcext:value-type="float">
            <text:p>0.9178082192</text:p>
          </table:table-cell>
          <table:table-cell table:style-name="ce1" office:value-type="float" office:value="0.896103896103896" calcext:value-type="float">
            <text:p>0.8961038961</text:p>
          </table:table-cell>
          <table:table-cell table:style-name="ce1" office:value-type="float" office:value="0.903083700440529" calcext:value-type="float">
            <text:p>0.9030837004</text:p>
          </table:table-cell>
          <table:table-cell table:style-name="ce1" office:value-type="float" office:value="0.924137931034483" calcext:value-type="float">
            <text:p>0.924137931</text:p>
          </table:table-cell>
          <table:table-cell table:style-name="ce1" office:value-type="float" office:value="0.941747572815534" calcext:value-type="float">
            <text:p>0.9417475728</text:p>
          </table:table-cell>
          <table:table-cell table:style-name="ce1" office:value-type="float" office:value="0.978947368421053" calcext:value-type="float">
            <text:p>0.9789473684</text:p>
          </table:table-cell>
          <table:table-cell table:style-name="ce1" office:value-type="float" office:value="0.969387755102041" calcext:value-type="float">
            <text:p>0.96938775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0769230769231" calcext:value-type="float">
            <text:p>0.9807692308</text:p>
          </table:table-cell>
          <table:table-cell table:style-name="ce1" office:value-type="float" office:value="0.957559681697613" calcext:value-type="float">
            <text:p>0.9575596817</text:p>
          </table:table-cell>
          <table:table-cell table:style-name="ce1" office:value-type="float" office:value="0.988962472406181" calcext:value-type="float">
            <text:p>0.9889624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2017303228529" calcext:value-type="float">
            <text:p>0.9620173032</text:p>
          </table:table-cell>
          <table:table-cell table:style-name="ce1" office:value-type="float" office:value="0.95295050163297" calcext:value-type="float">
            <text:p>0.9529505016</text:p>
          </table:table-cell>
          <table:table-cell table:style-name="ce1" office:value-type="float" office:value="0.957690350025033" calcext:value-type="float">
            <text:p>0.95769035</text:p>
          </table:table-cell>
        </table:table-row>
        <table:table-row table:style-name="ro1">
          <table:table-cell/>
          <table:table-cell office:value-type="float" office:value="0.961485557083906" calcext:value-type="float">
            <text:p>0.9614855571</text:p>
          </table:table-cell>
          <table:table-cell table:style-name="ce1" office:value-type="float" office:value="0.986301369863014" calcext:value-type="float">
            <text:p>0.9863013699</text:p>
          </table:table-cell>
          <table:table-cell table:style-name="ce1" office:value-type="float" office:value="0.987012987012987" calcext:value-type="float">
            <text:p>0.987012987</text:p>
          </table:table-cell>
          <table:table-cell table:style-name="ce1" office:value-type="float" office:value="0.977973568281938" calcext:value-type="float">
            <text:p>0.9779735683</text:p>
          </table:table-cell>
          <table:table-cell table:style-name="ce1" office:value-type="float" office:value="0.958620689655172" calcext:value-type="float">
            <text:p>0.9586206897</text:p>
          </table:table-cell>
          <table:table-cell table:style-name="ce1" office:value-type="float" office:value="0.980582524271845" calcext:value-type="float">
            <text:p>0.9805825243</text:p>
          </table:table-cell>
          <table:table-cell table:style-name="ce1" office:value-type="float" office:value="0.957894736842105" calcext:value-type="float">
            <text:p>0.9578947368</text:p>
          </table:table-cell>
          <table:table-cell table:style-name="ce1" office:value-type="float" office:value="0.977040816326531" calcext:value-type="float">
            <text:p>0.9770408163</text:p>
          </table:table-cell>
          <table:table-cell table:style-name="ce1" office:value-type="float" office:value="0.976495726495726" calcext:value-type="float">
            <text:p>0.9764957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8169761273209" calcext:value-type="float">
            <text:p>0.9681697613</text:p>
          </table:table-cell>
          <table:table-cell table:style-name="ce1" office:value-type="float" office:value="0.997792494481236" calcext:value-type="float">
            <text:p>0.99779249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1852711542519" calcext:value-type="float">
            <text:p>0.9818527115</text:p>
          </table:table-cell>
          <table:table-cell table:style-name="ce1" office:value-type="float" office:value="0.979182325506744" calcext:value-type="float">
            <text:p>0.9791823255</text:p>
          </table:table-cell>
          <table:table-cell table:style-name="ce1" office:value-type="float" office:value="0.979789159687081" calcext:value-type="float">
            <text:p>0.9797891597</text:p>
          </table:table-cell>
        </table:table-row>
        <table:table-row table:style-name="ro1">
          <table:table-cell/>
          <table:table-cell office:value-type="float" office:value="0.918844566712517" calcext:value-type="float">
            <text:p>0.9188445667</text:p>
          </table:table-cell>
          <table:table-cell table:style-name="ce1" office:value-type="float" office:value="0.91324200913242" calcext:value-type="float">
            <text:p>0.9132420091</text:p>
          </table:table-cell>
          <table:table-cell table:style-name="ce1" office:value-type="float" office:value="0.965367965367965" calcext:value-type="float">
            <text:p>0.9653679654</text:p>
          </table:table-cell>
          <table:table-cell table:style-name="ce1" office:value-type="float" office:value="0.881057268722467" calcext:value-type="float">
            <text:p>0.8810572687</text:p>
          </table:table-cell>
          <table:table-cell table:style-name="ce1" office:value-type="float" office:value="0.986206896551724" calcext:value-type="float">
            <text:p>0.9862068966</text:p>
          </table:table-cell>
          <table:table-cell table:style-name="ce1" office:value-type="float" office:value="0.990291262135922" calcext:value-type="float">
            <text:p>0.9902912621</text:p>
          </table:table-cell>
          <table:table-cell table:style-name="ce1" office:value-type="float" office:value="0.873684210526316" calcext:value-type="float">
            <text:p>0.8736842105</text:p>
          </table:table-cell>
          <table:table-cell table:style-name="ce1" office:value-type="float" office:value="0.971938775510204" calcext:value-type="float">
            <text:p>0.9719387755</text:p>
          </table:table-cell>
          <table:table-cell table:style-name="ce1" office:value-type="float" office:value="0.97008547008547" calcext:value-type="float">
            <text:p>0.97008547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8779840848806" calcext:value-type="float">
            <text:p>0.9787798408</text:p>
          </table:table-cell>
          <table:table-cell table:style-name="ce1" office:value-type="float" office:value="0.988962472406181" calcext:value-type="float">
            <text:p>0.9889624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4760497995358" calcext:value-type="float">
            <text:p>0.964760498</text:p>
          </table:table-cell>
          <table:table-cell table:style-name="ce1" office:value-type="float" office:value="0.956804672153846" calcext:value-type="float">
            <text:p>0.9568046722</text:p>
          </table:table-cell>
          <table:table-cell table:style-name="ce1" office:value-type="float" office:value="0.960773647540805" calcext:value-type="float">
            <text:p>0.9607736475</text:p>
          </table:table-cell>
        </table:table-row>
        <table:table-row table:style-name="ro1">
          <table:table-cell/>
          <table:table-cell office:value-type="float" office:value="0.933975240715268" calcext:value-type="float">
            <text:p>0.9339752407</text:p>
          </table:table-cell>
          <table:table-cell table:style-name="ce1" office:value-type="float" office:value="0.849315068493151" calcext:value-type="float">
            <text:p>0.8493150685</text:p>
          </table:table-cell>
          <table:table-cell table:style-name="ce1" office:value-type="float" office:value="0.995670995670996" calcext:value-type="float">
            <text:p>0.9956709957</text:p>
          </table:table-cell>
          <table:table-cell table:style-name="ce1" office:value-type="float" office:value="0.775330396475771" calcext:value-type="float">
            <text:p>0.7753303965</text:p>
          </table:table-cell>
          <table:table-cell table:style-name="ce1" office:value-type="float" office:value="0.882758620689655" calcext:value-type="float">
            <text:p>0.8827586207</text:p>
          </table:table-cell>
          <table:table-cell table:style-name="ce1" office:value-type="float" office:value="0.985436893203883" calcext:value-type="float">
            <text:p>0.9854368932</text:p>
          </table:table-cell>
          <table:table-cell table:style-name="ce1" office:value-type="float" office:value="0.705263157894737" calcext:value-type="float">
            <text:p>0.7052631579</text:p>
          </table:table-cell>
          <table:table-cell table:style-name="ce1" office:value-type="float" office:value="0.923469387755102" calcext:value-type="float">
            <text:p>0.9234693878</text:p>
          </table:table-cell>
          <table:table-cell table:style-name="ce1" office:value-type="float" office:value="0.976495726495726" calcext:value-type="float">
            <text:p>0.9764957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7347480106101" calcext:value-type="float">
            <text:p>0.997347480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952943658999789" calcext:value-type="float">
            <text:p>0.952943659</text:p>
          </table:table-cell>
          <table:table-cell table:style-name="ce1" office:value-type="float" office:value="0.925004843653876" calcext:value-type="float">
            <text:p>0.9250048437</text:p>
          </table:table-cell>
          <table:table-cell table:style-name="ce1" office:value-type="float" office:value="0.947572786249902" calcext:value-type="float">
            <text:p>0.9475727862</text:p>
          </table:table-cell>
        </table:table-row>
        <table:table-row table:style-name="ro1">
          <table:table-cell/>
          <table:table-cell office:value-type="float" office:value="0.922971114167813" calcext:value-type="float">
            <text:p>0.9229711142</text:p>
          </table:table-cell>
          <table:table-cell table:style-name="ce1" office:value-type="float" office:value="0.968036529680365" calcext:value-type="float">
            <text:p>0.9680365297</text:p>
          </table:table-cell>
          <table:table-cell table:style-name="ce1" office:value-type="float" office:value="0.965367965367965" calcext:value-type="float">
            <text:p>0.9653679654</text:p>
          </table:table-cell>
          <table:table-cell table:style-name="ce1" office:value-type="float" office:value="0.955947136563877" calcext:value-type="float">
            <text:p>0.9559471366</text:p>
          </table:table-cell>
          <table:table-cell table:style-name="ce1" office:value-type="float" office:value="0.813793103448276" calcext:value-type="float">
            <text:p>0.8137931034</text:p>
          </table:table-cell>
          <table:table-cell table:style-name="ce1" office:value-type="float" office:value="0.995145631067961" calcext:value-type="float">
            <text:p>0.99514563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7040816326531" calcext:value-type="float">
            <text:p>0.9770408163</text:p>
          </table:table-cell>
          <table:table-cell table:style-name="ce1" office:value-type="float" office:value="0.997863247863248" calcext:value-type="float">
            <text:p>0.99786324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9389920424403" calcext:value-type="float">
            <text:p>0.9893899204</text:p>
          </table:table-cell>
          <table:table-cell table:style-name="ce1" office:value-type="float" office:value="0.98233995584989" calcext:value-type="float">
            <text:p>0.9823399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2357037349652" calcext:value-type="float">
            <text:p>0.9723570373</text:p>
          </table:table-cell>
          <table:table-cell table:style-name="ce1" office:value-type="float" office:value="0.966761186212333" calcext:value-type="float">
            <text:p>0.9667611862</text:p>
          </table:table-cell>
          <table:table-cell table:style-name="ce1" office:value-type="float" office:value="0.969233441594565" calcext:value-type="float">
            <text:p>0.9692334416</text:p>
          </table:table-cell>
        </table:table-row>
        <table:table-row table:style-name="ro1">
          <table:table-cell/>
          <table:table-cell office:value-type="float" office:value="0.876203576341128" calcext:value-type="float">
            <text:p>0.8762035763</text:p>
          </table:table-cell>
          <table:table-cell table:style-name="ce1" office:value-type="float" office:value="0.931506849315068" calcext:value-type="float">
            <text:p>0.9315068493</text:p>
          </table:table-cell>
          <table:table-cell table:style-name="ce1" office:value-type="float" office:value="0.948051948051948" calcext:value-type="float">
            <text:p>0.9480519481</text:p>
          </table:table-cell>
          <table:table-cell table:style-name="ce1" office:value-type="float" office:value="0.837004405286343" calcext:value-type="float">
            <text:p>0.8370044053</text:p>
          </table:table-cell>
          <table:table-cell table:style-name="ce1" office:value-type="float" office:value="0.993103448275862" calcext:value-type="float">
            <text:p>0.9931034483</text:p>
          </table:table-cell>
          <table:table-cell table:style-name="ce1" office:value-type="float" office:value="0.975728155339806" calcext:value-type="float">
            <text:p>0.9757281553</text:p>
          </table:table-cell>
          <table:table-cell table:style-name="ce1" office:value-type="float" office:value="0.989473684210526" calcext:value-type="float">
            <text:p>0.9894736842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7252747252747" calcext:value-type="float">
            <text:p>0.9972527473</text:p>
          </table:table-cell>
          <table:table-cell table:style-name="ce1" office:value-type="float" office:value="0.962864721485411" calcext:value-type="float">
            <text:p>0.9628647215</text:p>
          </table:table-cell>
          <table:table-cell table:style-name="ce1" office:value-type="float" office:value="0.988962472406181" calcext:value-type="float">
            <text:p>0.9889624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1466554125343" calcext:value-type="float">
            <text:p>0.9514665541</text:p>
          </table:table-cell>
          <table:table-cell table:style-name="ce1" office:value-type="float" office:value="0.951934769843463" calcext:value-type="float">
            <text:p>0.9519347698</text:p>
          </table:table-cell>
          <table:table-cell table:style-name="ce1" office:value-type="float" office:value="0.945979171076631" calcext:value-type="float">
            <text:p>0.9459791711</text:p>
          </table:table-cell>
        </table:table-row>
        <table:table-row table:style-name="ro1">
          <table:table-cell/>
          <table:table-cell office:value-type="float" office:value="0.867950481430536" calcext:value-type="float">
            <text:p>0.8679504814</text:p>
          </table:table-cell>
          <table:table-cell table:style-name="ce1" office:value-type="float" office:value="0.954337899543379" calcext:value-type="float">
            <text:p>0.9543378995</text:p>
          </table:table-cell>
          <table:table-cell table:style-name="ce1" office:value-type="float" office:value="0.878787878787879" calcext:value-type="float">
            <text:p>0.8787878788</text:p>
          </table:table-cell>
          <table:table-cell table:style-name="ce1" office:value-type="float" office:value="0.898678414096916" calcext:value-type="float">
            <text:p>0.898678414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778947368421053" calcext:value-type="float">
            <text:p>0.7789473684</text:p>
          </table:table-cell>
          <table:table-cell table:style-name="ce1" office:value-type="float" office:value="0.923469387755102" calcext:value-type="float">
            <text:p>0.9234693878</text:p>
          </table:table-cell>
          <table:table-cell table:style-name="ce1" office:value-type="float" office:value="0.965811965811966" calcext:value-type="float">
            <text:p>0.96581196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8169761273209" calcext:value-type="float">
            <text:p>0.9681697613</text:p>
          </table:table-cell>
          <table:table-cell table:style-name="ce1" office:value-type="float" office:value="0.980132450331126" calcext:value-type="float">
            <text:p>0.98013245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8301329394387" calcext:value-type="float">
            <text:p>0.9483013294</text:p>
          </table:table-cell>
          <table:table-cell table:style-name="ce1" office:value-type="float" office:value="0.939714277496243" calcext:value-type="float">
            <text:p>0.9397142775</text:p>
          </table:table-cell>
          <table:table-cell table:style-name="ce1" office:value-type="float" office:value="0.942471832104588" calcext:value-type="float">
            <text:p>0.9424718321</text:p>
          </table:table-cell>
        </table:table-row>
        <table:table-row table:style-name="ro1">
          <table:table-cell/>
          <table:table-cell office:value-type="float" office:value="0.953232462173315" calcext:value-type="float">
            <text:p>0.9532324622</text:p>
          </table:table-cell>
          <table:table-cell table:style-name="ce1" office:value-type="float" office:value="0.990867579908676" calcext:value-type="float">
            <text:p>0.9908675799</text:p>
          </table:table-cell>
          <table:table-cell table:style-name="ce1" office:value-type="float" office:value="0.922077922077922" calcext:value-type="float">
            <text:p>0.9220779221</text:p>
          </table:table-cell>
          <table:table-cell table:style-name="ce1" office:value-type="float" office:value="0.916299559471366" calcext:value-type="float">
            <text:p>0.9162995595</text:p>
          </table:table-cell>
          <table:table-cell table:style-name="ce1" office:value-type="float" office:value="0.958620689655172" calcext:value-type="float">
            <text:p>0.9586206897</text:p>
          </table:table-cell>
          <table:table-cell table:style-name="ce1" office:value-type="float" office:value="0.922330097087379" calcext:value-type="float">
            <text:p>0.9223300971</text:p>
          </table:table-cell>
          <table:table-cell table:style-name="ce1" office:value-type="float" office:value="0.884210526315789" calcext:value-type="float">
            <text:p>0.8842105263</text:p>
          </table:table-cell>
          <table:table-cell table:style-name="ce1" office:value-type="float" office:value="0.915816326530612" calcext:value-type="float">
            <text:p>0.9158163265</text:p>
          </table:table-cell>
          <table:table-cell table:style-name="ce1" office:value-type="float" office:value="0.993589743589744" calcext:value-type="float">
            <text:p>0.9935897436</text:p>
          </table:table-cell>
          <table:table-cell table:style-name="ce1" office:value-type="float" office:value="0.991758241758242" calcext:value-type="float">
            <text:p>0.9917582418</text:p>
          </table:table-cell>
          <table:table-cell table:style-name="ce1" office:value-type="float" office:value="0.978779840848806" calcext:value-type="float">
            <text:p>0.9787798408</text:p>
          </table:table-cell>
          <table:table-cell table:style-name="ce1" office:value-type="float" office:value="0.993377483443708" calcext:value-type="float">
            <text:p>0.99337748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7081662798059" calcext:value-type="float">
            <text:p>0.9670816628</text:p>
          </table:table-cell>
          <table:table-cell table:style-name="ce1" office:value-type="float" office:value="0.955458497912364" calcext:value-type="float">
            <text:p>0.9554584979</text:p>
          </table:table-cell>
          <table:table-cell table:style-name="ce1" office:value-type="float" office:value="0.963316889834113" calcext:value-type="float">
            <text:p>0.9633168898</text:p>
          </table:table-cell>
        </table:table-row>
        <table:table-row table:style-name="ro1">
          <table:table-cell/>
          <table:table-cell office:value-type="float" office:value="0.786795048143054" calcext:value-type="float">
            <text:p>0.7867950481</text:p>
          </table:table-cell>
          <table:table-cell table:style-name="ce1" office:value-type="float" office:value="0.840182648401826" calcext:value-type="float">
            <text:p>0.8401826484</text:p>
          </table:table-cell>
          <table:table-cell table:style-name="ce1" office:value-type="float" office:value="0.948051948051948" calcext:value-type="float">
            <text:p>0.9480519481</text:p>
          </table:table-cell>
          <table:table-cell table:style-name="ce1" office:value-type="float" office:value="0.947136563876652" calcext:value-type="float">
            <text:p>0.9471365639</text:p>
          </table:table-cell>
          <table:table-cell table:style-name="ce1" office:value-type="float" office:value="0.993103448275862" calcext:value-type="float">
            <text:p>0.9931034483</text:p>
          </table:table-cell>
          <table:table-cell table:style-name="ce1" office:value-type="float" office:value="0.985436893203883" calcext:value-type="float">
            <text:p>0.9854368932</text:p>
          </table:table-cell>
          <table:table-cell table:style-name="ce1" office:value-type="float" office:value="0.905263157894737" calcext:value-type="float">
            <text:p>0.9052631579</text:p>
          </table:table-cell>
          <table:table-cell table:style-name="ce1" office:value-type="float" office:value="0.931122448979592" calcext:value-type="float">
            <text:p>0.9311224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994694960212202" calcext:value-type="float">
            <text:p>0.9946949602</text:p>
          </table:table-cell>
          <table:table-cell table:style-name="ce1" office:value-type="float" office:value="0.95364238410596" calcext:value-type="float">
            <text:p>0.95364238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1548849968348" calcext:value-type="float">
            <text:p>0.94154885</text:p>
          </table:table-cell>
          <table:table-cell table:style-name="ce1" office:value-type="float" office:value="0.94503303854967" calcext:value-type="float">
            <text:p>0.9450330385</text:p>
          </table:table-cell>
          <table:table-cell table:style-name="ce1" office:value-type="float" office:value="0.935031215333687" calcext:value-type="float">
            <text:p>0.9350312153</text:p>
          </table:table-cell>
        </table:table-row>
        <table:table-row table:style-name="ro3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formula="of:=AVERAGE([.B1:.B9])" office:value-type="float" office:value="0.905700748891946" calcext:value-type="float">
            <text:p>0.9057007489</text:p>
          </table:table-cell>
          <table:table-cell table:formula="of:=AVERAGE([.C1:.C9])" office:value-type="float" office:value="0.927955352612887" calcext:value-type="float">
            <text:p>0.9279553526</text:p>
          </table:table-cell>
          <table:table-cell table:formula="of:=AVERAGE([.D1:.D9])" office:value-type="float" office:value="0.945165945165945" calcext:value-type="float">
            <text:p>0.9451659452</text:p>
          </table:table-cell>
          <table:table-cell table:formula="of:=AVERAGE([.E1:.E9])" office:value-type="float" office:value="0.899167890357318" calcext:value-type="float">
            <text:p>0.8991678904</text:p>
          </table:table-cell>
          <table:table-cell table:formula="of:=AVERAGE([.F1:.F9])" office:value-type="float" office:value="0.945593869731801" calcext:value-type="float">
            <text:p>0.9455938697</text:p>
          </table:table-cell>
          <table:table-cell table:formula="of:=AVERAGE([.G1:.G9])" office:value-type="float" office:value="0.975188781014024" calcext:value-type="float">
            <text:p>0.975188781</text:p>
          </table:table-cell>
          <table:table-cell table:formula="of:=AVERAGE([.H1:.H9])" office:value-type="float" office:value="0.897076023391813" calcext:value-type="float">
            <text:p>0.8970760234</text:p>
          </table:table-cell>
          <table:table-cell table:formula="of:=AVERAGE([.I1:.I9])" office:value-type="float" office:value="0.940476190476191" calcext:value-type="float">
            <text:p>0.9404761905</text:p>
          </table:table-cell>
          <table:table-cell table:formula="of:=AVERAGE([.J1:.J9])" office:value-type="float" office:value="0.98670465337132" calcext:value-type="float">
            <text:p>0.9867046534</text:p>
          </table:table-cell>
          <table:table-cell table:formula="of:=AVERAGE([.K1:.K9])" office:value-type="float" office:value="0.996642246642247" calcext:value-type="float">
            <text:p>0.9966422466</text:p>
          </table:table-cell>
          <table:table-cell table:formula="of:=AVERAGE([.L1:.L9])" office:value-type="float" office:value="0.977306218685529" calcext:value-type="float">
            <text:p>0.9773062187</text:p>
          </table:table-cell>
          <table:table-cell table:formula="of:=AVERAGE([.M1:.M9])" office:value-type="float" office:value="0.986019131714496" calcext:value-type="float">
            <text:p>0.9860191317</text:p>
          </table:table-cell>
          <table:table-cell table:formula="of:=AVERAGE([.N1:.N9])" office:value-type="float" office:value="1" calcext:value-type="float">
            <text:p>1</text:p>
          </table:table-cell>
          <table:table-cell table:formula="of:=AVERAGE([.O1:.O9])" office:value-type="float" office:value="0.960258845044665" calcext:value-type="float">
            <text:p>0.960258845</text:p>
          </table:table-cell>
          <table:table-cell table:formula="of:=AVERAGE([.P1:.P9])" office:value-type="float" office:value="0.952538234773501" calcext:value-type="float">
            <text:p>0.9525382348</text:p>
          </table:table-cell>
          <table:table-cell table:formula="of:=AVERAGE([.Q1:.Q9])" office:value-type="float" office:value="0.955762054827378" calcext:value-type="float">
            <text:p>0.9557620548</text:p>
          </table:table-cell>
        </table:table-row>
        <table:table-row table:style-name="ro1">
          <table:table-cell/>
          <table:table-cell table:style-name="Default" table:formula="of:=VAR([.B1:.B9])" office:value-type="float" office:value="0.00295731696421155" calcext:value-type="float">
            <text:p>0.002957317</text:p>
          </table:table-cell>
          <table:table-cell table:formula="of:=VAR([.C1:.C9])" office:value-type="float" office:value="0.00298564342787775" calcext:value-type="float">
            <text:p>0.0029856434</text:p>
          </table:table-cell>
          <table:table-cell table:formula="of:=VAR([.D1:.D9])" office:value-type="float" office:value="0.00156012818350481" calcext:value-type="float">
            <text:p>0.0015601282</text:p>
          </table:table-cell>
          <table:table-cell table:formula="of:=VAR([.E1:.E9])" office:value-type="float" office:value="0.0039465371171789" calcext:value-type="float">
            <text:p>0.0039465371</text:p>
          </table:table-cell>
          <table:table-cell table:formula="of:=VAR([.F1:.F9])" office:value-type="float" office:value="0.00390540362002906" calcext:value-type="float">
            <text:p>0.0039054036</text:p>
          </table:table-cell>
          <table:table-cell table:formula="of:=VAR([.G1:.G9])" office:value-type="float" office:value="0.000674217907227605" calcext:value-type="float">
            <text:p>0.0006742179</text:p>
          </table:table-cell>
          <table:table-cell table:formula="of:=VAR([.H1:.H9])" office:value-type="float" office:value="0.0101323484148969" calcext:value-type="float">
            <text:p>0.0101323484</text:p>
          </table:table-cell>
          <table:table-cell table:formula="of:=VAR([.I1:.I9])" office:value-type="float" office:value="0.00125761401499376" calcext:value-type="float">
            <text:p>0.001257614</text:p>
          </table:table-cell>
          <table:table-cell table:formula="of:=VAR([.J1:.J9])" office:value-type="float" office:value="0.000202920430840662" calcext:value-type="float">
            <text:p>0.0002029204</text:p>
          </table:table-cell>
          <table:table-cell table:formula="of:=VAR([.K1:.K9])" office:value-type="float" office:value="0.0000429782366595537" calcext:value-type="float">
            <text:p>4.29782366595537E-05</text:p>
          </table:table-cell>
          <table:table-cell table:formula="of:=VAR([.L1:.L9])" office:value-type="float" office:value="0.000202476466996731" calcext:value-type="float">
            <text:p>0.0002024765</text:p>
          </table:table-cell>
          <table:table-cell table:formula="of:=VAR([.M1:.M9])" office:value-type="float" office:value="0.000188831873845689" calcext:value-type="float">
            <text:p>0.0001888319</text:p>
          </table:table-cell>
          <table:table-cell table:formula="of:=VAR([.N1:.N9])" office:value-type="float" office:value="0" calcext:value-type="float">
            <text:p>0</text:p>
          </table:table-cell>
          <table:table-cell table:formula="of:=VAR([.O1:.O9])" office:value-type="float" office:value="0.000163303955838511" calcext:value-type="float">
            <text:p>0.000163304</text:p>
          </table:table-cell>
          <table:table-cell table:formula="of:=VAR([.P1:.P9])" office:value-type="float" office:value="0.000239791744298983" calcext:value-type="float">
            <text:p>0.0002397917</text:p>
          </table:table-cell>
          <table:table-cell table:formula="of:=VAR([.Q1:.Q9])" office:value-type="float" office:value="0.000201732075711634" calcext:value-type="float">
            <text:p>0.0002017321</text:p>
          </table:table-cell>
        </table:table-row>
        <table:table-row table:style-name="ro3" table:number-rows-repeated="5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float" office:value="0.929848693259972" calcext:value-type="float">
            <text:p>0.9298486933</text:p>
          </table:table-cell>
          <table:table-cell table:style-name="ce1" office:value-type="float" office:value="0.917808219178082" calcext:value-type="float">
            <text:p>0.9178082192</text:p>
          </table:table-cell>
          <table:table-cell table:style-name="ce1" office:value-type="float" office:value="0.896103896103896" calcext:value-type="float">
            <text:p>0.8961038961</text:p>
          </table:table-cell>
          <table:table-cell table:style-name="ce1" office:value-type="float" office:value="0.903083700440529" calcext:value-type="float">
            <text:p>0.9030837004</text:p>
          </table:table-cell>
          <table:table-cell table:style-name="ce1" office:value-type="float" office:value="0.924137931034483" calcext:value-type="float">
            <text:p>0.924137931</text:p>
          </table:table-cell>
          <table:table-cell table:style-name="ce1" office:value-type="float" office:value="0.941747572815534" calcext:value-type="float">
            <text:p>0.9417475728</text:p>
          </table:table-cell>
          <table:table-cell table:style-name="ce1" office:value-type="float" office:value="0.978947368421053" calcext:value-type="float">
            <text:p>0.9789473684</text:p>
          </table:table-cell>
          <table:table-cell table:style-name="ce1" office:value-type="float" office:value="0.969387755102041" calcext:value-type="float">
            <text:p>0.96938775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0769230769231" calcext:value-type="float">
            <text:p>0.9807692308</text:p>
          </table:table-cell>
          <table:table-cell table:style-name="ce1" office:value-type="float" office:value="0.957559681697613" calcext:value-type="float">
            <text:p>0.9575596817</text:p>
          </table:table-cell>
          <table:table-cell table:style-name="ce1" office:value-type="float" office:value="0.988962472406181" calcext:value-type="float">
            <text:p>0.9889624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2017303228529" calcext:value-type="float">
            <text:p>0.9620173032</text:p>
          </table:table-cell>
          <table:table-cell table:style-name="ce1" office:value-type="float" office:value="0.95295050163297" calcext:value-type="float">
            <text:p>0.9529505016</text:p>
          </table:table-cell>
          <table:table-cell table:style-name="ce1" office:value-type="float" office:value="0.957690350025033" calcext:value-type="float">
            <text:p>0.95769035</text:p>
          </table:table-cell>
        </table:table-row>
        <table:table-row table:style-name="ro1">
          <table:table-cell/>
          <table:table-cell office:value-type="float" office:value="0.961485557083906" calcext:value-type="float">
            <text:p>0.9614855571</text:p>
          </table:table-cell>
          <table:table-cell table:style-name="ce1" office:value-type="float" office:value="0.986301369863014" calcext:value-type="float">
            <text:p>0.9863013699</text:p>
          </table:table-cell>
          <table:table-cell table:style-name="ce1" office:value-type="float" office:value="0.987012987012987" calcext:value-type="float">
            <text:p>0.987012987</text:p>
          </table:table-cell>
          <table:table-cell table:style-name="ce1" office:value-type="float" office:value="0.977973568281938" calcext:value-type="float">
            <text:p>0.9779735683</text:p>
          </table:table-cell>
          <table:table-cell table:style-name="ce1" office:value-type="float" office:value="0.958620689655172" calcext:value-type="float">
            <text:p>0.9586206897</text:p>
          </table:table-cell>
          <table:table-cell table:style-name="ce1" office:value-type="float" office:value="0.980582524271845" calcext:value-type="float">
            <text:p>0.9805825243</text:p>
          </table:table-cell>
          <table:table-cell table:style-name="ce1" office:value-type="float" office:value="0.957894736842105" calcext:value-type="float">
            <text:p>0.9578947368</text:p>
          </table:table-cell>
          <table:table-cell table:style-name="ce1" office:value-type="float" office:value="0.977040816326531" calcext:value-type="float">
            <text:p>0.9770408163</text:p>
          </table:table-cell>
          <table:table-cell table:style-name="ce1" office:value-type="float" office:value="0.976495726495726" calcext:value-type="float">
            <text:p>0.9764957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8169761273209" calcext:value-type="float">
            <text:p>0.9681697613</text:p>
          </table:table-cell>
          <table:table-cell table:style-name="ce1" office:value-type="float" office:value="0.997792494481236" calcext:value-type="float">
            <text:p>0.99779249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1852711542519" calcext:value-type="float">
            <text:p>0.9818527115</text:p>
          </table:table-cell>
          <table:table-cell table:style-name="ce1" office:value-type="float" office:value="0.979182325506744" calcext:value-type="float">
            <text:p>0.9791823255</text:p>
          </table:table-cell>
          <table:table-cell table:style-name="ce1" office:value-type="float" office:value="0.979789159687081" calcext:value-type="float">
            <text:p>0.9797891597</text:p>
          </table:table-cell>
        </table:table-row>
        <table:table-row table:style-name="ro1">
          <table:table-cell/>
          <table:table-cell office:value-type="float" office:value="0.918844566712517" calcext:value-type="float">
            <text:p>0.9188445667</text:p>
          </table:table-cell>
          <table:table-cell table:style-name="ce1" office:value-type="float" office:value="0.91324200913242" calcext:value-type="float">
            <text:p>0.9132420091</text:p>
          </table:table-cell>
          <table:table-cell table:style-name="ce1" office:value-type="float" office:value="0.965367965367965" calcext:value-type="float">
            <text:p>0.9653679654</text:p>
          </table:table-cell>
          <table:table-cell table:style-name="ce1" office:value-type="float" office:value="0.881057268722467" calcext:value-type="float">
            <text:p>0.8810572687</text:p>
          </table:table-cell>
          <table:table-cell table:style-name="ce1" office:value-type="float" office:value="0.986206896551724" calcext:value-type="float">
            <text:p>0.9862068966</text:p>
          </table:table-cell>
          <table:table-cell table:style-name="ce1" office:value-type="float" office:value="0.990291262135922" calcext:value-type="float">
            <text:p>0.9902912621</text:p>
          </table:table-cell>
          <table:table-cell table:style-name="ce1" office:value-type="float" office:value="0.873684210526316" calcext:value-type="float">
            <text:p>0.8736842105</text:p>
          </table:table-cell>
          <table:table-cell table:style-name="ce1" office:value-type="float" office:value="0.971938775510204" calcext:value-type="float">
            <text:p>0.9719387755</text:p>
          </table:table-cell>
          <table:table-cell table:style-name="ce1" office:value-type="float" office:value="0.97008547008547" calcext:value-type="float">
            <text:p>0.97008547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8779840848806" calcext:value-type="float">
            <text:p>0.9787798408</text:p>
          </table:table-cell>
          <table:table-cell table:style-name="ce1" office:value-type="float" office:value="0.988962472406181" calcext:value-type="float">
            <text:p>0.9889624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4760497995358" calcext:value-type="float">
            <text:p>0.964760498</text:p>
          </table:table-cell>
          <table:table-cell table:style-name="ce1" office:value-type="float" office:value="0.956804672153846" calcext:value-type="float">
            <text:p>0.9568046722</text:p>
          </table:table-cell>
          <table:table-cell table:style-name="ce1" office:value-type="float" office:value="0.960773647540805" calcext:value-type="float">
            <text:p>0.9607736475</text:p>
          </table:table-cell>
        </table:table-row>
        <table:table-row table:style-name="ro1">
          <table:table-cell/>
          <table:table-cell office:value-type="float" office:value="0.933975240715268" calcext:value-type="float">
            <text:p>0.9339752407</text:p>
          </table:table-cell>
          <table:table-cell table:style-name="ce1" office:value-type="float" office:value="0.849315068493151" calcext:value-type="float">
            <text:p>0.8493150685</text:p>
          </table:table-cell>
          <table:table-cell table:style-name="ce1" office:value-type="float" office:value="0.995670995670996" calcext:value-type="float">
            <text:p>0.9956709957</text:p>
          </table:table-cell>
          <table:table-cell table:style-name="ce1" office:value-type="float" office:value="0.775330396475771" calcext:value-type="float">
            <text:p>0.7753303965</text:p>
          </table:table-cell>
          <table:table-cell table:style-name="ce1" office:value-type="float" office:value="0.882758620689655" calcext:value-type="float">
            <text:p>0.8827586207</text:p>
          </table:table-cell>
          <table:table-cell table:style-name="ce1" office:value-type="float" office:value="0.985436893203883" calcext:value-type="float">
            <text:p>0.9854368932</text:p>
          </table:table-cell>
          <table:table-cell table:style-name="ce1" office:value-type="float" office:value="0.705263157894737" calcext:value-type="float">
            <text:p>0.7052631579</text:p>
          </table:table-cell>
          <table:table-cell table:style-name="ce1" office:value-type="float" office:value="0.923469387755102" calcext:value-type="float">
            <text:p>0.9234693878</text:p>
          </table:table-cell>
          <table:table-cell table:style-name="ce1" office:value-type="float" office:value="0.976495726495726" calcext:value-type="float">
            <text:p>0.97649572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7347480106101" calcext:value-type="float">
            <text:p>0.997347480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952943658999789" calcext:value-type="float">
            <text:p>0.952943659</text:p>
          </table:table-cell>
          <table:table-cell table:style-name="ce1" office:value-type="float" office:value="0.925004843653876" calcext:value-type="float">
            <text:p>0.9250048437</text:p>
          </table:table-cell>
          <table:table-cell table:style-name="ce1" office:value-type="float" office:value="0.947572786249902" calcext:value-type="float">
            <text:p>0.9475727862</text:p>
          </table:table-cell>
        </table:table-row>
        <table:table-row table:style-name="ro1">
          <table:table-cell/>
          <table:table-cell office:value-type="float" office:value="0.922971114167813" calcext:value-type="float">
            <text:p>0.9229711142</text:p>
          </table:table-cell>
          <table:table-cell table:style-name="ce1" office:value-type="float" office:value="0.968036529680365" calcext:value-type="float">
            <text:p>0.9680365297</text:p>
          </table:table-cell>
          <table:table-cell table:style-name="ce1" office:value-type="float" office:value="0.965367965367965" calcext:value-type="float">
            <text:p>0.9653679654</text:p>
          </table:table-cell>
          <table:table-cell table:style-name="ce1" office:value-type="float" office:value="0.955947136563877" calcext:value-type="float">
            <text:p>0.9559471366</text:p>
          </table:table-cell>
          <table:table-cell table:style-name="ce1" office:value-type="float" office:value="0.813793103448276" calcext:value-type="float">
            <text:p>0.8137931034</text:p>
          </table:table-cell>
          <table:table-cell table:style-name="ce1" office:value-type="float" office:value="0.995145631067961" calcext:value-type="float">
            <text:p>0.99514563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7040816326531" calcext:value-type="float">
            <text:p>0.9770408163</text:p>
          </table:table-cell>
          <table:table-cell table:style-name="ce1" office:value-type="float" office:value="0.997863247863248" calcext:value-type="float">
            <text:p>0.99786324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89389920424403" calcext:value-type="float">
            <text:p>0.9893899204</text:p>
          </table:table-cell>
          <table:table-cell table:style-name="ce1" office:value-type="float" office:value="0.98233995584989" calcext:value-type="float">
            <text:p>0.98233995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72357037349652" calcext:value-type="float">
            <text:p>0.9723570373</text:p>
          </table:table-cell>
          <table:table-cell table:style-name="ce1" office:value-type="float" office:value="0.966761186212333" calcext:value-type="float">
            <text:p>0.9667611862</text:p>
          </table:table-cell>
          <table:table-cell table:style-name="ce1" office:value-type="float" office:value="0.969233441594565" calcext:value-type="float">
            <text:p>0.9692334416</text:p>
          </table:table-cell>
        </table:table-row>
        <table:table-row table:style-name="ro1">
          <table:table-cell/>
          <table:table-cell office:value-type="float" office:value="0.876203576341128" calcext:value-type="float">
            <text:p>0.8762035763</text:p>
          </table:table-cell>
          <table:table-cell table:style-name="ce1" office:value-type="float" office:value="0.931506849315068" calcext:value-type="float">
            <text:p>0.9315068493</text:p>
          </table:table-cell>
          <table:table-cell table:style-name="ce1" office:value-type="float" office:value="0.948051948051948" calcext:value-type="float">
            <text:p>0.9480519481</text:p>
          </table:table-cell>
          <table:table-cell table:style-name="ce1" office:value-type="float" office:value="0.837004405286343" calcext:value-type="float">
            <text:p>0.8370044053</text:p>
          </table:table-cell>
          <table:table-cell table:style-name="ce1" office:value-type="float" office:value="0.993103448275862" calcext:value-type="float">
            <text:p>0.9931034483</text:p>
          </table:table-cell>
          <table:table-cell table:style-name="ce1" office:value-type="float" office:value="0.975728155339806" calcext:value-type="float">
            <text:p>0.9757281553</text:p>
          </table:table-cell>
          <table:table-cell table:style-name="ce1" office:value-type="float" office:value="0.989473684210526" calcext:value-type="float">
            <text:p>0.9894736842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97252747252747" calcext:value-type="float">
            <text:p>0.9972527473</text:p>
          </table:table-cell>
          <table:table-cell table:style-name="ce1" office:value-type="float" office:value="0.962864721485411" calcext:value-type="float">
            <text:p>0.9628647215</text:p>
          </table:table-cell>
          <table:table-cell table:style-name="ce1" office:value-type="float" office:value="0.988962472406181" calcext:value-type="float">
            <text:p>0.98896247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1466554125343" calcext:value-type="float">
            <text:p>0.9514665541</text:p>
          </table:table-cell>
          <table:table-cell table:style-name="ce1" office:value-type="float" office:value="0.951934769843463" calcext:value-type="float">
            <text:p>0.9519347698</text:p>
          </table:table-cell>
          <table:table-cell table:style-name="ce1" office:value-type="float" office:value="0.945979171076631" calcext:value-type="float">
            <text:p>0.9459791711</text:p>
          </table:table-cell>
        </table:table-row>
        <table:table-row table:style-name="ro1">
          <table:table-cell table:number-columns-repeated="2"/>
          <table:table-cell table:style-name="ce1" table:number-columns-repeated="15"/>
        </table:table-row>
        <table:table-row table:style-name="ro1">
          <table:table-cell/>
          <table:table-cell office:value-type="float" office:value="0.953232462173315" calcext:value-type="float">
            <text:p>0.9532324622</text:p>
          </table:table-cell>
          <table:table-cell table:style-name="ce1" office:value-type="float" office:value="0.990867579908676" calcext:value-type="float">
            <text:p>0.9908675799</text:p>
          </table:table-cell>
          <table:table-cell table:style-name="ce1" office:value-type="float" office:value="0.922077922077922" calcext:value-type="float">
            <text:p>0.9220779221</text:p>
          </table:table-cell>
          <table:table-cell table:style-name="ce1" office:value-type="float" office:value="0.916299559471366" calcext:value-type="float">
            <text:p>0.9162995595</text:p>
          </table:table-cell>
          <table:table-cell table:style-name="ce1" office:value-type="float" office:value="0.958620689655172" calcext:value-type="float">
            <text:p>0.9586206897</text:p>
          </table:table-cell>
          <table:table-cell table:style-name="ce1" office:value-type="float" office:value="0.922330097087379" calcext:value-type="float">
            <text:p>0.9223300971</text:p>
          </table:table-cell>
          <table:table-cell table:style-name="ce1" office:value-type="float" office:value="0.884210526315789" calcext:value-type="float">
            <text:p>0.8842105263</text:p>
          </table:table-cell>
          <table:table-cell table:style-name="ce1" office:value-type="float" office:value="0.915816326530612" calcext:value-type="float">
            <text:p>0.9158163265</text:p>
          </table:table-cell>
          <table:table-cell table:style-name="ce1" office:value-type="float" office:value="0.993589743589744" calcext:value-type="float">
            <text:p>0.9935897436</text:p>
          </table:table-cell>
          <table:table-cell table:style-name="ce1" office:value-type="float" office:value="0.991758241758242" calcext:value-type="float">
            <text:p>0.9917582418</text:p>
          </table:table-cell>
          <table:table-cell table:style-name="ce1" office:value-type="float" office:value="0.978779840848806" calcext:value-type="float">
            <text:p>0.9787798408</text:p>
          </table:table-cell>
          <table:table-cell table:style-name="ce1" office:value-type="float" office:value="0.993377483443708" calcext:value-type="float">
            <text:p>0.99337748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67081662798059" calcext:value-type="float">
            <text:p>0.9670816628</text:p>
          </table:table-cell>
          <table:table-cell table:style-name="ce1" office:value-type="float" office:value="0.955458497912364" calcext:value-type="float">
            <text:p>0.9554584979</text:p>
          </table:table-cell>
          <table:table-cell table:style-name="ce1" office:value-type="float" office:value="0.963316889834113" calcext:value-type="float">
            <text:p>0.9633168898</text:p>
          </table:table-cell>
        </table:table-row>
        <table:table-row table:style-name="ro1">
          <table:table-cell/>
          <table:table-cell office:value-type="float" office:value="0.786795048143054" calcext:value-type="float">
            <text:p>0.7867950481</text:p>
          </table:table-cell>
          <table:table-cell table:style-name="ce1" office:value-type="float" office:value="0.840182648401826" calcext:value-type="float">
            <text:p>0.8401826484</text:p>
          </table:table-cell>
          <table:table-cell table:style-name="ce1" office:value-type="float" office:value="0.948051948051948" calcext:value-type="float">
            <text:p>0.9480519481</text:p>
          </table:table-cell>
          <table:table-cell table:style-name="ce1" office:value-type="float" office:value="0.947136563876652" calcext:value-type="float">
            <text:p>0.9471365639</text:p>
          </table:table-cell>
          <table:table-cell table:style-name="ce1" office:value-type="float" office:value="0.993103448275862" calcext:value-type="float">
            <text:p>0.9931034483</text:p>
          </table:table-cell>
          <table:table-cell table:style-name="ce1" office:value-type="float" office:value="0.985436893203883" calcext:value-type="float">
            <text:p>0.9854368932</text:p>
          </table:table-cell>
          <table:table-cell table:style-name="ce1" office:value-type="float" office:value="0.905263157894737" calcext:value-type="float">
            <text:p>0.9052631579</text:p>
          </table:table-cell>
          <table:table-cell table:style-name="ce1" office:value-type="float" office:value="0.931122448979592" calcext:value-type="float">
            <text:p>0.93112244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994694960212202" calcext:value-type="float">
            <text:p>0.9946949602</text:p>
          </table:table-cell>
          <table:table-cell table:style-name="ce1" office:value-type="float" office:value="0.95364238410596" calcext:value-type="float">
            <text:p>0.95364238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41548849968348" calcext:value-type="float">
            <text:p>0.94154885</text:p>
          </table:table-cell>
          <table:table-cell table:style-name="ce1" office:value-type="float" office:value="0.94503303854967" calcext:value-type="float">
            <text:p>0.9450330385</text:p>
          </table:table-cell>
          <table:table-cell table:style-name="ce1" office:value-type="float" office:value="0.935031215333687" calcext:value-type="float">
            <text:p>0.9350312153</text:p>
          </table:table-cell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 table:formula="of:=AVERAGE([.B18:.B26])" office:value-type="float" office:value="0.910419532324621" calcext:value-type="float">
            <text:p>0.9104195323</text:p>
          </table:table-cell>
          <table:table-cell table:formula="of:=AVERAGE([.C18:.C26])" office:value-type="float" office:value="0.924657534246575" calcext:value-type="float">
            <text:p>0.9246575342</text:p>
          </table:table-cell>
          <table:table-cell table:formula="of:=AVERAGE([.D18:.D26])" office:value-type="float" office:value="0.953463203463203" calcext:value-type="float">
            <text:p>0.9534632035</text:p>
          </table:table-cell>
          <table:table-cell table:formula="of:=AVERAGE([.E18:.E26])" office:value-type="float" office:value="0.899229074889868" calcext:value-type="float">
            <text:p>0.8992290749</text:p>
          </table:table-cell>
          <table:table-cell table:formula="of:=AVERAGE([.F18:.F26])" office:value-type="float" office:value="0.938793103448276" calcext:value-type="float">
            <text:p>0.9387931034</text:p>
          </table:table-cell>
          <table:table-cell table:formula="of:=AVERAGE([.G18:.G26])" office:value-type="float" office:value="0.972087378640777" calcext:value-type="float">
            <text:p>0.9720873786</text:p>
          </table:table-cell>
          <table:table-cell table:formula="of:=AVERAGE([.H18:.H26])" office:value-type="float" office:value="0.911842105263158" calcext:value-type="float">
            <text:p>0.9118421053</text:p>
          </table:table-cell>
          <table:table-cell table:formula="of:=AVERAGE([.I18:.I26])" office:value-type="float" office:value="0.942602040816327" calcext:value-type="float">
            <text:p>0.9426020408</text:p>
          </table:table-cell>
          <table:table-cell table:formula="of:=AVERAGE([.J18:.J26])" office:value-type="float" office:value="0.989316239316239" calcext:value-type="float">
            <text:p>0.9893162393</text:p>
          </table:table-cell>
          <table:table-cell table:formula="of:=AVERAGE([.K18:.K26])" office:value-type="float" office:value="0.996222527472527" calcext:value-type="float">
            <text:p>0.9962225275</text:p>
          </table:table-cell>
          <table:table-cell table:formula="of:=AVERAGE([.L18:.L26])" office:value-type="float" office:value="0.978448275862069" calcext:value-type="float">
            <text:p>0.9784482759</text:p>
          </table:table-cell>
          <table:table-cell table:formula="of:=AVERAGE([.M18:.M26])" office:value-type="float" office:value="0.986754966887417" calcext:value-type="float">
            <text:p>0.9867549669</text:p>
          </table:table-cell>
          <table:table-cell table:formula="of:=AVERAGE([.N18:.N26])" office:value-type="float" office:value="1" calcext:value-type="float">
            <text:p>1</text:p>
          </table:table-cell>
          <table:table-cell table:formula="of:=AVERAGE([.O18:.O26])" office:value-type="float" office:value="0.96175353450095" calcext:value-type="float">
            <text:p>0.9617535345</text:p>
          </table:table-cell>
          <table:table-cell table:formula="of:=AVERAGE([.P18:.P26])" office:value-type="float" office:value="0.954141229433158" calcext:value-type="float">
            <text:p>0.9541412294</text:p>
          </table:table-cell>
          <table:table-cell table:formula="of:=AVERAGE([.Q18:.Q26])" office:value-type="float" office:value="0.957423332667727" calcext:value-type="float">
            <text:p>0.9574233327</text:p>
          </table:table-cell>
        </table:table-row>
        <table:table-row table:style-name="ro1">
          <table:table-cell/>
          <table:table-cell table:style-name="Default" table:formula="of:=VAR([.B18:.B26])" office:value-type="float" office:value="0.00315075966908693" calcext:value-type="float">
            <text:p>0.0031507597</text:p>
          </table:table-cell>
          <table:table-cell table:formula="of:=VAR([.C18:.C26])" office:value-type="float" office:value="0.00330030054180927" calcext:value-type="float">
            <text:p>0.0033003005</text:p>
          </table:table-cell>
          <table:table-cell table:formula="of:=VAR([.D18:.D26])" office:value-type="float" office:value="0.00107488882999088" calcext:value-type="float">
            <text:p>0.0010748888</text:p>
          </table:table-cell>
          <table:table-cell table:formula="of:=VAR([.E18:.E26])" office:value-type="float" office:value="0.00451028962886365" calcext:value-type="float">
            <text:p>0.0045102896</text:p>
          </table:table-cell>
          <table:table-cell table:formula="of:=VAR([.F18:.F26])" office:value-type="float" office:value="0.00398759979616102" calcext:value-type="float">
            <text:p>0.0039875998</text:p>
          </table:table-cell>
          <table:table-cell table:formula="of:=VAR([.G18:.G26])" office:value-type="float" office:value="0.000671599585257788" calcext:value-type="float">
            <text:p>0.0006715996</text:p>
          </table:table-cell>
          <table:table-cell table:formula="of:=VAR([.H18:.H26])" office:value-type="float" office:value="0.00933715868618914" calcext:value-type="float">
            <text:p>0.0093371587</text:p>
          </table:table-cell>
          <table:table-cell table:formula="of:=VAR([.I18:.I26])" office:value-type="float" office:value="0.0013907895519724" calcext:value-type="float">
            <text:p>0.0013907896</text:p>
          </table:table-cell>
          <table:table-cell table:formula="of:=VAR([.J18:.J26])" office:value-type="float" office:value="0.000161756572012988" calcext:value-type="float">
            <text:p>0.0001617566</text:p>
          </table:table-cell>
          <table:table-cell table:formula="of:=VAR([.K18:.K26])" office:value-type="float" office:value="0.0000473060103162126" calcext:value-type="float">
            <text:p>0.000047306</text:p>
          </table:table-cell>
          <table:table-cell table:formula="of:=VAR([.L18:.L26])" office:value-type="float" office:value="0.000217986075024403" calcext:value-type="float">
            <text:p>0.0002179861</text:p>
          </table:table-cell>
          <table:table-cell table:formula="of:=VAR([.M18:.M26])" office:value-type="float" office:value="0.000210238620834648" calcext:value-type="float">
            <text:p>0.0002102386</text:p>
          </table:table-cell>
          <table:table-cell table:formula="of:=VAR([.N18:.N26])" office:value-type="float" office:value="0" calcext:value-type="float">
            <text:p>0</text:p>
          </table:table-cell>
          <table:table-cell table:formula="of:=VAR([.O18:.O26])" office:value-type="float" office:value="0.00016365381337366" calcext:value-type="float">
            <text:p>0.0001636538</text:p>
          </table:table-cell>
          <table:table-cell table:formula="of:=VAR([.P18:.P26])" office:value-type="float" office:value="0.000247617619873115" calcext:value-type="float">
            <text:p>0.0002476176</text:p>
          </table:table-cell>
          <table:table-cell table:formula="of:=VAR([.Q18:.Q26])" office:value-type="float" office:value="0.000202163976167004" calcext:value-type="float">
            <text:p>0.000202164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K</text:p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15"/>
        </table:table-row>
        <table:table-row table:style-name="ro1" table:number-rows-repeated="9">
          <table:table-cell table:number-columns-repeated="17"/>
        </table:table-row>
        <table:table-row table:style-name="ro3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5"/>
        </table:table-row>
      </table:table>
      <table:table table:name="resnet34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34</text:p>
          </table:table-cell>
          <table:table-cell office:value-type="float" office:value="0.914718019257221" calcext:value-type="float">
            <text:p>0.9147180193</text:p>
          </table:table-cell>
          <table:table-cell office:value-type="float" office:value="0.931506849315068" calcext:value-type="float">
            <text:p>0.9315068493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48898678414097" calcext:value-type="float">
            <text:p>0.7488986784</text:p>
          </table:table-cell>
          <table:table-cell office:value-type="float" office:value="0.848275862068966" calcext:value-type="float">
            <text:p>0.848275862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1" calcext:value-type="float">
            <text:p>1</text:p>
          </table:table-cell>
          <table:table-cell office:value-type="float" office:value="0.961734693877551" calcext:value-type="float">
            <text:p>0.9617346939</text:p>
          </table:table-cell>
          <table:table-cell office:value-type="float" office:value="1" calcext:value-type="float">
            <text:p>1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0.986737400530504" calcext:value-type="float">
            <text:p>0.9867374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035239502005" calcext:value-type="float">
            <text:p>0.9470352395</text:p>
          </table:table-cell>
          <table:table-cell office:value-type="float" office:value="0.92889550898809" calcext:value-type="float">
            <text:p>0.928895509</text:p>
          </table:table-cell>
          <table:table-cell office:value-type="float" office:value="0.940977912981536" calcext:value-type="float">
            <text:p>0.940977913</text:p>
          </table:table-cell>
        </table:table-row>
        <table:table-row table:style-name="ro1">
          <table:table-cell/>
          <table:table-cell office:value-type="float" office:value="0.946354883081155" calcext:value-type="float">
            <text:p>0.9463548831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61038961038961" calcext:value-type="float">
            <text:p>0.961038961</text:p>
          </table:table-cell>
          <table:table-cell office:value-type="float" office:value="0.977973568281938" calcext:value-type="float">
            <text:p>0.9779735683</text:p>
          </table:table-cell>
          <table:table-cell office:value-type="float" office:value="0.841379310344828" calcext:value-type="float">
            <text:p>0.841379310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26315789473684" calcext:value-type="float">
            <text:p>0.9263157895</text:p>
          </table:table-cell>
          <table:table-cell office:value-type="float" office:value="0.936224489795918" calcext:value-type="float">
            <text:p>0.9362244898</text:p>
          </table:table-cell>
          <table:table-cell office:value-type="float" office:value="0.974358974358974" calcext:value-type="float">
            <text:p>0.9743589744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57559681697613" calcext:value-type="float">
            <text:p>0.9575596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940282760076" calcext:value-type="float">
            <text:p>0.9694028276</text:p>
          </table:table-cell>
          <table:table-cell office:value-type="float" office:value="0.960479458562326" calcext:value-type="float">
            <text:p>0.9604794586</text:p>
          </table:table-cell>
          <table:table-cell office:value-type="float" office:value="0.96593187505401" calcext:value-type="float">
            <text:p>0.9659318751</text:p>
          </table:table-cell>
        </table:table-row>
        <table:table-row table:style-name="ro1">
          <table:table-cell/>
          <table:table-cell office:value-type="float" office:value="0.880330123796424" calcext:value-type="float">
            <text:p>0.8803301238</text:p>
          </table:table-cell>
          <table:table-cell office:value-type="float" office:value="0.958904109589041" calcext:value-type="float">
            <text:p>0.9589041096</text:p>
          </table:table-cell>
          <table:table-cell office:value-type="float" office:value="0.961038961038961" calcext:value-type="float">
            <text:p>0.961038961</text:p>
          </table:table-cell>
          <table:table-cell office:value-type="float" office:value="0.929515418502203" calcext:value-type="float">
            <text:p>0.9295154185</text:p>
          </table:table-cell>
          <table:table-cell office:value-type="float" office:value="0.958620689655172" calcext:value-type="float">
            <text:p>0.9586206897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86754966887417" calcext:value-type="float">
            <text:p>0.9867549669</text:p>
          </table:table-cell>
          <table:table-cell office:value-type="float" office:value="1" calcext:value-type="float">
            <text:p>1</text:p>
          </table:table-cell>
          <table:table-cell office:value-type="float" office:value="0.960962228318211" calcext:value-type="float">
            <text:p>0.9609622283</text:p>
          </table:table-cell>
          <table:table-cell office:value-type="float" office:value="0.963400660663258" calcext:value-type="float">
            <text:p>0.9634006607</text:p>
          </table:table-cell>
          <table:table-cell office:value-type="float" office:value="0.956583277810864" calcext:value-type="float">
            <text:p>0.9565832778</text:p>
          </table:table-cell>
        </table:table-row>
        <table:table-row table:style-name="ro1">
          <table:table-cell/>
          <table:table-cell office:value-type="float" office:value="0.829436038514443" calcext:value-type="float">
            <text:p>0.8294360385</text:p>
          </table:table-cell>
          <table:table-cell office:value-type="float" office:value="0.698630136986301" calcext:value-type="float">
            <text:p>0.698630137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656387665198238" calcext:value-type="float">
            <text:p>0.6563876652</text:p>
          </table:table-cell>
          <table:table-cell office:value-type="float" office:value="0.951724137931035" calcext:value-type="float">
            <text:p>0.9517241379</text:p>
          </table:table-cell>
          <table:table-cell office:value-type="float" office:value="0.95631067961165" calcext:value-type="float">
            <text:p>0.9563106796</text:p>
          </table:table-cell>
          <table:table-cell office:value-type="float" office:value="0.4" calcext:value-type="float">
            <text:p>0.4</text:p>
          </table:table-cell>
          <table:table-cell office:value-type="float" office:value="0.99234693877551" calcext:value-type="float">
            <text:p>0.9923469388</text:p>
          </table:table-cell>
          <table:table-cell office:value-type="float" office:value="0.97008547008547" calcext:value-type="float">
            <text:p>0.9700854701</text:p>
          </table:table-cell>
          <table:table-cell office:value-type="float" office:value="1" calcext:value-type="float">
            <text:p>1</text:p>
          </table:table-cell>
          <table:table-cell office:value-type="float" office:value="0.960212201591512" calcext:value-type="float">
            <text:p>0.9602122016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20447351761975" calcext:value-type="float">
            <text:p>0.9204473518</text:p>
          </table:table-cell>
          <table:table-cell office:value-type="float" office:value="0.876918365399106" calcext:value-type="float">
            <text:p>0.8769183654</text:p>
          </table:table-cell>
          <table:table-cell office:value-type="float" office:value="0.911454961150471" calcext:value-type="float">
            <text:p>0.9114549612</text:p>
          </table:table-cell>
        </table:table-row>
        <table:table-row table:style-name="ro1">
          <table:table-cell/>
          <table:table-cell office:value-type="float" office:value="0.808803301237964" calcext:value-type="float">
            <text:p>0.8088033012</text:p>
          </table:table-cell>
          <table:table-cell office:value-type="float" office:value="0.849315068493151" calcext:value-type="float">
            <text:p>0.8493150685</text:p>
          </table:table-cell>
          <table:table-cell office:value-type="float" office:value="0.926406926406926" calcext:value-type="float">
            <text:p>0.9264069264</text:p>
          </table:table-cell>
          <table:table-cell office:value-type="float" office:value="0.920704845814978" calcext:value-type="float">
            <text:p>0.9207048458</text:p>
          </table:table-cell>
          <table:table-cell office:value-type="float" office:value="0.8" calcext:value-type="float">
            <text:p>0.8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694736842105263" calcext:value-type="float">
            <text:p>0.6947368421</text:p>
          </table:table-cell>
          <table:table-cell office:value-type="float" office:value="0.974489795918367" calcext:value-type="float">
            <text:p>0.9744897959</text:p>
          </table:table-cell>
          <table:table-cell office:value-type="float" office:value="0.995726495726496" calcext:value-type="float">
            <text:p>0.9957264957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60264900662252" calcext:value-type="float">
            <text:p>0.9602649007</text:p>
          </table:table-cell>
          <table:table-cell office:value-type="float" office:value="1" calcext:value-type="float">
            <text:p>1</text:p>
          </table:table-cell>
          <table:table-cell office:value-type="float" office:value="0.935218400506436" calcext:value-type="float">
            <text:p>0.9352184005</text:p>
          </table:table-cell>
          <table:table-cell office:value-type="float" office:value="0.914416863595477" calcext:value-type="float">
            <text:p>0.9144168636</text:p>
          </table:table-cell>
          <table:table-cell office:value-type="float" office:value="0.927988701307141" calcext:value-type="float">
            <text:p>0.9279887013</text:p>
          </table:table-cell>
        </table:table-row>
        <table:table-row table:style-name="ro1">
          <table:table-cell/>
          <table:table-cell office:value-type="float" office:value="0.744154057771664" calcext:value-type="float">
            <text:p>0.7441540578</text:p>
          </table:table-cell>
          <table:table-cell office:value-type="float" office:value="0.799086757990868" calcext:value-type="float">
            <text:p>0.799086758</text:p>
          </table:table-cell>
          <table:table-cell office:value-type="float" office:value="0.796536796536797" calcext:value-type="float">
            <text:p>0.7965367965</text:p>
          </table:table-cell>
          <table:table-cell office:value-type="float" office:value="0.770925110132159" calcext:value-type="float">
            <text:p>0.7709251101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0.536842105263158" calcext:value-type="float">
            <text:p>0.5368421053</text:p>
          </table:table-cell>
          <table:table-cell office:value-type="float" office:value="0.788265306122449" calcext:value-type="float">
            <text:p>0.7882653061</text:p>
          </table:table-cell>
          <table:table-cell office:value-type="float" office:value="0.995726495726496" calcext:value-type="float">
            <text:p>0.9957264957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76127320954907" calcext:value-type="float">
            <text:p>0.976127321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898501793627347" calcext:value-type="float">
            <text:p>0.8985017936</text:p>
          </table:table-cell>
          <table:table-cell office:value-type="float" office:value="0.872984681861766" calcext:value-type="float">
            <text:p>0.8729846819</text:p>
          </table:table-cell>
          <table:table-cell office:value-type="float" office:value="0.887158332849847" calcext:value-type="float">
            <text:p>0.8871583328</text:p>
          </table:table-cell>
        </table:table-row>
        <table:table-row table:style-name="ro1">
          <table:table-cell/>
          <table:table-cell office:value-type="float" office:value="0.940852819807428" calcext:value-type="float">
            <text:p>0.9408528198</text:p>
          </table:table-cell>
          <table:table-cell office:value-type="float" office:value="0.972602739726027" calcext:value-type="float">
            <text:p>0.9726027397</text:p>
          </table:table-cell>
          <table:table-cell office:value-type="float" office:value="0.891774891774892" calcext:value-type="float">
            <text:p>0.8917748918</text:p>
          </table:table-cell>
          <table:table-cell office:value-type="float" office:value="0.801762114537445" calcext:value-type="float">
            <text:p>0.8017621145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1" calcext:value-type="float">
            <text:p>1</text:p>
          </table:table-cell>
          <table:table-cell office:value-type="float" office:value="0.969387755102041" calcext:value-type="float">
            <text:p>0.9693877551</text:p>
          </table:table-cell>
          <table:table-cell office:value-type="float" office:value="0.991452991452992" calcext:value-type="float">
            <text:p>0.9914529915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54907161803713" calcext:value-type="float">
            <text:p>0.9549071618</text:p>
          </table:table-cell>
          <table:table-cell office:value-type="float" office:value="0.977924944812362" calcext:value-type="float">
            <text:p>0.9779249448</text:p>
          </table:table-cell>
          <table:table-cell office:value-type="float" office:value="0.994011976047904" calcext:value-type="float">
            <text:p>0.994011976</text:p>
          </table:table-cell>
          <table:table-cell office:value-type="float" office:value="0.962861363156784" calcext:value-type="float">
            <text:p>0.9628613632</text:p>
          </table:table-cell>
          <table:table-cell office:value-type="float" office:value="0.957935394173379" calcext:value-type="float">
            <text:p>0.9579353942</text:p>
          </table:table-cell>
          <table:table-cell office:value-type="float" office:value="0.958633332319911" calcext:value-type="float">
            <text:p>0.9586333323</text:p>
          </table:table-cell>
        </table:table-row>
        <table:table-row table:style-name="ro1">
          <table:table-cell/>
          <table:table-cell office:value-type="float" office:value="0.0591471801925722" calcext:value-type="float">
            <text:p>0.0591471802</text:p>
          </table:table-cell>
          <table:table-cell office:value-type="float" office:value="0.611872146118721" calcext:value-type="float">
            <text:p>0.6118721461</text:p>
          </table:table-cell>
          <table:table-cell office:value-type="float" office:value="0.285714285714286" calcext:value-type="float">
            <text:p>0.2857142857</text:p>
          </table:table-cell>
          <table:table-cell office:value-type="float" office:value="0.493392070484582" calcext:value-type="float">
            <text:p>0.4933920705</text:p>
          </table:table-cell>
          <table:table-cell office:value-type="float" office:value="0.96551724137931" calcext:value-type="float">
            <text:p>0.9655172414</text:p>
          </table:table-cell>
          <table:table-cell office:value-type="float" office:value="0.344660194174757" calcext:value-type="float">
            <text:p>0.3446601942</text:p>
          </table:table-cell>
          <table:table-cell office:value-type="float" office:value="0" calcext:value-type="float">
            <text:p>0</text:p>
          </table:table-cell>
          <table:table-cell office:value-type="float" office:value="0.908163265306122" calcext:value-type="float">
            <text:p>0.9081632653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28381962864722" calcext:value-type="float">
            <text:p>0.9283819629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712386579447141" calcext:value-type="float">
            <text:p>0.7123865794</text:p>
          </table:table-cell>
          <table:table-cell office:value-type="float" office:value="0.658592003425114" calcext:value-type="float">
            <text:p>0.6585920034</text:p>
          </table:table-cell>
          <table:table-cell office:value-type="float" office:value="0.680517464943887" calcext:value-type="float">
            <text:p>0.6805174649</text:p>
          </table:table-cell>
        </table:table-row>
        <table:table-row table:style-name="ro1">
          <table:table-cell/>
          <table:table-cell office:value-type="float" office:value="0.257221458046768" calcext:value-type="float">
            <text:p>0.257221458</text:p>
          </table:table-cell>
          <table:table-cell office:value-type="float" office:value="0.721461187214612" calcext:value-type="float">
            <text:p>0.7214611872</text:p>
          </table:table-cell>
          <table:table-cell office:value-type="float" office:value="0.852813852813853" calcext:value-type="float">
            <text:p>0.8528138528</text:p>
          </table:table-cell>
          <table:table-cell office:value-type="float" office:value="0.898678414096916" calcext:value-type="float">
            <text:p>0.8986784141</text:p>
          </table:table-cell>
          <table:table-cell office:value-type="float" office:value="1" calcext:value-type="float">
            <text:p>1</text:p>
          </table:table-cell>
          <table:table-cell office:value-type="float" office:value="0.660194174757282" calcext:value-type="float">
            <text:p>0.6601941748</text:p>
          </table:table-cell>
          <table:table-cell office:value-type="float" office:value="0.157894736842105" calcext:value-type="float">
            <text:p>0.1578947368</text:p>
          </table:table-cell>
          <table:table-cell office:value-type="float" office:value="0.943877551020408" calcext:value-type="float">
            <text:p>0.943877551</text:p>
          </table:table-cell>
          <table:table-cell office:value-type="float" office:value="1" calcext:value-type="float">
            <text:p>1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823169445030597" calcext:value-type="float">
            <text:p>0.823169445</text:p>
          </table:table-cell>
          <table:table-cell office:value-type="float" office:value="0.805475135716091" calcext:value-type="float">
            <text:p>0.8054751357</text:p>
          </table:table-cell>
          <table:table-cell office:value-type="float" office:value="0.804988320508866" calcext:value-type="float">
            <text:p>0.8049883205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709001986856182" calcext:value-type="float">
            <text:p>0.7090019869</text:p>
          </table:table-cell>
          <table:table-cell table:style-name="Default" table:formula="of:=AVERAGE([.C1:.C9])" office:value-type="float" office:value="0.837645865043125" calcext:value-type="float">
            <text:p>0.837645865</text:p>
          </table:table-cell>
          <table:table-cell table:style-name="Default" table:formula="of:=AVERAGE([.D1:.D9])" office:value-type="float" office:value="0.821067821067821" calcext:value-type="float">
            <text:p>0.8210678211</text:p>
          </table:table-cell>
          <table:table-cell table:style-name="Default" table:formula="of:=AVERAGE([.E1:.E9])" office:value-type="float" office:value="0.79980420949584" calcext:value-type="float">
            <text:p>0.7998042095</text:p>
          </table:table-cell>
          <table:table-cell table:style-name="Default" table:formula="of:=AVERAGE([.F1:.F9])" office:value-type="float" office:value="0.9272030651341" calcext:value-type="float">
            <text:p>0.9272030651</text:p>
          </table:table-cell>
          <table:table-cell table:style-name="Default" table:formula="of:=AVERAGE([.G1:.G9])" office:value-type="float" office:value="0.86839266450917" calcext:value-type="float">
            <text:p>0.8683926645</text:p>
          </table:table-cell>
          <table:table-cell table:style-name="Default" table:formula="of:=AVERAGE([.H1:.H9])" office:value-type="float" office:value="0.632748538011696" calcext:value-type="float">
            <text:p>0.632748538</text:p>
          </table:table-cell>
          <table:table-cell table:style-name="Default" table:formula="of:=AVERAGE([.I1:.I9])" office:value-type="float" office:value="0.934807256235828" calcext:value-type="float">
            <text:p>0.9348072562</text:p>
          </table:table-cell>
          <table:table-cell table:style-name="Default" table:formula="of:=AVERAGE([.J1:.J9])" office:value-type="float" office:value="0.985280151946819" calcext:value-type="float">
            <text:p>0.9852801519</text:p>
          </table:table-cell>
          <table:table-cell table:style-name="Default" table:formula="of:=AVERAGE([.K1:.K9])" office:value-type="float" office:value="0.992368742368743" calcext:value-type="float">
            <text:p>0.9923687424</text:p>
          </table:table-cell>
          <table:table-cell table:style-name="Default" table:formula="of:=AVERAGE([.L1:.L9])" office:value-type="float" office:value="0.970232832301798" calcext:value-type="float">
            <text:p>0.9702328323</text:p>
          </table:table-cell>
          <table:table-cell table:style-name="Default" table:formula="of:=AVERAGE([.M1:.M9])" office:value-type="float" office:value="0.989698307579102" calcext:value-type="float">
            <text:p>0.9896983076</text:p>
          </table:table-cell>
          <table:table-cell table:style-name="Default" table:formula="of:=AVERAGE([.N1:.N9])" office:value-type="float" office:value="0.999334664005323" calcext:value-type="float">
            <text:p>0.999334664</text:p>
          </table:table-cell>
          <table:table-cell table:style-name="Default" table:formula="of:=AVERAGE([.O1:.O9])" office:value-type="float" office:value="0.903331692105695" calcext:value-type="float">
            <text:p>0.9033316921</text:p>
          </table:table-cell>
          <table:table-cell table:style-name="Default" table:formula="of:=AVERAGE([.P1:.P9])" office:value-type="float" office:value="0.882122008042734" calcext:value-type="float">
            <text:p>0.882122008</text:p>
          </table:table-cell>
          <table:table-cell table:style-name="Default" table:formula="of:=AVERAGE([.Q1:.Q9])" office:value-type="float" office:value="0.892692686547393" calcext:value-type="float">
            <text:p>0.8926926865</text:p>
          </table:table-cell>
        </table:table-row>
        <table:table-row table:style-name="ro1">
          <table:table-cell/>
          <table:table-cell table:style-name="Default" table:formula="of:=VAR([.B1:.B9])" office:value-type="float" office:value="0.10423510872209" calcext:value-type="float">
            <text:p>0.1042351087</text:p>
          </table:table-cell>
          <table:table-cell table:style-name="Default" table:formula="of:=VAR([.C1:.C9])" office:value-type="float" office:value="0.0190056040903605" calcext:value-type="float">
            <text:p>0.0190056041</text:p>
          </table:table-cell>
          <table:table-cell table:style-name="Default" table:formula="of:=VAR([.D1:.D9])" office:value-type="float" office:value="0.0474784955304436" calcext:value-type="float">
            <text:p>0.0474784955</text:p>
          </table:table-cell>
          <table:table-cell table:style-name="Default" table:formula="of:=VAR([.E1:.E9])" office:value-type="float" office:value="0.0238560379160817" calcext:value-type="float">
            <text:p>0.0238560379</text:p>
          </table:table-cell>
          <table:table-cell table:style-name="Default" table:formula="of:=VAR([.F1:.F9])" office:value-type="float" office:value="0.00574448407979916" calcext:value-type="float">
            <text:p>0.0057444841</text:p>
          </table:table-cell>
          <table:table-cell table:style-name="Default" table:formula="of:=VAR([.G1:.G9])" office:value-type="float" office:value="0.0493239492673936" calcext:value-type="float">
            <text:p>0.0493239493</text:p>
          </table:table-cell>
          <table:table-cell table:style-name="Default" table:formula="of:=VAR([.H1:.H9])" office:value-type="float" office:value="0.14610649430594" calcext:value-type="float">
            <text:p>0.1461064943</text:p>
          </table:table-cell>
          <table:table-cell table:style-name="Default" table:formula="of:=VAR([.I1:.I9])" office:value-type="float" office:value="0.00363636100698782" calcext:value-type="float">
            <text:p>0.003636361</text:p>
          </table:table-cell>
          <table:table-cell table:style-name="Default" table:formula="of:=VAR([.J1:.J9])" office:value-type="float" office:value="0.000205964237303268" calcext:value-type="float">
            <text:p>0.0002059642</text:p>
          </table:table-cell>
          <table:table-cell table:style-name="Default" table:formula="of:=VAR([.K1:.K9])" office:value-type="float" office:value="0.0000354308390022679" calcext:value-type="float">
            <text:p>3.54308390022679E-05</text:p>
          </table:table-cell>
          <table:table-cell table:style-name="Default" table:formula="of:=VAR([.L1:.L9])" office:value-type="float" office:value="0.000462217031319746" calcext:value-type="float">
            <text:p>0.000462217</text:p>
          </table:table-cell>
          <table:table-cell table:style-name="Default" table:formula="of:=VAR([.M1:.M9])" office:value-type="float" office:value="0.000177867442461097" calcext:value-type="float">
            <text:p>0.0001778674</text:p>
          </table:table-cell>
          <table:table-cell table:style-name="Default" table:formula="of:=VAR([.N1:.N9])" office:value-type="float" office:value="0.00000398404787231944" calcext:value-type="float">
            <text:p>0.000003984</text:p>
          </table:table-cell>
          <table:table-cell table:style-name="Default" table:formula="of:=VAR([.O1:.O9])" office:value-type="float" office:value="0.00716993915524417" calcext:value-type="float">
            <text:p>0.0071699392</text:p>
          </table:table-cell>
          <table:table-cell table:style-name="Default" table:formula="of:=VAR([.P1:.P9])" office:value-type="float" office:value="0.00970943395681251" calcext:value-type="float">
            <text:p>0.009709434</text:p>
          </table:table-cell>
          <table:table-cell table:style-name="Default" table:formula="of:=VAR([.Q1:.Q9])" office:value-type="float" office:value="0.00880805742544561" calcext:value-type="float">
            <text:p>0.0088080574</text:p>
          </table:table-cell>
        </table:table-row>
        <table:table-row table:style-name="ro3" table:number-rows-repeated="5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.914718019257221" calcext:value-type="float">
            <text:p>0.9147180193</text:p>
          </table:table-cell>
          <table:table-cell office:value-type="float" office:value="0.931506849315068" calcext:value-type="float">
            <text:p>0.9315068493</text:p>
          </table:table-cell>
          <table:table-cell office:value-type="float" office:value="0.727272727272727" calcext:value-type="float">
            <text:p>0.7272727273</text:p>
          </table:table-cell>
          <table:table-cell office:value-type="float" office:value="0.748898678414097" calcext:value-type="float">
            <text:p>0.7488986784</text:p>
          </table:table-cell>
          <table:table-cell office:value-type="float" office:value="0.848275862068966" calcext:value-type="float">
            <text:p>0.848275862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1" calcext:value-type="float">
            <text:p>1</text:p>
          </table:table-cell>
          <table:table-cell office:value-type="float" office:value="0.961734693877551" calcext:value-type="float">
            <text:p>0.9617346939</text:p>
          </table:table-cell>
          <table:table-cell office:value-type="float" office:value="1" calcext:value-type="float">
            <text:p>1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0.986737400530504" calcext:value-type="float">
            <text:p>0.9867374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7035239502005" calcext:value-type="float">
            <text:p>0.9470352395</text:p>
          </table:table-cell>
          <table:table-cell office:value-type="float" office:value="0.92889550898809" calcext:value-type="float">
            <text:p>0.928895509</text:p>
          </table:table-cell>
          <table:table-cell office:value-type="float" office:value="0.940977912981536" calcext:value-type="float">
            <text:p>0.940977913</text:p>
          </table:table-cell>
        </table:table-row>
        <table:table-row table:style-name="ro1">
          <table:table-cell/>
          <table:table-cell office:value-type="float" office:value="0.946354883081155" calcext:value-type="float">
            <text:p>0.9463548831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61038961038961" calcext:value-type="float">
            <text:p>0.961038961</text:p>
          </table:table-cell>
          <table:table-cell office:value-type="float" office:value="0.977973568281938" calcext:value-type="float">
            <text:p>0.9779735683</text:p>
          </table:table-cell>
          <table:table-cell office:value-type="float" office:value="0.841379310344828" calcext:value-type="float">
            <text:p>0.841379310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26315789473684" calcext:value-type="float">
            <text:p>0.9263157895</text:p>
          </table:table-cell>
          <table:table-cell office:value-type="float" office:value="0.936224489795918" calcext:value-type="float">
            <text:p>0.9362244898</text:p>
          </table:table-cell>
          <table:table-cell office:value-type="float" office:value="0.974358974358974" calcext:value-type="float">
            <text:p>0.9743589744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57559681697613" calcext:value-type="float">
            <text:p>0.9575596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940282760076" calcext:value-type="float">
            <text:p>0.9694028276</text:p>
          </table:table-cell>
          <table:table-cell office:value-type="float" office:value="0.960479458562326" calcext:value-type="float">
            <text:p>0.9604794586</text:p>
          </table:table-cell>
          <table:table-cell office:value-type="float" office:value="0.96593187505401" calcext:value-type="float">
            <text:p>0.9659318751</text:p>
          </table:table-cell>
        </table:table-row>
        <table:table-row table:style-name="ro1">
          <table:table-cell/>
          <table:table-cell office:value-type="float" office:value="0.880330123796424" calcext:value-type="float">
            <text:p>0.8803301238</text:p>
          </table:table-cell>
          <table:table-cell office:value-type="float" office:value="0.958904109589041" calcext:value-type="float">
            <text:p>0.9589041096</text:p>
          </table:table-cell>
          <table:table-cell office:value-type="float" office:value="0.961038961038961" calcext:value-type="float">
            <text:p>0.961038961</text:p>
          </table:table-cell>
          <table:table-cell office:value-type="float" office:value="0.929515418502203" calcext:value-type="float">
            <text:p>0.9295154185</text:p>
          </table:table-cell>
          <table:table-cell office:value-type="float" office:value="0.958620689655172" calcext:value-type="float">
            <text:p>0.9586206897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86754966887417" calcext:value-type="float">
            <text:p>0.9867549669</text:p>
          </table:table-cell>
          <table:table-cell office:value-type="float" office:value="1" calcext:value-type="float">
            <text:p>1</text:p>
          </table:table-cell>
          <table:table-cell office:value-type="float" office:value="0.960962228318211" calcext:value-type="float">
            <text:p>0.9609622283</text:p>
          </table:table-cell>
          <table:table-cell office:value-type="float" office:value="0.963400660663258" calcext:value-type="float">
            <text:p>0.9634006607</text:p>
          </table:table-cell>
          <table:table-cell office:value-type="float" office:value="0.956583277810864" calcext:value-type="float">
            <text:p>0.9565832778</text:p>
          </table:table-cell>
        </table:table-row>
        <table:table-row table:style-name="ro1">
          <table:table-cell/>
          <table:table-cell office:value-type="float" office:value="0.880330123796424" calcext:value-type="float">
            <text:p>0.8803301238</text:p>
          </table:table-cell>
          <table:table-cell office:value-type="float" office:value="0.958904109589041" calcext:value-type="float">
            <text:p>0.9589041096</text:p>
          </table:table-cell>
          <table:table-cell office:value-type="float" office:value="0.961038961038961" calcext:value-type="float">
            <text:p>0.961038961</text:p>
          </table:table-cell>
          <table:table-cell office:value-type="float" office:value="0.929515418502203" calcext:value-type="float">
            <text:p>0.9295154185</text:p>
          </table:table-cell>
          <table:table-cell office:value-type="float" office:value="0.958620689655172" calcext:value-type="float">
            <text:p>0.9586206897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86754966887417" calcext:value-type="float">
            <text:p>0.9867549669</text:p>
          </table:table-cell>
          <table:table-cell office:value-type="float" office:value="1" calcext:value-type="float">
            <text:p>1</text:p>
          </table:table-cell>
          <table:table-cell office:value-type="float" office:value="0.960962228318211" calcext:value-type="float">
            <text:p>0.9609622283</text:p>
          </table:table-cell>
          <table:table-cell office:value-type="float" office:value="0.963400660663258" calcext:value-type="float">
            <text:p>0.9634006607</text:p>
          </table:table-cell>
          <table:table-cell office:value-type="float" office:value="0.956583277810864" calcext:value-type="float">
            <text:p>0.9565832778</text:p>
          </table:table-cell>
        </table:table-row>
        <table:table-row table:style-name="ro1">
          <table:table-cell/>
          <table:table-cell office:value-type="float" office:value="0.808803301237964" calcext:value-type="float">
            <text:p>0.8088033012</text:p>
          </table:table-cell>
          <table:table-cell office:value-type="float" office:value="0.849315068493151" calcext:value-type="float">
            <text:p>0.8493150685</text:p>
          </table:table-cell>
          <table:table-cell office:value-type="float" office:value="0.926406926406926" calcext:value-type="float">
            <text:p>0.9264069264</text:p>
          </table:table-cell>
          <table:table-cell office:value-type="float" office:value="0.920704845814978" calcext:value-type="float">
            <text:p>0.9207048458</text:p>
          </table:table-cell>
          <table:table-cell office:value-type="float" office:value="0.8" calcext:value-type="float">
            <text:p>0.8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694736842105263" calcext:value-type="float">
            <text:p>0.6947368421</text:p>
          </table:table-cell>
          <table:table-cell office:value-type="float" office:value="0.974489795918367" calcext:value-type="float">
            <text:p>0.9744897959</text:p>
          </table:table-cell>
          <table:table-cell office:value-type="float" office:value="0.995726495726496" calcext:value-type="float">
            <text:p>0.9957264957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60264900662252" calcext:value-type="float">
            <text:p>0.9602649007</text:p>
          </table:table-cell>
          <table:table-cell office:value-type="float" office:value="1" calcext:value-type="float">
            <text:p>1</text:p>
          </table:table-cell>
          <table:table-cell office:value-type="float" office:value="0.935218400506436" calcext:value-type="float">
            <text:p>0.9352184005</text:p>
          </table:table-cell>
          <table:table-cell office:value-type="float" office:value="0.914416863595477" calcext:value-type="float">
            <text:p>0.9144168636</text:p>
          </table:table-cell>
          <table:table-cell office:value-type="float" office:value="0.927988701307141" calcext:value-type="float">
            <text:p>0.9279887013</text:p>
          </table:table-cell>
        </table:table-row>
        <table:table-row table:style-name="ro1">
          <table:table-cell/>
          <table:table-cell office:value-type="float" office:value="0.940852819807428" calcext:value-type="float">
            <text:p>0.9408528198</text:p>
          </table:table-cell>
          <table:table-cell office:value-type="float" office:value="0.972602739726027" calcext:value-type="float">
            <text:p>0.9726027397</text:p>
          </table:table-cell>
          <table:table-cell office:value-type="float" office:value="0.891774891774892" calcext:value-type="float">
            <text:p>0.8917748918</text:p>
          </table:table-cell>
          <table:table-cell office:value-type="float" office:value="0.801762114537445" calcext:value-type="float">
            <text:p>0.8017621145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1" calcext:value-type="float">
            <text:p>1</text:p>
          </table:table-cell>
          <table:table-cell office:value-type="float" office:value="0.969387755102041" calcext:value-type="float">
            <text:p>0.9693877551</text:p>
          </table:table-cell>
          <table:table-cell office:value-type="float" office:value="0.991452991452992" calcext:value-type="float">
            <text:p>0.9914529915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54907161803713" calcext:value-type="float">
            <text:p>0.9549071618</text:p>
          </table:table-cell>
          <table:table-cell office:value-type="float" office:value="0.977924944812362" calcext:value-type="float">
            <text:p>0.9779249448</text:p>
          </table:table-cell>
          <table:table-cell office:value-type="float" office:value="0.994011976047904" calcext:value-type="float">
            <text:p>0.994011976</text:p>
          </table:table-cell>
          <table:table-cell office:value-type="float" office:value="0.962861363156784" calcext:value-type="float">
            <text:p>0.9628613632</text:p>
          </table:table-cell>
          <table:table-cell office:value-type="float" office:value="0.957935394173379" calcext:value-type="float">
            <text:p>0.9579353942</text:p>
          </table:table-cell>
          <table:table-cell office:value-type="float" office:value="0.958633332319911" calcext:value-type="float">
            <text:p>0.9586333323</text:p>
          </table:table-cell>
        </table:table-row>
        <table:table-row table:style-name="ro1">
          <table:table-cell/>
          <table:table-cell office:value-type="float" office:value="0.946354883081155" calcext:value-type="float">
            <text:p>0.9463548831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61038961038961" calcext:value-type="float">
            <text:p>0.961038961</text:p>
          </table:table-cell>
          <table:table-cell office:value-type="float" office:value="0.977973568281938" calcext:value-type="float">
            <text:p>0.9779735683</text:p>
          </table:table-cell>
          <table:table-cell office:value-type="float" office:value="0.841379310344828" calcext:value-type="float">
            <text:p>0.841379310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26315789473684" calcext:value-type="float">
            <text:p>0.9263157895</text:p>
          </table:table-cell>
          <table:table-cell office:value-type="float" office:value="0.936224489795918" calcext:value-type="float">
            <text:p>0.9362244898</text:p>
          </table:table-cell>
          <table:table-cell office:value-type="float" office:value="0.974358974358974" calcext:value-type="float">
            <text:p>0.9743589744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57559681697613" calcext:value-type="float">
            <text:p>0.9575596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940282760076" calcext:value-type="float">
            <text:p>0.9694028276</text:p>
          </table:table-cell>
          <table:table-cell office:value-type="float" office:value="0.960479458562326" calcext:value-type="float">
            <text:p>0.9604794586</text:p>
          </table:table-cell>
          <table:table-cell office:value-type="float" office:value="0.96593187505401" calcext:value-type="float">
            <text:p>0.9659318751</text:p>
          </table:table-cell>
        </table:table-row>
        <table:table-row table:style-name="ro1">
          <table:table-cell/>
          <table:table-cell office:value-type="float" office:value="0.946354883081155" calcext:value-type="float">
            <text:p>0.9463548831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61038961038961" calcext:value-type="float">
            <text:p>0.961038961</text:p>
          </table:table-cell>
          <table:table-cell office:value-type="float" office:value="0.977973568281938" calcext:value-type="float">
            <text:p>0.9779735683</text:p>
          </table:table-cell>
          <table:table-cell office:value-type="float" office:value="0.841379310344828" calcext:value-type="float">
            <text:p>0.841379310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26315789473684" calcext:value-type="float">
            <text:p>0.9263157895</text:p>
          </table:table-cell>
          <table:table-cell office:value-type="float" office:value="0.936224489795918" calcext:value-type="float">
            <text:p>0.9362244898</text:p>
          </table:table-cell>
          <table:table-cell office:value-type="float" office:value="0.974358974358974" calcext:value-type="float">
            <text:p>0.9743589744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57559681697613" calcext:value-type="float">
            <text:p>0.95755968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940282760076" calcext:value-type="float">
            <text:p>0.9694028276</text:p>
          </table:table-cell>
          <table:table-cell office:value-type="float" office:value="0.960479458562326" calcext:value-type="float">
            <text:p>0.9604794586</text:p>
          </table:table-cell>
          <table:table-cell office:value-type="float" office:value="0.96593187505401" calcext:value-type="float">
            <text:p>0.965931875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8:.B26])" office:value-type="float" office:value="0.908012379642366" calcext:value-type="float">
            <text:p>0.9080123796</text:p>
          </table:table-cell>
          <table:table-cell table:style-name="Default" table:formula="of:=AVERAGE([.C18:.C26])" office:value-type="float" office:value="0.957191780821918" calcext:value-type="float">
            <text:p>0.9571917808</text:p>
          </table:table-cell>
          <table:table-cell table:style-name="Default" table:formula="of:=AVERAGE([.D18:.D26])" office:value-type="float" office:value="0.918831168831169" calcext:value-type="float">
            <text:p>0.9188311688</text:p>
          </table:table-cell>
          <table:table-cell table:style-name="Default" table:formula="of:=AVERAGE([.E18:.E26])" office:value-type="float" office:value="0.908039647577093" calcext:value-type="float">
            <text:p>0.9080396476</text:p>
          </table:table-cell>
          <table:table-cell table:style-name="Default" table:formula="of:=AVERAGE([.F18:.F26])" office:value-type="float" office:value="0.885344827586207" calcext:value-type="float">
            <text:p>0.8853448276</text:p>
          </table:table-cell>
          <table:table-cell table:style-name="Default" table:formula="of:=AVERAGE([.G18:.G26])" office:value-type="float" office:value="0.978155339805826" calcext:value-type="float">
            <text:p>0.9781553398</text:p>
          </table:table-cell>
          <table:table-cell table:style-name="Default" table:formula="of:=AVERAGE([.H18:.H26])" office:value-type="float" office:value="0.928947368421053" calcext:value-type="float">
            <text:p>0.9289473684</text:p>
          </table:table-cell>
          <table:table-cell table:style-name="Default" table:formula="of:=AVERAGE([.I18:.I26])" office:value-type="float" office:value="0.948979591836734" calcext:value-type="float">
            <text:p>0.9489795918</text:p>
          </table:table-cell>
          <table:table-cell table:style-name="Default" table:formula="of:=AVERAGE([.J18:.J26])" office:value-type="float" office:value="0.979166666666667" calcext:value-type="float">
            <text:p>0.9791666667</text:p>
          </table:table-cell>
          <table:table-cell table:style-name="Default" table:formula="of:=AVERAGE([.K18:.K26])" office:value-type="float" office:value="0.990728021978022" calcext:value-type="float">
            <text:p>0.990728022</text:p>
          </table:table-cell>
          <table:table-cell table:style-name="Default" table:formula="of:=AVERAGE([.L18:.L26])" office:value-type="float" office:value="0.973806366047746" calcext:value-type="float">
            <text:p>0.973806366</text:p>
          </table:table-cell>
          <table:table-cell table:style-name="Default" table:formula="of:=AVERAGE([.M18:.M26])" office:value-type="float" office:value="0.988962472406181" calcext:value-type="float">
            <text:p>0.9889624724</text:p>
          </table:table-cell>
          <table:table-cell table:style-name="Default" table:formula="of:=AVERAGE([.N18:.N26])" office:value-type="float" office:value="0.999251497005988" calcext:value-type="float">
            <text:p>0.999251497</text:p>
          </table:table-cell>
          <table:table-cell table:style-name="Default" table:formula="of:=AVERAGE([.O18:.O26])" office:value-type="float" office:value="0.959405992825491" calcext:value-type="float">
            <text:p>0.9594059928</text:p>
          </table:table-cell>
          <table:table-cell table:style-name="Default" table:formula="of:=AVERAGE([.P18:.P26])" office:value-type="float" office:value="0.951185932971305" calcext:value-type="float">
            <text:p>0.951185933</text:p>
          </table:table-cell>
          <table:table-cell table:style-name="Default" table:formula="of:=AVERAGE([.Q18:.Q26])" office:value-type="float" office:value="0.954820265924043" calcext:value-type="float">
            <text:p>0.9548202659</text:p>
          </table:table-cell>
        </table:table-row>
        <table:table-row table:style-name="ro1">
          <table:table-cell/>
          <table:table-cell table:style-name="Default" table:formula="of:=VAR([.B18:.B26])" office:value-type="float" office:value="0.00241556551971874" calcext:value-type="float">
            <text:p>0.0024155655</text:p>
          </table:table-cell>
          <table:table-cell table:style-name="Default" table:formula="of:=VAR([.C18:.C26])" office:value-type="float" office:value="0.00241825947868357" calcext:value-type="float">
            <text:p>0.0024182595</text:p>
          </table:table-cell>
          <table:table-cell table:style-name="Default" table:formula="of:=VAR([.D18:.D26])" office:value-type="float" office:value="0.00662736562551035" calcext:value-type="float">
            <text:p>0.0066273656</text:p>
          </table:table-cell>
          <table:table-cell table:style-name="Default" table:formula="of:=VAR([.E18:.E26])" office:value-type="float" office:value="0.0074822638015209" calcext:value-type="float">
            <text:p>0.0074822638</text:p>
          </table:table-cell>
          <table:table-cell table:style-name="Default" table:formula="of:=VAR([.F18:.F26])" office:value-type="float" office:value="0.0052581960251401" calcext:value-type="float">
            <text:p>0.005258196</text:p>
          </table:table-cell>
          <table:table-cell table:style-name="Default" table:formula="of:=VAR([.G18:.G26])" office:value-type="float" office:value="0.0000134656558447689" calcext:value-type="float">
            <text:p>1.34656558447689E-05</text:p>
          </table:table-cell>
          <table:table-cell table:style-name="Default" table:formula="of:=VAR([.H18:.H26])" office:value-type="float" office:value="0.00999604273842503" calcext:value-type="float">
            <text:p>0.0099960427</text:p>
          </table:table-cell>
          <table:table-cell table:style-name="Default" table:formula="of:=VAR([.I18:.I26])" office:value-type="float" office:value="0.000275182959481168" calcext:value-type="float">
            <text:p>0.000275183</text:p>
          </table:table-cell>
          <table:table-cell table:style-name="Default" table:formula="of:=VAR([.J18:.J26])" office:value-type="float" office:value="0.000221436920154868" calcext:value-type="float">
            <text:p>0.0002214369</text:p>
          </table:table-cell>
          <table:table-cell table:style-name="Default" table:formula="of:=VAR([.K18:.K26])" office:value-type="float" office:value="0.0000235856176790259" calcext:value-type="float">
            <text:p>2.35856176790259E-05</text:p>
          </table:table-cell>
          <table:table-cell table:style-name="Default" table:formula="of:=VAR([.L18:.L26])" office:value-type="float" office:value="0.000336590602299927" calcext:value-type="float">
            <text:p>0.0003365906</text:p>
          </table:table-cell>
          <table:table-cell table:style-name="Default" table:formula="of:=VAR([.M18:.M26])" office:value-type="float" office:value="0.000206061694592896" calcext:value-type="float">
            <text:p>0.0002060617</text:p>
          </table:table-cell>
          <table:table-cell table:style-name="Default" table:formula="of:=VAR([.N18:.N26])" office:value-type="float" office:value="0.00000448205385635938" calcext:value-type="float">
            <text:p>4.48205385635938E-06</text:p>
          </table:table-cell>
          <table:table-cell table:style-name="Default" table:formula="of:=VAR([.O18:.O26])" office:value-type="float" office:value="0.000150666942642773" calcext:value-type="float">
            <text:p>0.0001506669</text:p>
          </table:table-cell>
          <table:table-cell table:style-name="Default" table:formula="of:=VAR([.P18:.P26])" office:value-type="float" office:value="0.000350270098506323" calcext:value-type="float">
            <text:p>0.0003502701</text:p>
          </table:table-cell>
          <table:table-cell table:style-name="Default" table:formula="of:=VAR([.Q18:.Q26])" office:value-type="float" office:value="0.000186100437758979" calcext:value-type="float">
            <text:p>0.0001861004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table table:name="resnet38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38</text:p>
          </table:table-cell>
          <table:table-cell office:value-type="float" office:value="0.881705639614856" calcext:value-type="float">
            <text:p>0.8817056396</text:p>
          </table:table-cell>
          <table:table-cell office:value-type="float" office:value="0.922374429223744" calcext:value-type="float">
            <text:p>0.922374429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814977973568282" calcext:value-type="float">
            <text:p>0.8149779736</text:p>
          </table:table-cell>
          <table:table-cell office:value-type="float" office:value="0.848275862068966" calcext:value-type="float">
            <text:p>0.848275862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1" calcext:value-type="float">
            <text:p>1</text:p>
          </table:table-cell>
          <table:table-cell office:value-type="float" office:value="0.966836734693877" calcext:value-type="float">
            <text:p>0.9668367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169761273209" calcext:value-type="float">
            <text:p>0.9681697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3998733910108" calcext:value-type="float">
            <text:p>0.9539987339</text:p>
          </table:table-cell>
          <table:table-cell office:value-type="float" office:value="0.945166112682588" calcext:value-type="float">
            <text:p>0.9451661127</text:p>
          </table:table-cell>
          <table:table-cell office:value-type="float" office:value="0.948815142959361" calcext:value-type="float">
            <text:p>0.948815143</text:p>
          </table:table-cell>
        </table:table-row>
        <table:table-row table:style-name="ro1">
          <table:table-cell/>
          <table:table-cell office:value-type="float" office:value="0.902338376891334" calcext:value-type="float">
            <text:p>0.9023383769</text:p>
          </table:table-cell>
          <table:table-cell office:value-type="float" office:value="0.981735159817351" calcext:value-type="float">
            <text:p>0.9817351598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69162995594714" calcext:value-type="float">
            <text:p>0.9691629956</text:p>
          </table:table-cell>
          <table:table-cell office:value-type="float" office:value="0.937931034482759" calcext:value-type="float">
            <text:p>0.9379310345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67948717948718" calcext:value-type="float">
            <text:p>0.9679487179</text:p>
          </table:table-cell>
          <table:table-cell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69782654568" calcext:value-type="float">
            <text:p>0.9687697827</text:p>
          </table:table-cell>
          <table:table-cell office:value-type="float" office:value="0.965478580997231" calcext:value-type="float">
            <text:p>0.965478581</text:p>
          </table:table-cell>
          <table:table-cell office:value-type="float" office:value="0.96524635490864" calcext:value-type="float">
            <text:p>0.9652463549</text:p>
          </table:table-cell>
        </table:table-row>
        <table:table-row table:style-name="ro1">
          <table:table-cell/>
          <table:table-cell office:value-type="float" office:value="0.77716643741403" calcext:value-type="float">
            <text:p>0.7771664374</text:p>
          </table:table-cell>
          <table:table-cell office:value-type="float" office:value="0.808219178082192" calcext:value-type="float">
            <text:p>0.8082191781</text:p>
          </table:table-cell>
          <table:table-cell office:value-type="float" office:value="0.900432900432901" calcext:value-type="float">
            <text:p>0.9004329004</text:p>
          </table:table-cell>
          <table:table-cell office:value-type="float" office:value="0.951541850220264" calcext:value-type="float">
            <text:p>0.9515418502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936842105263158" calcext:value-type="float">
            <text:p>0.9368421053</text:p>
          </table:table-cell>
          <table:table-cell office:value-type="float" office:value="0.987244897959184" calcext:value-type="float">
            <text:p>0.987244898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77924944812362" calcext:value-type="float">
            <text:p>0.9779249448</text:p>
          </table:table-cell>
          <table:table-cell office:value-type="float" office:value="1" calcext:value-type="float">
            <text:p>1</text:p>
          </table:table-cell>
          <table:table-cell office:value-type="float" office:value="0.936906520362946" calcext:value-type="float">
            <text:p>0.9369065204</text:p>
          </table:table-cell>
          <table:table-cell office:value-type="float" office:value="0.940451418245262" calcext:value-type="float">
            <text:p>0.9404514182</text:p>
          </table:table-cell>
          <table:table-cell office:value-type="float" office:value="0.929934216951293" calcext:value-type="float">
            <text:p>0.929934217</text:p>
          </table:table-cell>
        </table:table-row>
        <table:table-row table:style-name="ro1">
          <table:table-cell/>
          <table:table-cell office:value-type="float" office:value="0.943603851444292" calcext:value-type="float">
            <text:p>0.9436038514</text:p>
          </table:table-cell>
          <table:table-cell office:value-type="float" office:value="0.872146118721461" calcext:value-type="float">
            <text:p>0.8721461187</text:p>
          </table:table-cell>
          <table:table-cell office:value-type="float" office:value="0.982683982683983" calcext:value-type="float">
            <text:p>0.9826839827</text:p>
          </table:table-cell>
          <table:table-cell office:value-type="float" office:value="0.744493392070485" calcext:value-type="float">
            <text:p>0.7444933921</text:p>
          </table:table-cell>
          <table:table-cell office:value-type="float" office:value="0.889655172413793" calcext:value-type="float">
            <text:p>0.8896551724</text:p>
          </table:table-cell>
          <table:table-cell office:value-type="float" office:value="0.95631067961165" calcext:value-type="float">
            <text:p>0.9563106796</text:p>
          </table:table-cell>
          <table:table-cell office:value-type="float" office:value="0.863157894736842" calcext:value-type="float">
            <text:p>0.8631578947</text:p>
          </table:table-cell>
          <table:table-cell office:value-type="float" office:value="0.969387755102041" calcext:value-type="float">
            <text:p>0.9693877551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1" calcext:value-type="float">
            <text:p>1</text:p>
          </table:table-cell>
          <table:table-cell office:value-type="float" office:value="0.936339522546419" calcext:value-type="float">
            <text:p>0.9363395225</text:p>
          </table:table-cell>
          <table:table-cell office:value-type="float" office:value="0.995584988962472" calcext:value-type="float">
            <text:p>0.995584989</text:p>
          </table:table-cell>
          <table:table-cell office:value-type="float" office:value="1" calcext:value-type="float">
            <text:p>1</text:p>
          </table:table-cell>
          <table:table-cell office:value-type="float" office:value="0.955686853766617" calcext:value-type="float">
            <text:p>0.9556868538</text:p>
          </table:table-cell>
          <table:table-cell office:value-type="float" office:value="0.934381007837168" calcext:value-type="float">
            <text:p>0.9343810078</text:p>
          </table:table-cell>
          <table:table-cell office:value-type="float" office:value="0.950643099303293" calcext:value-type="float">
            <text:p>0.9506430993</text:p>
          </table:table-cell>
        </table:table-row>
        <table:table-row table:style-name="ro1">
          <table:table-cell/>
          <table:table-cell office:value-type="float" office:value="0.891334250343879" calcext:value-type="float">
            <text:p>0.8913342503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926406926406926" calcext:value-type="float">
            <text:p>0.9264069264</text:p>
          </table:table-cell>
          <table:table-cell office:value-type="float" office:value="0.916299559471366" calcext:value-type="float">
            <text:p>0.916299559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7040816326531" calcext:value-type="float">
            <text:p>0.9770408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2472406181015" calcext:value-type="float">
            <text:p>0.9624724062</text:p>
          </table:table-cell>
          <table:table-cell office:value-type="float" office:value="1" calcext:value-type="float">
            <text:p>1</text:p>
          </table:table-cell>
          <table:table-cell office:value-type="float" office:value="0.962439333192657" calcext:value-type="float">
            <text:p>0.9624393332</text:p>
          </table:table-cell>
          <table:table-cell office:value-type="float" office:value="0.956694175258802" calcext:value-type="float">
            <text:p>0.9566941753</text:p>
          </table:table-cell>
          <table:table-cell office:value-type="float" office:value="0.958217059370429" calcext:value-type="float">
            <text:p>0.9582170594</text:p>
          </table:table-cell>
        </table:table-row>
        <table:table-row table:style-name="ro1">
          <table:table-cell/>
          <table:table-cell office:value-type="float" office:value="0.880330123796424" calcext:value-type="float">
            <text:p>0.8803301238</text:p>
          </table:table-cell>
          <table:table-cell office:value-type="float" office:value="0.899543378995434" calcext:value-type="float">
            <text:p>0.899543379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788546255506608" calcext:value-type="float">
            <text:p>0.7885462555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27184466019417" calcext:value-type="float">
            <text:p>0.927184466</text:p>
          </table:table-cell>
          <table:table-cell office:value-type="float" office:value="0.884210526315789" calcext:value-type="float">
            <text:p>0.8842105263</text:p>
          </table:table-cell>
          <table:table-cell office:value-type="float" office:value="0.808673469387755" calcext:value-type="float">
            <text:p>0.8086734694</text:p>
          </table:table-cell>
          <table:table-cell office:value-type="float" office:value="0.995726495726496" calcext:value-type="float">
            <text:p>0.9957264957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0.981432360742705" calcext:value-type="float">
            <text:p>0.9814323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695505380882" calcext:value-type="float">
            <text:p>0.9366955054</text:p>
          </table:table-cell>
          <table:table-cell office:value-type="float" office:value="0.924891692701939" calcext:value-type="float">
            <text:p>0.9248916927</text:p>
          </table:table-cell>
          <table:table-cell office:value-type="float" office:value="0.929564231134155" calcext:value-type="float">
            <text:p>0.9295642311</text:p>
          </table:table-cell>
        </table:table-row>
        <table:table-row table:style-name="ro1">
          <table:table-cell/>
          <table:table-cell office:value-type="float" office:value="0.961485557083906" calcext:value-type="float">
            <text:p>0.9614855571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929515418502203" calcext:value-type="float">
            <text:p>0.9295154185</text:p>
          </table:table-cell>
          <table:table-cell office:value-type="float" office:value="0.986206896551724" calcext:value-type="float">
            <text:p>0.9862068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224489795918" calcext:value-type="float">
            <text:p>0.9362244898</text:p>
          </table:table-cell>
          <table:table-cell office:value-type="float" office:value="0.957264957264957" calcext:value-type="float">
            <text:p>0.95726495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7843426883309" calcext:value-type="float">
            <text:p>0.9778434269</text:p>
          </table:table-cell>
          <table:table-cell office:value-type="float" office:value="0.977681080990461" calcext:value-type="float">
            <text:p>0.977681081</text:p>
          </table:table-cell>
          <table:table-cell office:value-type="float" office:value="0.97532844217429" calcext:value-type="float">
            <text:p>0.9753284422</text:p>
          </table:table-cell>
        </table:table-row>
        <table:table-row table:style-name="ro1">
          <table:table-cell/>
          <table:table-cell office:value-type="float" office:value="0.9353507565337" calcext:value-type="float">
            <text:p>0.9353507565</text:p>
          </table:table-cell>
          <table:table-cell office:value-type="float" office:value="0.712328767123288" calcext:value-type="float">
            <text:p>0.7123287671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893203883495146" calcext:value-type="float">
            <text:p>0.8932038835</text:p>
          </table:table-cell>
          <table:table-cell office:value-type="float" office:value="0.589473684210526" calcext:value-type="float">
            <text:p>0.5894736842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1" calcext:value-type="float">
            <text:p>1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89389920424403" calcext:value-type="float">
            <text:p>0.9893899204</text:p>
          </table:table-cell>
          <table:table-cell office:value-type="float" office:value="0.98233995584989" calcext:value-type="float">
            <text:p>0.9823399558</text:p>
          </table:table-cell>
          <table:table-cell office:value-type="float" office:value="1" calcext:value-type="float">
            <text:p>1</text:p>
          </table:table-cell>
          <table:table-cell office:value-type="float" office:value="0.950622494197088" calcext:value-type="float">
            <text:p>0.9506224942</text:p>
          </table:table-cell>
          <table:table-cell office:value-type="float" office:value="0.916579199026885" calcext:value-type="float">
            <text:p>0.916579199</text:p>
          </table:table-cell>
          <table:table-cell office:value-type="float" office:value="0.945006819063981" calcext:value-type="float">
            <text:p>0.9450068191</text:p>
          </table:table-cell>
        </table:table-row>
        <table:table-row table:style-name="ro1">
          <table:table-cell/>
          <table:table-cell office:value-type="float" office:value="0.867950481430536" calcext:value-type="float">
            <text:p>0.8679504814</text:p>
          </table:table-cell>
          <table:table-cell office:value-type="float" office:value="0.794520547945205" calcext:value-type="float">
            <text:p>0.7945205479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4273127753304" calcext:value-type="float">
            <text:p>0.9427312775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778947368421053" calcext:value-type="float">
            <text:p>0.7789473684</text:p>
          </table:table-cell>
          <table:table-cell office:value-type="float" office:value="0.982142857142857" calcext:value-type="float">
            <text:p>0.9821428571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92042440318302" calcext:value-type="float">
            <text:p>0.9920424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6530913694872" calcext:value-type="float">
            <text:p>0.9565309137</text:p>
          </table:table-cell>
          <table:table-cell office:value-type="float" office:value="0.943897356460261" calcext:value-type="float">
            <text:p>0.9438973565</text:p>
          </table:table-cell>
          <table:table-cell office:value-type="float" office:value="0.95163498716727" calcext:value-type="float">
            <text:p>0.9516349872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893473941616995" calcext:value-type="float">
            <text:p>0.8934739416</text:p>
          </table:table-cell>
          <table:table-cell table:style-name="Default" table:formula="of:=AVERAGE([.C1:.C9])" office:value-type="float" office:value="0.883307965499746" calcext:value-type="float">
            <text:p>0.8833079655</text:p>
          </table:table-cell>
          <table:table-cell table:style-name="Default" table:formula="of:=AVERAGE([.D1:.D9])" office:value-type="float" office:value="0.936026936026936" calcext:value-type="float">
            <text:p>0.936026936</text:p>
          </table:table-cell>
          <table:table-cell table:style-name="Default" table:formula="of:=AVERAGE([.E1:.E9])" office:value-type="float" office:value="0.887909936368086" calcext:value-type="float">
            <text:p>0.8879099364</text:p>
          </table:table-cell>
          <table:table-cell table:style-name="Default" table:formula="of:=AVERAGE([.F1:.F9])" office:value-type="float" office:value="0.933333333333334" calcext:value-type="float">
            <text:p>0.9333333333</text:p>
          </table:table-cell>
          <table:table-cell table:style-name="Default" table:formula="of:=AVERAGE([.G1:.G9])" office:value-type="float" office:value="0.965480043149946" calcext:value-type="float">
            <text:p>0.9654800431</text:p>
          </table:table-cell>
          <table:table-cell table:style-name="Default" table:formula="of:=AVERAGE([.H1:.H9])" office:value-type="float" office:value="0.88421052631579" calcext:value-type="float">
            <text:p>0.8842105263</text:p>
          </table:table-cell>
          <table:table-cell table:style-name="Default" table:formula="of:=AVERAGE([.I1:.I9])" office:value-type="float" office:value="0.94812925170068" calcext:value-type="float">
            <text:p>0.9481292517</text:p>
          </table:table-cell>
          <table:table-cell table:style-name="Default" table:formula="of:=AVERAGE([.J1:.J9])" office:value-type="float" office:value="0.984805318138652" calcext:value-type="float">
            <text:p>0.9848053181</text:p>
          </table:table-cell>
          <table:table-cell table:style-name="Default" table:formula="of:=AVERAGE([.K1:.K9])" office:value-type="float" office:value="0.994810744810745" calcext:value-type="float">
            <text:p>0.9948107448</text:p>
          </table:table-cell>
          <table:table-cell table:style-name="Default" table:formula="of:=AVERAGE([.L1:.L9])" office:value-type="float" office:value="0.982905982905983" calcext:value-type="float">
            <text:p>0.9829059829</text:p>
          </table:table-cell>
          <table:table-cell table:style-name="Default" table:formula="of:=AVERAGE([.M1:.M9])" office:value-type="float" office:value="0.990924699533971" calcext:value-type="float">
            <text:p>0.9909246995</text:p>
          </table:table-cell>
          <table:table-cell table:style-name="Default" table:formula="of:=AVERAGE([.N1:.N9])" office:value-type="float" office:value="1" calcext:value-type="float">
            <text:p>1</text:p>
          </table:table-cell>
          <table:table-cell table:style-name="Default" table:formula="of:=AVERAGE([.O1:.O9])" office:value-type="float" office:value="0.955499284893672" calcext:value-type="float">
            <text:p>0.9554992849</text:p>
          </table:table-cell>
          <table:table-cell table:style-name="Default" table:formula="of:=AVERAGE([.P1:.P9])" office:value-type="float" office:value="0.945024513800066" calcext:value-type="float">
            <text:p>0.9450245138</text:p>
          </table:table-cell>
          <table:table-cell table:style-name="Default" table:formula="of:=AVERAGE([.Q1:.Q9])" office:value-type="float" office:value="0.950487817003635" calcext:value-type="float">
            <text:p>0.950487817</text:p>
          </table:table-cell>
        </table:table-row>
        <table:table-row table:style-name="ro1">
          <table:table-cell/>
          <table:table-cell table:style-name="Default" table:formula="of:=VAR([.B1:.B9])" office:value-type="float" office:value="0.00293319340618543" calcext:value-type="float">
            <text:p>0.0029331934</text:p>
          </table:table-cell>
          <table:table-cell table:style-name="Default" table:formula="of:=VAR([.C1:.C9])" office:value-type="float" office:value="0.00916948724542392" calcext:value-type="float">
            <text:p>0.0091694872</text:p>
          </table:table-cell>
          <table:table-cell table:style-name="Default" table:formula="of:=VAR([.D1:.D9])" office:value-type="float" office:value="0.000762625221499675" calcext:value-type="float">
            <text:p>0.0007626252</text:p>
          </table:table-cell>
          <table:table-cell table:style-name="Default" table:formula="of:=VAR([.E1:.E9])" office:value-type="float" office:value="0.0067588693314013" calcext:value-type="float">
            <text:p>0.0067588693</text:p>
          </table:table-cell>
          <table:table-cell table:style-name="Default" table:formula="of:=VAR([.F1:.F9])" office:value-type="float" office:value="0.00505350772889416" calcext:value-type="float">
            <text:p>0.0050535077</text:p>
          </table:table-cell>
          <table:table-cell table:style-name="Default" table:formula="of:=VAR([.G1:.G9])" office:value-type="float" office:value="0.0012279930038437" calcext:value-type="float">
            <text:p>0.001227993</text:p>
          </table:table-cell>
          <table:table-cell table:style-name="Default" table:formula="of:=VAR([.H1:.H9])" office:value-type="float" office:value="0.0177285318559557" calcext:value-type="float">
            <text:p>0.0177285319</text:p>
          </table:table-cell>
          <table:table-cell table:style-name="Default" table:formula="of:=VAR([.I1:.I9])" office:value-type="float" office:value="0.00300493284048314" calcext:value-type="float">
            <text:p>0.0030049328</text:p>
          </table:table-cell>
          <table:table-cell table:style-name="Default" table:formula="of:=VAR([.J1:.J9])" office:value-type="float" office:value="0.00043310829457553" calcext:value-type="float">
            <text:p>0.0004331083</text:p>
          </table:table-cell>
          <table:table-cell table:style-name="Default" table:formula="of:=VAR([.K1:.K9])" office:value-type="float" office:value="0.0000517835339263901" calcext:value-type="float">
            <text:p>5.17835339263901E-05</text:p>
          </table:table-cell>
          <table:table-cell table:style-name="Default" table:formula="of:=VAR([.L1:.L9])" office:value-type="float" office:value="0.000404757493388247" calcext:value-type="float">
            <text:p>0.0004047575</text:p>
          </table:table-cell>
          <table:table-cell table:style-name="Default" table:formula="of:=VAR([.M1:.M9])" office:value-type="float" office:value="0.000185718516785869" calcext:value-type="float">
            <text:p>0.0001857185</text:p>
          </table:table-cell>
          <table:table-cell table:style-name="Default" table:formula="of:=VAR([.N1:.N9])" office:value-type="float" office:value="0" calcext:value-type="float">
            <text:p>0</text:p>
          </table:table-cell>
          <table:table-cell table:style-name="Default" table:formula="of:=VAR([.O1:.O9])" office:value-type="float" office:value="0.000181242282518252" calcext:value-type="float">
            <text:p>0.0001812423</text:p>
          </table:table-cell>
          <table:table-cell table:style-name="Default" table:formula="of:=VAR([.P1:.P9])" office:value-type="float" office:value="0.000371369452261348" calcext:value-type="float">
            <text:p>0.0003713695</text:p>
          </table:table-cell>
          <table:table-cell table:style-name="Default" table:formula="of:=VAR([.Q1:.Q9])" office:value-type="float" office:value="0.000223629812140753" calcext:value-type="float">
            <text:p>0.0002236298</text:p>
          </table:table-cell>
        </table:table-row>
        <table:table-row table:style-name="ro3" table:number-rows-repeated="4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.881705639614856" calcext:value-type="float">
            <text:p>0.8817056396</text:p>
          </table:table-cell>
          <table:table-cell office:value-type="float" office:value="0.922374429223744" calcext:value-type="float">
            <text:p>0.9223744292</text:p>
          </table:table-cell>
          <table:table-cell office:value-type="float" office:value="0.909090909090909" calcext:value-type="float">
            <text:p>0.9090909091</text:p>
          </table:table-cell>
          <table:table-cell office:value-type="float" office:value="0.814977973568282" calcext:value-type="float">
            <text:p>0.8149779736</text:p>
          </table:table-cell>
          <table:table-cell office:value-type="float" office:value="0.848275862068966" calcext:value-type="float">
            <text:p>0.848275862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1" calcext:value-type="float">
            <text:p>1</text:p>
          </table:table-cell>
          <table:table-cell office:value-type="float" office:value="0.966836734693877" calcext:value-type="float">
            <text:p>0.9668367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169761273209" calcext:value-type="float">
            <text:p>0.96816976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3998733910108" calcext:value-type="float">
            <text:p>0.9539987339</text:p>
          </table:table-cell>
          <table:table-cell office:value-type="float" office:value="0.945166112682588" calcext:value-type="float">
            <text:p>0.9451661127</text:p>
          </table:table-cell>
          <table:table-cell office:value-type="float" office:value="0.948815142959361" calcext:value-type="float">
            <text:p>0.948815143</text:p>
          </table:table-cell>
        </table:table-row>
        <table:table-row table:style-name="ro1">
          <table:table-cell/>
          <table:table-cell office:value-type="float" office:value="0.902338376891334" calcext:value-type="float">
            <text:p>0.9023383769</text:p>
          </table:table-cell>
          <table:table-cell office:value-type="float" office:value="0.981735159817351" calcext:value-type="float">
            <text:p>0.9817351598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69162995594714" calcext:value-type="float">
            <text:p>0.9691629956</text:p>
          </table:table-cell>
          <table:table-cell office:value-type="float" office:value="0.937931034482759" calcext:value-type="float">
            <text:p>0.9379310345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67948717948718" calcext:value-type="float">
            <text:p>0.9679487179</text:p>
          </table:table-cell>
          <table:table-cell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769782654568" calcext:value-type="float">
            <text:p>0.9687697827</text:p>
          </table:table-cell>
          <table:table-cell office:value-type="float" office:value="0.965478580997231" calcext:value-type="float">
            <text:p>0.965478581</text:p>
          </table:table-cell>
          <table:table-cell office:value-type="float" office:value="0.96524635490864" calcext:value-type="float">
            <text:p>0.9652463549</text:p>
          </table:table-cell>
        </table:table-row>
        <table:table-row table:style-name="ro1">
          <table:table-cell/>
          <table:table-cell office:value-type="float" office:value="0.77716643741403" calcext:value-type="float">
            <text:p>0.7771664374</text:p>
          </table:table-cell>
          <table:table-cell office:value-type="float" office:value="0.808219178082192" calcext:value-type="float">
            <text:p>0.8082191781</text:p>
          </table:table-cell>
          <table:table-cell office:value-type="float" office:value="0.900432900432901" calcext:value-type="float">
            <text:p>0.9004329004</text:p>
          </table:table-cell>
          <table:table-cell office:value-type="float" office:value="0.951541850220264" calcext:value-type="float">
            <text:p>0.9515418502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936842105263158" calcext:value-type="float">
            <text:p>0.9368421053</text:p>
          </table:table-cell>
          <table:table-cell office:value-type="float" office:value="0.987244897959184" calcext:value-type="float">
            <text:p>0.987244898</text:p>
          </table:table-cell>
          <table:table-cell office:value-type="float" office:value="0.948717948717949" calcext:value-type="float">
            <text:p>0.9487179487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77924944812362" calcext:value-type="float">
            <text:p>0.9779249448</text:p>
          </table:table-cell>
          <table:table-cell office:value-type="float" office:value="1" calcext:value-type="float">
            <text:p>1</text:p>
          </table:table-cell>
          <table:table-cell office:value-type="float" office:value="0.936906520362946" calcext:value-type="float">
            <text:p>0.9369065204</text:p>
          </table:table-cell>
          <table:table-cell office:value-type="float" office:value="0.940451418245262" calcext:value-type="float">
            <text:p>0.9404514182</text:p>
          </table:table-cell>
          <table:table-cell office:value-type="float" office:value="0.929934216951293" calcext:value-type="float">
            <text:p>0.929934217</text:p>
          </table:table-cell>
        </table:table-row>
        <table:table-row table:style-name="ro1">
          <table:table-cell/>
          <table:table-cell office:value-type="float" office:value="0.943603851444292" calcext:value-type="float">
            <text:p>0.9436038514</text:p>
          </table:table-cell>
          <table:table-cell office:value-type="float" office:value="0.872146118721461" calcext:value-type="float">
            <text:p>0.8721461187</text:p>
          </table:table-cell>
          <table:table-cell office:value-type="float" office:value="0.982683982683983" calcext:value-type="float">
            <text:p>0.9826839827</text:p>
          </table:table-cell>
          <table:table-cell office:value-type="float" office:value="0.744493392070485" calcext:value-type="float">
            <text:p>0.7444933921</text:p>
          </table:table-cell>
          <table:table-cell office:value-type="float" office:value="0.889655172413793" calcext:value-type="float">
            <text:p>0.8896551724</text:p>
          </table:table-cell>
          <table:table-cell office:value-type="float" office:value="0.95631067961165" calcext:value-type="float">
            <text:p>0.9563106796</text:p>
          </table:table-cell>
          <table:table-cell office:value-type="float" office:value="0.863157894736842" calcext:value-type="float">
            <text:p>0.8631578947</text:p>
          </table:table-cell>
          <table:table-cell office:value-type="float" office:value="0.969387755102041" calcext:value-type="float">
            <text:p>0.9693877551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1" calcext:value-type="float">
            <text:p>1</text:p>
          </table:table-cell>
          <table:table-cell office:value-type="float" office:value="0.936339522546419" calcext:value-type="float">
            <text:p>0.9363395225</text:p>
          </table:table-cell>
          <table:table-cell office:value-type="float" office:value="0.995584988962472" calcext:value-type="float">
            <text:p>0.995584989</text:p>
          </table:table-cell>
          <table:table-cell office:value-type="float" office:value="1" calcext:value-type="float">
            <text:p>1</text:p>
          </table:table-cell>
          <table:table-cell office:value-type="float" office:value="0.955686853766617" calcext:value-type="float">
            <text:p>0.9556868538</text:p>
          </table:table-cell>
          <table:table-cell office:value-type="float" office:value="0.934381007837168" calcext:value-type="float">
            <text:p>0.9343810078</text:p>
          </table:table-cell>
          <table:table-cell office:value-type="float" office:value="0.950643099303293" calcext:value-type="float">
            <text:p>0.9506430993</text:p>
          </table:table-cell>
        </table:table-row>
        <table:table-row table:style-name="ro1">
          <table:table-cell/>
          <table:table-cell office:value-type="float" office:value="0.891334250343879" calcext:value-type="float">
            <text:p>0.8913342503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926406926406926" calcext:value-type="float">
            <text:p>0.9264069264</text:p>
          </table:table-cell>
          <table:table-cell office:value-type="float" office:value="0.916299559471366" calcext:value-type="float">
            <text:p>0.916299559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7040816326531" calcext:value-type="float">
            <text:p>0.977040816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2472406181015" calcext:value-type="float">
            <text:p>0.9624724062</text:p>
          </table:table-cell>
          <table:table-cell office:value-type="float" office:value="1" calcext:value-type="float">
            <text:p>1</text:p>
          </table:table-cell>
          <table:table-cell office:value-type="float" office:value="0.962439333192657" calcext:value-type="float">
            <text:p>0.9624393332</text:p>
          </table:table-cell>
          <table:table-cell office:value-type="float" office:value="0.956694175258802" calcext:value-type="float">
            <text:p>0.9566941753</text:p>
          </table:table-cell>
          <table:table-cell office:value-type="float" office:value="0.958217059370429" calcext:value-type="float">
            <text:p>0.9582170594</text:p>
          </table:table-cell>
        </table:table-row>
        <table:table-row table:style-name="ro1">
          <table:table-cell/>
          <table:table-cell office:value-type="float" office:value="0.880330123796424" calcext:value-type="float">
            <text:p>0.8803301238</text:p>
          </table:table-cell>
          <table:table-cell office:value-type="float" office:value="0.899543378995434" calcext:value-type="float">
            <text:p>0.899543379</text:p>
          </table:table-cell>
          <table:table-cell office:value-type="float" office:value="0.904761904761905" calcext:value-type="float">
            <text:p>0.9047619048</text:p>
          </table:table-cell>
          <table:table-cell office:value-type="float" office:value="0.788546255506608" calcext:value-type="float">
            <text:p>0.7885462555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27184466019417" calcext:value-type="float">
            <text:p>0.927184466</text:p>
          </table:table-cell>
          <table:table-cell office:value-type="float" office:value="0.884210526315789" calcext:value-type="float">
            <text:p>0.8842105263</text:p>
          </table:table-cell>
          <table:table-cell office:value-type="float" office:value="0.808673469387755" calcext:value-type="float">
            <text:p>0.8086734694</text:p>
          </table:table-cell>
          <table:table-cell office:value-type="float" office:value="0.995726495726496" calcext:value-type="float">
            <text:p>0.9957264957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0.981432360742705" calcext:value-type="float">
            <text:p>0.9814323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695505380882" calcext:value-type="float">
            <text:p>0.9366955054</text:p>
          </table:table-cell>
          <table:table-cell office:value-type="float" office:value="0.924891692701939" calcext:value-type="float">
            <text:p>0.9248916927</text:p>
          </table:table-cell>
          <table:table-cell office:value-type="float" office:value="0.929564231134155" calcext:value-type="float">
            <text:p>0.9295642311</text:p>
          </table:table-cell>
        </table:table-row>
        <table:table-row table:style-name="ro1">
          <table:table-cell/>
          <table:table-cell office:value-type="float" office:value="0.961485557083906" calcext:value-type="float">
            <text:p>0.9614855571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929515418502203" calcext:value-type="float">
            <text:p>0.9295154185</text:p>
          </table:table-cell>
          <table:table-cell office:value-type="float" office:value="0.986206896551724" calcext:value-type="float">
            <text:p>0.98620689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6224489795918" calcext:value-type="float">
            <text:p>0.9362244898</text:p>
          </table:table-cell>
          <table:table-cell office:value-type="float" office:value="0.957264957264957" calcext:value-type="float">
            <text:p>0.95726495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977843426883309" calcext:value-type="float">
            <text:p>0.9778434269</text:p>
          </table:table-cell>
          <table:table-cell office:value-type="float" office:value="0.977681080990461" calcext:value-type="float">
            <text:p>0.977681081</text:p>
          </table:table-cell>
          <table:table-cell office:value-type="float" office:value="0.97532844217429" calcext:value-type="float">
            <text:p>0.9753284422</text:p>
          </table:table-cell>
        </table:table-row>
        <table:table-row table:style-name="ro1">
          <table:table-cell/>
          <table:table-cell office:value-type="float" office:value="0.9353507565337" calcext:value-type="float">
            <text:p>0.9353507565</text:p>
          </table:table-cell>
          <table:table-cell office:value-type="float" office:value="0.712328767123288" calcext:value-type="float">
            <text:p>0.7123287671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893203883495146" calcext:value-type="float">
            <text:p>0.8932038835</text:p>
          </table:table-cell>
          <table:table-cell office:value-type="float" office:value="0.589473684210526" calcext:value-type="float">
            <text:p>0.5894736842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1" calcext:value-type="float">
            <text:p>1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89389920424403" calcext:value-type="float">
            <text:p>0.9893899204</text:p>
          </table:table-cell>
          <table:table-cell office:value-type="float" office:value="0.98233995584989" calcext:value-type="float">
            <text:p>0.9823399558</text:p>
          </table:table-cell>
          <table:table-cell office:value-type="float" office:value="1" calcext:value-type="float">
            <text:p>1</text:p>
          </table:table-cell>
          <table:table-cell office:value-type="float" office:value="0.950622494197088" calcext:value-type="float">
            <text:p>0.9506224942</text:p>
          </table:table-cell>
          <table:table-cell office:value-type="float" office:value="0.916579199026885" calcext:value-type="float">
            <text:p>0.916579199</text:p>
          </table:table-cell>
          <table:table-cell office:value-type="float" office:value="0.945006819063981" calcext:value-type="float">
            <text:p>0.9450068191</text:p>
          </table:table-cell>
        </table:table-row>
        <table:table-row table:style-name="ro1">
          <table:table-cell/>
          <table:table-cell office:value-type="float" office:value="0.867950481430536" calcext:value-type="float">
            <text:p>0.8679504814</text:p>
          </table:table-cell>
          <table:table-cell office:value-type="float" office:value="0.794520547945205" calcext:value-type="float">
            <text:p>0.7945205479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4273127753304" calcext:value-type="float">
            <text:p>0.9427312775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778947368421053" calcext:value-type="float">
            <text:p>0.7789473684</text:p>
          </table:table-cell>
          <table:table-cell office:value-type="float" office:value="0.982142857142857" calcext:value-type="float">
            <text:p>0.9821428571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92042440318302" calcext:value-type="float">
            <text:p>0.9920424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6530913694872" calcext:value-type="float">
            <text:p>0.9565309137</text:p>
          </table:table-cell>
          <table:table-cell office:value-type="float" office:value="0.943897356460261" calcext:value-type="float">
            <text:p>0.9438973565</text:p>
          </table:table-cell>
          <table:table-cell office:value-type="float" office:value="0.95163498716727" calcext:value-type="float">
            <text:p>0.9516349872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7:.B25])" office:value-type="float" office:value="0.893473941616995" calcext:value-type="float">
            <text:p>0.8934739416</text:p>
          </table:table-cell>
          <table:table-cell table:style-name="Default" table:formula="of:=AVERAGE([.C17:.C25])" office:value-type="float" office:value="0.883307965499746" calcext:value-type="float">
            <text:p>0.8833079655</text:p>
          </table:table-cell>
          <table:table-cell table:style-name="Default" table:formula="of:=AVERAGE([.D17:.D25])" office:value-type="float" office:value="0.936026936026936" calcext:value-type="float">
            <text:p>0.936026936</text:p>
          </table:table-cell>
          <table:table-cell table:style-name="Default" table:formula="of:=AVERAGE([.E17:.E25])" office:value-type="float" office:value="0.887909936368086" calcext:value-type="float">
            <text:p>0.8879099364</text:p>
          </table:table-cell>
          <table:table-cell table:style-name="Default" table:formula="of:=AVERAGE([.F17:.F25])" office:value-type="float" office:value="0.933333333333334" calcext:value-type="float">
            <text:p>0.9333333333</text:p>
          </table:table-cell>
          <table:table-cell table:style-name="Default" table:formula="of:=AVERAGE([.G17:.G25])" office:value-type="float" office:value="0.965480043149946" calcext:value-type="float">
            <text:p>0.9654800431</text:p>
          </table:table-cell>
          <table:table-cell table:style-name="Default" table:formula="of:=AVERAGE([.H17:.H25])" office:value-type="float" office:value="0.88421052631579" calcext:value-type="float">
            <text:p>0.8842105263</text:p>
          </table:table-cell>
          <table:table-cell table:style-name="Default" table:formula="of:=AVERAGE([.I17:.I25])" office:value-type="float" office:value="0.94812925170068" calcext:value-type="float">
            <text:p>0.9481292517</text:p>
          </table:table-cell>
          <table:table-cell table:style-name="Default" table:formula="of:=AVERAGE([.J17:.J25])" office:value-type="float" office:value="0.984805318138652" calcext:value-type="float">
            <text:p>0.9848053181</text:p>
          </table:table-cell>
          <table:table-cell table:style-name="Default" table:formula="of:=AVERAGE([.K17:.K25])" office:value-type="float" office:value="0.994810744810745" calcext:value-type="float">
            <text:p>0.9948107448</text:p>
          </table:table-cell>
          <table:table-cell table:style-name="Default" table:formula="of:=AVERAGE([.L17:.L25])" office:value-type="float" office:value="0.982905982905983" calcext:value-type="float">
            <text:p>0.9829059829</text:p>
          </table:table-cell>
          <table:table-cell table:style-name="Default" table:formula="of:=AVERAGE([.M17:.M25])" office:value-type="float" office:value="0.990924699533971" calcext:value-type="float">
            <text:p>0.9909246995</text:p>
          </table:table-cell>
          <table:table-cell table:style-name="Default" table:formula="of:=AVERAGE([.N17:.N25])" office:value-type="float" office:value="1" calcext:value-type="float">
            <text:p>1</text:p>
          </table:table-cell>
          <table:table-cell table:style-name="Default" table:formula="of:=AVERAGE([.O17:.O25])" office:value-type="float" office:value="0.955499284893672" calcext:value-type="float">
            <text:p>0.9554992849</text:p>
          </table:table-cell>
          <table:table-cell table:style-name="Default" table:formula="of:=AVERAGE([.P17:.P25])" office:value-type="float" office:value="0.945024513800066" calcext:value-type="float">
            <text:p>0.9450245138</text:p>
          </table:table-cell>
          <table:table-cell table:style-name="Default" table:formula="of:=AVERAGE([.Q17:.Q25])" office:value-type="float" office:value="0.950487817003635" calcext:value-type="float">
            <text:p>0.950487817</text:p>
          </table:table-cell>
        </table:table-row>
        <table:table-row table:style-name="ro1">
          <table:table-cell/>
          <table:table-cell table:style-name="Default" table:formula="of:=VAR([.B17:.B25])" office:value-type="float" office:value="0.00293319340618543" calcext:value-type="float">
            <text:p>0.0029331934</text:p>
          </table:table-cell>
          <table:table-cell table:style-name="Default" table:formula="of:=VAR([.C17:.C25])" office:value-type="float" office:value="0.00916948724542392" calcext:value-type="float">
            <text:p>0.0091694872</text:p>
          </table:table-cell>
          <table:table-cell table:style-name="Default" table:formula="of:=VAR([.D17:.D25])" office:value-type="float" office:value="0.000762625221499675" calcext:value-type="float">
            <text:p>0.0007626252</text:p>
          </table:table-cell>
          <table:table-cell table:style-name="Default" table:formula="of:=VAR([.E17:.E25])" office:value-type="float" office:value="0.0067588693314013" calcext:value-type="float">
            <text:p>0.0067588693</text:p>
          </table:table-cell>
          <table:table-cell table:style-name="Default" table:formula="of:=VAR([.F17:.F25])" office:value-type="float" office:value="0.00505350772889416" calcext:value-type="float">
            <text:p>0.0050535077</text:p>
          </table:table-cell>
          <table:table-cell table:style-name="Default" table:formula="of:=VAR([.G17:.G25])" office:value-type="float" office:value="0.0012279930038437" calcext:value-type="float">
            <text:p>0.001227993</text:p>
          </table:table-cell>
          <table:table-cell table:style-name="Default" table:formula="of:=VAR([.H17:.H25])" office:value-type="float" office:value="0.0177285318559557" calcext:value-type="float">
            <text:p>0.0177285319</text:p>
          </table:table-cell>
          <table:table-cell table:style-name="Default" table:formula="of:=VAR([.I17:.I25])" office:value-type="float" office:value="0.00300493284048314" calcext:value-type="float">
            <text:p>0.0030049328</text:p>
          </table:table-cell>
          <table:table-cell table:style-name="Default" table:formula="of:=VAR([.J17:.J25])" office:value-type="float" office:value="0.00043310829457553" calcext:value-type="float">
            <text:p>0.0004331083</text:p>
          </table:table-cell>
          <table:table-cell table:style-name="Default" table:formula="of:=VAR([.K17:.K25])" office:value-type="float" office:value="0.0000517835339263901" calcext:value-type="float">
            <text:p>5.17835339263901E-05</text:p>
          </table:table-cell>
          <table:table-cell table:style-name="Default" table:formula="of:=VAR([.L17:.L25])" office:value-type="float" office:value="0.000404757493388247" calcext:value-type="float">
            <text:p>0.0004047575</text:p>
          </table:table-cell>
          <table:table-cell table:style-name="Default" table:formula="of:=VAR([.M17:.M25])" office:value-type="float" office:value="0.000185718516785869" calcext:value-type="float">
            <text:p>0.0001857185</text:p>
          </table:table-cell>
          <table:table-cell table:style-name="Default" table:formula="of:=VAR([.N17:.N25])" office:value-type="float" office:value="0" calcext:value-type="float">
            <text:p>0</text:p>
          </table:table-cell>
          <table:table-cell table:style-name="Default" table:formula="of:=VAR([.O17:.O25])" office:value-type="float" office:value="0.000181242282518252" calcext:value-type="float">
            <text:p>0.0001812423</text:p>
          </table:table-cell>
          <table:table-cell table:style-name="Default" table:formula="of:=VAR([.P17:.P25])" office:value-type="float" office:value="0.000371369452261348" calcext:value-type="float">
            <text:p>0.0003713695</text:p>
          </table:table-cell>
          <table:table-cell table:style-name="Default" table:formula="of:=VAR([.Q17:.Q25])" office:value-type="float" office:value="0.000223629812140753" calcext:value-type="float">
            <text:p>0.0002236298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table table:name="resnet14_b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_14_b</text:p>
          </table:table-cell>
          <table:table-cell office:value-type="float" office:value="0.902338376891334" calcext:value-type="float">
            <text:p>0.9023383769</text:p>
          </table:table-cell>
          <table:table-cell office:value-type="float" office:value="0.831050228310502" calcext:value-type="float">
            <text:p>0.8310502283</text:p>
          </table:table-cell>
          <table:table-cell office:value-type="float" office:value="0.848484848484848" calcext:value-type="float">
            <text:p>0.8484848485</text:p>
          </table:table-cell>
          <table:table-cell office:value-type="float" office:value="0.713656387665198" calcext:value-type="float">
            <text:p>0.7136563877</text:p>
          </table:table-cell>
          <table:table-cell office:value-type="float" office:value="0.83448275862069" calcext:value-type="float">
            <text:p>0.8344827586</text:p>
          </table:table-cell>
          <table:table-cell office:value-type="float" office:value="0.810679611650485" calcext:value-type="float">
            <text:p>0.8106796117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82142857142857" calcext:value-type="float">
            <text:p>0.9821428571</text:p>
          </table:table-cell>
          <table:table-cell office:value-type="float" office:value="1" calcext:value-type="float">
            <text:p>1</text:p>
          </table:table-cell>
          <table:table-cell office:value-type="float" office:value="0.956043956043956" calcext:value-type="float">
            <text:p>0.956043956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36062460434691" calcext:value-type="float">
            <text:p>0.9360624604</text:p>
          </table:table-cell>
          <table:table-cell office:value-type="float" office:value="0.910746443719136" calcext:value-type="float">
            <text:p>0.9107464437</text:p>
          </table:table-cell>
          <table:table-cell office:value-type="float" office:value="0.928733878209878" calcext:value-type="float">
            <text:p>0.9287338782</text:p>
          </table:table-cell>
        </table:table-row>
        <table:table-row table:style-name="ro1">
          <table:table-cell/>
          <table:table-cell office:value-type="float" office:value="0.994497936726272" calcext:value-type="float">
            <text:p>0.9944979367</text:p>
          </table:table-cell>
          <table:table-cell office:value-type="float" office:value="0.91324200913242" calcext:value-type="float">
            <text:p>0.9132420091</text:p>
          </table:table-cell>
          <table:table-cell office:value-type="float" office:value="0.935064935064935" calcext:value-type="float">
            <text:p>0.9350649351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868965517241379" calcext:value-type="float">
            <text:p>0.8689655172</text:p>
          </table:table-cell>
          <table:table-cell office:value-type="float" office:value="0.961165048543689" calcext:value-type="float">
            <text:p>0.9611650485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85042735042735" calcext:value-type="float">
            <text:p>0.985042735</text:p>
          </table:table-cell>
          <table:table-cell office:value-type="float" office:value="1" calcext:value-type="float">
            <text:p>1</text:p>
          </table:table-cell>
          <table:table-cell office:value-type="float" office:value="0.941644562334218" calcext:value-type="float">
            <text:p>0.9416445623</text:p>
          </table:table-cell>
          <table:table-cell office:value-type="float" office:value="0.964679911699779" calcext:value-type="float">
            <text:p>0.9646799117</text:p>
          </table:table-cell>
          <table:table-cell office:value-type="float" office:value="1" calcext:value-type="float">
            <text:p>1</text:p>
          </table:table-cell>
          <table:table-cell office:value-type="float" office:value="0.970035872546951" calcext:value-type="float">
            <text:p>0.9700358725</text:p>
          </table:table-cell>
          <table:table-cell office:value-type="float" office:value="0.957452362947012" calcext:value-type="float">
            <text:p>0.9574523629</text:p>
          </table:table-cell>
          <table:table-cell office:value-type="float" office:value="0.966599987879592" calcext:value-type="float">
            <text:p>0.9665999879</text:p>
          </table:table-cell>
        </table:table-row>
        <table:table-row table:style-name="ro1">
          <table:table-cell/>
          <table:table-cell office:value-type="float" office:value="0.950481430536451" calcext:value-type="float">
            <text:p>0.9504814305</text:p>
          </table:table-cell>
          <table:table-cell office:value-type="float" office:value="0.762557077625571" calcext:value-type="float">
            <text:p>0.7625570776</text:p>
          </table:table-cell>
          <table:table-cell office:value-type="float" office:value="0.935064935064935" calcext:value-type="float">
            <text:p>0.9350649351</text:p>
          </table:table-cell>
          <table:table-cell office:value-type="float" office:value="0.845814977973568" calcext:value-type="float">
            <text:p>0.845814978</text:p>
          </table:table-cell>
          <table:table-cell office:value-type="float" office:value="0.958620689655172" calcext:value-type="float">
            <text:p>0.9586206897</text:p>
          </table:table-cell>
          <table:table-cell office:value-type="float" office:value="0.961165048543689" calcext:value-type="float">
            <text:p>0.9611650485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79591836734694" calcext:value-type="float">
            <text:p>0.9795918367</text:p>
          </table:table-cell>
          <table:table-cell office:value-type="float" office:value="0.97008547008547" calcext:value-type="float">
            <text:p>0.9700854701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71302428256071" calcext:value-type="float">
            <text:p>0.9713024283</text:p>
          </table:table-cell>
          <table:table-cell office:value-type="float" office:value="1" calcext:value-type="float">
            <text:p>1</text:p>
          </table:table-cell>
          <table:table-cell office:value-type="float" office:value="0.956530913694872" calcext:value-type="float">
            <text:p>0.9565309137</text:p>
          </table:table-cell>
          <table:table-cell office:value-type="float" office:value="0.939472127297793" calcext:value-type="float">
            <text:p>0.9394721273</text:p>
          </table:table-cell>
          <table:table-cell office:value-type="float" office:value="0.951543002796679" calcext:value-type="float">
            <text:p>0.9515430028</text:p>
          </table:table-cell>
        </table:table-row>
        <table:table-row table:style-name="ro1">
          <table:table-cell/>
          <table:table-cell office:value-type="float" office:value="0.943603851444292" calcext:value-type="float">
            <text:p>0.9436038514</text:p>
          </table:table-cell>
          <table:table-cell office:value-type="float" office:value="0.858447488584475" calcext:value-type="float">
            <text:p>0.8584474886</text:p>
          </table:table-cell>
          <table:table-cell office:value-type="float" office:value="0.956709956709957" calcext:value-type="float">
            <text:p>0.9567099567</text:p>
          </table:table-cell>
          <table:table-cell office:value-type="float" office:value="0.6784140969163" calcext:value-type="float">
            <text:p>0.6784140969</text:p>
          </table:table-cell>
          <table:table-cell office:value-type="float" office:value="0.862068965517241" calcext:value-type="float">
            <text:p>0.8620689655</text:p>
          </table:table-cell>
          <table:table-cell office:value-type="float" office:value="0.951456310679612" calcext:value-type="float">
            <text:p>0.9514563107</text:p>
          </table:table-cell>
          <table:table-cell office:value-type="float" office:value="0.852631578947368" calcext:value-type="float">
            <text:p>0.8526315789</text:p>
          </table:table-cell>
          <table:table-cell office:value-type="float" office:value="0.829081632653061" calcext:value-type="float">
            <text:p>0.8290816327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1" calcext:value-type="float">
            <text:p>1</text:p>
          </table:table-cell>
          <table:table-cell office:value-type="float" office:value="0.968169761273209" calcext:value-type="float">
            <text:p>0.9681697613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38172610255328" calcext:value-type="float">
            <text:p>0.9381726103</text:p>
          </table:table-cell>
          <table:table-cell office:value-type="float" office:value="0.912936814904936" calcext:value-type="float">
            <text:p>0.9129368149</text:p>
          </table:table-cell>
          <table:table-cell office:value-type="float" office:value="0.931061650786413" calcext:value-type="float">
            <text:p>0.9310616508</text:p>
          </table:table-cell>
        </table:table-row>
        <table:table-row table:style-name="ro1">
          <table:table-cell/>
          <table:table-cell office:value-type="float" office:value="0.955983493810179" calcext:value-type="float">
            <text:p>0.9559834938</text:p>
          </table:table-cell>
          <table:table-cell office:value-type="float" office:value="0.894977168949772" calcext:value-type="float">
            <text:p>0.8949771689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758620689655172" calcext:value-type="float">
            <text:p>0.7586206897</text:p>
          </table:table-cell>
          <table:table-cell office:value-type="float" office:value="0.951456310679612" calcext:value-type="float">
            <text:p>0.9514563107</text:p>
          </table:table-cell>
          <table:table-cell office:value-type="float" office:value="0.863157894736842" calcext:value-type="float">
            <text:p>0.8631578947</text:p>
          </table:table-cell>
          <table:table-cell office:value-type="float" office:value="0.966836734693877" calcext:value-type="float">
            <text:p>0.9668367347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71302428256071" calcext:value-type="float">
            <text:p>0.9713024283</text:p>
          </table:table-cell>
          <table:table-cell office:value-type="float" office:value="1" calcext:value-type="float">
            <text:p>1</text:p>
          </table:table-cell>
          <table:table-cell office:value-type="float" office:value="0.963494408102975" calcext:value-type="float">
            <text:p>0.9634944081</text:p>
          </table:table-cell>
          <table:table-cell office:value-type="float" office:value="0.940305270548734" calcext:value-type="float">
            <text:p>0.9403052705</text:p>
          </table:table-cell>
          <table:table-cell office:value-type="float" office:value="0.959312787816491" calcext:value-type="float">
            <text:p>0.9593127878</text:p>
          </table:table-cell>
        </table:table-row>
        <table:table-row table:style-name="ro1">
          <table:table-cell/>
          <table:table-cell office:value-type="float" office:value="0.880330123796424" calcext:value-type="float">
            <text:p>0.8803301238</text:p>
          </table:table-cell>
          <table:table-cell office:value-type="float" office:value="0.82648401826484" calcext:value-type="float">
            <text:p>0.8264840183</text:p>
          </table:table-cell>
          <table:table-cell office:value-type="float" office:value="0.896103896103896" calcext:value-type="float">
            <text:p>0.8961038961</text:p>
          </table:table-cell>
          <table:table-cell office:value-type="float" office:value="0.762114537444934" calcext:value-type="float">
            <text:p>0.7621145374</text:p>
          </table:table-cell>
          <table:table-cell office:value-type="float" office:value="0.903448275862069" calcext:value-type="float">
            <text:p>0.9034482759</text:p>
          </table:table-cell>
          <table:table-cell office:value-type="float" office:value="0.936893203883495" calcext:value-type="float">
            <text:p>0.9368932039</text:p>
          </table:table-cell>
          <table:table-cell office:value-type="float" office:value="0.884210526315789" calcext:value-type="float">
            <text:p>0.8842105263</text:p>
          </table:table-cell>
          <table:table-cell office:value-type="float" office:value="0.801020408163265" calcext:value-type="float">
            <text:p>0.8010204082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60212201591512" calcext:value-type="float">
            <text:p>0.9602122016</text:p>
          </table:table-cell>
          <table:table-cell office:value-type="float" office:value="0.984547461368653" calcext:value-type="float">
            <text:p>0.9845474614</text:p>
          </table:table-cell>
          <table:table-cell office:value-type="float" office:value="1" calcext:value-type="float">
            <text:p>1</text:p>
          </table:table-cell>
          <table:table-cell office:value-type="float" office:value="0.927832876134205" calcext:value-type="float">
            <text:p>0.9278328761</text:p>
          </table:table-cell>
          <table:table-cell office:value-type="float" office:value="0.910201338465202" calcext:value-type="float">
            <text:p>0.9102013385</text:p>
          </table:table-cell>
          <table:table-cell office:value-type="float" office:value="0.919549395845367" calcext:value-type="float">
            <text:p>0.9195493958</text:p>
          </table:table-cell>
        </table:table-row>
        <table:table-row table:style-name="ro1">
          <table:table-cell/>
          <table:table-cell office:value-type="float" office:value="0.951856946354883" calcext:value-type="float">
            <text:p>0.9518569464</text:p>
          </table:table-cell>
          <table:table-cell office:value-type="float" office:value="0.91324200913242" calcext:value-type="float">
            <text:p>0.9132420091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819383259911894" calcext:value-type="float">
            <text:p>0.8193832599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810526315789474" calcext:value-type="float">
            <text:p>0.8105263158</text:p>
          </table:table-cell>
          <table:table-cell office:value-type="float" office:value="0.977040816326531" calcext:value-type="float">
            <text:p>0.9770408163</text:p>
          </table:table-cell>
          <table:table-cell office:value-type="float" office:value="0.974358974358974" calcext:value-type="float">
            <text:p>0.9743589744</text:p>
          </table:table-cell>
          <table:table-cell office:value-type="float" office:value="1" calcext:value-type="float">
            <text:p>1</text:p>
          </table:table-cell>
          <table:table-cell office:value-type="float" office:value="0.978779840848806" calcext:value-type="float">
            <text:p>0.9787798408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61384258282338" calcext:value-type="float">
            <text:p>0.9613842583</text:p>
          </table:table-cell>
          <table:table-cell office:value-type="float" office:value="0.941791382144543" calcext:value-type="float">
            <text:p>0.9417913821</text:p>
          </table:table-cell>
          <table:table-cell office:value-type="float" office:value="0.956956256179953" calcext:value-type="float">
            <text:p>0.9569562562</text:p>
          </table:table-cell>
        </table:table-row>
        <table:table-row table:style-name="ro1">
          <table:table-cell/>
          <table:table-cell office:value-type="float" office:value="0.969738651994498" calcext:value-type="float">
            <text:p>0.969738652</text:p>
          </table:table-cell>
          <table:table-cell office:value-type="float" office:value="0.972602739726027" calcext:value-type="float">
            <text:p>0.9726027397</text:p>
          </table:table-cell>
          <table:table-cell office:value-type="float" office:value="0.991341991341991" calcext:value-type="float">
            <text:p>0.9913419913</text:p>
          </table:table-cell>
          <table:table-cell office:value-type="float" office:value="0.947136563876652" calcext:value-type="float">
            <text:p>0.9471365639</text:p>
          </table:table-cell>
          <table:table-cell office:value-type="float" office:value="0.917241379310345" calcext:value-type="float">
            <text:p>0.9172413793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0.991452991452992" calcext:value-type="float">
            <text:p>0.9914529915</text:p>
          </table:table-cell>
          <table:table-cell office:value-type="float" office:value="0.983516483516483" calcext:value-type="float">
            <text:p>0.9835164835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55849889624724" calcext:value-type="float">
            <text:p>0.9558498896</text:p>
          </table:table-cell>
          <table:table-cell office:value-type="float" office:value="1" calcext:value-type="float">
            <text:p>1</text:p>
          </table:table-cell>
          <table:table-cell office:value-type="float" office:value="0.971301962439333" calcext:value-type="float">
            <text:p>0.9713019624</text:p>
          </table:table-cell>
          <table:table-cell office:value-type="float" office:value="0.960537492145462" calcext:value-type="float">
            <text:p>0.9605374921</text:p>
          </table:table-cell>
          <table:table-cell office:value-type="float" office:value="0.968010322401833" calcext:value-type="float">
            <text:p>0.9680103224</text:p>
          </table:table-cell>
        </table:table-row>
        <table:table-row table:style-name="ro1">
          <table:table-cell/>
          <table:table-cell office:value-type="float" office:value="0.931224209078404" calcext:value-type="float">
            <text:p>0.9312242091</text:p>
          </table:table-cell>
          <table:table-cell office:value-type="float" office:value="0.812785388127854" calcext:value-type="float">
            <text:p>0.8127853881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876651982378855" calcext:value-type="float">
            <text:p>0.8766519824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1747572815534" calcext:value-type="float">
            <text:p>0.9174757282</text:p>
          </table:table-cell>
          <table:table-cell office:value-type="float" office:value="0.810526315789474" calcext:value-type="float">
            <text:p>0.8105263158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73509933774834" calcext:value-type="float">
            <text:p>0.9735099338</text:p>
          </table:table-cell>
          <table:table-cell office:value-type="float" office:value="1" calcext:value-type="float">
            <text:p>1</text:p>
          </table:table-cell>
          <table:table-cell office:value-type="float" office:value="0.95357670394598" calcext:value-type="float">
            <text:p>0.9535767039</text:p>
          </table:table-cell>
          <table:table-cell office:value-type="float" office:value="0.934330334323375" calcext:value-type="float">
            <text:p>0.9343303343</text:p>
          </table:table-cell>
          <table:table-cell office:value-type="float" office:value="0.948263206285789" calcext:value-type="float">
            <text:p>0.9482632063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94222833562586" calcext:value-type="float">
            <text:p>0.9422283356</text:p>
          </table:table-cell>
          <table:table-cell table:style-name="Default" table:formula="of:=AVERAGE([.C1:.C9])" office:value-type="float" office:value="0.865043125317098" calcext:value-type="float">
            <text:p>0.8650431253</text:p>
          </table:table-cell>
          <table:table-cell table:style-name="Default" table:formula="of:=AVERAGE([.D1:.D9])" office:value-type="float" office:value="0.926406926406926" calcext:value-type="float">
            <text:p>0.9264069264</text:p>
          </table:table-cell>
          <table:table-cell table:style-name="Default" table:formula="of:=AVERAGE([.E1:.E9])" office:value-type="float" office:value="0.834557023984337" calcext:value-type="float">
            <text:p>0.834557024</text:p>
          </table:table-cell>
          <table:table-cell table:style-name="Default" table:formula="of:=AVERAGE([.F1:.F9])" office:value-type="float" office:value="0.894252873563218" calcext:value-type="float">
            <text:p>0.8942528736</text:p>
          </table:table-cell>
          <table:table-cell table:style-name="Default" table:formula="of:=AVERAGE([.G1:.G9])" office:value-type="float" office:value="0.932038834951456" calcext:value-type="float">
            <text:p>0.932038835</text:p>
          </table:table-cell>
          <table:table-cell table:style-name="Default" table:formula="of:=AVERAGE([.H1:.H9])" office:value-type="float" office:value="0.888888888888889" calcext:value-type="float">
            <text:p>0.8888888889</text:p>
          </table:table-cell>
          <table:table-cell table:style-name="Default" table:formula="of:=AVERAGE([.I1:.I9])" office:value-type="float" office:value="0.928854875283447" calcext:value-type="float">
            <text:p>0.9288548753</text:p>
          </table:table-cell>
          <table:table-cell table:style-name="Default" table:formula="of:=AVERAGE([.J1:.J9])" office:value-type="float" office:value="0.988841405508072" calcext:value-type="float">
            <text:p>0.9888414055</text:p>
          </table:table-cell>
          <table:table-cell table:style-name="Default" table:formula="of:=AVERAGE([.K1:.K9])" office:value-type="float" office:value="0.99023199023199" calcext:value-type="float">
            <text:p>0.9902319902</text:p>
          </table:table-cell>
          <table:table-cell table:style-name="Default" table:formula="of:=AVERAGE([.L1:.L9])" office:value-type="float" office:value="0.975537872089596" calcext:value-type="float">
            <text:p>0.9755378721</text:p>
          </table:table-cell>
          <table:table-cell table:style-name="Default" table:formula="of:=AVERAGE([.M1:.M9])" office:value-type="float" office:value="0.977679666421388" calcext:value-type="float">
            <text:p>0.9776796664</text:p>
          </table:table-cell>
          <table:table-cell table:style-name="Default" table:formula="of:=AVERAGE([.N1:.N9])" office:value-type="float" office:value="1" calcext:value-type="float">
            <text:p>1</text:p>
          </table:table-cell>
          <table:table-cell table:style-name="Default" table:formula="of:=AVERAGE([.O1:.O9])" office:value-type="float" office:value="0.953154673981853" calcext:value-type="float">
            <text:p>0.953154674</text:p>
          </table:table-cell>
          <table:table-cell table:style-name="Default" table:formula="of:=AVERAGE([.P1:.P9])" office:value-type="float" office:value="0.934197062944021" calcext:value-type="float">
            <text:p>0.9341970629</text:p>
          </table:table-cell>
          <table:table-cell table:style-name="Default" table:formula="of:=AVERAGE([.Q1:.Q9])" office:value-type="float" office:value="0.947781165355777" calcext:value-type="float">
            <text:p>0.9477811654</text:p>
          </table:table-cell>
        </table:table-row>
        <table:table-row table:style-name="ro1">
          <table:table-cell/>
          <table:table-cell table:style-name="Default" table:formula="of:=VAR([.B1:.B9])" office:value-type="float" office:value="0.00117306713538897" calcext:value-type="float">
            <text:p>0.0011730671</text:p>
          </table:table-cell>
          <table:table-cell table:style-name="Default" table:formula="of:=VAR([.C1:.C9])" office:value-type="float" office:value="0.00412893346214168" calcext:value-type="float">
            <text:p>0.0041289335</text:p>
          </table:table-cell>
          <table:table-cell table:style-name="Default" table:formula="of:=VAR([.D1:.D9])" office:value-type="float" office:value="0.00193961882273571" calcext:value-type="float">
            <text:p>0.0019396188</text:p>
          </table:table-cell>
          <table:table-cell table:style-name="Default" table:formula="of:=VAR([.E1:.E9])" office:value-type="float" office:value="0.00984936206364916" calcext:value-type="float">
            <text:p>0.0098493621</text:p>
          </table:table-cell>
          <table:table-cell table:style-name="Default" table:formula="of:=VAR([.F1:.F9])" office:value-type="float" office:value="0.00507728894173603" calcext:value-type="float">
            <text:p>0.0050772889</text:p>
          </table:table-cell>
          <table:table-cell table:style-name="Default" table:formula="of:=VAR([.G1:.G9])" office:value-type="float" office:value="0.00242718446601943" calcext:value-type="float">
            <text:p>0.0024271845</text:p>
          </table:table-cell>
          <table:table-cell table:style-name="Default" table:formula="of:=VAR([.H1:.H9])" office:value-type="float" office:value="0.00413050169282856" calcext:value-type="float">
            <text:p>0.0041305017</text:p>
          </table:table-cell>
          <table:table-cell table:style-name="Default" table:formula="of:=VAR([.I1:.I9])" office:value-type="float" office:value="0.00460167060021289" calcext:value-type="float">
            <text:p>0.0046016706</text:p>
          </table:table-cell>
          <table:table-cell table:style-name="Default" table:formula="of:=VAR([.J1:.J9])" office:value-type="float" office:value="0.000148131914513682" calcext:value-type="float">
            <text:p>0.0001481319</text:p>
          </table:table-cell>
          <table:table-cell table:style-name="Default" table:formula="of:=VAR([.K1:.K9])" office:value-type="float" office:value="0.000202102537267372" calcext:value-type="float">
            <text:p>0.0002021025</text:p>
          </table:table-cell>
          <table:table-cell table:style-name="Default" table:formula="of:=VAR([.L1:.L9])" office:value-type="float" office:value="0.000265212901268876" calcext:value-type="float">
            <text:p>0.0002652129</text:p>
          </table:table-cell>
          <table:table-cell table:style-name="Default" table:formula="of:=VAR([.M1:.M9])" office:value-type="float" office:value="0.000188155057093554" calcext:value-type="float">
            <text:p>0.0001881551</text:p>
          </table:table-cell>
          <table:table-cell table:style-name="Default" table:formula="of:=VAR([.N1:.N9])" office:value-type="float" office:value="0" calcext:value-type="float">
            <text:p>0</text:p>
          </table:table-cell>
          <table:table-cell table:style-name="Default" table:formula="of:=VAR([.O1:.O9])" office:value-type="float" office:value="0.000244788956297815" calcext:value-type="float">
            <text:p>0.000244789</text:p>
          </table:table-cell>
          <table:table-cell table:style-name="Default" table:formula="of:=VAR([.P1:.P9])" office:value-type="float" office:value="0.000366897452522659" calcext:value-type="float">
            <text:p>0.0003668975</text:p>
          </table:table-cell>
          <table:table-cell table:style-name="Default" table:formula="of:=VAR([.Q1:.Q9])" office:value-type="float" office:value="0.000304285674164695" calcext:value-type="float">
            <text:p>0.0003042857</text:p>
          </table:table-cell>
        </table:table-row>
        <table:table-row table:style-name="ro3" table:number-rows-repeated="6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.902338376891334" calcext:value-type="float">
            <text:p>0.9023383769</text:p>
          </table:table-cell>
          <table:table-cell office:value-type="float" office:value="0.831050228310502" calcext:value-type="float">
            <text:p>0.8310502283</text:p>
          </table:table-cell>
          <table:table-cell office:value-type="float" office:value="0.848484848484848" calcext:value-type="float">
            <text:p>0.8484848485</text:p>
          </table:table-cell>
          <table:table-cell office:value-type="float" office:value="0.713656387665198" calcext:value-type="float">
            <text:p>0.7136563877</text:p>
          </table:table-cell>
          <table:table-cell office:value-type="float" office:value="0.83448275862069" calcext:value-type="float">
            <text:p>0.8344827586</text:p>
          </table:table-cell>
          <table:table-cell office:value-type="float" office:value="0.810679611650485" calcext:value-type="float">
            <text:p>0.8106796117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82142857142857" calcext:value-type="float">
            <text:p>0.9821428571</text:p>
          </table:table-cell>
          <table:table-cell office:value-type="float" office:value="1" calcext:value-type="float">
            <text:p>1</text:p>
          </table:table-cell>
          <table:table-cell office:value-type="float" office:value="0.956043956043956" calcext:value-type="float">
            <text:p>0.956043956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36062460434691" calcext:value-type="float">
            <text:p>0.9360624604</text:p>
          </table:table-cell>
          <table:table-cell office:value-type="float" office:value="0.910746443719136" calcext:value-type="float">
            <text:p>0.9107464437</text:p>
          </table:table-cell>
          <table:table-cell office:value-type="float" office:value="0.928733878209878" calcext:value-type="float">
            <text:p>0.9287338782</text:p>
          </table:table-cell>
        </table:table-row>
        <table:table-row table:style-name="ro1">
          <table:table-cell/>
          <table:table-cell office:value-type="float" office:value="0.994497936726272" calcext:value-type="float">
            <text:p>0.9944979367</text:p>
          </table:table-cell>
          <table:table-cell office:value-type="float" office:value="0.91324200913242" calcext:value-type="float">
            <text:p>0.9132420091</text:p>
          </table:table-cell>
          <table:table-cell office:value-type="float" office:value="0.935064935064935" calcext:value-type="float">
            <text:p>0.9350649351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868965517241379" calcext:value-type="float">
            <text:p>0.8689655172</text:p>
          </table:table-cell>
          <table:table-cell office:value-type="float" office:value="0.961165048543689" calcext:value-type="float">
            <text:p>0.9611650485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85042735042735" calcext:value-type="float">
            <text:p>0.985042735</text:p>
          </table:table-cell>
          <table:table-cell office:value-type="float" office:value="1" calcext:value-type="float">
            <text:p>1</text:p>
          </table:table-cell>
          <table:table-cell office:value-type="float" office:value="0.941644562334218" calcext:value-type="float">
            <text:p>0.9416445623</text:p>
          </table:table-cell>
          <table:table-cell office:value-type="float" office:value="0.964679911699779" calcext:value-type="float">
            <text:p>0.9646799117</text:p>
          </table:table-cell>
          <table:table-cell office:value-type="float" office:value="1" calcext:value-type="float">
            <text:p>1</text:p>
          </table:table-cell>
          <table:table-cell office:value-type="float" office:value="0.970035872546951" calcext:value-type="float">
            <text:p>0.9700358725</text:p>
          </table:table-cell>
          <table:table-cell office:value-type="float" office:value="0.957452362947012" calcext:value-type="float">
            <text:p>0.9574523629</text:p>
          </table:table-cell>
          <table:table-cell office:value-type="float" office:value="0.966599987879592" calcext:value-type="float">
            <text:p>0.9665999879</text:p>
          </table:table-cell>
        </table:table-row>
        <table:table-row table:style-name="ro1">
          <table:table-cell/>
          <table:table-cell office:value-type="float" office:value="0.950481430536451" calcext:value-type="float">
            <text:p>0.9504814305</text:p>
          </table:table-cell>
          <table:table-cell office:value-type="float" office:value="0.762557077625571" calcext:value-type="float">
            <text:p>0.7625570776</text:p>
          </table:table-cell>
          <table:table-cell office:value-type="float" office:value="0.935064935064935" calcext:value-type="float">
            <text:p>0.9350649351</text:p>
          </table:table-cell>
          <table:table-cell office:value-type="float" office:value="0.845814977973568" calcext:value-type="float">
            <text:p>0.845814978</text:p>
          </table:table-cell>
          <table:table-cell office:value-type="float" office:value="0.958620689655172" calcext:value-type="float">
            <text:p>0.9586206897</text:p>
          </table:table-cell>
          <table:table-cell office:value-type="float" office:value="0.961165048543689" calcext:value-type="float">
            <text:p>0.9611650485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79591836734694" calcext:value-type="float">
            <text:p>0.9795918367</text:p>
          </table:table-cell>
          <table:table-cell office:value-type="float" office:value="0.97008547008547" calcext:value-type="float">
            <text:p>0.9700854701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71302428256071" calcext:value-type="float">
            <text:p>0.9713024283</text:p>
          </table:table-cell>
          <table:table-cell office:value-type="float" office:value="1" calcext:value-type="float">
            <text:p>1</text:p>
          </table:table-cell>
          <table:table-cell office:value-type="float" office:value="0.956530913694872" calcext:value-type="float">
            <text:p>0.9565309137</text:p>
          </table:table-cell>
          <table:table-cell office:value-type="float" office:value="0.939472127297793" calcext:value-type="float">
            <text:p>0.9394721273</text:p>
          </table:table-cell>
          <table:table-cell office:value-type="float" office:value="0.951543002796679" calcext:value-type="float">
            <text:p>0.951543002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.955983493810179" calcext:value-type="float">
            <text:p>0.9559834938</text:p>
          </table:table-cell>
          <table:table-cell office:value-type="float" office:value="0.894977168949772" calcext:value-type="float">
            <text:p>0.8949771689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758620689655172" calcext:value-type="float">
            <text:p>0.7586206897</text:p>
          </table:table-cell>
          <table:table-cell office:value-type="float" office:value="0.951456310679612" calcext:value-type="float">
            <text:p>0.9514563107</text:p>
          </table:table-cell>
          <table:table-cell office:value-type="float" office:value="0.863157894736842" calcext:value-type="float">
            <text:p>0.8631578947</text:p>
          </table:table-cell>
          <table:table-cell office:value-type="float" office:value="0.966836734693877" calcext:value-type="float">
            <text:p>0.9668367347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86737400530504" calcext:value-type="float">
            <text:p>0.9867374005</text:p>
          </table:table-cell>
          <table:table-cell office:value-type="float" office:value="0.971302428256071" calcext:value-type="float">
            <text:p>0.9713024283</text:p>
          </table:table-cell>
          <table:table-cell office:value-type="float" office:value="1" calcext:value-type="float">
            <text:p>1</text:p>
          </table:table-cell>
          <table:table-cell office:value-type="float" office:value="0.963494408102975" calcext:value-type="float">
            <text:p>0.9634944081</text:p>
          </table:table-cell>
          <table:table-cell office:value-type="float" office:value="0.940305270548734" calcext:value-type="float">
            <text:p>0.9403052705</text:p>
          </table:table-cell>
          <table:table-cell office:value-type="float" office:value="0.959312787816491" calcext:value-type="float">
            <text:p>0.959312787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.951856946354883" calcext:value-type="float">
            <text:p>0.9518569464</text:p>
          </table:table-cell>
          <table:table-cell office:value-type="float" office:value="0.91324200913242" calcext:value-type="float">
            <text:p>0.9132420091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819383259911894" calcext:value-type="float">
            <text:p>0.8193832599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810526315789474" calcext:value-type="float">
            <text:p>0.8105263158</text:p>
          </table:table-cell>
          <table:table-cell office:value-type="float" office:value="0.977040816326531" calcext:value-type="float">
            <text:p>0.9770408163</text:p>
          </table:table-cell>
          <table:table-cell office:value-type="float" office:value="0.974358974358974" calcext:value-type="float">
            <text:p>0.9743589744</text:p>
          </table:table-cell>
          <table:table-cell office:value-type="float" office:value="1" calcext:value-type="float">
            <text:p>1</text:p>
          </table:table-cell>
          <table:table-cell office:value-type="float" office:value="0.978779840848806" calcext:value-type="float">
            <text:p>0.9787798408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61384258282338" calcext:value-type="float">
            <text:p>0.9613842583</text:p>
          </table:table-cell>
          <table:table-cell office:value-type="float" office:value="0.941791382144543" calcext:value-type="float">
            <text:p>0.9417913821</text:p>
          </table:table-cell>
          <table:table-cell office:value-type="float" office:value="0.956956256179953" calcext:value-type="float">
            <text:p>0.9569562562</text:p>
          </table:table-cell>
        </table:table-row>
        <table:table-row table:style-name="ro1">
          <table:table-cell/>
          <table:table-cell office:value-type="float" office:value="0.969738651994498" calcext:value-type="float">
            <text:p>0.969738652</text:p>
          </table:table-cell>
          <table:table-cell office:value-type="float" office:value="0.972602739726027" calcext:value-type="float">
            <text:p>0.9726027397</text:p>
          </table:table-cell>
          <table:table-cell office:value-type="float" office:value="0.991341991341991" calcext:value-type="float">
            <text:p>0.9913419913</text:p>
          </table:table-cell>
          <table:table-cell office:value-type="float" office:value="0.947136563876652" calcext:value-type="float">
            <text:p>0.9471365639</text:p>
          </table:table-cell>
          <table:table-cell office:value-type="float" office:value="0.917241379310345" calcext:value-type="float">
            <text:p>0.9172413793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0.991452991452992" calcext:value-type="float">
            <text:p>0.9914529915</text:p>
          </table:table-cell>
          <table:table-cell office:value-type="float" office:value="0.983516483516483" calcext:value-type="float">
            <text:p>0.9835164835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55849889624724" calcext:value-type="float">
            <text:p>0.9558498896</text:p>
          </table:table-cell>
          <table:table-cell office:value-type="float" office:value="1" calcext:value-type="float">
            <text:p>1</text:p>
          </table:table-cell>
          <table:table-cell office:value-type="float" office:value="0.971301962439333" calcext:value-type="float">
            <text:p>0.9713019624</text:p>
          </table:table-cell>
          <table:table-cell office:value-type="float" office:value="0.960537492145462" calcext:value-type="float">
            <text:p>0.9605374921</text:p>
          </table:table-cell>
          <table:table-cell office:value-type="float" office:value="0.968010322401833" calcext:value-type="float">
            <text:p>0.9680103224</text:p>
          </table:table-cell>
        </table:table-row>
        <table:table-row table:style-name="ro1">
          <table:table-cell/>
          <table:table-cell office:value-type="float" office:value="0.931224209078404" calcext:value-type="float">
            <text:p>0.9312242091</text:p>
          </table:table-cell>
          <table:table-cell office:value-type="float" office:value="0.812785388127854" calcext:value-type="float">
            <text:p>0.8127853881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876651982378855" calcext:value-type="float">
            <text:p>0.8766519824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1747572815534" calcext:value-type="float">
            <text:p>0.9174757282</text:p>
          </table:table-cell>
          <table:table-cell office:value-type="float" office:value="0.810526315789474" calcext:value-type="float">
            <text:p>0.8105263158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73509933774834" calcext:value-type="float">
            <text:p>0.9735099338</text:p>
          </table:table-cell>
          <table:table-cell office:value-type="float" office:value="1" calcext:value-type="float">
            <text:p>1</text:p>
          </table:table-cell>
          <table:table-cell office:value-type="float" office:value="0.95357670394598" calcext:value-type="float">
            <text:p>0.9535767039</text:p>
          </table:table-cell>
          <table:table-cell office:value-type="float" office:value="0.934330334323375" calcext:value-type="float">
            <text:p>0.9343303343</text:p>
          </table:table-cell>
          <table:table-cell office:value-type="float" office:value="0.948263206285789" calcext:value-type="float">
            <text:p>0.9482632063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9:.B27])" office:value-type="float" office:value="0.950874435056003" calcext:value-type="float">
            <text:p>0.9508744351</text:p>
          </table:table-cell>
          <table:table-cell table:style-name="Default" table:formula="of:=AVERAGE([.C19:.C27])" office:value-type="float" office:value="0.871493803000652" calcext:value-type="float">
            <text:p>0.871493803</text:p>
          </table:table-cell>
          <table:table-cell table:style-name="Default" table:formula="of:=AVERAGE([.D19:.D27])" office:value-type="float" office:value="0.926406926406926" calcext:value-type="float">
            <text:p>0.9264069264</text:p>
          </table:table-cell>
          <table:table-cell table:style-name="Default" table:formula="of:=AVERAGE([.E19:.E27])" office:value-type="float" office:value="0.867212083071114" calcext:value-type="float">
            <text:p>0.8672120831</text:p>
          </table:table-cell>
          <table:table-cell table:style-name="Default" table:formula="of:=AVERAGE([.F19:.F27])" office:value-type="float" office:value="0.897536945812808" calcext:value-type="float">
            <text:p>0.8975369458</text:p>
          </table:table-cell>
          <table:table-cell table:style-name="Default" table:formula="of:=AVERAGE([.G19:.G27])" office:value-type="float" office:value="0.928571428571429" calcext:value-type="float">
            <text:p>0.9285714286</text:p>
          </table:table-cell>
          <table:table-cell table:style-name="Default" table:formula="of:=AVERAGE([.H19:.H27])" office:value-type="float" office:value="0.894736842105263" calcext:value-type="float">
            <text:p>0.8947368421</text:p>
          </table:table-cell>
          <table:table-cell table:style-name="Default" table:formula="of:=AVERAGE([.I19:.I27])" office:value-type="float" office:value="0.96137026239067" calcext:value-type="float">
            <text:p>0.9613702624</text:p>
          </table:table-cell>
          <table:table-cell table:style-name="Default" table:formula="of:=AVERAGE([.J19:.J27])" office:value-type="float" office:value="0.988705738705739" calcext:value-type="float">
            <text:p>0.9887057387</text:p>
          </table:table-cell>
          <table:table-cell table:style-name="Default" table:formula="of:=AVERAGE([.K19:.K27])" office:value-type="float" office:value="0.987833594976452" calcext:value-type="float">
            <text:p>0.987833595</text:p>
          </table:table-cell>
          <table:table-cell table:style-name="Default" table:formula="of:=AVERAGE([.L19:.L27])" office:value-type="float" office:value="0.978779840848807" calcext:value-type="float">
            <text:p>0.9787798408</text:p>
          </table:table-cell>
          <table:table-cell table:style-name="Default" table:formula="of:=AVERAGE([.M19:.M27])" office:value-type="float" office:value="0.975086723431094" calcext:value-type="float">
            <text:p>0.9750867234</text:p>
          </table:table-cell>
          <table:table-cell table:style-name="Default" table:formula="of:=AVERAGE([.N19:.N27])" office:value-type="float" office:value="1" calcext:value-type="float">
            <text:p>1</text:p>
          </table:table-cell>
          <table:table-cell table:style-name="Default" table:formula="of:=AVERAGE([.O19:.O27])" office:value-type="float" office:value="0.958912368492449" calcext:value-type="float">
            <text:p>0.9589123685</text:p>
          </table:table-cell>
          <table:table-cell table:style-name="Default" table:formula="of:=AVERAGE([.P19:.P27])" office:value-type="float" office:value="0.940662201875151" calcext:value-type="float">
            <text:p>0.9406622019</text:p>
          </table:table-cell>
          <table:table-cell table:style-name="Default" table:formula="of:=AVERAGE([.Q19:.Q27])" office:value-type="float" office:value="0.954202777367174" calcext:value-type="float">
            <text:p>0.9542027774</text:p>
          </table:table-cell>
        </table:table-row>
        <table:table-row table:style-name="ro1">
          <table:table-cell/>
          <table:table-cell table:style-name="Default" table:formula="of:=VAR([.B19:.B27])" office:value-type="float" office:value="0.000837995194028639" calcext:value-type="float">
            <text:p>0.0008379952</text:p>
          </table:table-cell>
          <table:table-cell table:style-name="Default" table:formula="of:=VAR([.C19:.C27])" office:value-type="float" office:value="0.00520164697308625" calcext:value-type="float">
            <text:p>0.005201647</text:p>
          </table:table-cell>
          <table:table-cell table:style-name="Default" table:formula="of:=VAR([.D19:.D27])" office:value-type="float" office:value="0.00228006721513215" calcext:value-type="float">
            <text:p>0.0022800672</text:p>
          </table:table-cell>
          <table:table-cell table:style-name="Default" table:formula="of:=VAR([.E19:.E27])" office:value-type="float" office:value="0.00695031646534686" calcext:value-type="float">
            <text:p>0.0069503165</text:p>
          </table:table-cell>
          <table:table-cell table:style-name="Default" table:formula="of:=VAR([.F19:.F27])" office:value-type="float" office:value="0.00657040937659249" calcext:value-type="float">
            <text:p>0.0065704094</text:p>
          </table:table-cell>
          <table:table-cell table:style-name="Default" table:formula="of:=VAR([.G19:.G27])" office:value-type="float" office:value="0.00315545201962396" calcext:value-type="float">
            <text:p>0.003155452</text:p>
          </table:table-cell>
          <table:table-cell table:style-name="Default" table:formula="of:=VAR([.H19:.H27])" office:value-type="float" office:value="0.00524469067405354" calcext:value-type="float">
            <text:p>0.0052446907</text:p>
          </table:table-cell>
          <table:table-cell table:style-name="Default" table:formula="of:=VAR([.I19:.I27])" office:value-type="float" office:value="0.000519376846948702" calcext:value-type="float">
            <text:p>0.0005193768</text:p>
          </table:table-cell>
          <table:table-cell table:style-name="Default" table:formula="of:=VAR([.J19:.J27])" office:value-type="float" office:value="0.000159365009792363" calcext:value-type="float">
            <text:p>0.000159365</text:p>
          </table:table-cell>
          <table:table-cell table:style-name="Default" table:formula="of:=VAR([.K19:.K27])" office:value-type="float" office:value="0.00023864152592567" calcext:value-type="float">
            <text:p>0.0002386415</text:p>
          </table:table-cell>
          <table:table-cell table:style-name="Default" table:formula="of:=VAR([.L19:.L27])" office:value-type="float" office:value="0.000293160907813789" calcext:value-type="float">
            <text:p>0.0002931609</text:p>
          </table:table-cell>
          <table:table-cell table:style-name="Default" table:formula="of:=VAR([.M19:.M27])" office:value-type="float" office:value="0.000213951444160646" calcext:value-type="float">
            <text:p>0.0002139514</text:p>
          </table:table-cell>
          <table:table-cell table:style-name="Default" table:formula="of:=VAR([.N19:.N27])" office:value-type="float" office:value="0" calcext:value-type="float">
            <text:p>0</text:p>
          </table:table-cell>
          <table:table-cell table:style-name="Default" table:formula="of:=VAR([.O19:.O27])" office:value-type="float" office:value="0.000143433108016386" calcext:value-type="float">
            <text:p>0.0001434331</text:p>
          </table:table-cell>
          <table:table-cell table:style-name="Default" table:formula="of:=VAR([.P19:.P27])" office:value-type="float" office:value="0.000269133421740467" calcext:value-type="float">
            <text:p>0.0002691334</text:p>
          </table:table-cell>
          <table:table-cell table:style-name="Default" table:formula="of:=VAR([.Q19:.Q27])" office:value-type="float" office:value="0.000178175118403181" calcext:value-type="float">
            <text:p>0.0001781751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table table:name="resnet20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20</text:p>
          </table:table-cell>
          <table:table-cell office:value-type="float" office:value="0.9353507565337" calcext:value-type="float">
            <text:p>0.9353507565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806167400881057" calcext:value-type="float">
            <text:p>0.8061674009</text:p>
          </table:table-cell>
          <table:table-cell office:value-type="float" office:value="0.910344827586207" calcext:value-type="float">
            <text:p>0.9103448276</text:p>
          </table:table-cell>
          <table:table-cell office:value-type="float" office:value="0.844660194174757" calcext:value-type="float">
            <text:p>0.8446601942</text:p>
          </table:table-cell>
          <table:table-cell office:value-type="float" office:value="1" calcext:value-type="float">
            <text:p>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1" calcext:value-type="float">
            <text:p>1</text:p>
          </table:table-cell>
          <table:table-cell office:value-type="float" office:value="0.96978021978022" calcext:value-type="float">
            <text:p>0.9697802198</text:p>
          </table:table-cell>
          <table:table-cell office:value-type="float" office:value="0.986737400530504" calcext:value-type="float">
            <text:p>0.9867374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6108883730745" calcext:value-type="float">
            <text:p>0.9561088837</text:p>
          </table:table-cell>
          <table:table-cell office:value-type="float" office:value="0.941867583826597" calcext:value-type="float">
            <text:p>0.9418675838</text:p>
          </table:table-cell>
          <table:table-cell office:value-type="float" office:value="0.951121121150903" calcext:value-type="float">
            <text:p>0.9511211212</text:p>
          </table:table-cell>
        </table:table-row>
        <table:table-row table:style-name="ro1">
          <table:table-cell/>
          <table:table-cell office:value-type="float" office:value="0.957359009628611" calcext:value-type="float">
            <text:p>0.9573590096</text:p>
          </table:table-cell>
          <table:table-cell office:value-type="float" office:value="0.977168949771689" calcext:value-type="float">
            <text:p>0.9771689498</text:p>
          </table:table-cell>
          <table:table-cell office:value-type="float" office:value="0.917748917748918" calcext:value-type="float">
            <text:p>0.9177489177</text:p>
          </table:table-cell>
          <table:table-cell office:value-type="float" office:value="0.969162995594714" calcext:value-type="float">
            <text:p>0.9691629956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1" calcext:value-type="float">
            <text:p>1</text:p>
          </table:table-cell>
          <table:table-cell office:value-type="float" office:value="0.974489795918367" calcext:value-type="float">
            <text:p>0.9744897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347480106101" calcext:value-type="float">
            <text:p>0.9973474801</text:p>
          </table:table-cell>
          <table:table-cell office:value-type="float" office:value="0.971302428256071" calcext:value-type="float">
            <text:p>0.9713024283</text:p>
          </table:table-cell>
          <table:table-cell office:value-type="float" office:value="1" calcext:value-type="float">
            <text:p>1</text:p>
          </table:table-cell>
          <table:table-cell office:value-type="float" office:value="0.978898501793627" calcext:value-type="float">
            <text:p>0.9788985018</text:p>
          </table:table-cell>
          <table:table-cell office:value-type="float" office:value="0.975092044927303" calcext:value-type="float">
            <text:p>0.9750920449</text:p>
          </table:table-cell>
          <table:table-cell office:value-type="float" office:value="0.976495380367636" calcext:value-type="float">
            <text:p>0.9764953804</text:p>
          </table:table-cell>
        </table:table-row>
        <table:table-row table:style-name="ro1">
          <table:table-cell/>
          <table:table-cell office:value-type="float" office:value="0.94222833562586" calcext:value-type="float">
            <text:p>0.9422283356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896103896103896" calcext:value-type="float">
            <text:p>0.8961038961</text:p>
          </table:table-cell>
          <table:table-cell office:value-type="float" office:value="0.889867841409692" calcext:value-type="float">
            <text:p>0.8898678414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1" calcext:value-type="float">
            <text:p>1</text:p>
          </table:table-cell>
          <table:table-cell office:value-type="float" office:value="0.976127320954907" calcext:value-type="float">
            <text:p>0.976127321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68769782654568" calcext:value-type="float">
            <text:p>0.9687697827</text:p>
          </table:table-cell>
          <table:table-cell office:value-type="float" office:value="0.962680992022127" calcext:value-type="float">
            <text:p>0.962680992</text:p>
          </table:table-cell>
          <table:table-cell office:value-type="float" office:value="0.965206059883883" calcext:value-type="float">
            <text:p>0.9652060599</text:p>
          </table:table-cell>
        </table:table-row>
        <table:table-row table:style-name="ro1">
          <table:table-cell/>
          <table:table-cell office:value-type="float" office:value="0.97111416781293" calcext:value-type="float">
            <text:p>0.9711141678</text:p>
          </table:table-cell>
          <table:table-cell office:value-type="float" office:value="0.926940639269406" calcext:value-type="float">
            <text:p>0.9269406393</text:p>
          </table:table-cell>
          <table:table-cell office:value-type="float" office:value="0.991341991341991" calcext:value-type="float">
            <text:p>0.9913419913</text:p>
          </table:table-cell>
          <table:table-cell office:value-type="float" office:value="0.788546255506608" calcext:value-type="float">
            <text:p>0.7885462555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91747572815534" calcext:value-type="float">
            <text:p>0.9174757282</text:p>
          </table:table-cell>
          <table:table-cell office:value-type="float" office:value="0.831578947368421" calcext:value-type="float">
            <text:p>0.8315789474</text:p>
          </table:table-cell>
          <table:table-cell office:value-type="float" office:value="0.905612244897959" calcext:value-type="float">
            <text:p>0.9056122449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97347480106101" calcext:value-type="float">
            <text:p>0.9973474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861363156784" calcext:value-type="float">
            <text:p>0.9628613632</text:p>
          </table:table-cell>
          <table:table-cell office:value-type="float" office:value="0.941697416791681" calcext:value-type="float">
            <text:p>0.9416974168</text:p>
          </table:table-cell>
          <table:table-cell office:value-type="float" office:value="0.958601926570119" calcext:value-type="float">
            <text:p>0.9586019266</text:p>
          </table:table-cell>
        </table:table-row>
        <table:table-row table:style-name="ro1">
          <table:table-cell/>
          <table:table-cell office:value-type="float" office:value="0.947730398899587" calcext:value-type="float">
            <text:p>0.9477303989</text:p>
          </table:table-cell>
          <table:table-cell office:value-type="float" office:value="0.968036529680365" calcext:value-type="float">
            <text:p>0.9680365297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47136563876652" calcext:value-type="float">
            <text:p>0.9471365639</text:p>
          </table:table-cell>
          <table:table-cell office:value-type="float" office:value="0.793103448275862" calcext:value-type="float">
            <text:p>0.7931034483</text:p>
          </table:table-cell>
          <table:table-cell office:value-type="float" office:value="1" calcext:value-type="float">
            <text:p>1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69387755102041" calcext:value-type="float">
            <text:p>0.96938775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0264900662252" calcext:value-type="float">
            <text:p>0.9602649007</text:p>
          </table:table-cell>
          <table:table-cell office:value-type="float" office:value="1" calcext:value-type="float">
            <text:p>1</text:p>
          </table:table-cell>
          <table:table-cell office:value-type="float" office:value="0.972568052331715" calcext:value-type="float">
            <text:p>0.9725680523</text:p>
          </table:table-cell>
          <table:table-cell office:value-type="float" office:value="0.961415075609027" calcext:value-type="float">
            <text:p>0.9614150756</text:p>
          </table:table-cell>
          <table:table-cell office:value-type="float" office:value="0.969455003829838" calcext:value-type="float">
            <text:p>0.9694550038</text:p>
          </table:table-cell>
        </table:table-row>
        <table:table-row table:style-name="ro1">
          <table:table-cell/>
          <table:table-cell office:value-type="float" office:value="0.898211829436039" calcext:value-type="float">
            <text:p>0.8982118294</text:p>
          </table:table-cell>
          <table:table-cell office:value-type="float" office:value="0.977168949771689" calcext:value-type="float">
            <text:p>0.9771689498</text:p>
          </table:table-cell>
          <table:table-cell office:value-type="float" office:value="0.852813852813853" calcext:value-type="float">
            <text:p>0.8528138528</text:p>
          </table:table-cell>
          <table:table-cell office:value-type="float" office:value="0.828193832599119" calcext:value-type="float">
            <text:p>0.8281938326</text:p>
          </table:table-cell>
          <table:table-cell office:value-type="float" office:value="0.979310344827586" calcext:value-type="float">
            <text:p>0.9793103448</text:p>
          </table:table-cell>
          <table:table-cell office:value-type="float" office:value="0.936893203883495" calcext:value-type="float">
            <text:p>0.9368932039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852040816326531" calcext:value-type="float">
            <text:p>0.8520408163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3368700265252" calcext:value-type="float">
            <text:p>0.9336870027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4281493986073" calcext:value-type="float">
            <text:p>0.9428149399</text:p>
          </table:table-cell>
          <table:table-cell office:value-type="float" office:value="0.929911370818955" calcext:value-type="float">
            <text:p>0.9299113708</text:p>
          </table:table-cell>
          <table:table-cell office:value-type="float" office:value="0.936266096635694" calcext:value-type="float">
            <text:p>0.9362660966</text:p>
          </table:table-cell>
        </table:table-row>
        <table:table-row table:style-name="ro1">
          <table:table-cell/>
          <table:table-cell office:value-type="float" office:value="0.957359009628611" calcext:value-type="float">
            <text:p>0.9573590096</text:p>
          </table:table-cell>
          <table:table-cell office:value-type="float" office:value="1" calcext:value-type="float">
            <text:p>1</text:p>
          </table:table-cell>
          <table:table-cell office:value-type="float" office:value="0.826839826839827" calcext:value-type="float">
            <text:p>0.8268398268</text:p>
          </table:table-cell>
          <table:table-cell office:value-type="float" office:value="0.823788546255507" calcext:value-type="float">
            <text:p>0.8237885463</text:p>
          </table:table-cell>
          <table:table-cell office:value-type="float" office:value="1" calcext:value-type="float">
            <text:p>1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8469387755102" calcext:value-type="float">
            <text:p>0.9846938776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0.989389920424403" calcext:value-type="float">
            <text:p>0.9893899204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67503692762186" calcext:value-type="float">
            <text:p>0.9675036928</text:p>
          </table:table-cell>
          <table:table-cell office:value-type="float" office:value="0.956383146431285" calcext:value-type="float">
            <text:p>0.9563831464</text:p>
          </table:table-cell>
          <table:table-cell office:value-type="float" office:value="0.963776263234113" calcext:value-type="float">
            <text:p>0.9637762632</text:p>
          </table:table-cell>
        </table:table-row>
        <table:table-row table:style-name="ro1">
          <table:table-cell/>
          <table:table-cell office:value-type="float" office:value="0.969738651994498" calcext:value-type="float">
            <text:p>0.969738652</text:p>
          </table:table-cell>
          <table:table-cell office:value-type="float" office:value="1" calcext:value-type="float">
            <text:p>1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911894273127753" calcext:value-type="float">
            <text:p>0.9118942731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1" calcext:value-type="float">
            <text:p>1</text:p>
          </table:table-cell>
          <table:table-cell office:value-type="float" office:value="0.966836734693877" calcext:value-type="float">
            <text:p>0.9668367347</text:p>
          </table:table-cell>
          <table:table-cell office:value-type="float" office:value="0.991452991452992" calcext:value-type="float">
            <text:p>0.9914529915</text:p>
          </table:table-cell>
          <table:table-cell office:value-type="float" office:value="0.978021978021978" calcext:value-type="float">
            <text:p>0.978021978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75717439293598" calcext:value-type="float">
            <text:p>0.9757174393</text:p>
          </table:table-cell>
          <table:table-cell office:value-type="float" office:value="1" calcext:value-type="float">
            <text:p>1</text:p>
          </table:table-cell>
          <table:table-cell office:value-type="float" office:value="0.979953576703946" calcext:value-type="float">
            <text:p>0.9799535767</text:p>
          </table:table-cell>
          <table:table-cell office:value-type="float" office:value="0.977773101220705" calcext:value-type="float">
            <text:p>0.9777731012</text:p>
          </table:table-cell>
          <table:table-cell office:value-type="float" office:value="0.977664620387599" calcext:value-type="float">
            <text:p>0.9776646204</text:p>
          </table:table-cell>
        </table:table-row>
        <table:table-row table:style-name="ro1">
          <table:table-cell/>
          <table:table-cell office:value-type="float" office:value="0.907840440165062" calcext:value-type="float">
            <text:p>0.9078404402</text:p>
          </table:table-cell>
          <table:table-cell office:value-type="float" office:value="0.840182648401826" calcext:value-type="float">
            <text:p>0.8401826484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938325991189427" calcext:value-type="float">
            <text:p>0.9383259912</text:p>
          </table:table-cell>
          <table:table-cell office:value-type="float" office:value="1" calcext:value-type="float">
            <text:p>1</text:p>
          </table:table-cell>
          <table:table-cell office:value-type="float" office:value="0.941747572815534" calcext:value-type="float">
            <text:p>0.9417475728</text:p>
          </table:table-cell>
          <table:table-cell office:value-type="float" office:value="0.831578947368421" calcext:value-type="float">
            <text:p>0.8315789474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97863247863248" calcext:value-type="float">
            <text:p>0.9978632479</text:p>
          </table:table-cell>
          <table:table-cell office:value-type="float" office:value="1" calcext:value-type="float">
            <text:p>1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49227373068433" calcext:value-type="float">
            <text:p>0.9492273731</text:p>
          </table:table-cell>
          <table:table-cell office:value-type="float" office:value="1" calcext:value-type="float">
            <text:p>1</text:p>
          </table:table-cell>
          <table:table-cell office:value-type="float" office:value="0.959907153407892" calcext:value-type="float">
            <text:p>0.9599071534</text:p>
          </table:table-cell>
          <table:table-cell office:value-type="float" office:value="0.949615793974818" calcext:value-type="float">
            <text:p>0.949615794</text:p>
          </table:table-cell>
          <table:table-cell office:value-type="float" office:value="0.955353736145197" calcext:value-type="float">
            <text:p>0.9553537361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942992511080544" calcext:value-type="float">
            <text:p>0.9429925111</text:p>
          </table:table-cell>
          <table:table-cell table:style-name="Default" table:formula="of:=AVERAGE([.C1:.C9])" office:value-type="float" office:value="0.955352612886859" calcext:value-type="float">
            <text:p>0.9553526129</text:p>
          </table:table-cell>
          <table:table-cell table:style-name="Default" table:formula="of:=AVERAGE([.D1:.D9])" office:value-type="float" office:value="0.920634920634921" calcext:value-type="float">
            <text:p>0.9206349206</text:p>
          </table:table-cell>
          <table:table-cell table:style-name="Default" table:formula="of:=AVERAGE([.E1:.E9])" office:value-type="float" office:value="0.878120411160059" calcext:value-type="float">
            <text:p>0.8781204112</text:p>
          </table:table-cell>
          <table:table-cell table:style-name="Default" table:formula="of:=AVERAGE([.F1:.F9])" office:value-type="float" office:value="0.945593869731801" calcext:value-type="float">
            <text:p>0.9455938697</text:p>
          </table:table-cell>
          <table:table-cell table:style-name="Default" table:formula="of:=AVERAGE([.G1:.G9])" office:value-type="float" office:value="0.953074433656958" calcext:value-type="float">
            <text:p>0.9530744337</text:p>
          </table:table-cell>
          <table:table-cell table:style-name="Default" table:formula="of:=AVERAGE([.H1:.H9])" office:value-type="float" office:value="0.923976608187135" calcext:value-type="float">
            <text:p>0.9239766082</text:p>
          </table:table-cell>
          <table:table-cell table:style-name="Default" table:formula="of:=AVERAGE([.I1:.I9])" office:value-type="float" office:value="0.945578231292517" calcext:value-type="float">
            <text:p>0.9455782313</text:p>
          </table:table-cell>
          <table:table-cell table:style-name="Default" table:formula="of:=AVERAGE([.J1:.J9])" office:value-type="float" office:value="0.992640075973409" calcext:value-type="float">
            <text:p>0.992640076</text:p>
          </table:table-cell>
          <table:table-cell table:style-name="Default" table:formula="of:=AVERAGE([.K1:.K9])" office:value-type="float" office:value="0.992979242979243" calcext:value-type="float">
            <text:p>0.992979243</text:p>
          </table:table-cell>
          <table:table-cell table:style-name="Default" table:formula="of:=AVERAGE([.L1:.L9])" office:value-type="float" office:value="0.985263778367227" calcext:value-type="float">
            <text:p>0.9852637784</text:p>
          </table:table-cell>
          <table:table-cell table:style-name="Default" table:formula="of:=AVERAGE([.M1:.M9])" office:value-type="float" office:value="0.980868285504047" calcext:value-type="float">
            <text:p>0.9808682855</text:p>
          </table:table-cell>
          <table:table-cell table:style-name="Default" table:formula="of:=AVERAGE([.N1:.N9])" office:value-type="float" office:value="1" calcext:value-type="float">
            <text:p>1</text:p>
          </table:table-cell>
          <table:table-cell table:style-name="Default" table:formula="of:=AVERAGE([.O1:.O9])" office:value-type="float" office:value="0.965487327378022" calcext:value-type="float">
            <text:p>0.9654873274</text:p>
          </table:table-cell>
          <table:table-cell table:style-name="Default" table:formula="of:=AVERAGE([.P1:.P9])" office:value-type="float" office:value="0.955159613958056" calcext:value-type="float">
            <text:p>0.955159614</text:p>
          </table:table-cell>
          <table:table-cell table:style-name="Default" table:formula="of:=AVERAGE([.Q1:.Q9])" office:value-type="float" office:value="0.961548912022776" calcext:value-type="float">
            <text:p>0.961548912</text:p>
          </table:table-cell>
        </table:table-row>
        <table:table-row table:style-name="ro1">
          <table:table-cell/>
          <table:table-cell table:style-name="Default" table:formula="of:=VAR([.B1:.B9])" office:value-type="float" office:value="0.000655172711010704" calcext:value-type="float">
            <text:p>0.0006551727</text:p>
          </table:table-cell>
          <table:table-cell table:style-name="Default" table:formula="of:=VAR([.C1:.C9])" office:value-type="float" office:value="0.00241747345644263" calcext:value-type="float">
            <text:p>0.0024174735</text:p>
          </table:table-cell>
          <table:table-cell table:style-name="Default" table:formula="of:=VAR([.D1:.D9])" office:value-type="float" office:value="0.00369651993028615" calcext:value-type="float">
            <text:p>0.0036965199</text:p>
          </table:table-cell>
          <table:table-cell table:style-name="Default" table:formula="of:=VAR([.E1:.E9])" office:value-type="float" office:value="0.00457509363659299" calcext:value-type="float">
            <text:p>0.0045750936</text:p>
          </table:table-cell>
          <table:table-cell table:style-name="Default" table:formula="of:=VAR([.F1:.F9])" office:value-type="float" office:value="0.00436913727044523" calcext:value-type="float">
            <text:p>0.0043691373</text:p>
          </table:table-cell>
          <table:table-cell table:style-name="Default" table:formula="of:=VAR([.G1:.G9])" office:value-type="float" office:value="0.00245664058817986" calcext:value-type="float">
            <text:p>0.0024566406</text:p>
          </table:table-cell>
          <table:table-cell table:style-name="Default" table:formula="of:=VAR([.H1:.H9])" office:value-type="float" office:value="0.00539550630963373" calcext:value-type="float">
            <text:p>0.0053955063</text:p>
          </table:table-cell>
          <table:table-cell table:style-name="Default" table:formula="of:=VAR([.I1:.I9])" office:value-type="float" office:value="0.00174243804664722" calcext:value-type="float">
            <text:p>0.001742438</text:p>
          </table:table-cell>
          <table:table-cell table:style-name="Default" table:formula="of:=VAR([.J1:.J9])" office:value-type="float" office:value="0.000153078100015418" calcext:value-type="float">
            <text:p>0.0001530781</text:p>
          </table:table-cell>
          <table:table-cell table:style-name="Default" table:formula="of:=VAR([.K1:.K9])" office:value-type="float" office:value="0.000128515410108815" calcext:value-type="float">
            <text:p>0.0001285154</text:p>
          </table:table-cell>
          <table:table-cell table:style-name="Default" table:formula="of:=VAR([.L1:.L9])" office:value-type="float" office:value="0.000425865078750838" calcext:value-type="float">
            <text:p>0.0004258651</text:p>
          </table:table-cell>
          <table:table-cell table:style-name="Default" table:formula="of:=VAR([.M1:.M9])" office:value-type="float" office:value="0.000319186780306902" calcext:value-type="float">
            <text:p>0.0003191868</text:p>
          </table:table-cell>
          <table:table-cell table:style-name="Default" table:formula="of:=VAR([.N1:.N9])" office:value-type="float" office:value="0" calcext:value-type="float">
            <text:p>0</text:p>
          </table:table-cell>
          <table:table-cell table:style-name="Default" table:formula="of:=VAR([.O1:.O9])" office:value-type="float" office:value="0.000136766908405995" calcext:value-type="float">
            <text:p>0.0001367669</text:p>
          </table:table-cell>
          <table:table-cell table:style-name="Default" table:formula="of:=VAR([.P1:.P9])" office:value-type="float" office:value="0.000253998388732996" calcext:value-type="float">
            <text:p>0.0002539984</text:p>
          </table:table-cell>
          <table:table-cell table:style-name="Default" table:formula="of:=VAR([.Q1:.Q9])" office:value-type="float" office:value="0.00016987244842742" calcext:value-type="float">
            <text:p>0.0001698724</text:p>
          </table:table-cell>
        </table:table-row>
        <table:table-row table:style-name="ro3" table:number-rows-repeated="3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.9353507565337" calcext:value-type="float">
            <text:p>0.9353507565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806167400881057" calcext:value-type="float">
            <text:p>0.8061674009</text:p>
          </table:table-cell>
          <table:table-cell office:value-type="float" office:value="0.910344827586207" calcext:value-type="float">
            <text:p>0.9103448276</text:p>
          </table:table-cell>
          <table:table-cell office:value-type="float" office:value="0.844660194174757" calcext:value-type="float">
            <text:p>0.8446601942</text:p>
          </table:table-cell>
          <table:table-cell office:value-type="float" office:value="1" calcext:value-type="float">
            <text:p>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1" calcext:value-type="float">
            <text:p>1</text:p>
          </table:table-cell>
          <table:table-cell office:value-type="float" office:value="0.96978021978022" calcext:value-type="float">
            <text:p>0.9697802198</text:p>
          </table:table-cell>
          <table:table-cell office:value-type="float" office:value="0.986737400530504" calcext:value-type="float">
            <text:p>0.9867374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6108883730745" calcext:value-type="float">
            <text:p>0.9561088837</text:p>
          </table:table-cell>
          <table:table-cell office:value-type="float" office:value="0.941867583826597" calcext:value-type="float">
            <text:p>0.9418675838</text:p>
          </table:table-cell>
          <table:table-cell office:value-type="float" office:value="0.951121121150903" calcext:value-type="float">
            <text:p>0.9511211212</text:p>
          </table:table-cell>
        </table:table-row>
        <table:table-row table:style-name="ro1">
          <table:table-cell/>
          <table:table-cell office:value-type="float" office:value="0.957359009628611" calcext:value-type="float">
            <text:p>0.9573590096</text:p>
          </table:table-cell>
          <table:table-cell office:value-type="float" office:value="0.977168949771689" calcext:value-type="float">
            <text:p>0.9771689498</text:p>
          </table:table-cell>
          <table:table-cell office:value-type="float" office:value="0.917748917748918" calcext:value-type="float">
            <text:p>0.9177489177</text:p>
          </table:table-cell>
          <table:table-cell office:value-type="float" office:value="0.969162995594714" calcext:value-type="float">
            <text:p>0.9691629956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1" calcext:value-type="float">
            <text:p>1</text:p>
          </table:table-cell>
          <table:table-cell office:value-type="float" office:value="0.974489795918367" calcext:value-type="float">
            <text:p>0.9744897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7347480106101" calcext:value-type="float">
            <text:p>0.9973474801</text:p>
          </table:table-cell>
          <table:table-cell office:value-type="float" office:value="0.971302428256071" calcext:value-type="float">
            <text:p>0.9713024283</text:p>
          </table:table-cell>
          <table:table-cell office:value-type="float" office:value="1" calcext:value-type="float">
            <text:p>1</text:p>
          </table:table-cell>
          <table:table-cell office:value-type="float" office:value="0.978898501793627" calcext:value-type="float">
            <text:p>0.9788985018</text:p>
          </table:table-cell>
          <table:table-cell office:value-type="float" office:value="0.975092044927303" calcext:value-type="float">
            <text:p>0.9750920449</text:p>
          </table:table-cell>
          <table:table-cell office:value-type="float" office:value="0.976495380367636" calcext:value-type="float">
            <text:p>0.9764953804</text:p>
          </table:table-cell>
        </table:table-row>
        <table:table-row table:style-name="ro1">
          <table:table-cell/>
          <table:table-cell office:value-type="float" office:value="0.94222833562586" calcext:value-type="float">
            <text:p>0.9422283356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896103896103896" calcext:value-type="float">
            <text:p>0.8961038961</text:p>
          </table:table-cell>
          <table:table-cell office:value-type="float" office:value="0.889867841409692" calcext:value-type="float">
            <text:p>0.8898678414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1" calcext:value-type="float">
            <text:p>1</text:p>
          </table:table-cell>
          <table:table-cell office:value-type="float" office:value="0.976127320954907" calcext:value-type="float">
            <text:p>0.976127321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68769782654568" calcext:value-type="float">
            <text:p>0.9687697827</text:p>
          </table:table-cell>
          <table:table-cell office:value-type="float" office:value="0.962680992022127" calcext:value-type="float">
            <text:p>0.962680992</text:p>
          </table:table-cell>
          <table:table-cell office:value-type="float" office:value="0.965206059883883" calcext:value-type="float">
            <text:p>0.9652060599</text:p>
          </table:table-cell>
        </table:table-row>
        <table:table-row table:style-name="ro1">
          <table:table-cell/>
          <table:table-cell office:value-type="float" office:value="0.97111416781293" calcext:value-type="float">
            <text:p>0.9711141678</text:p>
          </table:table-cell>
          <table:table-cell office:value-type="float" office:value="0.926940639269406" calcext:value-type="float">
            <text:p>0.9269406393</text:p>
          </table:table-cell>
          <table:table-cell office:value-type="float" office:value="0.991341991341991" calcext:value-type="float">
            <text:p>0.9913419913</text:p>
          </table:table-cell>
          <table:table-cell office:value-type="float" office:value="0.788546255506608" calcext:value-type="float">
            <text:p>0.7885462555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91747572815534" calcext:value-type="float">
            <text:p>0.9174757282</text:p>
          </table:table-cell>
          <table:table-cell office:value-type="float" office:value="0.831578947368421" calcext:value-type="float">
            <text:p>0.8315789474</text:p>
          </table:table-cell>
          <table:table-cell office:value-type="float" office:value="0.905612244897959" calcext:value-type="float">
            <text:p>0.9056122449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97347480106101" calcext:value-type="float">
            <text:p>0.99734748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2861363156784" calcext:value-type="float">
            <text:p>0.9628613632</text:p>
          </table:table-cell>
          <table:table-cell office:value-type="float" office:value="0.941697416791681" calcext:value-type="float">
            <text:p>0.9416974168</text:p>
          </table:table-cell>
          <table:table-cell office:value-type="float" office:value="0.958601926570119" calcext:value-type="float">
            <text:p>0.9586019266</text:p>
          </table:table-cell>
        </table:table-row>
        <table:table-row table:style-name="ro1">
          <table:table-cell/>
          <table:table-cell office:value-type="float" office:value="0.947730398899587" calcext:value-type="float">
            <text:p>0.9477303989</text:p>
          </table:table-cell>
          <table:table-cell office:value-type="float" office:value="0.968036529680365" calcext:value-type="float">
            <text:p>0.9680365297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47136563876652" calcext:value-type="float">
            <text:p>0.9471365639</text:p>
          </table:table-cell>
          <table:table-cell office:value-type="float" office:value="0.793103448275862" calcext:value-type="float">
            <text:p>0.7931034483</text:p>
          </table:table-cell>
          <table:table-cell office:value-type="float" office:value="1" calcext:value-type="float">
            <text:p>1</text:p>
          </table:table-cell>
          <table:table-cell office:value-type="float" office:value="0.947368421052632" calcext:value-type="float">
            <text:p>0.9473684211</text:p>
          </table:table-cell>
          <table:table-cell office:value-type="float" office:value="0.969387755102041" calcext:value-type="float">
            <text:p>0.96938775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60264900662252" calcext:value-type="float">
            <text:p>0.9602649007</text:p>
          </table:table-cell>
          <table:table-cell office:value-type="float" office:value="1" calcext:value-type="float">
            <text:p>1</text:p>
          </table:table-cell>
          <table:table-cell office:value-type="float" office:value="0.972568052331715" calcext:value-type="float">
            <text:p>0.9725680523</text:p>
          </table:table-cell>
          <table:table-cell office:value-type="float" office:value="0.961415075609027" calcext:value-type="float">
            <text:p>0.9614150756</text:p>
          </table:table-cell>
          <table:table-cell office:value-type="float" office:value="0.969455003829838" calcext:value-type="float">
            <text:p>0.9694550038</text:p>
          </table:table-cell>
        </table:table-row>
        <table:table-row table:style-name="ro1">
          <table:table-cell/>
          <table:table-cell office:value-type="float" office:value="0.898211829436039" calcext:value-type="float">
            <text:p>0.8982118294</text:p>
          </table:table-cell>
          <table:table-cell office:value-type="float" office:value="0.977168949771689" calcext:value-type="float">
            <text:p>0.9771689498</text:p>
          </table:table-cell>
          <table:table-cell office:value-type="float" office:value="0.852813852813853" calcext:value-type="float">
            <text:p>0.8528138528</text:p>
          </table:table-cell>
          <table:table-cell office:value-type="float" office:value="0.828193832599119" calcext:value-type="float">
            <text:p>0.8281938326</text:p>
          </table:table-cell>
          <table:table-cell office:value-type="float" office:value="0.979310344827586" calcext:value-type="float">
            <text:p>0.9793103448</text:p>
          </table:table-cell>
          <table:table-cell office:value-type="float" office:value="0.936893203883495" calcext:value-type="float">
            <text:p>0.9368932039</text:p>
          </table:table-cell>
          <table:table-cell office:value-type="float" office:value="0.842105263157895" calcext:value-type="float">
            <text:p>0.8421052632</text:p>
          </table:table-cell>
          <table:table-cell office:value-type="float" office:value="0.852040816326531" calcext:value-type="float">
            <text:p>0.8520408163</text:p>
          </table:table-cell>
          <table:table-cell office:value-type="float" office:value="1" calcext:value-type="float">
            <text:p>1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0.93368700265252" calcext:value-type="float">
            <text:p>0.9336870027</text:p>
          </table:table-cell>
          <table:table-cell office:value-type="float" office:value="0.991169977924945" calcext:value-type="float">
            <text:p>0.9911699779</text:p>
          </table:table-cell>
          <table:table-cell office:value-type="float" office:value="1" calcext:value-type="float">
            <text:p>1</text:p>
          </table:table-cell>
          <table:table-cell office:value-type="float" office:value="0.94281493986073" calcext:value-type="float">
            <text:p>0.9428149399</text:p>
          </table:table-cell>
          <table:table-cell office:value-type="float" office:value="0.929911370818955" calcext:value-type="float">
            <text:p>0.9299113708</text:p>
          </table:table-cell>
          <table:table-cell office:value-type="float" office:value="0.936266096635694" calcext:value-type="float">
            <text:p>0.9362660966</text:p>
          </table:table-cell>
        </table:table-row>
        <table:table-row table:style-name="ro1">
          <table:table-cell/>
          <table:table-cell office:value-type="float" office:value="0.957359009628611" calcext:value-type="float">
            <text:p>0.9573590096</text:p>
          </table:table-cell>
          <table:table-cell office:value-type="float" office:value="1" calcext:value-type="float">
            <text:p>1</text:p>
          </table:table-cell>
          <table:table-cell office:value-type="float" office:value="0.826839826839827" calcext:value-type="float">
            <text:p>0.8268398268</text:p>
          </table:table-cell>
          <table:table-cell office:value-type="float" office:value="0.823788546255507" calcext:value-type="float">
            <text:p>0.8237885463</text:p>
          </table:table-cell>
          <table:table-cell office:value-type="float" office:value="1" calcext:value-type="float">
            <text:p>1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98469387755102" calcext:value-type="float">
            <text:p>0.9846938776</text:p>
          </table:table-cell>
          <table:table-cell office:value-type="float" office:value="0.961538461538462" calcext:value-type="float">
            <text:p>0.9615384615</text:p>
          </table:table-cell>
          <table:table-cell office:value-type="float" office:value="1" calcext:value-type="float">
            <text:p>1</text:p>
          </table:table-cell>
          <table:table-cell office:value-type="float" office:value="0.989389920424403" calcext:value-type="float">
            <text:p>0.9893899204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67503692762186" calcext:value-type="float">
            <text:p>0.9675036928</text:p>
          </table:table-cell>
          <table:table-cell office:value-type="float" office:value="0.956383146431285" calcext:value-type="float">
            <text:p>0.9563831464</text:p>
          </table:table-cell>
          <table:table-cell office:value-type="float" office:value="0.963776263234113" calcext:value-type="float">
            <text:p>0.9637762632</text:p>
          </table:table-cell>
        </table:table-row>
        <table:table-row table:style-name="ro1">
          <table:table-cell/>
          <table:table-cell office:value-type="float" office:value="0.969738651994498" calcext:value-type="float">
            <text:p>0.969738652</text:p>
          </table:table-cell>
          <table:table-cell office:value-type="float" office:value="1" calcext:value-type="float">
            <text:p>1</text:p>
          </table:table-cell>
          <table:table-cell office:value-type="float" office:value="0.96969696969697" calcext:value-type="float">
            <text:p>0.9696969697</text:p>
          </table:table-cell>
          <table:table-cell office:value-type="float" office:value="0.911894273127753" calcext:value-type="float">
            <text:p>0.9118942731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1" calcext:value-type="float">
            <text:p>1</text:p>
          </table:table-cell>
          <table:table-cell office:value-type="float" office:value="0.966836734693877" calcext:value-type="float">
            <text:p>0.9668367347</text:p>
          </table:table-cell>
          <table:table-cell office:value-type="float" office:value="0.991452991452992" calcext:value-type="float">
            <text:p>0.9914529915</text:p>
          </table:table-cell>
          <table:table-cell office:value-type="float" office:value="0.978021978021978" calcext:value-type="float">
            <text:p>0.978021978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75717439293598" calcext:value-type="float">
            <text:p>0.9757174393</text:p>
          </table:table-cell>
          <table:table-cell office:value-type="float" office:value="1" calcext:value-type="float">
            <text:p>1</text:p>
          </table:table-cell>
          <table:table-cell office:value-type="float" office:value="0.979953576703946" calcext:value-type="float">
            <text:p>0.9799535767</text:p>
          </table:table-cell>
          <table:table-cell office:value-type="float" office:value="0.977773101220705" calcext:value-type="float">
            <text:p>0.9777731012</text:p>
          </table:table-cell>
          <table:table-cell office:value-type="float" office:value="0.977664620387599" calcext:value-type="float">
            <text:p>0.9776646204</text:p>
          </table:table-cell>
        </table:table-row>
        <table:table-row table:style-name="ro1">
          <table:table-cell/>
          <table:table-cell office:value-type="float" office:value="0.907840440165062" calcext:value-type="float">
            <text:p>0.9078404402</text:p>
          </table:table-cell>
          <table:table-cell office:value-type="float" office:value="0.840182648401826" calcext:value-type="float">
            <text:p>0.8401826484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938325991189427" calcext:value-type="float">
            <text:p>0.9383259912</text:p>
          </table:table-cell>
          <table:table-cell office:value-type="float" office:value="1" calcext:value-type="float">
            <text:p>1</text:p>
          </table:table-cell>
          <table:table-cell office:value-type="float" office:value="0.941747572815534" calcext:value-type="float">
            <text:p>0.9417475728</text:p>
          </table:table-cell>
          <table:table-cell office:value-type="float" office:value="0.831578947368421" calcext:value-type="float">
            <text:p>0.8315789474</text:p>
          </table:table-cell>
          <table:table-cell office:value-type="float" office:value="0.959183673469388" calcext:value-type="float">
            <text:p>0.9591836735</text:p>
          </table:table-cell>
          <table:table-cell office:value-type="float" office:value="0.997863247863248" calcext:value-type="float">
            <text:p>0.9978632479</text:p>
          </table:table-cell>
          <table:table-cell office:value-type="float" office:value="1" calcext:value-type="float">
            <text:p>1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49227373068433" calcext:value-type="float">
            <text:p>0.9492273731</text:p>
          </table:table-cell>
          <table:table-cell office:value-type="float" office:value="1" calcext:value-type="float">
            <text:p>1</text:p>
          </table:table-cell>
          <table:table-cell office:value-type="float" office:value="0.959907153407892" calcext:value-type="float">
            <text:p>0.9599071534</text:p>
          </table:table-cell>
          <table:table-cell office:value-type="float" office:value="0.949615793974818" calcext:value-type="float">
            <text:p>0.949615794</text:p>
          </table:table-cell>
          <table:table-cell office:value-type="float" office:value="0.955353736145197" calcext:value-type="float">
            <text:p>0.9553537361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6:.B24])" office:value-type="float" office:value="0.942992511080544" calcext:value-type="float">
            <text:p>0.9429925111</text:p>
          </table:table-cell>
          <table:table-cell table:style-name="Default" table:formula="of:=AVERAGE([.C16:.C24])" office:value-type="float" office:value="0.955352612886859" calcext:value-type="float">
            <text:p>0.9553526129</text:p>
          </table:table-cell>
          <table:table-cell table:style-name="Default" table:formula="of:=AVERAGE([.D16:.D24])" office:value-type="float" office:value="0.920634920634921" calcext:value-type="float">
            <text:p>0.9206349206</text:p>
          </table:table-cell>
          <table:table-cell table:style-name="Default" table:formula="of:=AVERAGE([.E16:.E24])" office:value-type="float" office:value="0.878120411160059" calcext:value-type="float">
            <text:p>0.8781204112</text:p>
          </table:table-cell>
          <table:table-cell table:style-name="Default" table:formula="of:=AVERAGE([.F16:.F24])" office:value-type="float" office:value="0.945593869731801" calcext:value-type="float">
            <text:p>0.9455938697</text:p>
          </table:table-cell>
          <table:table-cell table:style-name="Default" table:formula="of:=AVERAGE([.G16:.G24])" office:value-type="float" office:value="0.953074433656958" calcext:value-type="float">
            <text:p>0.9530744337</text:p>
          </table:table-cell>
          <table:table-cell table:style-name="Default" table:formula="of:=AVERAGE([.H16:.H24])" office:value-type="float" office:value="0.923976608187135" calcext:value-type="float">
            <text:p>0.9239766082</text:p>
          </table:table-cell>
          <table:table-cell table:style-name="Default" table:formula="of:=AVERAGE([.I16:.I24])" office:value-type="float" office:value="0.945578231292517" calcext:value-type="float">
            <text:p>0.9455782313</text:p>
          </table:table-cell>
          <table:table-cell table:style-name="Default" table:formula="of:=AVERAGE([.J16:.J24])" office:value-type="float" office:value="0.992640075973409" calcext:value-type="float">
            <text:p>0.992640076</text:p>
          </table:table-cell>
          <table:table-cell table:style-name="Default" table:formula="of:=AVERAGE([.K16:.K24])" office:value-type="float" office:value="0.992979242979243" calcext:value-type="float">
            <text:p>0.992979243</text:p>
          </table:table-cell>
          <table:table-cell table:style-name="Default" table:formula="of:=AVERAGE([.L16:.L24])" office:value-type="float" office:value="0.985263778367227" calcext:value-type="float">
            <text:p>0.9852637784</text:p>
          </table:table-cell>
          <table:table-cell table:style-name="Default" table:formula="of:=AVERAGE([.M16:.M24])" office:value-type="float" office:value="0.980868285504047" calcext:value-type="float">
            <text:p>0.9808682855</text:p>
          </table:table-cell>
          <table:table-cell table:style-name="Default" table:formula="of:=AVERAGE([.N16:.N24])" office:value-type="float" office:value="1" calcext:value-type="float">
            <text:p>1</text:p>
          </table:table-cell>
          <table:table-cell table:style-name="Default" table:formula="of:=AVERAGE([.O16:.O24])" office:value-type="float" office:value="0.965487327378022" calcext:value-type="float">
            <text:p>0.9654873274</text:p>
          </table:table-cell>
          <table:table-cell table:style-name="Default" table:formula="of:=AVERAGE([.P16:.P24])" office:value-type="float" office:value="0.955159613958056" calcext:value-type="float">
            <text:p>0.955159614</text:p>
          </table:table-cell>
          <table:table-cell table:style-name="Default" table:formula="of:=AVERAGE([.Q16:.Q24])" office:value-type="float" office:value="0.961548912022776" calcext:value-type="float">
            <text:p>0.961548912</text:p>
          </table:table-cell>
        </table:table-row>
        <table:table-row table:style-name="ro1">
          <table:table-cell/>
          <table:table-cell table:style-name="Default" table:formula="of:=VAR([.B16:.B24])" office:value-type="float" office:value="0.000655172711010704" calcext:value-type="float">
            <text:p>0.0006551727</text:p>
          </table:table-cell>
          <table:table-cell table:style-name="Default" table:formula="of:=VAR([.C16:.C24])" office:value-type="float" office:value="0.00241747345644263" calcext:value-type="float">
            <text:p>0.0024174735</text:p>
          </table:table-cell>
          <table:table-cell table:style-name="Default" table:formula="of:=VAR([.D16:.D24])" office:value-type="float" office:value="0.00369651993028615" calcext:value-type="float">
            <text:p>0.0036965199</text:p>
          </table:table-cell>
          <table:table-cell table:style-name="Default" table:formula="of:=VAR([.E16:.E24])" office:value-type="float" office:value="0.00457509363659299" calcext:value-type="float">
            <text:p>0.0045750936</text:p>
          </table:table-cell>
          <table:table-cell table:style-name="Default" table:formula="of:=VAR([.F16:.F24])" office:value-type="float" office:value="0.00436913727044523" calcext:value-type="float">
            <text:p>0.0043691373</text:p>
          </table:table-cell>
          <table:table-cell table:style-name="Default" table:formula="of:=VAR([.G16:.G24])" office:value-type="float" office:value="0.00245664058817986" calcext:value-type="float">
            <text:p>0.0024566406</text:p>
          </table:table-cell>
          <table:table-cell table:style-name="Default" table:formula="of:=VAR([.H16:.H24])" office:value-type="float" office:value="0.00539550630963373" calcext:value-type="float">
            <text:p>0.0053955063</text:p>
          </table:table-cell>
          <table:table-cell table:style-name="Default" table:formula="of:=VAR([.I16:.I24])" office:value-type="float" office:value="0.00174243804664722" calcext:value-type="float">
            <text:p>0.001742438</text:p>
          </table:table-cell>
          <table:table-cell table:style-name="Default" table:formula="of:=VAR([.J16:.J24])" office:value-type="float" office:value="0.000153078100015418" calcext:value-type="float">
            <text:p>0.0001530781</text:p>
          </table:table-cell>
          <table:table-cell table:style-name="Default" table:formula="of:=VAR([.K16:.K24])" office:value-type="float" office:value="0.000128515410108815" calcext:value-type="float">
            <text:p>0.0001285154</text:p>
          </table:table-cell>
          <table:table-cell table:style-name="Default" table:formula="of:=VAR([.L16:.L24])" office:value-type="float" office:value="0.000425865078750838" calcext:value-type="float">
            <text:p>0.0004258651</text:p>
          </table:table-cell>
          <table:table-cell table:style-name="Default" table:formula="of:=VAR([.M16:.M24])" office:value-type="float" office:value="0.000319186780306902" calcext:value-type="float">
            <text:p>0.0003191868</text:p>
          </table:table-cell>
          <table:table-cell table:style-name="Default" table:formula="of:=VAR([.N16:.N24])" office:value-type="float" office:value="0" calcext:value-type="float">
            <text:p>0</text:p>
          </table:table-cell>
          <table:table-cell table:style-name="Default" table:formula="of:=VAR([.O16:.O24])" office:value-type="float" office:value="0.000136766908405995" calcext:value-type="float">
            <text:p>0.0001367669</text:p>
          </table:table-cell>
          <table:table-cell table:style-name="Default" table:formula="of:=VAR([.P16:.P24])" office:value-type="float" office:value="0.000253998388732996" calcext:value-type="float">
            <text:p>0.0002539984</text:p>
          </table:table-cell>
          <table:table-cell table:style-name="Default" table:formula="of:=VAR([.Q16:.Q24])" office:value-type="float" office:value="0.00016987244842742" calcext:value-type="float">
            <text:p>0.0001698724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table table:name="resnet26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26</text:p>
          </table:table-cell>
          <table:table-cell office:value-type="float" office:value="0.957359009628611" calcext:value-type="float">
            <text:p>0.9573590096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17748917748918" calcext:value-type="float">
            <text:p>0.9177489177</text:p>
          </table:table-cell>
          <table:table-cell office:value-type="float" office:value="0.841409691629956" calcext:value-type="float">
            <text:p>0.8414096916</text:p>
          </table:table-cell>
          <table:table-cell office:value-type="float" office:value="0.793103448275862" calcext:value-type="float">
            <text:p>0.7931034483</text:p>
          </table:table-cell>
          <table:table-cell office:value-type="float" office:value="0.893203883495146" calcext:value-type="float">
            <text:p>0.8932038835</text:p>
          </table:table-cell>
          <table:table-cell office:value-type="float" office:value="1" calcext:value-type="float">
            <text:p>1</text:p>
          </table:table-cell>
          <table:table-cell office:value-type="float" office:value="0.977040816326531" calcext:value-type="float">
            <text:p>0.9770408163</text:p>
          </table:table-cell>
          <table:table-cell office:value-type="float" office:value="1" calcext:value-type="float">
            <text:p>1</text:p>
          </table:table-cell>
          <table:table-cell office:value-type="float" office:value="0.958791208791209" calcext:value-type="float">
            <text:p>0.9587912088</text:p>
          </table:table-cell>
          <table:table-cell office:value-type="float" office:value="0.978779840848806" calcext:value-type="float">
            <text:p>0.9787798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595273264402" calcext:value-type="float">
            <text:p>0.9615952733</text:p>
          </table:table-cell>
          <table:table-cell office:value-type="float" office:value="0.943280176630546" calcext:value-type="float">
            <text:p>0.9432801766</text:p>
          </table:table-cell>
          <table:table-cell office:value-type="float" office:value="0.957208633030705" calcext:value-type="float">
            <text:p>0.957208633</text:p>
          </table:table-cell>
        </table:table-row>
        <table:table-row table:style-name="ro1">
          <table:table-cell/>
          <table:table-cell office:value-type="float" office:value="0.969738651994498" calcext:value-type="float">
            <text:p>0.969738652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16299559471366" calcext:value-type="float">
            <text:p>0.9162995595</text:p>
          </table:table-cell>
          <table:table-cell office:value-type="float" office:value="0.910344827586207" calcext:value-type="float">
            <text:p>0.9103448276</text:p>
          </table:table-cell>
          <table:table-cell office:value-type="float" office:value="0.95631067961165" calcext:value-type="float">
            <text:p>0.9563106796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994897959183673" calcext:value-type="float">
            <text:p>0.9948979592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1" calcext:value-type="float">
            <text:p>1</text:p>
          </table:table-cell>
          <table:table-cell office:value-type="float" office:value="0.96551724137931" calcext:value-type="float">
            <text:p>0.9655172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7843426883309" calcext:value-type="float">
            <text:p>0.9778434269</text:p>
          </table:table-cell>
          <table:table-cell office:value-type="float" office:value="0.968750675296922" calcext:value-type="float">
            <text:p>0.9687506753</text:p>
          </table:table-cell>
          <table:table-cell office:value-type="float" office:value="0.975311597463856" calcext:value-type="float">
            <text:p>0.9753115975</text:p>
          </table:table-cell>
        </table:table-row>
        <table:table-row table:style-name="ro1">
          <table:table-cell/>
          <table:table-cell office:value-type="float" office:value="0.997248968363136" calcext:value-type="float">
            <text:p>0.9972489684</text:p>
          </table:table-cell>
          <table:table-cell office:value-type="float" office:value="0.968036529680365" calcext:value-type="float">
            <text:p>0.9680365297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903083700440529" calcext:value-type="float">
            <text:p>0.9030837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941326530612245" calcext:value-type="float">
            <text:p>0.9413265306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1" calcext:value-type="float">
            <text:p>1</text:p>
          </table:table-cell>
          <table:table-cell office:value-type="float" office:value="0.984084880636605" calcext:value-type="float">
            <text:p>0.9840848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1852711542519" calcext:value-type="float">
            <text:p>0.9818527115</text:p>
          </table:table-cell>
          <table:table-cell office:value-type="float" office:value="0.975735160363068" calcext:value-type="float">
            <text:p>0.9757351604</text:p>
          </table:table-cell>
          <table:table-cell office:value-type="float" office:value="0.979772824571387" calcext:value-type="float">
            <text:p>0.9797728246</text:p>
          </table:table-cell>
        </table:table-row>
        <table:table-row table:style-name="ro1">
          <table:table-cell/>
          <table:table-cell office:value-type="float" office:value="0.938101788170564" calcext:value-type="float">
            <text:p>0.9381017882</text:p>
          </table:table-cell>
          <table:table-cell office:value-type="float" office:value="0.835616438356164" calcext:value-type="float">
            <text:p>0.8356164384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757709251101322" calcext:value-type="float">
            <text:p>0.7577092511</text:p>
          </table:table-cell>
          <table:table-cell office:value-type="float" office:value="0.855172413793103" calcext:value-type="float">
            <text:p>0.8551724138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76495726495726" calcext:value-type="float">
            <text:p>0.9764957265</text:p>
          </table:table-cell>
          <table:table-cell office:value-type="float" office:value="1" calcext:value-type="float">
            <text:p>1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47668284448196" calcext:value-type="float">
            <text:p>0.9476682844</text:p>
          </table:table-cell>
          <table:table-cell office:value-type="float" office:value="0.906385347438302" calcext:value-type="float">
            <text:p>0.9063853474</text:p>
          </table:table-cell>
          <table:table-cell office:value-type="float" office:value="0.941680445091076" calcext:value-type="float">
            <text:p>0.9416804451</text:p>
          </table:table-cell>
        </table:table-row>
        <table:table-row table:style-name="ro1">
          <table:table-cell/>
          <table:table-cell office:value-type="float" office:value="0.950481430536451" calcext:value-type="float">
            <text:p>0.9504814305</text:p>
          </table:table-cell>
          <table:table-cell office:value-type="float" office:value="1" calcext:value-type="float">
            <text:p>1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51541850220264" calcext:value-type="float">
            <text:p>0.9515418502</text:p>
          </table:table-cell>
          <table:table-cell office:value-type="float" office:value="0.848275862068966" calcext:value-type="float">
            <text:p>0.8482758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7244897959184" calcext:value-type="float">
            <text:p>0.987244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80132450331126" calcext:value-type="float">
            <text:p>0.9801324503</text:p>
          </table:table-cell>
          <table:table-cell office:value-type="float" office:value="1" calcext:value-type="float">
            <text:p>1</text:p>
          </table:table-cell>
          <table:table-cell office:value-type="float" office:value="0.980375606668073" calcext:value-type="float">
            <text:p>0.9803756067</text:p>
          </table:table-cell>
          <table:table-cell office:value-type="float" office:value="0.975210724361243" calcext:value-type="float">
            <text:p>0.9752107244</text:p>
          </table:table-cell>
          <table:table-cell office:value-type="float" office:value="0.978148863510555" calcext:value-type="float">
            <text:p>0.9781488635</text:p>
          </table:table-cell>
        </table:table-row>
        <table:table-row table:style-name="ro1">
          <table:table-cell/>
          <table:table-cell office:value-type="float" office:value="0.905089408528198" calcext:value-type="float">
            <text:p>0.9050894085</text:p>
          </table:table-cell>
          <table:table-cell office:value-type="float" office:value="0.986301369863014" calcext:value-type="float">
            <text:p>0.9863013699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801762114537445" calcext:value-type="float">
            <text:p>0.8017621145</text:p>
          </table:table-cell>
          <table:table-cell office:value-type="float" office:value="1" calcext:value-type="float">
            <text:p>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1" calcext:value-type="float">
            <text:p>1</text:p>
          </table:table-cell>
          <table:table-cell office:value-type="float" office:value="0.885204081632653" calcext:value-type="float">
            <text:p>0.8852040816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57797003587255" calcext:value-type="float">
            <text:p>0.9577970036</text:p>
          </table:table-cell>
          <table:table-cell office:value-type="float" office:value="0.957958074941197" calcext:value-type="float">
            <text:p>0.9579580749</text:p>
          </table:table-cell>
          <table:table-cell office:value-type="float" office:value="0.953005417119812" calcext:value-type="float">
            <text:p>0.9530054171</text:p>
          </table:table-cell>
        </table:table-row>
        <table:table-row table:style-name="ro1">
          <table:table-cell/>
          <table:table-cell office:value-type="float" office:value="0.998624484181568" calcext:value-type="float">
            <text:p>0.9986244842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03083700440529" calcext:value-type="float">
            <text:p>0.9030837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961734693877551" calcext:value-type="float">
            <text:p>0.9617346939</text:p>
          </table:table-cell>
          <table:table-cell office:value-type="float" office:value="0.959401709401709" calcext:value-type="float">
            <text:p>0.9594017094</text:p>
          </table:table-cell>
          <table:table-cell office:value-type="float" office:value="1" calcext:value-type="float">
            <text:p>1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77924944812362" calcext:value-type="float">
            <text:p>0.9779249448</text:p>
          </table:table-cell>
          <table:table-cell office:value-type="float" office:value="1" calcext:value-type="float">
            <text:p>1</text:p>
          </table:table-cell>
          <table:table-cell office:value-type="float" office:value="0.976155307026799" calcext:value-type="float">
            <text:p>0.976155307</text:p>
          </table:table-cell>
          <table:table-cell office:value-type="float" office:value="0.968683164962353" calcext:value-type="float">
            <text:p>0.968683165</text:p>
          </table:table-cell>
          <table:table-cell office:value-type="float" office:value="0.973415263887166" calcext:value-type="float">
            <text:p>0.9734152639</text:p>
          </table:table-cell>
        </table:table-row>
        <table:table-row table:style-name="ro1">
          <table:table-cell/>
          <table:table-cell office:value-type="float" office:value="0.940852819807428" calcext:value-type="float">
            <text:p>0.9408528198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35064935064935" calcext:value-type="float">
            <text:p>0.9350649351</text:p>
          </table:table-cell>
          <table:table-cell office:value-type="float" office:value="0.960352422907489" calcext:value-type="float">
            <text:p>0.9603524229</text:p>
          </table:table-cell>
          <table:table-cell office:value-type="float" office:value="1" calcext:value-type="float">
            <text:p>1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1" calcext:value-type="float">
            <text:p>1</text:p>
          </table:table-cell>
          <table:table-cell office:value-type="float" office:value="0.933673469387755" calcext:value-type="float">
            <text:p>0.9336734694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1" calcext:value-type="float">
            <text:p>1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77210381937118" calcext:value-type="float">
            <text:p>0.9772103819</text:p>
          </table:table-cell>
          <table:table-cell office:value-type="float" office:value="0.97929570924851" calcext:value-type="float">
            <text:p>0.9792957092</text:p>
          </table:table-cell>
          <table:table-cell office:value-type="float" office:value="0.97462261067416" calcext:value-type="float">
            <text:p>0.9746226107</text:p>
          </table:table-cell>
        </table:table-row>
        <table:table-row table:style-name="ro1">
          <table:table-cell/>
          <table:table-cell office:value-type="float" office:value="0.900962861072902" calcext:value-type="float">
            <text:p>0.9009628611</text:p>
          </table:table-cell>
          <table:table-cell office:value-type="float" office:value="0.844748858447489" calcext:value-type="float">
            <text:p>0.8447488584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69162995594714" calcext:value-type="float">
            <text:p>0.9691629956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1" calcext:value-type="float">
            <text:p>1</text:p>
          </table:table-cell>
          <table:table-cell office:value-type="float" office:value="0.821052631578947" calcext:value-type="float">
            <text:p>0.8210526316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1" calcext:value-type="float">
            <text:p>1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58057395143488" calcext:value-type="float">
            <text:p>0.9580573951</text:p>
          </table:table-cell>
          <table:table-cell office:value-type="float" office:value="1" calcext:value-type="float">
            <text:p>1</text:p>
          </table:table-cell>
          <table:table-cell office:value-type="float" office:value="0.959907153407892" calcext:value-type="float">
            <text:p>0.9599071534</text:p>
          </table:table-cell>
          <table:table-cell office:value-type="float" office:value="0.951706488259773" calcext:value-type="float">
            <text:p>0.9517064883</text:p>
          </table:table-cell>
          <table:table-cell office:value-type="float" office:value="0.955369435014748" calcext:value-type="float">
            <text:p>0.955369435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950939935809262" calcext:value-type="float">
            <text:p>0.9509399358</text:p>
          </table:table-cell>
          <table:table-cell table:style-name="Default" table:formula="of:=AVERAGE([.C1:.C9])" office:value-type="float" office:value="0.942668696093354" calcext:value-type="float">
            <text:p>0.9426686961</text:p>
          </table:table-cell>
          <table:table-cell table:style-name="Default" table:formula="of:=AVERAGE([.D1:.D9])" office:value-type="float" office:value="0.943241943241943" calcext:value-type="float">
            <text:p>0.9432419432</text:p>
          </table:table-cell>
          <table:table-cell table:style-name="Default" table:formula="of:=AVERAGE([.E1:.E9])" office:value-type="float" office:value="0.889378365149291" calcext:value-type="float">
            <text:p>0.8893783651</text:p>
          </table:table-cell>
          <table:table-cell table:style-name="Default" table:formula="of:=AVERAGE([.F1:.F9])" office:value-type="float" office:value="0.933333333333333" calcext:value-type="float">
            <text:p>0.9333333333</text:p>
          </table:table-cell>
          <table:table-cell table:style-name="Default" table:formula="of:=AVERAGE([.G1:.G9])" office:value-type="float" office:value="0.977346278317152" calcext:value-type="float">
            <text:p>0.9773462783</text:p>
          </table:table-cell>
          <table:table-cell table:style-name="Default" table:formula="of:=AVERAGE([.H1:.H9])" office:value-type="float" office:value="0.919298245614035" calcext:value-type="float">
            <text:p>0.9192982456</text:p>
          </table:table-cell>
          <table:table-cell table:style-name="Default" table:formula="of:=AVERAGE([.I1:.I9])" office:value-type="float" office:value="0.953231292517007" calcext:value-type="float">
            <text:p>0.9532312925</text:p>
          </table:table-cell>
          <table:table-cell table:style-name="Default" table:formula="of:=AVERAGE([.J1:.J9])" office:value-type="float" office:value="0.983618233618234" calcext:value-type="float">
            <text:p>0.9836182336</text:p>
          </table:table-cell>
          <table:table-cell table:style-name="Default" table:formula="of:=AVERAGE([.K1:.K9])" office:value-type="float" office:value="0.995421245421245" calcext:value-type="float">
            <text:p>0.9954212454</text:p>
          </table:table-cell>
          <table:table-cell table:style-name="Default" table:formula="of:=AVERAGE([.L1:.L9])" office:value-type="float" office:value="0.983790156203949" calcext:value-type="float">
            <text:p>0.9837901562</text:p>
          </table:table-cell>
          <table:table-cell table:style-name="Default" table:formula="of:=AVERAGE([.M1:.M9])" office:value-type="float" office:value="0.988962472406181" calcext:value-type="float">
            <text:p>0.9889624724</text:p>
          </table:table-cell>
          <table:table-cell table:style-name="Default" table:formula="of:=AVERAGE([.N1:.N9])" office:value-type="float" office:value="1" calcext:value-type="float">
            <text:p>1</text:p>
          </table:table-cell>
          <table:table-cell table:style-name="Default" table:formula="of:=AVERAGE([.O1:.O9])" office:value-type="float" office:value="0.968933905418396" calcext:value-type="float">
            <text:p>0.9689339054</text:p>
          </table:table-cell>
          <table:table-cell table:style-name="Default" table:formula="of:=AVERAGE([.P1:.P9])" office:value-type="float" office:value="0.958556169055768" calcext:value-type="float">
            <text:p>0.9585561691</text:p>
          </table:table-cell>
          <table:table-cell table:style-name="Default" table:formula="of:=AVERAGE([.Q1:.Q9])" office:value-type="float" office:value="0.965392787818163" calcext:value-type="float">
            <text:p>0.9653927878</text:p>
          </table:table-cell>
        </table:table-row>
        <table:table-row table:style-name="ro1">
          <table:table-cell/>
          <table:table-cell table:style-name="Default" table:formula="of:=VAR([.B1:.B9])" office:value-type="float" office:value="0.00120996198884073" calcext:value-type="float">
            <text:p>0.001209962</text:p>
          </table:table-cell>
          <table:table-cell table:style-name="Default" table:formula="of:=VAR([.C1:.C9])" office:value-type="float" office:value="0.00376405366397235" calcext:value-type="float">
            <text:p>0.0037640537</text:p>
          </table:table-cell>
          <table:table-cell table:style-name="Default" table:formula="of:=VAR([.D1:.D9])" office:value-type="float" office:value="0.000981261803772616" calcext:value-type="float">
            <text:p>0.0009812618</text:p>
          </table:table-cell>
          <table:table-cell table:style-name="Default" table:formula="of:=VAR([.E1:.E9])" office:value-type="float" office:value="0.00546024784317784" calcext:value-type="float">
            <text:p>0.0054602478</text:p>
          </table:table-cell>
          <table:table-cell table:style-name="Default" table:formula="of:=VAR([.F1:.F9])" office:value-type="float" office:value="0.00686087990487514" calcext:value-type="float">
            <text:p>0.0068608799</text:p>
          </table:table-cell>
          <table:table-cell table:style-name="Default" table:formula="of:=VAR([.G1:.G9])" office:value-type="float" office:value="0.00123715713073804" calcext:value-type="float">
            <text:p>0.0012371571</text:p>
          </table:table-cell>
          <table:table-cell table:style-name="Default" table:formula="of:=VAR([.H1:.H9])" office:value-type="float" office:value="0.0249861495844876" calcext:value-type="float">
            <text:p>0.0249861496</text:p>
          </table:table-cell>
          <table:table-cell table:style-name="Default" table:formula="of:=VAR([.I1:.I9])" office:value-type="float" office:value="0.00109004060807997" calcext:value-type="float">
            <text:p>0.0010900406</text:p>
          </table:table-cell>
          <table:table-cell table:style-name="Default" table:formula="of:=VAR([.J1:.J9])" office:value-type="float" office:value="0.000210022645920084" calcext:value-type="float">
            <text:p>0.0002100226</text:p>
          </table:table-cell>
          <table:table-cell table:style-name="Default" table:formula="of:=VAR([.K1:.K9])" office:value-type="float" office:value="0.000188684941432192" calcext:value-type="float">
            <text:p>0.0001886849</text:p>
          </table:table-cell>
          <table:table-cell table:style-name="Default" table:formula="of:=VAR([.L1:.L9])" office:value-type="float" office:value="0.0000781762420836807" calcext:value-type="float">
            <text:p>7.81762420836807E-05</text:p>
          </table:table-cell>
          <table:table-cell table:style-name="Default" table:formula="of:=VAR([.M1:.M9])" office:value-type="float" office:value="0.00020954246646102" calcext:value-type="float">
            <text:p>0.0002095425</text:p>
          </table:table-cell>
          <table:table-cell table:style-name="Default" table:formula="of:=VAR([.N1:.N9])" office:value-type="float" office:value="0" calcext:value-type="float">
            <text:p>0</text:p>
          </table:table-cell>
          <table:table-cell table:style-name="Default" table:formula="of:=VAR([.O1:.O9])" office:value-type="float" office:value="0.000151178918505443" calcext:value-type="float">
            <text:p>0.0001511789</text:p>
          </table:table-cell>
          <table:table-cell table:style-name="Default" table:formula="of:=VAR([.P1:.P9])" office:value-type="float" office:value="0.000526441362769061" calcext:value-type="float">
            <text:p>0.0005264414</text:p>
          </table:table-cell>
          <table:table-cell table:style-name="Default" table:formula="of:=VAR([.Q1:.Q9])" office:value-type="float" office:value="0.000187575700318051" calcext:value-type="float">
            <text:p>0.0001875757</text:p>
          </table:table-cell>
        </table:table-row>
        <table:table-row table:style-name="ro3" table:number-rows-repeated="3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.957359009628611" calcext:value-type="float">
            <text:p>0.9573590096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17748917748918" calcext:value-type="float">
            <text:p>0.9177489177</text:p>
          </table:table-cell>
          <table:table-cell office:value-type="float" office:value="0.841409691629956" calcext:value-type="float">
            <text:p>0.8414096916</text:p>
          </table:table-cell>
          <table:table-cell office:value-type="float" office:value="0.793103448275862" calcext:value-type="float">
            <text:p>0.7931034483</text:p>
          </table:table-cell>
          <table:table-cell office:value-type="float" office:value="0.893203883495146" calcext:value-type="float">
            <text:p>0.8932038835</text:p>
          </table:table-cell>
          <table:table-cell office:value-type="float" office:value="1" calcext:value-type="float">
            <text:p>1</text:p>
          </table:table-cell>
          <table:table-cell office:value-type="float" office:value="0.977040816326531" calcext:value-type="float">
            <text:p>0.9770408163</text:p>
          </table:table-cell>
          <table:table-cell office:value-type="float" office:value="1" calcext:value-type="float">
            <text:p>1</text:p>
          </table:table-cell>
          <table:table-cell office:value-type="float" office:value="0.958791208791209" calcext:value-type="float">
            <text:p>0.9587912088</text:p>
          </table:table-cell>
          <table:table-cell office:value-type="float" office:value="0.978779840848806" calcext:value-type="float">
            <text:p>0.9787798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1595273264402" calcext:value-type="float">
            <text:p>0.9615952733</text:p>
          </table:table-cell>
          <table:table-cell office:value-type="float" office:value="0.943280176630546" calcext:value-type="float">
            <text:p>0.9432801766</text:p>
          </table:table-cell>
          <table:table-cell office:value-type="float" office:value="0.957208633030705" calcext:value-type="float">
            <text:p>0.957208633</text:p>
          </table:table-cell>
        </table:table-row>
        <table:table-row table:style-name="ro1">
          <table:table-cell/>
          <table:table-cell office:value-type="float" office:value="0.969738651994498" calcext:value-type="float">
            <text:p>0.969738652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916299559471366" calcext:value-type="float">
            <text:p>0.9162995595</text:p>
          </table:table-cell>
          <table:table-cell office:value-type="float" office:value="0.910344827586207" calcext:value-type="float">
            <text:p>0.9103448276</text:p>
          </table:table-cell>
          <table:table-cell office:value-type="float" office:value="0.95631067961165" calcext:value-type="float">
            <text:p>0.9563106796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994897959183673" calcext:value-type="float">
            <text:p>0.9948979592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1" calcext:value-type="float">
            <text:p>1</text:p>
          </table:table-cell>
          <table:table-cell office:value-type="float" office:value="0.96551724137931" calcext:value-type="float">
            <text:p>0.9655172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7843426883309" calcext:value-type="float">
            <text:p>0.9778434269</text:p>
          </table:table-cell>
          <table:table-cell office:value-type="float" office:value="0.968750675296922" calcext:value-type="float">
            <text:p>0.9687506753</text:p>
          </table:table-cell>
          <table:table-cell office:value-type="float" office:value="0.975311597463856" calcext:value-type="float">
            <text:p>0.9753115975</text:p>
          </table:table-cell>
        </table:table-row>
        <table:table-row table:style-name="ro1">
          <table:table-cell/>
          <table:table-cell office:value-type="float" office:value="0.997248968363136" calcext:value-type="float">
            <text:p>0.9972489684</text:p>
          </table:table-cell>
          <table:table-cell office:value-type="float" office:value="0.968036529680365" calcext:value-type="float">
            <text:p>0.9680365297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903083700440529" calcext:value-type="float">
            <text:p>0.9030837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941326530612245" calcext:value-type="float">
            <text:p>0.9413265306</text:p>
          </table:table-cell>
          <table:table-cell office:value-type="float" office:value="0.978632478632479" calcext:value-type="float">
            <text:p>0.9786324786</text:p>
          </table:table-cell>
          <table:table-cell office:value-type="float" office:value="1" calcext:value-type="float">
            <text:p>1</text:p>
          </table:table-cell>
          <table:table-cell office:value-type="float" office:value="0.984084880636605" calcext:value-type="float">
            <text:p>0.98408488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1852711542519" calcext:value-type="float">
            <text:p>0.9818527115</text:p>
          </table:table-cell>
          <table:table-cell office:value-type="float" office:value="0.975735160363068" calcext:value-type="float">
            <text:p>0.9757351604</text:p>
          </table:table-cell>
          <table:table-cell office:value-type="float" office:value="0.979772824571387" calcext:value-type="float">
            <text:p>0.9797728246</text:p>
          </table:table-cell>
        </table:table-row>
        <table:table-row table:style-name="ro1">
          <table:table-cell/>
          <table:table-cell office:value-type="float" office:value="0.938101788170564" calcext:value-type="float">
            <text:p>0.9381017882</text:p>
          </table:table-cell>
          <table:table-cell office:value-type="float" office:value="0.835616438356164" calcext:value-type="float">
            <text:p>0.8356164384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757709251101322" calcext:value-type="float">
            <text:p>0.7577092511</text:p>
          </table:table-cell>
          <table:table-cell office:value-type="float" office:value="0.855172413793103" calcext:value-type="float">
            <text:p>0.8551724138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526315789473684" calcext:value-type="float">
            <text:p>0.5263157895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76495726495726" calcext:value-type="float">
            <text:p>0.9764957265</text:p>
          </table:table-cell>
          <table:table-cell office:value-type="float" office:value="1" calcext:value-type="float">
            <text:p>1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47668284448196" calcext:value-type="float">
            <text:p>0.9476682844</text:p>
          </table:table-cell>
          <table:table-cell office:value-type="float" office:value="0.906385347438302" calcext:value-type="float">
            <text:p>0.9063853474</text:p>
          </table:table-cell>
          <table:table-cell office:value-type="float" office:value="0.941680445091076" calcext:value-type="float">
            <text:p>0.9416804451</text:p>
          </table:table-cell>
        </table:table-row>
        <table:table-row table:style-name="ro1">
          <table:table-cell/>
          <table:table-cell office:value-type="float" office:value="0.950481430536451" calcext:value-type="float">
            <text:p>0.9504814305</text:p>
          </table:table-cell>
          <table:table-cell office:value-type="float" office:value="1" calcext:value-type="float">
            <text:p>1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51541850220264" calcext:value-type="float">
            <text:p>0.9515418502</text:p>
          </table:table-cell>
          <table:table-cell office:value-type="float" office:value="0.848275862068966" calcext:value-type="float">
            <text:p>0.84827586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7244897959184" calcext:value-type="float">
            <text:p>0.9872448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80132450331126" calcext:value-type="float">
            <text:p>0.9801324503</text:p>
          </table:table-cell>
          <table:table-cell office:value-type="float" office:value="1" calcext:value-type="float">
            <text:p>1</text:p>
          </table:table-cell>
          <table:table-cell office:value-type="float" office:value="0.980375606668073" calcext:value-type="float">
            <text:p>0.9803756067</text:p>
          </table:table-cell>
          <table:table-cell office:value-type="float" office:value="0.975210724361243" calcext:value-type="float">
            <text:p>0.9752107244</text:p>
          </table:table-cell>
          <table:table-cell office:value-type="float" office:value="0.978148863510555" calcext:value-type="float">
            <text:p>0.9781488635</text:p>
          </table:table-cell>
        </table:table-row>
        <table:table-row table:style-name="ro1">
          <table:table-cell/>
          <table:table-cell office:value-type="float" office:value="0.905089408528198" calcext:value-type="float">
            <text:p>0.9050894085</text:p>
          </table:table-cell>
          <table:table-cell office:value-type="float" office:value="0.986301369863014" calcext:value-type="float">
            <text:p>0.9863013699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801762114537445" calcext:value-type="float">
            <text:p>0.8017621145</text:p>
          </table:table-cell>
          <table:table-cell office:value-type="float" office:value="1" calcext:value-type="float">
            <text:p>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1" calcext:value-type="float">
            <text:p>1</text:p>
          </table:table-cell>
          <table:table-cell office:value-type="float" office:value="0.885204081632653" calcext:value-type="float">
            <text:p>0.8852040816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57797003587255" calcext:value-type="float">
            <text:p>0.9577970036</text:p>
          </table:table-cell>
          <table:table-cell office:value-type="float" office:value="0.957958074941197" calcext:value-type="float">
            <text:p>0.9579580749</text:p>
          </table:table-cell>
          <table:table-cell office:value-type="float" office:value="0.953005417119812" calcext:value-type="float">
            <text:p>0.9530054171</text:p>
          </table:table-cell>
        </table:table-row>
        <table:table-row table:style-name="ro1">
          <table:table-cell/>
          <table:table-cell office:value-type="float" office:value="0.998624484181568" calcext:value-type="float">
            <text:p>0.9986244842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78787878787879" calcext:value-type="float">
            <text:p>0.8787878788</text:p>
          </table:table-cell>
          <table:table-cell office:value-type="float" office:value="0.903083700440529" calcext:value-type="float">
            <text:p>0.9030837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8421052631579" calcext:value-type="float">
            <text:p>0.9684210526</text:p>
          </table:table-cell>
          <table:table-cell office:value-type="float" office:value="0.961734693877551" calcext:value-type="float">
            <text:p>0.9617346939</text:p>
          </table:table-cell>
          <table:table-cell office:value-type="float" office:value="0.959401709401709" calcext:value-type="float">
            <text:p>0.9594017094</text:p>
          </table:table-cell>
          <table:table-cell office:value-type="float" office:value="1" calcext:value-type="float">
            <text:p>1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77924944812362" calcext:value-type="float">
            <text:p>0.9779249448</text:p>
          </table:table-cell>
          <table:table-cell office:value-type="float" office:value="1" calcext:value-type="float">
            <text:p>1</text:p>
          </table:table-cell>
          <table:table-cell office:value-type="float" office:value="0.976155307026799" calcext:value-type="float">
            <text:p>0.976155307</text:p>
          </table:table-cell>
          <table:table-cell office:value-type="float" office:value="0.968683164962353" calcext:value-type="float">
            <text:p>0.968683165</text:p>
          </table:table-cell>
          <table:table-cell office:value-type="float" office:value="0.973415263887166" calcext:value-type="float">
            <text:p>0.9734152639</text:p>
          </table:table-cell>
        </table:table-row>
        <table:table-row table:style-name="ro1">
          <table:table-cell/>
          <table:table-cell office:value-type="float" office:value="0.940852819807428" calcext:value-type="float">
            <text:p>0.9408528198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35064935064935" calcext:value-type="float">
            <text:p>0.9350649351</text:p>
          </table:table-cell>
          <table:table-cell office:value-type="float" office:value="0.960352422907489" calcext:value-type="float">
            <text:p>0.9603524229</text:p>
          </table:table-cell>
          <table:table-cell office:value-type="float" office:value="1" calcext:value-type="float">
            <text:p>1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1" calcext:value-type="float">
            <text:p>1</text:p>
          </table:table-cell>
          <table:table-cell office:value-type="float" office:value="0.933673469387755" calcext:value-type="float">
            <text:p>0.9336734694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1" calcext:value-type="float">
            <text:p>1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77210381937118" calcext:value-type="float">
            <text:p>0.9772103819</text:p>
          </table:table-cell>
          <table:table-cell office:value-type="float" office:value="0.97929570924851" calcext:value-type="float">
            <text:p>0.9792957092</text:p>
          </table:table-cell>
          <table:table-cell office:value-type="float" office:value="0.97462261067416" calcext:value-type="float">
            <text:p>0.9746226107</text:p>
          </table:table-cell>
        </table:table-row>
        <table:table-row table:style-name="ro1">
          <table:table-cell/>
          <table:table-cell office:value-type="float" office:value="0.900962861072902" calcext:value-type="float">
            <text:p>0.9009628611</text:p>
          </table:table-cell>
          <table:table-cell office:value-type="float" office:value="0.844748858447489" calcext:value-type="float">
            <text:p>0.8447488584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69162995594714" calcext:value-type="float">
            <text:p>0.9691629956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1" calcext:value-type="float">
            <text:p>1</text:p>
          </table:table-cell>
          <table:table-cell office:value-type="float" office:value="0.821052631578947" calcext:value-type="float">
            <text:p>0.8210526316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1" calcext:value-type="float">
            <text:p>1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58057395143488" calcext:value-type="float">
            <text:p>0.9580573951</text:p>
          </table:table-cell>
          <table:table-cell office:value-type="float" office:value="1" calcext:value-type="float">
            <text:p>1</text:p>
          </table:table-cell>
          <table:table-cell office:value-type="float" office:value="0.959907153407892" calcext:value-type="float">
            <text:p>0.9599071534</text:p>
          </table:table-cell>
          <table:table-cell office:value-type="float" office:value="0.951706488259773" calcext:value-type="float">
            <text:p>0.9517064883</text:p>
          </table:table-cell>
          <table:table-cell office:value-type="float" office:value="0.955369435014748" calcext:value-type="float">
            <text:p>0.955369435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6:.B24])" office:value-type="float" office:value="0.950939935809262" calcext:value-type="float">
            <text:p>0.9509399358</text:p>
          </table:table-cell>
          <table:table-cell table:style-name="Default" table:formula="of:=AVERAGE([.C16:.C24])" office:value-type="float" office:value="0.942668696093354" calcext:value-type="float">
            <text:p>0.9426686961</text:p>
          </table:table-cell>
          <table:table-cell table:style-name="Default" table:formula="of:=AVERAGE([.D16:.D24])" office:value-type="float" office:value="0.943241943241943" calcext:value-type="float">
            <text:p>0.9432419432</text:p>
          </table:table-cell>
          <table:table-cell table:style-name="Default" table:formula="of:=AVERAGE([.E16:.E24])" office:value-type="float" office:value="0.889378365149291" calcext:value-type="float">
            <text:p>0.8893783651</text:p>
          </table:table-cell>
          <table:table-cell table:style-name="Default" table:formula="of:=AVERAGE([.F16:.F24])" office:value-type="float" office:value="0.933333333333333" calcext:value-type="float">
            <text:p>0.9333333333</text:p>
          </table:table-cell>
          <table:table-cell table:style-name="Default" table:formula="of:=AVERAGE([.G16:.G24])" office:value-type="float" office:value="0.977346278317152" calcext:value-type="float">
            <text:p>0.9773462783</text:p>
          </table:table-cell>
          <table:table-cell table:style-name="Default" table:formula="of:=AVERAGE([.H16:.H24])" office:value-type="float" office:value="0.919298245614035" calcext:value-type="float">
            <text:p>0.9192982456</text:p>
          </table:table-cell>
          <table:table-cell table:style-name="Default" table:formula="of:=AVERAGE([.I16:.I24])" office:value-type="float" office:value="0.953231292517007" calcext:value-type="float">
            <text:p>0.9532312925</text:p>
          </table:table-cell>
          <table:table-cell table:style-name="Default" table:formula="of:=AVERAGE([.J16:.J24])" office:value-type="float" office:value="0.983618233618234" calcext:value-type="float">
            <text:p>0.9836182336</text:p>
          </table:table-cell>
          <table:table-cell table:style-name="Default" table:formula="of:=AVERAGE([.K16:.K24])" office:value-type="float" office:value="0.995421245421245" calcext:value-type="float">
            <text:p>0.9954212454</text:p>
          </table:table-cell>
          <table:table-cell table:style-name="Default" table:formula="of:=AVERAGE([.L16:.L24])" office:value-type="float" office:value="0.983790156203949" calcext:value-type="float">
            <text:p>0.9837901562</text:p>
          </table:table-cell>
          <table:table-cell table:style-name="Default" table:formula="of:=AVERAGE([.M16:.M24])" office:value-type="float" office:value="0.988962472406181" calcext:value-type="float">
            <text:p>0.9889624724</text:p>
          </table:table-cell>
          <table:table-cell table:style-name="Default" table:formula="of:=AVERAGE([.N16:.N24])" office:value-type="float" office:value="1" calcext:value-type="float">
            <text:p>1</text:p>
          </table:table-cell>
          <table:table-cell table:style-name="Default" table:formula="of:=AVERAGE([.O16:.O24])" office:value-type="float" office:value="0.968933905418396" calcext:value-type="float">
            <text:p>0.9689339054</text:p>
          </table:table-cell>
          <table:table-cell table:style-name="Default" table:formula="of:=AVERAGE([.P16:.P24])" office:value-type="float" office:value="0.958556169055768" calcext:value-type="float">
            <text:p>0.9585561691</text:p>
          </table:table-cell>
          <table:table-cell table:style-name="Default" table:formula="of:=AVERAGE([.Q16:.Q24])" office:value-type="float" office:value="0.965392787818163" calcext:value-type="float">
            <text:p>0.9653927878</text:p>
          </table:table-cell>
        </table:table-row>
        <table:table-row table:style-name="ro1">
          <table:table-cell/>
          <table:table-cell table:style-name="Default" table:formula="of:=VAR([.B16:.B24])" office:value-type="float" office:value="0.00120996198884073" calcext:value-type="float">
            <text:p>0.001209962</text:p>
          </table:table-cell>
          <table:table-cell table:style-name="Default" table:formula="of:=VAR([.C16:.C24])" office:value-type="float" office:value="0.00376405366397235" calcext:value-type="float">
            <text:p>0.0037640537</text:p>
          </table:table-cell>
          <table:table-cell table:style-name="Default" table:formula="of:=VAR([.D16:.D24])" office:value-type="float" office:value="0.000981261803772616" calcext:value-type="float">
            <text:p>0.0009812618</text:p>
          </table:table-cell>
          <table:table-cell table:style-name="Default" table:formula="of:=VAR([.E16:.E24])" office:value-type="float" office:value="0.00546024784317784" calcext:value-type="float">
            <text:p>0.0054602478</text:p>
          </table:table-cell>
          <table:table-cell table:style-name="Default" table:formula="of:=VAR([.F16:.F24])" office:value-type="float" office:value="0.00686087990487514" calcext:value-type="float">
            <text:p>0.0068608799</text:p>
          </table:table-cell>
          <table:table-cell table:style-name="Default" table:formula="of:=VAR([.G16:.G24])" office:value-type="float" office:value="0.00123715713073804" calcext:value-type="float">
            <text:p>0.0012371571</text:p>
          </table:table-cell>
          <table:table-cell table:style-name="Default" table:formula="of:=VAR([.H16:.H24])" office:value-type="float" office:value="0.0249861495844876" calcext:value-type="float">
            <text:p>0.0249861496</text:p>
          </table:table-cell>
          <table:table-cell table:style-name="Default" table:formula="of:=VAR([.I16:.I24])" office:value-type="float" office:value="0.00109004060807997" calcext:value-type="float">
            <text:p>0.0010900406</text:p>
          </table:table-cell>
          <table:table-cell table:style-name="Default" table:formula="of:=VAR([.J16:.J24])" office:value-type="float" office:value="0.000210022645920084" calcext:value-type="float">
            <text:p>0.0002100226</text:p>
          </table:table-cell>
          <table:table-cell table:style-name="Default" table:formula="of:=VAR([.K16:.K24])" office:value-type="float" office:value="0.000188684941432192" calcext:value-type="float">
            <text:p>0.0001886849</text:p>
          </table:table-cell>
          <table:table-cell table:style-name="Default" table:formula="of:=VAR([.L16:.L24])" office:value-type="float" office:value="0.0000781762420836807" calcext:value-type="float">
            <text:p>7.81762420836807E-05</text:p>
          </table:table-cell>
          <table:table-cell table:style-name="Default" table:formula="of:=VAR([.M16:.M24])" office:value-type="float" office:value="0.00020954246646102" calcext:value-type="float">
            <text:p>0.0002095425</text:p>
          </table:table-cell>
          <table:table-cell table:style-name="Default" table:formula="of:=VAR([.N16:.N24])" office:value-type="float" office:value="0" calcext:value-type="float">
            <text:p>0</text:p>
          </table:table-cell>
          <table:table-cell table:style-name="Default" table:formula="of:=VAR([.O16:.O24])" office:value-type="float" office:value="0.000151178918505443" calcext:value-type="float">
            <text:p>0.0001511789</text:p>
          </table:table-cell>
          <table:table-cell table:style-name="Default" table:formula="of:=VAR([.P16:.P24])" office:value-type="float" office:value="0.000526441362769061" calcext:value-type="float">
            <text:p>0.0005264414</text:p>
          </table:table-cell>
          <table:table-cell table:style-name="Default" table:formula="of:=VAR([.Q16:.Q24])" office:value-type="float" office:value="0.000187575700318051" calcext:value-type="float">
            <text:p>0.0001875757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table table:name="resnet50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50</text:p>
          </table:table-cell>
          <table:table-cell office:value-type="float" office:value="0.911966987620358" calcext:value-type="float">
            <text:p>0.9119669876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891774891774892" calcext:value-type="float">
            <text:p>0.8917748918</text:p>
          </table:table-cell>
          <table:table-cell office:value-type="float" office:value="0.863436123348018" calcext:value-type="float">
            <text:p>0.8634361233</text:p>
          </table:table-cell>
          <table:table-cell office:value-type="float" office:value="0.841379310344828" calcext:value-type="float">
            <text:p>0.8413793103</text:p>
          </table:table-cell>
          <table:table-cell office:value-type="float" office:value="0.941747572815534" calcext:value-type="float">
            <text:p>0.9417475728</text:p>
          </table:table-cell>
          <table:table-cell office:value-type="float" office:value="1" calcext:value-type="float">
            <text:p>1</text:p>
          </table:table-cell>
          <table:table-cell office:value-type="float" office:value="0.951530612244898" calcext:value-type="float">
            <text:p>0.9515306122</text:p>
          </table:table-cell>
          <table:table-cell office:value-type="float" office:value="1" calcext:value-type="float">
            <text:p>1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93377483443708" calcext:value-type="float">
            <text:p>0.9933774834</text:p>
          </table:table-cell>
          <table:table-cell office:value-type="float" office:value="1" calcext:value-type="float">
            <text:p>1</text:p>
          </table:table-cell>
          <table:table-cell office:value-type="float" office:value="0.958219033551382" calcext:value-type="float">
            <text:p>0.9582190336</text:p>
          </table:table-cell>
          <table:table-cell office:value-type="float" office:value="0.947412024330192" calcext:value-type="float">
            <text:p>0.9474120243</text:p>
          </table:table-cell>
          <table:table-cell office:value-type="float" office:value="0.953477155280274" calcext:value-type="float">
            <text:p>0.9534771553</text:p>
          </table:table-cell>
        </table:table-row>
        <table:table-row table:style-name="ro1">
          <table:table-cell/>
          <table:table-cell office:value-type="float" office:value="0.764786795048143" calcext:value-type="float">
            <text:p>0.764786795</text:p>
          </table:table-cell>
          <table:table-cell office:value-type="float" office:value="0.908675799086758" calcext:value-type="float">
            <text:p>0.9086757991</text:p>
          </table:table-cell>
          <table:table-cell office:value-type="float" office:value="0.900432900432901" calcext:value-type="float">
            <text:p>0.9004329004</text:p>
          </table:table-cell>
          <table:table-cell office:value-type="float" office:value="0.841409691629956" calcext:value-type="float">
            <text:p>0.8414096916</text:p>
          </table:table-cell>
          <table:table-cell office:value-type="float" office:value="0.979310344827586" calcext:value-type="float">
            <text:p>0.9793103448</text:p>
          </table:table-cell>
          <table:table-cell office:value-type="float" office:value="0.932038834951456" calcext:value-type="float">
            <text:p>0.932038835</text:p>
          </table:table-cell>
          <table:table-cell office:value-type="float" office:value="0.91578947368421" calcext:value-type="float">
            <text:p>0.9157894737</text:p>
          </table:table-cell>
          <table:table-cell office:value-type="float" office:value="0.951530612244898" calcext:value-type="float">
            <text:p>0.9515306122</text:p>
          </table:table-cell>
          <table:table-cell office:value-type="float" office:value="0.965811965811966" calcext:value-type="float">
            <text:p>0.9658119658</text:p>
          </table:table-cell>
          <table:table-cell office:value-type="float" office:value="1" calcext:value-type="float">
            <text:p>1</text:p>
          </table:table-cell>
          <table:table-cell office:value-type="float" office:value="0.859416445623342" calcext:value-type="float">
            <text:p>0.8594164456</text:p>
          </table:table-cell>
          <table:table-cell office:value-type="float" office:value="0.995584988962472" calcext:value-type="float">
            <text:p>0.995584989</text:p>
          </table:table-cell>
          <table:table-cell office:value-type="float" office:value="1" calcext:value-type="float">
            <text:p>1</text:p>
          </table:table-cell>
          <table:table-cell office:value-type="float" office:value="0.92297953154674" calcext:value-type="float">
            <text:p>0.9229795315</text:p>
          </table:table-cell>
          <table:table-cell office:value-type="float" office:value="0.924214450177207" calcext:value-type="float">
            <text:p>0.9242144502</text:p>
          </table:table-cell>
          <table:table-cell office:value-type="float" office:value="0.914457138488207" calcext:value-type="float">
            <text:p>0.9144571385</text:p>
          </table:table-cell>
        </table:table-row>
        <table:table-row table:style-name="ro1">
          <table:table-cell/>
          <table:table-cell office:value-type="float" office:value="0.938101788170564" calcext:value-type="float">
            <text:p>0.9381017882</text:p>
          </table:table-cell>
          <table:table-cell office:value-type="float" office:value="0.904109589041096" calcext:value-type="float">
            <text:p>0.904109589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947136563876652" calcext:value-type="float">
            <text:p>0.9471365639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961734693877551" calcext:value-type="float">
            <text:p>0.9617346939</text:p>
          </table:table-cell>
          <table:table-cell office:value-type="float" office:value="0.959401709401709" calcext:value-type="float">
            <text:p>0.9594017094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72146022367588" calcext:value-type="float">
            <text:p>0.9721460224</text:p>
          </table:table-cell>
          <table:table-cell office:value-type="float" office:value="0.970166174632229" calcext:value-type="float">
            <text:p>0.9701661746</text:p>
          </table:table-cell>
          <table:table-cell office:value-type="float" office:value="0.968996840001921" calcext:value-type="float">
            <text:p>0.96899684</text:p>
          </table:table-cell>
        </table:table-row>
        <table:table-row table:style-name="ro1">
          <table:table-cell/>
          <table:table-cell office:value-type="float" office:value="0.939477303988996" calcext:value-type="float">
            <text:p>0.939477304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740088105726872" calcext:value-type="float">
            <text:p>0.7400881057</text:p>
          </table:table-cell>
          <table:table-cell office:value-type="float" office:value="0.937931034482759" calcext:value-type="float">
            <text:p>0.9379310345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0.663157894736842" calcext:value-type="float">
            <text:p>0.6631578947</text:p>
          </table:table-cell>
          <table:table-cell office:value-type="float" office:value="0.943877551020408" calcext:value-type="float">
            <text:p>0.943877551</text:p>
          </table:table-cell>
          <table:table-cell office:value-type="float" office:value="0.982905982905983" calcext:value-type="float">
            <text:p>0.9829059829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1" calcext:value-type="float">
            <text:p>1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57797003587255" calcext:value-type="float">
            <text:p>0.9577970036</text:p>
          </table:table-cell>
          <table:table-cell office:value-type="float" office:value="0.930482382897041" calcext:value-type="float">
            <text:p>0.9304823829</text:p>
          </table:table-cell>
          <table:table-cell office:value-type="float" office:value="0.952953313783329" calcext:value-type="float">
            <text:p>0.9529533138</text:p>
          </table:table-cell>
        </table:table-row>
        <table:table-row table:style-name="ro1">
          <table:table-cell/>
          <table:table-cell office:value-type="float" office:value="0.907840440165062" calcext:value-type="float">
            <text:p>0.9078404402</text:p>
          </table:table-cell>
          <table:table-cell office:value-type="float" office:value="0.981735159817351" calcext:value-type="float">
            <text:p>0.9817351598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779310344827586" calcext:value-type="float">
            <text:p>0.7793103448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1" calcext:value-type="float">
            <text:p>1</text:p>
          </table:table-cell>
          <table:table-cell office:value-type="float" office:value="0.964285714285714" calcext:value-type="float">
            <text:p>0.96428571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364238410596" calcext:value-type="float">
            <text:p>0.9536423841</text:p>
          </table:table-cell>
          <table:table-cell office:value-type="float" office:value="1" calcext:value-type="float">
            <text:p>1</text:p>
          </table:table-cell>
          <table:table-cell office:value-type="float" office:value="0.964760497995358" calcext:value-type="float">
            <text:p>0.964760498</text:p>
          </table:table-cell>
          <table:table-cell office:value-type="float" office:value="0.958228961524863" calcext:value-type="float">
            <text:p>0.9582289615</text:p>
          </table:table-cell>
          <table:table-cell office:value-type="float" office:value="0.960790765044129" calcext:value-type="float">
            <text:p>0.960790765</text:p>
          </table:table-cell>
        </table:table-row>
        <table:table-row table:style-name="ro1">
          <table:table-cell/>
          <table:table-cell office:value-type="float" office:value="0.896836313617607" calcext:value-type="float">
            <text:p>0.8968363136</text:p>
          </table:table-cell>
          <table:table-cell office:value-type="float" office:value="0.936073059360731" calcext:value-type="float">
            <text:p>0.9360730594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753303964757709" calcext:value-type="float">
            <text:p>0.7533039648</text:p>
          </table:table-cell>
          <table:table-cell office:value-type="float" office:value="1" calcext:value-type="float">
            <text:p>1</text:p>
          </table:table-cell>
          <table:table-cell office:value-type="float" office:value="0.966019417475728" calcext:value-type="float">
            <text:p>0.9660194175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97008547008547" calcext:value-type="float">
            <text:p>0.9700854701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68169761273209" calcext:value-type="float">
            <text:p>0.9681697613</text:p>
          </table:table-cell>
          <table:table-cell office:value-type="float" office:value="0.942604856512141" calcext:value-type="float">
            <text:p>0.9426048565</text:p>
          </table:table-cell>
          <table:table-cell office:value-type="float" office:value="1" calcext:value-type="float">
            <text:p>1</text:p>
          </table:table-cell>
          <table:table-cell office:value-type="float" office:value="0.931209115847225" calcext:value-type="float">
            <text:p>0.9312091158</text:p>
          </table:table-cell>
          <table:table-cell office:value-type="float" office:value="0.927264204550866" calcext:value-type="float">
            <text:p>0.9272642046</text:p>
          </table:table-cell>
          <table:table-cell office:value-type="float" office:value="0.923458641237469" calcext:value-type="float">
            <text:p>0.9234586412</text:p>
          </table:table-cell>
        </table:table-row>
        <table:table-row table:style-name="ro1">
          <table:table-cell/>
          <table:table-cell office:value-type="float" office:value="0.979367262723521" calcext:value-type="float">
            <text:p>0.9793672627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65800865800866" calcext:value-type="float">
            <text:p>0.8658008658</text:p>
          </table:table-cell>
          <table:table-cell office:value-type="float" office:value="0.841409691629956" calcext:value-type="float">
            <text:p>0.8414096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71938775510204" calcext:value-type="float">
            <text:p>0.9719387755</text:p>
          </table:table-cell>
          <table:table-cell office:value-type="float" office:value="0.963675213675214" calcext:value-type="float">
            <text:p>0.9636752137</text:p>
          </table:table-cell>
          <table:table-cell office:value-type="float" office:value="1" calcext:value-type="float">
            <text:p>1</text:p>
          </table:table-cell>
          <table:table-cell office:value-type="float" office:value="0.976127320954907" calcext:value-type="float">
            <text:p>0.976127321</text:p>
          </table:table-cell>
          <table:table-cell office:value-type="float" office:value="0.995584988962472" calcext:value-type="float">
            <text:p>0.995584989</text:p>
          </table:table-cell>
          <table:table-cell office:value-type="float" office:value="1" calcext:value-type="float">
            <text:p>1</text:p>
          </table:table-cell>
          <table:table-cell office:value-type="float" office:value="0.972357037349652" calcext:value-type="float">
            <text:p>0.9723570373</text:p>
          </table:table-cell>
          <table:table-cell office:value-type="float" office:value="0.964332446716377" calcext:value-type="float">
            <text:p>0.9643324467</text:p>
          </table:table-cell>
          <table:table-cell office:value-type="float" office:value="0.969189421563598" calcext:value-type="float">
            <text:p>0.9691894216</text:p>
          </table:table-cell>
        </table:table-row>
        <table:table-row table:style-name="ro1">
          <table:table-cell/>
          <table:table-cell office:value-type="float" office:value="0.953232462173315" calcext:value-type="float">
            <text:p>0.9532324622</text:p>
          </table:table-cell>
          <table:table-cell office:value-type="float" office:value="0.940639269406393" calcext:value-type="float">
            <text:p>0.9406392694</text:p>
          </table:table-cell>
          <table:table-cell office:value-type="float" office:value="0.930735930735931" calcext:value-type="float">
            <text:p>0.9307359307</text:p>
          </table:table-cell>
          <table:table-cell office:value-type="float" office:value="0.885462555066079" calcext:value-type="float">
            <text:p>0.8854625551</text:p>
          </table:table-cell>
          <table:table-cell office:value-type="float" office:value="0.910344827586207" calcext:value-type="float">
            <text:p>0.9103448276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895408163265306" calcext:value-type="float">
            <text:p>0.8954081633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0.96978021978022" calcext:value-type="float">
            <text:p>0.9697802198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58057395143488" calcext:value-type="float">
            <text:p>0.9580573951</text:p>
          </table:table-cell>
          <table:table-cell office:value-type="float" office:value="1" calcext:value-type="float">
            <text:p>1</text:p>
          </table:table-cell>
          <table:table-cell office:value-type="float" office:value="0.959274108461701" calcext:value-type="float">
            <text:p>0.9592741085</text:p>
          </table:table-cell>
          <table:table-cell office:value-type="float" office:value="0.946944947715348" calcext:value-type="float">
            <text:p>0.9469449477</text:p>
          </table:table-cell>
          <table:table-cell office:value-type="float" office:value="0.954596806124058" calcext:value-type="float">
            <text:p>0.9545968061</text:p>
          </table:table-cell>
        </table:table-row>
        <table:table-row table:style-name="ro1">
          <table:table-cell/>
          <table:table-cell office:value-type="float" office:value="0.90646492434663" calcext:value-type="float">
            <text:p>0.9064649243</text:p>
          </table:table-cell>
          <table:table-cell office:value-type="float" office:value="0.812785388127854" calcext:value-type="float">
            <text:p>0.8127853881</text:p>
          </table:table-cell>
          <table:table-cell office:value-type="float" office:value="0.978354978354978" calcext:value-type="float">
            <text:p>0.9783549784</text:p>
          </table:table-cell>
          <table:table-cell office:value-type="float" office:value="0.982378854625551" calcext:value-type="float">
            <text:p>0.9823788546</text:p>
          </table:table-cell>
          <table:table-cell office:value-type="float" office:value="0.951724137931035" calcext:value-type="float">
            <text:p>0.9517241379</text:p>
          </table:table-cell>
          <table:table-cell office:value-type="float" office:value="0.946601941747573" calcext:value-type="float">
            <text:p>0.9466019417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10714285714286" calcext:value-type="float">
            <text:p>0.9107142857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16114790286976" calcext:value-type="float">
            <text:p>0.9161147903</text:p>
          </table:table-cell>
          <table:table-cell office:value-type="float" office:value="1" calcext:value-type="float">
            <text:p>1</text:p>
          </table:table-cell>
          <table:table-cell office:value-type="float" office:value="0.952732644017725" calcext:value-type="float">
            <text:p>0.952732644</text:p>
          </table:table-cell>
          <table:table-cell office:value-type="float" office:value="0.950312027310989" calcext:value-type="float">
            <text:p>0.9503120273</text:p>
          </table:table-cell>
          <table:table-cell office:value-type="float" office:value="0.94737785011281" calcext:value-type="float">
            <text:p>0.9473778501</text:p>
          </table:table-cell>
        </table:table-row>
        <table:table-row table:style-name="ro3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9108971419838" calcext:value-type="float">
            <text:p>0.910897142</text:p>
          </table:table-cell>
          <table:table-cell table:style-name="Default" table:formula="of:=AVERAGE([.C1:.C9])" office:value-type="float" office:value="0.932014205986809" calcext:value-type="float">
            <text:p>0.932014206</text:p>
          </table:table-cell>
          <table:table-cell table:style-name="Default" table:formula="of:=AVERAGE([.D1:.D9])" office:value-type="float" office:value="0.929292929292929" calcext:value-type="float">
            <text:p>0.9292929293</text:p>
          </table:table-cell>
          <table:table-cell table:style-name="Default" table:formula="of:=AVERAGE([.E1:.E9])" office:value-type="float" office:value="0.865394028389623" calcext:value-type="float">
            <text:p>0.8653940284</text:p>
          </table:table-cell>
          <table:table-cell table:style-name="Default" table:formula="of:=AVERAGE([.F1:.F9])" office:value-type="float" office:value="0.931800766283525" calcext:value-type="float">
            <text:p>0.9318007663</text:p>
          </table:table-cell>
          <table:table-cell table:style-name="Default" table:formula="of:=AVERAGE([.G1:.G9])" office:value-type="float" office:value="0.96116504854369" calcext:value-type="float">
            <text:p>0.9611650485</text:p>
          </table:table-cell>
          <table:table-cell table:style-name="Default" table:formula="of:=AVERAGE([.H1:.H9])" office:value-type="float" office:value="0.932163742690059" calcext:value-type="float">
            <text:p>0.9321637427</text:p>
          </table:table-cell>
          <table:table-cell table:style-name="Default" table:formula="of:=AVERAGE([.I1:.I9])" office:value-type="float" office:value="0.926303854875284" calcext:value-type="float">
            <text:p>0.9263038549</text:p>
          </table:table-cell>
          <table:table-cell table:style-name="Default" table:formula="of:=AVERAGE([.J1:.J9])" office:value-type="float" office:value="0.979582146248813" calcext:value-type="float">
            <text:p>0.9795821462</text:p>
          </table:table-cell>
          <table:table-cell table:style-name="Default" table:formula="of:=AVERAGE([.K1:.K9])" office:value-type="float" office:value="0.991758241758242" calcext:value-type="float">
            <text:p>0.9917582418</text:p>
          </table:table-cell>
          <table:table-cell table:style-name="Default" table:formula="of:=AVERAGE([.L1:.L9])" office:value-type="float" office:value="0.974064249926319" calcext:value-type="float">
            <text:p>0.9740642499</text:p>
          </table:table-cell>
          <table:table-cell table:style-name="Default" table:formula="of:=AVERAGE([.M1:.M9])" office:value-type="float" office:value="0.97130242825607" calcext:value-type="float">
            <text:p>0.9713024283</text:p>
          </table:table-cell>
          <table:table-cell table:style-name="Default" table:formula="of:=AVERAGE([.N1:.N9])" office:value-type="float" office:value="1" calcext:value-type="float">
            <text:p>1</text:p>
          </table:table-cell>
          <table:table-cell table:style-name="Default" table:formula="of:=AVERAGE([.O1:.O9])" office:value-type="float" office:value="0.954608332747181" calcext:value-type="float">
            <text:p>0.9546083327</text:p>
          </table:table-cell>
          <table:table-cell table:style-name="Default" table:formula="of:=AVERAGE([.P1:.P9])" office:value-type="float" office:value="0.946595291095013" calcext:value-type="float">
            <text:p>0.9465952911</text:p>
          </table:table-cell>
          <table:table-cell table:style-name="Default" table:formula="of:=AVERAGE([.Q1:.Q9])" office:value-type="float" office:value="0.949477547959533" calcext:value-type="float">
            <text:p>0.949477548</text:p>
          </table:table-cell>
        </table:table-row>
        <table:table-row table:style-name="ro1">
          <table:table-cell/>
          <table:table-cell table:style-name="Default" table:formula="of:=VAR([.B1:.B9])" office:value-type="float" office:value="0.00370167851611632" calcext:value-type="float">
            <text:p>0.0037016785</text:p>
          </table:table-cell>
          <table:table-cell table:style-name="Default" table:formula="of:=VAR([.C1:.C9])" office:value-type="float" office:value="0.00291092994539544" calcext:value-type="float">
            <text:p>0.0029109299</text:p>
          </table:table-cell>
          <table:table-cell table:style-name="Default" table:formula="of:=VAR([.D1:.D9])" office:value-type="float" office:value="0.00273139558853843" calcext:value-type="float">
            <text:p>0.0027313956</text:p>
          </table:table-cell>
          <table:table-cell table:style-name="Default" table:formula="of:=VAR([.E1:.E9])" office:value-type="float" office:value="0.00686075370718972" calcext:value-type="float">
            <text:p>0.0068607537</text:p>
          </table:table-cell>
          <table:table-cell table:style-name="Default" table:formula="of:=VAR([.F1:.F9])" office:value-type="float" office:value="0.00585546307306116" calcext:value-type="float">
            <text:p>0.0058554631</text:p>
          </table:table-cell>
          <table:table-cell table:style-name="Default" table:formula="of:=VAR([.G1:.G9])" office:value-type="float" office:value="0.000742294278442827" calcext:value-type="float">
            <text:p>0.0007422943</text:p>
          </table:table-cell>
          <table:table-cell table:style-name="Default" table:formula="of:=VAR([.H1:.H9])" office:value-type="float" office:value="0.0113604185903355" calcext:value-type="float">
            <text:p>0.0113604186</text:p>
          </table:table-cell>
          <table:table-cell table:style-name="Default" table:formula="of:=VAR([.I1:.I9])" office:value-type="float" office:value="0.00341564134157063" calcext:value-type="float">
            <text:p>0.0034156413</text:p>
          </table:table-cell>
          <table:table-cell table:style-name="Default" table:formula="of:=VAR([.J1:.J9])" office:value-type="float" office:value="0.000247816576164156" calcext:value-type="float">
            <text:p>0.0002478166</text:p>
          </table:table-cell>
          <table:table-cell table:style-name="Default" table:formula="of:=VAR([.K1:.K9])" office:value-type="float" office:value="0.0000924556213017749" calcext:value-type="float">
            <text:p>9.24556213017749E-05</text:p>
          </table:table-cell>
          <table:table-cell table:style-name="Default" table:formula="of:=VAR([.L1:.L9])" office:value-type="float" office:value="0.00196965041929828" calcext:value-type="float">
            <text:p>0.0019696504</text:p>
          </table:table-cell>
          <table:table-cell table:style-name="Default" table:formula="of:=VAR([.M1:.M9])" office:value-type="float" office:value="0.000879591051074747" calcext:value-type="float">
            <text:p>0.0008795911</text:p>
          </table:table-cell>
          <table:table-cell table:style-name="Default" table:formula="of:=VAR([.N1:.N9])" office:value-type="float" office:value="0" calcext:value-type="float">
            <text:p>0</text:p>
          </table:table-cell>
          <table:table-cell table:style-name="Default" table:formula="of:=VAR([.O1:.O9])" office:value-type="float" office:value="0.000290256300209227" calcext:value-type="float">
            <text:p>0.0002902563</text:p>
          </table:table-cell>
          <table:table-cell table:style-name="Default" table:formula="of:=VAR([.P1:.P9])" office:value-type="float" office:value="0.000269294715840288" calcext:value-type="float">
            <text:p>0.0002692947</text:p>
          </table:table-cell>
          <table:table-cell table:style-name="Default" table:formula="of:=VAR([.Q1:.Q9])" office:value-type="float" office:value="0.000357456941519656" calcext:value-type="float">
            <text:p>0.0003574569</text:p>
          </table:table-cell>
        </table:table-row>
        <table:table-row table:style-name="ro3" table:number-rows-repeated="4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.911966987620358" calcext:value-type="float">
            <text:p>0.9119669876</text:p>
          </table:table-cell>
          <table:table-cell office:value-type="float" office:value="0.945205479452055" calcext:value-type="float">
            <text:p>0.9452054795</text:p>
          </table:table-cell>
          <table:table-cell office:value-type="float" office:value="0.891774891774892" calcext:value-type="float">
            <text:p>0.8917748918</text:p>
          </table:table-cell>
          <table:table-cell office:value-type="float" office:value="0.863436123348018" calcext:value-type="float">
            <text:p>0.8634361233</text:p>
          </table:table-cell>
          <table:table-cell office:value-type="float" office:value="0.841379310344828" calcext:value-type="float">
            <text:p>0.8413793103</text:p>
          </table:table-cell>
          <table:table-cell office:value-type="float" office:value="0.941747572815534" calcext:value-type="float">
            <text:p>0.9417475728</text:p>
          </table:table-cell>
          <table:table-cell office:value-type="float" office:value="1" calcext:value-type="float">
            <text:p>1</text:p>
          </table:table-cell>
          <table:table-cell office:value-type="float" office:value="0.951530612244898" calcext:value-type="float">
            <text:p>0.9515306122</text:p>
          </table:table-cell>
          <table:table-cell office:value-type="float" office:value="1" calcext:value-type="float">
            <text:p>1</text:p>
          </table:table-cell>
          <table:table-cell office:value-type="float" office:value="0.994505494505495" calcext:value-type="float">
            <text:p>0.9945054945</text:p>
          </table:table-cell>
          <table:table-cell office:value-type="float" office:value="0.981432360742705" calcext:value-type="float">
            <text:p>0.9814323607</text:p>
          </table:table-cell>
          <table:table-cell office:value-type="float" office:value="0.993377483443708" calcext:value-type="float">
            <text:p>0.9933774834</text:p>
          </table:table-cell>
          <table:table-cell office:value-type="float" office:value="1" calcext:value-type="float">
            <text:p>1</text:p>
          </table:table-cell>
          <table:table-cell office:value-type="float" office:value="0.958219033551382" calcext:value-type="float">
            <text:p>0.9582190336</text:p>
          </table:table-cell>
          <table:table-cell office:value-type="float" office:value="0.947412024330192" calcext:value-type="float">
            <text:p>0.9474120243</text:p>
          </table:table-cell>
          <table:table-cell office:value-type="float" office:value="0.953477155280274" calcext:value-type="float">
            <text:p>0.953477155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.938101788170564" calcext:value-type="float">
            <text:p>0.9381017882</text:p>
          </table:table-cell>
          <table:table-cell office:value-type="float" office:value="0.904109589041096" calcext:value-type="float">
            <text:p>0.904109589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947136563876652" calcext:value-type="float">
            <text:p>0.9471365639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95145631067961" calcext:value-type="float">
            <text:p>0.9951456311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961734693877551" calcext:value-type="float">
            <text:p>0.9617346939</text:p>
          </table:table-cell>
          <table:table-cell office:value-type="float" office:value="0.959401709401709" calcext:value-type="float">
            <text:p>0.9594017094</text:p>
          </table:table-cell>
          <table:table-cell office:value-type="float" office:value="0.991758241758242" calcext:value-type="float">
            <text:p>0.9917582418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72146022367588" calcext:value-type="float">
            <text:p>0.9721460224</text:p>
          </table:table-cell>
          <table:table-cell office:value-type="float" office:value="0.970166174632229" calcext:value-type="float">
            <text:p>0.9701661746</text:p>
          </table:table-cell>
          <table:table-cell office:value-type="float" office:value="0.968996840001921" calcext:value-type="float">
            <text:p>0.96899684</text:p>
          </table:table-cell>
        </table:table-row>
        <table:table-row table:style-name="ro1">
          <table:table-cell/>
          <table:table-cell office:value-type="float" office:value="0.939477303988996" calcext:value-type="float">
            <text:p>0.939477304</text:p>
          </table:table-cell>
          <table:table-cell office:value-type="float" office:value="0.995433789954338" calcext:value-type="float">
            <text:p>0.99543379</text:p>
          </table:table-cell>
          <table:table-cell office:value-type="float" office:value="0.987012987012987" calcext:value-type="float">
            <text:p>0.987012987</text:p>
          </table:table-cell>
          <table:table-cell office:value-type="float" office:value="0.740088105726872" calcext:value-type="float">
            <text:p>0.7400881057</text:p>
          </table:table-cell>
          <table:table-cell office:value-type="float" office:value="0.937931034482759" calcext:value-type="float">
            <text:p>0.9379310345</text:p>
          </table:table-cell>
          <table:table-cell office:value-type="float" office:value="0.922330097087379" calcext:value-type="float">
            <text:p>0.9223300971</text:p>
          </table:table-cell>
          <table:table-cell office:value-type="float" office:value="0.663157894736842" calcext:value-type="float">
            <text:p>0.6631578947</text:p>
          </table:table-cell>
          <table:table-cell office:value-type="float" office:value="0.943877551020408" calcext:value-type="float">
            <text:p>0.943877551</text:p>
          </table:table-cell>
          <table:table-cell office:value-type="float" office:value="0.982905982905983" calcext:value-type="float">
            <text:p>0.9829059829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1" calcext:value-type="float">
            <text:p>1</text:p>
          </table:table-cell>
          <table:table-cell office:value-type="float" office:value="0.997792494481236" calcext:value-type="float">
            <text:p>0.9977924945</text:p>
          </table:table-cell>
          <table:table-cell office:value-type="float" office:value="1" calcext:value-type="float">
            <text:p>1</text:p>
          </table:table-cell>
          <table:table-cell office:value-type="float" office:value="0.957797003587255" calcext:value-type="float">
            <text:p>0.9577970036</text:p>
          </table:table-cell>
          <table:table-cell office:value-type="float" office:value="0.930482382897041" calcext:value-type="float">
            <text:p>0.9304823829</text:p>
          </table:table-cell>
          <table:table-cell office:value-type="float" office:value="0.952953313783329" calcext:value-type="float">
            <text:p>0.9529533138</text:p>
          </table:table-cell>
        </table:table-row>
        <table:table-row table:style-name="ro1">
          <table:table-cell/>
          <table:table-cell office:value-type="float" office:value="0.907840440165062" calcext:value-type="float">
            <text:p>0.9078404402</text:p>
          </table:table-cell>
          <table:table-cell office:value-type="float" office:value="0.981735159817351" calcext:value-type="float">
            <text:p>0.9817351598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933920704845815" calcext:value-type="float">
            <text:p>0.9339207048</text:p>
          </table:table-cell>
          <table:table-cell office:value-type="float" office:value="0.779310344827586" calcext:value-type="float">
            <text:p>0.7793103448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1" calcext:value-type="float">
            <text:p>1</text:p>
          </table:table-cell>
          <table:table-cell office:value-type="float" office:value="0.964285714285714" calcext:value-type="float">
            <text:p>0.964285714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364238410596" calcext:value-type="float">
            <text:p>0.9536423841</text:p>
          </table:table-cell>
          <table:table-cell office:value-type="float" office:value="1" calcext:value-type="float">
            <text:p>1</text:p>
          </table:table-cell>
          <table:table-cell office:value-type="float" office:value="0.964760497995358" calcext:value-type="float">
            <text:p>0.964760498</text:p>
          </table:table-cell>
          <table:table-cell office:value-type="float" office:value="0.958228961524863" calcext:value-type="float">
            <text:p>0.9582289615</text:p>
          </table:table-cell>
          <table:table-cell office:value-type="float" office:value="0.960790765044129" calcext:value-type="float">
            <text:p>0.960790765</text:p>
          </table:table-cell>
        </table:table-row>
        <table:table-row table:style-name="ro1">
          <table:table-cell/>
          <table:table-cell office:value-type="float" office:value="0.896836313617607" calcext:value-type="float">
            <text:p>0.8968363136</text:p>
          </table:table-cell>
          <table:table-cell office:value-type="float" office:value="0.936073059360731" calcext:value-type="float">
            <text:p>0.9360730594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0.753303964757709" calcext:value-type="float">
            <text:p>0.7533039648</text:p>
          </table:table-cell>
          <table:table-cell office:value-type="float" office:value="1" calcext:value-type="float">
            <text:p>1</text:p>
          </table:table-cell>
          <table:table-cell office:value-type="float" office:value="0.966019417475728" calcext:value-type="float">
            <text:p>0.9660194175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785714285714286" calcext:value-type="float">
            <text:p>0.7857142857</text:p>
          </table:table-cell>
          <table:table-cell office:value-type="float" office:value="0.97008547008547" calcext:value-type="float">
            <text:p>0.9700854701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68169761273209" calcext:value-type="float">
            <text:p>0.9681697613</text:p>
          </table:table-cell>
          <table:table-cell office:value-type="float" office:value="0.942604856512141" calcext:value-type="float">
            <text:p>0.9426048565</text:p>
          </table:table-cell>
          <table:table-cell office:value-type="float" office:value="1" calcext:value-type="float">
            <text:p>1</text:p>
          </table:table-cell>
          <table:table-cell office:value-type="float" office:value="0.931209115847225" calcext:value-type="float">
            <text:p>0.9312091158</text:p>
          </table:table-cell>
          <table:table-cell office:value-type="float" office:value="0.927264204550866" calcext:value-type="float">
            <text:p>0.9272642046</text:p>
          </table:table-cell>
          <table:table-cell office:value-type="float" office:value="0.923458641237469" calcext:value-type="float">
            <text:p>0.9234586412</text:p>
          </table:table-cell>
        </table:table-row>
        <table:table-row table:style-name="ro1">
          <table:table-cell/>
          <table:table-cell office:value-type="float" office:value="0.979367262723521" calcext:value-type="float">
            <text:p>0.9793672627</text:p>
          </table:table-cell>
          <table:table-cell office:value-type="float" office:value="0.963470319634703" calcext:value-type="float">
            <text:p>0.9634703196</text:p>
          </table:table-cell>
          <table:table-cell office:value-type="float" office:value="0.865800865800866" calcext:value-type="float">
            <text:p>0.8658008658</text:p>
          </table:table-cell>
          <table:table-cell office:value-type="float" office:value="0.841409691629956" calcext:value-type="float">
            <text:p>0.8414096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78947368421053" calcext:value-type="float">
            <text:p>0.9789473684</text:p>
          </table:table-cell>
          <table:table-cell office:value-type="float" office:value="0.971938775510204" calcext:value-type="float">
            <text:p>0.9719387755</text:p>
          </table:table-cell>
          <table:table-cell office:value-type="float" office:value="0.963675213675214" calcext:value-type="float">
            <text:p>0.9636752137</text:p>
          </table:table-cell>
          <table:table-cell office:value-type="float" office:value="1" calcext:value-type="float">
            <text:p>1</text:p>
          </table:table-cell>
          <table:table-cell office:value-type="float" office:value="0.976127320954907" calcext:value-type="float">
            <text:p>0.976127321</text:p>
          </table:table-cell>
          <table:table-cell office:value-type="float" office:value="0.995584988962472" calcext:value-type="float">
            <text:p>0.995584989</text:p>
          </table:table-cell>
          <table:table-cell office:value-type="float" office:value="1" calcext:value-type="float">
            <text:p>1</text:p>
          </table:table-cell>
          <table:table-cell office:value-type="float" office:value="0.972357037349652" calcext:value-type="float">
            <text:p>0.9723570373</text:p>
          </table:table-cell>
          <table:table-cell office:value-type="float" office:value="0.964332446716377" calcext:value-type="float">
            <text:p>0.9643324467</text:p>
          </table:table-cell>
          <table:table-cell office:value-type="float" office:value="0.969189421563598" calcext:value-type="float">
            <text:p>0.9691894216</text:p>
          </table:table-cell>
        </table:table-row>
        <table:table-row table:style-name="ro1">
          <table:table-cell/>
          <table:table-cell office:value-type="float" office:value="0.953232462173315" calcext:value-type="float">
            <text:p>0.9532324622</text:p>
          </table:table-cell>
          <table:table-cell office:value-type="float" office:value="0.940639269406393" calcext:value-type="float">
            <text:p>0.9406392694</text:p>
          </table:table-cell>
          <table:table-cell office:value-type="float" office:value="0.930735930735931" calcext:value-type="float">
            <text:p>0.9307359307</text:p>
          </table:table-cell>
          <table:table-cell office:value-type="float" office:value="0.885462555066079" calcext:value-type="float">
            <text:p>0.8854625551</text:p>
          </table:table-cell>
          <table:table-cell office:value-type="float" office:value="0.910344827586207" calcext:value-type="float">
            <text:p>0.9103448276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905263157894737" calcext:value-type="float">
            <text:p>0.9052631579</text:p>
          </table:table-cell>
          <table:table-cell office:value-type="float" office:value="0.895408163265306" calcext:value-type="float">
            <text:p>0.8954081633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0.96978021978022" calcext:value-type="float">
            <text:p>0.9697802198</text:p>
          </table:table-cell>
          <table:table-cell office:value-type="float" office:value="0.992042440318302" calcext:value-type="float">
            <text:p>0.9920424403</text:p>
          </table:table-cell>
          <table:table-cell office:value-type="float" office:value="0.958057395143488" calcext:value-type="float">
            <text:p>0.9580573951</text:p>
          </table:table-cell>
          <table:table-cell office:value-type="float" office:value="1" calcext:value-type="float">
            <text:p>1</text:p>
          </table:table-cell>
          <table:table-cell office:value-type="float" office:value="0.959274108461701" calcext:value-type="float">
            <text:p>0.9592741085</text:p>
          </table:table-cell>
          <table:table-cell office:value-type="float" office:value="0.946944947715348" calcext:value-type="float">
            <text:p>0.9469449477</text:p>
          </table:table-cell>
          <table:table-cell office:value-type="float" office:value="0.954596806124058" calcext:value-type="float">
            <text:p>0.954596806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7:.B25])" office:value-type="float" office:value="0.932403222637061" calcext:value-type="float">
            <text:p>0.9324032226</text:p>
          </table:table-cell>
          <table:table-cell table:style-name="Default" table:formula="of:=AVERAGE([.C17:.C25])" office:value-type="float" office:value="0.952380952380953" calcext:value-type="float">
            <text:p>0.9523809524</text:p>
          </table:table-cell>
          <table:table-cell table:style-name="Default" table:formula="of:=AVERAGE([.D17:.D25])" office:value-type="float" office:value="0.926406926406927" calcext:value-type="float">
            <text:p>0.9264069264</text:p>
          </table:table-cell>
          <table:table-cell table:style-name="Default" table:formula="of:=AVERAGE([.E17:.E25])" office:value-type="float" office:value="0.852108244178729" calcext:value-type="float">
            <text:p>0.8521082442</text:p>
          </table:table-cell>
          <table:table-cell table:style-name="Default" table:formula="of:=AVERAGE([.F17:.F25])" office:value-type="float" office:value="0.922167487684729" calcext:value-type="float">
            <text:p>0.9221674877</text:p>
          </table:table-cell>
          <table:table-cell table:style-name="Default" table:formula="of:=AVERAGE([.G17:.G25])" office:value-type="float" office:value="0.967406380027739" calcext:value-type="float">
            <text:p>0.96740638</text:p>
          </table:table-cell>
          <table:table-cell table:style-name="Default" table:formula="of:=AVERAGE([.H17:.H25])" office:value-type="float" office:value="0.92781954887218" calcext:value-type="float">
            <text:p>0.9278195489</text:p>
          </table:table-cell>
          <table:table-cell table:style-name="Default" table:formula="of:=AVERAGE([.I17:.I25])" office:value-type="float" office:value="0.924927113702624" calcext:value-type="float">
            <text:p>0.9249271137</text:p>
          </table:table-cell>
          <table:table-cell table:style-name="Default" table:formula="of:=AVERAGE([.J17:.J25])" office:value-type="float" office:value="0.981379731379731" calcext:value-type="float">
            <text:p>0.9813797314</text:p>
          </table:table-cell>
          <table:table-cell table:style-name="Default" table:formula="of:=AVERAGE([.K17:.K25])" office:value-type="float" office:value="0.990188383045526" calcext:value-type="float">
            <text:p>0.990188383</text:p>
          </table:table-cell>
          <table:table-cell table:style-name="Default" table:formula="of:=AVERAGE([.L17:.L25])" office:value-type="float" office:value="0.987495263357332" calcext:value-type="float">
            <text:p>0.9874952634</text:p>
          </table:table-cell>
          <table:table-cell table:style-name="Default" table:formula="of:=AVERAGE([.M17:.M25])" office:value-type="float" office:value="0.975717439293598" calcext:value-type="float">
            <text:p>0.9757174393</text:p>
          </table:table-cell>
          <table:table-cell table:style-name="Default" table:formula="of:=AVERAGE([.N17:.N25])" office:value-type="float" office:value="1" calcext:value-type="float">
            <text:p>1</text:p>
          </table:table-cell>
          <table:table-cell table:style-name="Default" table:formula="of:=AVERAGE([.O17:.O25])" office:value-type="float" office:value="0.959394688451452" calcext:value-type="float">
            <text:p>0.9593946885</text:p>
          </table:table-cell>
          <table:table-cell table:style-name="Default" table:formula="of:=AVERAGE([.P17:.P25])" office:value-type="float" office:value="0.949261591766702" calcext:value-type="float">
            <text:p>0.9492615918</text:p>
          </table:table-cell>
          <table:table-cell table:style-name="Default" table:formula="of:=AVERAGE([.Q17:.Q25])" office:value-type="float" office:value="0.95478042043354" calcext:value-type="float">
            <text:p>0.9547804204</text:p>
          </table:table-cell>
        </table:table-row>
        <table:table-row table:style-name="ro1">
          <table:table-cell/>
          <table:table-cell table:style-name="Default" table:formula="of:=VAR([.B17:.B25])" office:value-type="float" office:value="0.000834661593106244" calcext:value-type="float">
            <text:p>0.0008346616</text:p>
          </table:table-cell>
          <table:table-cell table:style-name="Default" table:formula="of:=VAR([.C17:.C25])" office:value-type="float" office:value="0.000937269467950636" calcext:value-type="float">
            <text:p>0.0009372695</text:p>
          </table:table-cell>
          <table:table-cell table:style-name="Default" table:formula="of:=VAR([.D17:.D25])" office:value-type="float" office:value="0.0030921459492888" calcext:value-type="float">
            <text:p>0.0030921459</text:p>
          </table:table-cell>
          <table:table-cell table:style-name="Default" table:formula="of:=VAR([.E17:.E25])" office:value-type="float" office:value="0.00656495787392954" calcext:value-type="float">
            <text:p>0.0065649579</text:p>
          </table:table-cell>
          <table:table-cell table:style-name="Default" table:formula="of:=VAR([.F17:.F25])" office:value-type="float" office:value="0.00725666723288601" calcext:value-type="float">
            <text:p>0.0072566672</text:p>
          </table:table-cell>
          <table:table-cell table:style-name="Default" table:formula="of:=VAR([.G17:.G25])" office:value-type="float" office:value="0.000767542383151763" calcext:value-type="float">
            <text:p>0.0007675424</text:p>
          </table:table-cell>
          <table:table-cell table:style-name="Default" table:formula="of:=VAR([.H17:.H25])" office:value-type="float" office:value="0.0147157367101965" calcext:value-type="float">
            <text:p>0.0147157367</text:p>
          </table:table-cell>
          <table:table-cell table:style-name="Default" table:formula="of:=VAR([.I17:.I25])" office:value-type="float" office:value="0.00440540647745977" calcext:value-type="float">
            <text:p>0.0044054065</text:p>
          </table:table-cell>
          <table:table-cell table:style-name="Default" table:formula="of:=VAR([.J17:.J25])" office:value-type="float" office:value="0.000294814397378502" calcext:value-type="float">
            <text:p>0.0002948144</text:p>
          </table:table-cell>
          <table:table-cell table:style-name="Default" table:formula="of:=VAR([.K17:.K25])" office:value-type="float" office:value="0.000107819966532682" calcext:value-type="float">
            <text:p>0.00010782</text:p>
          </table:table-cell>
          <table:table-cell table:style-name="Default" table:formula="of:=VAR([.L17:.L25])" office:value-type="float" office:value="0.000154118877250685" calcext:value-type="float">
            <text:p>0.0001541189</text:p>
          </table:table-cell>
          <table:table-cell table:style-name="Default" table:formula="of:=VAR([.M17:.M25])" office:value-type="float" office:value="0.000544160668716606" calcext:value-type="float">
            <text:p>0.0005441607</text:p>
          </table:table-cell>
          <table:table-cell table:style-name="Default" table:formula="of:=VAR([.N17:.N25])" office:value-type="float" office:value="0" calcext:value-type="float">
            <text:p>0</text:p>
          </table:table-cell>
          <table:table-cell table:style-name="Default" table:formula="of:=VAR([.O17:.O25])" office:value-type="float" office:value="0.000192964453598727" calcext:value-type="float">
            <text:p>0.0001929645</text:p>
          </table:table-cell>
          <table:table-cell table:style-name="Default" table:formula="of:=VAR([.P17:.P25])" office:value-type="float" office:value="0.00026497957392201" calcext:value-type="float">
            <text:p>0.0002649796</text:p>
          </table:table-cell>
          <table:table-cell table:style-name="Default" table:formula="of:=VAR([.Q17:.Q25])" office:value-type="float" office:value="0.000238662421040222" calcext:value-type="float">
            <text:p>0.0002386624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table table:name="resnet56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16" table:default-cell-style-name="ce1"/>
        <table:table-row table:style-name="ro1">
          <table:table-cell office:value-type="string" calcext:value-type="string">
            <text:p>resnet56</text:p>
          </table:table-cell>
          <table:table-cell office:value-type="float" office:value="0.944979367262723" calcext:value-type="float">
            <text:p>0.9449793673</text:p>
          </table:table-cell>
          <table:table-cell office:value-type="float" office:value="0.949771689497717" calcext:value-type="float">
            <text:p>0.9497716895</text:p>
          </table:table-cell>
          <table:table-cell office:value-type="float" office:value="0.844155844155844" calcext:value-type="float">
            <text:p>0.8441558442</text:p>
          </table:table-cell>
          <table:table-cell office:value-type="float" office:value="0.885462555066079" calcext:value-type="float">
            <text:p>0.8854625551</text:p>
          </table:table-cell>
          <table:table-cell office:value-type="float" office:value="0.855172413793103" calcext:value-type="float">
            <text:p>0.8551724138</text:p>
          </table:table-cell>
          <table:table-cell office:value-type="float" office:value="0.868932038834951" calcext:value-type="float">
            <text:p>0.8689320388</text:p>
          </table:table-cell>
          <table:table-cell office:value-type="float" office:value="1" calcext:value-type="float">
            <text:p>1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86737400530504" calcext:value-type="float">
            <text:p>0.9867374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7163958641064" calcext:value-type="float">
            <text:p>0.9571639586</text:p>
          </table:table-cell>
          <table:table-cell office:value-type="float" office:value="0.941526337872572" calcext:value-type="float">
            <text:p>0.9415263379</text:p>
          </table:table-cell>
          <table:table-cell office:value-type="float" office:value="0.952269301566353" calcext:value-type="float">
            <text:p>0.9522693016</text:p>
          </table:table-cell>
        </table:table-row>
        <table:table-row table:style-name="ro1">
          <table:table-cell/>
          <table:table-cell office:value-type="float" office:value="0.990371389270977" calcext:value-type="float">
            <text:p>0.9903713893</text:p>
          </table:table-cell>
          <table:table-cell office:value-type="float" office:value="0.958904109589041" calcext:value-type="float">
            <text:p>0.9589041096</text:p>
          </table:table-cell>
          <table:table-cell office:value-type="float" office:value="0.930735930735931" calcext:value-type="float">
            <text:p>0.9307359307</text:p>
          </table:table-cell>
          <table:table-cell office:value-type="float" office:value="0.960352422907489" calcext:value-type="float">
            <text:p>0.9603524229</text:p>
          </table:table-cell>
          <table:table-cell office:value-type="float" office:value="1" calcext:value-type="float">
            <text:p>1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923469387755102" calcext:value-type="float">
            <text:p>0.92346938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5119363395225" calcext:value-type="float">
            <text:p>0.9151193634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75522262080608" calcext:value-type="float">
            <text:p>0.9755222621</text:p>
          </table:table-cell>
          <table:table-cell office:value-type="float" office:value="0.969722487474915" calcext:value-type="float">
            <text:p>0.9697224875</text:p>
          </table:table-cell>
          <table:table-cell office:value-type="float" office:value="0.972722092735973" calcext:value-type="float">
            <text:p>0.9727220927</text:p>
          </table:table-cell>
        </table:table-row>
        <table:table-row table:style-name="ro1">
          <table:table-cell/>
          <table:table-cell office:value-type="float" office:value="0.938101788170564" calcext:value-type="float">
            <text:p>0.9381017882</text:p>
          </table:table-cell>
          <table:table-cell office:value-type="float" office:value="0.968036529680365" calcext:value-type="float">
            <text:p>0.9680365297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881057268722467" calcext:value-type="float">
            <text:p>0.8810572687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1" calcext:value-type="float">
            <text:p>1</text:p>
          </table:table-cell>
          <table:table-cell office:value-type="float" office:value="0.962864721485411" calcext:value-type="float">
            <text:p>0.9628647215</text:p>
          </table:table-cell>
          <table:table-cell office:value-type="float" office:value="0.995584988962472" calcext:value-type="float">
            <text:p>0.995584989</text:p>
          </table:table-cell>
          <table:table-cell office:value-type="float" office:value="1" calcext:value-type="float">
            <text:p>1</text:p>
          </table:table-cell>
          <table:table-cell office:value-type="float" office:value="0.968980797636632" calcext:value-type="float">
            <text:p>0.9689807976</text:p>
          </table:table-cell>
          <table:table-cell office:value-type="float" office:value="0.965902515077228" calcext:value-type="float">
            <text:p>0.9659025151</text:p>
          </table:table-cell>
          <table:table-cell office:value-type="float" office:value="0.965467419414164" calcext:value-type="float">
            <text:p>0.9654674194</text:p>
          </table:table-cell>
        </table:table-row>
        <table:table-row table:style-name="ro1">
          <table:table-cell/>
          <table:table-cell office:value-type="float" office:value="0.936726272352132" calcext:value-type="float">
            <text:p>0.9367262724</text:p>
          </table:table-cell>
          <table:table-cell office:value-type="float" office:value="0.748858447488584" calcext:value-type="float">
            <text:p>0.7488584475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801762114537445" calcext:value-type="float">
            <text:p>0.8017621145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966019417475728" calcext:value-type="float">
            <text:p>0.9660194175</text:p>
          </table:table-cell>
          <table:table-cell office:value-type="float" office:value="0.68421052631579" calcext:value-type="float">
            <text:p>0.6842105263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0.967948717948718" calcext:value-type="float">
            <text:p>0.9679487179</text:p>
          </table:table-cell>
          <table:table-cell office:value-type="float" office:value="1" calcext:value-type="float">
            <text:p>1</text:p>
          </table:table-cell>
          <table:table-cell office:value-type="float" office:value="0.93368700265252" calcext:value-type="float">
            <text:p>0.9336870027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43658999788985" calcext:value-type="float">
            <text:p>0.9436589998</text:p>
          </table:table-cell>
          <table:table-cell office:value-type="float" office:value="0.913154306979404" calcext:value-type="float">
            <text:p>0.913154307</text:p>
          </table:table-cell>
          <table:table-cell office:value-type="float" office:value="0.937265078029631" calcext:value-type="float">
            <text:p>0.937265078</text:p>
          </table:table-cell>
        </table:table-row>
        <table:table-row table:style-name="ro1">
          <table:table-cell/>
          <table:table-cell office:value-type="float" office:value="0.876203576341128" calcext:value-type="float">
            <text:p>0.8762035763</text:p>
          </table:table-cell>
          <table:table-cell office:value-type="float" office:value="0.990867579908676" calcext:value-type="float">
            <text:p>0.9908675799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898678414096916" calcext:value-type="float">
            <text:p>0.8986784141</text:p>
          </table:table-cell>
          <table:table-cell office:value-type="float" office:value="0.8" calcext:value-type="float">
            <text:p>0.8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1" calcext:value-type="float">
            <text:p>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97863247863248" calcext:value-type="float">
            <text:p>0.9978632479</text:p>
          </table:table-cell>
          <table:table-cell office:value-type="float" office:value="1" calcext:value-type="float">
            <text:p>1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27152317880795" calcext:value-type="float">
            <text:p>0.9271523179</text:p>
          </table:table-cell>
          <table:table-cell office:value-type="float" office:value="1" calcext:value-type="float">
            <text:p>1</text:p>
          </table:table-cell>
          <table:table-cell office:value-type="float" office:value="0.953787718928044" calcext:value-type="float">
            <text:p>0.9537877189</text:p>
          </table:table-cell>
          <table:table-cell office:value-type="float" office:value="0.950522545016684" calcext:value-type="float">
            <text:p>0.950522545</text:p>
          </table:table-cell>
          <table:table-cell office:value-type="float" office:value="0.948612671204695" calcext:value-type="float">
            <text:p>0.9486126712</text:p>
          </table:table-cell>
        </table:table-row>
        <table:table-row table:style-name="ro1">
          <table:table-cell/>
          <table:table-cell office:value-type="float" office:value="0.909215955983494" calcext:value-type="float">
            <text:p>0.909215956</text:p>
          </table:table-cell>
          <table:table-cell office:value-type="float" office:value="0.904109589041096" calcext:value-type="float">
            <text:p>0.904109589</text:p>
          </table:table-cell>
          <table:table-cell office:value-type="float" office:value="0.848484848484848" calcext:value-type="float">
            <text:p>0.8484848485</text:p>
          </table:table-cell>
          <table:table-cell office:value-type="float" office:value="0.837004405286343" calcext:value-type="float">
            <text:p>0.8370044053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780612244897959" calcext:value-type="float">
            <text:p>0.7806122449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1" calcext:value-type="float">
            <text:p>1</text:p>
          </table:table-cell>
          <table:table-cell office:value-type="float" office:value="0.976127320954907" calcext:value-type="float">
            <text:p>0.976127321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42181894914539" calcext:value-type="float">
            <text:p>0.9421818949</text:p>
          </table:table-cell>
          <table:table-cell office:value-type="float" office:value="0.935270556464365" calcext:value-type="float">
            <text:p>0.9352705565</text:p>
          </table:table-cell>
          <table:table-cell office:value-type="float" office:value="0.935634731665069" calcext:value-type="float">
            <text:p>0.9356347317</text:p>
          </table:table-cell>
        </table:table-row>
        <table:table-row table:style-name="ro1">
          <table:table-cell/>
          <table:table-cell office:value-type="float" office:value="0.977991746905089" calcext:value-type="float">
            <text:p>0.9779917469</text:p>
          </table:table-cell>
          <table:table-cell office:value-type="float" office:value="0.91324200913242" calcext:value-type="float">
            <text:p>0.9132420091</text:p>
          </table:table-cell>
          <table:table-cell office:value-type="float" office:value="0.913419913419913" calcext:value-type="float">
            <text:p>0.9134199134</text:p>
          </table:table-cell>
          <table:table-cell office:value-type="float" office:value="0.828193832599119" calcext:value-type="float">
            <text:p>0.8281938326</text:p>
          </table:table-cell>
          <table:table-cell office:value-type="float" office:value="1" calcext:value-type="float">
            <text:p>1</text:p>
          </table:table-cell>
          <table:table-cell office:value-type="float" office:value="0.990291262135922" calcext:value-type="float">
            <text:p>0.9902912621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941326530612245" calcext:value-type="float">
            <text:p>0.9413265306</text:p>
          </table:table-cell>
          <table:table-cell office:value-type="float" office:value="0.976495726495726" calcext:value-type="float">
            <text:p>0.9764957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9094922737307" calcext:value-type="float">
            <text:p>0.9690949227</text:p>
          </table:table-cell>
          <table:table-cell office:value-type="float" office:value="1" calcext:value-type="float">
            <text:p>1</text:p>
          </table:table-cell>
          <table:table-cell office:value-type="float" office:value="0.968769782654568" calcext:value-type="float">
            <text:p>0.9687697827</text:p>
          </table:table-cell>
          <table:table-cell office:value-type="float" office:value="0.95907312929845" calcext:value-type="float">
            <text:p>0.9590731293</text:p>
          </table:table-cell>
          <table:table-cell office:value-type="float" office:value="0.965206444793584" calcext:value-type="float">
            <text:p>0.9652064448</text:p>
          </table:table-cell>
        </table:table-row>
        <table:table-row table:style-name="ro1">
          <table:table-cell/>
          <table:table-cell office:value-type="float" office:value="0.954607977991747" calcext:value-type="float">
            <text:p>0.954607978</text:p>
          </table:table-cell>
          <table:table-cell office:value-type="float" office:value="0.981735159817351" calcext:value-type="float">
            <text:p>0.9817351598</text:p>
          </table:table-cell>
          <table:table-cell office:value-type="float" office:value="0.956709956709957" calcext:value-type="float">
            <text:p>0.9567099567</text:p>
          </table:table-cell>
          <table:table-cell office:value-type="float" office:value="0.938325991189427" calcext:value-type="float">
            <text:p>0.9383259912</text:p>
          </table:table-cell>
          <table:table-cell office:value-type="float" office:value="0.993103448275862" calcext:value-type="float">
            <text:p>0.9931034483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1" calcext:value-type="float">
            <text:p>1</text:p>
          </table:table-cell>
          <table:table-cell office:value-type="float" office:value="0.928571428571429" calcext:value-type="float">
            <text:p>0.9285714286</text:p>
          </table:table-cell>
          <table:table-cell office:value-type="float" office:value="0.993589743589744" calcext:value-type="float">
            <text:p>0.9935897436</text:p>
          </table:table-cell>
          <table:table-cell office:value-type="float" office:value="0.997252747252747" calcext:value-type="float">
            <text:p>0.9972527473</text:p>
          </table:table-cell>
          <table:table-cell office:value-type="float" office:value="1" calcext:value-type="float">
            <text:p>1</text:p>
          </table:table-cell>
          <table:table-cell office:value-type="float" office:value="0.993377483443708" calcext:value-type="float">
            <text:p>0.9933774834</text:p>
          </table:table-cell>
          <table:table-cell office:value-type="float" office:value="1" calcext:value-type="float">
            <text:p>1</text:p>
          </table:table-cell>
          <table:table-cell office:value-type="float" office:value="0.978687486811564" calcext:value-type="float">
            <text:p>0.9786874868</text:p>
          </table:table-cell>
          <table:table-cell office:value-type="float" office:value="0.978296650854909" calcext:value-type="float">
            <text:p>0.9782966509</text:p>
          </table:table-cell>
          <table:table-cell office:value-type="float" office:value="0.976260612045394" calcext:value-type="float">
            <text:p>0.976260612</text:p>
          </table:table-cell>
        </table:table-row>
        <table:table-row table:style-name="ro1">
          <table:table-cell/>
          <table:table-cell office:value-type="float" office:value="0.89958734525447" calcext:value-type="float">
            <text:p>0.8995873453</text:p>
          </table:table-cell>
          <table:table-cell office:value-type="float" office:value="0.821917808219178" calcext:value-type="float">
            <text:p>0.8219178082</text:p>
          </table:table-cell>
          <table:table-cell office:value-type="float" office:value="0.978354978354978" calcext:value-type="float">
            <text:p>0.9783549784</text:p>
          </table:table-cell>
          <table:table-cell office:value-type="float" office:value="0.986784140969163" calcext:value-type="float">
            <text:p>0.986784141</text:p>
          </table:table-cell>
          <table:table-cell office:value-type="float" office:value="0.889655172413793" calcext:value-type="float">
            <text:p>0.8896551724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1" calcext:value-type="float">
            <text:p>1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85042735042735" calcext:value-type="float">
            <text:p>0.985042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1434878587196" calcext:value-type="float">
            <text:p>0.9514348786</text:p>
          </table:table-cell>
          <table:table-cell office:value-type="float" office:value="1" calcext:value-type="float">
            <text:p>1</text:p>
          </table:table-cell>
          <table:table-cell office:value-type="float" office:value="0.958852078497573" calcext:value-type="float">
            <text:p>0.9588520785</text:p>
          </table:table-cell>
          <table:table-cell office:value-type="float" office:value="0.955571258111797" calcext:value-type="float">
            <text:p>0.9555712581</text:p>
          </table:table-cell>
          <table:table-cell office:value-type="float" office:value="0.954191327133176" calcext:value-type="float">
            <text:p>0.9541913271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:.B9])" office:value-type="float" office:value="0.936420602170258" calcext:value-type="float">
            <text:p>0.9364206022</text:p>
          </table:table-cell>
          <table:table-cell table:style-name="Default" table:formula="of:=AVERAGE([.C1:.C9])" office:value-type="float" office:value="0.915271435819381" calcext:value-type="float">
            <text:p>0.9152714358</text:p>
          </table:table-cell>
          <table:table-cell table:style-name="Default" table:formula="of:=AVERAGE([.D1:.D9])" office:value-type="float" office:value="0.925925925925926" calcext:value-type="float">
            <text:p>0.9259259259</text:p>
          </table:table-cell>
          <table:table-cell table:style-name="Default" table:formula="of:=AVERAGE([.E1:.E9])" office:value-type="float" office:value="0.890846793930494" calcext:value-type="float">
            <text:p>0.8908467939</text:p>
          </table:table-cell>
          <table:table-cell table:style-name="Default" table:formula="of:=AVERAGE([.F1:.F9])" office:value-type="float" office:value="0.93639846743295" calcext:value-type="float">
            <text:p>0.9363984674</text:p>
          </table:table-cell>
          <table:table-cell table:style-name="Default" table:formula="of:=AVERAGE([.G1:.G9])" office:value-type="float" office:value="0.966019417475728" calcext:value-type="float">
            <text:p>0.9660194175</text:p>
          </table:table-cell>
          <table:table-cell table:style-name="Default" table:formula="of:=AVERAGE([.H1:.H9])" office:value-type="float" office:value="0.949707602339181" calcext:value-type="float">
            <text:p>0.9497076023</text:p>
          </table:table-cell>
          <table:table-cell table:style-name="Default" table:formula="of:=AVERAGE([.I1:.I9])" office:value-type="float" office:value="0.919501133786848" calcext:value-type="float">
            <text:p>0.9195011338</text:p>
          </table:table-cell>
          <table:table-cell table:style-name="Default" table:formula="of:=AVERAGE([.J1:.J9])" office:value-type="float" office:value="0.987891737891738" calcext:value-type="float">
            <text:p>0.9878917379</text:p>
          </table:table-cell>
          <table:table-cell table:style-name="Default" table:formula="of:=AVERAGE([.K1:.K9])" office:value-type="float" office:value="0.998168498168498" calcext:value-type="float">
            <text:p>0.9981684982</text:p>
          </table:table-cell>
          <table:table-cell table:style-name="Default" table:formula="of:=AVERAGE([.L1:.L9])" office:value-type="float" office:value="0.973180076628352" calcext:value-type="float">
            <text:p>0.9731800766</text:p>
          </table:table-cell>
          <table:table-cell table:style-name="Default" table:formula="of:=AVERAGE([.M1:.M9])" office:value-type="float" office:value="0.978170223203336" calcext:value-type="float">
            <text:p>0.9781702232</text:p>
          </table:table-cell>
          <table:table-cell table:style-name="Default" table:formula="of:=AVERAGE([.N1:.N9])" office:value-type="float" office:value="1" calcext:value-type="float">
            <text:p>1</text:p>
          </table:table-cell>
          <table:table-cell table:style-name="Default" table:formula="of:=AVERAGE([.O1:.O9])" office:value-type="float" office:value="0.96084499777262" calcext:value-type="float">
            <text:p>0.9608449978</text:p>
          </table:table-cell>
          <table:table-cell table:style-name="Default" table:formula="of:=AVERAGE([.P1:.P9])" office:value-type="float" office:value="0.952115531905591" calcext:value-type="float">
            <text:p>0.9521155319</text:p>
          </table:table-cell>
          <table:table-cell table:style-name="Default" table:formula="of:=AVERAGE([.Q1:.Q9])" office:value-type="float" office:value="0.956403297620893" calcext:value-type="float">
            <text:p>0.9564032976</text:p>
          </table:table-cell>
        </table:table-row>
        <table:table-row table:style-name="ro1">
          <table:table-cell/>
          <table:table-cell table:style-name="Default" table:formula="of:=VAR([.B1:.B9])" office:value-type="float" office:value="0.00134608402650459" calcext:value-type="float">
            <text:p>0.001346084</text:p>
          </table:table-cell>
          <table:table-cell table:style-name="Default" table:formula="of:=VAR([.C1:.C9])" office:value-type="float" office:value="0.00656841554133104" calcext:value-type="float">
            <text:p>0.0065684155</text:p>
          </table:table-cell>
          <table:table-cell table:style-name="Default" table:formula="of:=VAR([.D1:.D9])" office:value-type="float" office:value="0.00239146775943313" calcext:value-type="float">
            <text:p>0.0023914678</text:p>
          </table:table-cell>
          <table:table-cell table:style-name="Default" table:formula="of:=VAR([.E1:.E9])" office:value-type="float" office:value="0.00390448959701226" calcext:value-type="float">
            <text:p>0.0039044896</text:p>
          </table:table-cell>
          <table:table-cell table:style-name="Default" table:formula="of:=VAR([.F1:.F9])" office:value-type="float" office:value="0.00531245871317215" calcext:value-type="float">
            <text:p>0.0053124587</text:p>
          </table:table-cell>
          <table:table-cell table:style-name="Default" table:formula="of:=VAR([.G1:.G9])" office:value-type="float" office:value="0.00137265529267604" calcext:value-type="float">
            <text:p>0.0013726553</text:p>
          </table:table-cell>
          <table:table-cell table:style-name="Default" table:formula="of:=VAR([.H1:.H9])" office:value-type="float" office:value="0.0102985534010464" calcext:value-type="float">
            <text:p>0.0102985534</text:p>
          </table:table-cell>
          <table:table-cell table:style-name="Default" table:formula="of:=VAR([.I1:.I9])" office:value-type="float" office:value="0.0028375402031561" calcext:value-type="float">
            <text:p>0.0028375402</text:p>
          </table:table-cell>
          <table:table-cell table:style-name="Default" table:formula="of:=VAR([.J1:.J9])" office:value-type="float" office:value="0.000126698444006138" calcext:value-type="float">
            <text:p>0.0001266984</text:p>
          </table:table-cell>
          <table:table-cell table:style-name="Default" table:formula="of:=VAR([.K1:.K9])" office:value-type="float" office:value="0.0000207553435575419" calcext:value-type="float">
            <text:p>2.07553435575419E-05</text:p>
          </table:table-cell>
          <table:table-cell table:style-name="Default" table:formula="of:=VAR([.L1:.L9])" office:value-type="float" office:value="0.000938310345609355" calcext:value-type="float">
            <text:p>0.0009383103</text:p>
          </table:table-cell>
          <table:table-cell table:style-name="Default" table:formula="of:=VAR([.M1:.M9])" office:value-type="float" office:value="0.000595057288477161" calcext:value-type="float">
            <text:p>0.0005950573</text:p>
          </table:table-cell>
          <table:table-cell table:style-name="Default" table:formula="of:=VAR([.N1:.N9])" office:value-type="float" office:value="0" calcext:value-type="float">
            <text:p>0</text:p>
          </table:table-cell>
          <table:table-cell table:style-name="Default" table:formula="of:=VAR([.O1:.O9])" office:value-type="float" office:value="0.00017172085669045" calcext:value-type="float">
            <text:p>0.0001717209</text:p>
          </table:table-cell>
          <table:table-cell table:style-name="Default" table:formula="of:=VAR([.P1:.P9])" office:value-type="float" office:value="0.000395285733348558" calcext:value-type="float">
            <text:p>0.0003952857</text:p>
          </table:table-cell>
          <table:table-cell table:style-name="Default" table:formula="of:=VAR([.Q1:.Q9])" office:value-type="float" office:value="0.000212568886493473" calcext:value-type="float">
            <text:p>0.0002125689</text:p>
          </table:table-cell>
        </table:table-row>
        <table:table-row table:style-name="ro3" table:number-rows-repeated="3">
          <table:table-cell/>
          <table:table-cell table:style-name="Default" table:number-columns-repeated="16"/>
        </table:table-row>
        <table:table-row table:style-name="ro1">
          <table:table-cell/>
          <table:table-cell office:value-type="float" office:value="0.944979367262723" calcext:value-type="float">
            <text:p>0.9449793673</text:p>
          </table:table-cell>
          <table:table-cell office:value-type="float" office:value="0.949771689497717" calcext:value-type="float">
            <text:p>0.9497716895</text:p>
          </table:table-cell>
          <table:table-cell office:value-type="float" office:value="0.844155844155844" calcext:value-type="float">
            <text:p>0.8441558442</text:p>
          </table:table-cell>
          <table:table-cell office:value-type="float" office:value="0.885462555066079" calcext:value-type="float">
            <text:p>0.8854625551</text:p>
          </table:table-cell>
          <table:table-cell office:value-type="float" office:value="0.855172413793103" calcext:value-type="float">
            <text:p>0.8551724138</text:p>
          </table:table-cell>
          <table:table-cell office:value-type="float" office:value="0.868932038834951" calcext:value-type="float">
            <text:p>0.8689320388</text:p>
          </table:table-cell>
          <table:table-cell office:value-type="float" office:value="1" calcext:value-type="float">
            <text:p>1</text:p>
          </table:table-cell>
          <table:table-cell office:value-type="float" office:value="0.918367346938775" calcext:value-type="float">
            <text:p>0.9183673469</text:p>
          </table:table-cell>
          <table:table-cell office:value-type="float" office:value="1" calcext:value-type="float">
            <text:p>1</text:p>
          </table:table-cell>
          <table:table-cell office:value-type="float" office:value="0.986263736263736" calcext:value-type="float">
            <text:p>0.9862637363</text:p>
          </table:table-cell>
          <table:table-cell office:value-type="float" office:value="0.986737400530504" calcext:value-type="float">
            <text:p>0.98673740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7163958641064" calcext:value-type="float">
            <text:p>0.9571639586</text:p>
          </table:table-cell>
          <table:table-cell office:value-type="float" office:value="0.941526337872572" calcext:value-type="float">
            <text:p>0.9415263379</text:p>
          </table:table-cell>
          <table:table-cell office:value-type="float" office:value="0.952269301566353" calcext:value-type="float">
            <text:p>0.952269301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.938101788170564" calcext:value-type="float">
            <text:p>0.9381017882</text:p>
          </table:table-cell>
          <table:table-cell office:value-type="float" office:value="0.968036529680365" calcext:value-type="float">
            <text:p>0.9680365297</text:p>
          </table:table-cell>
          <table:table-cell office:value-type="float" office:value="0.943722943722944" calcext:value-type="float">
            <text:p>0.9437229437</text:p>
          </table:table-cell>
          <table:table-cell office:value-type="float" office:value="0.881057268722467" calcext:value-type="float">
            <text:p>0.8810572687</text:p>
          </table:table-cell>
          <table:table-cell office:value-type="float" office:value="0.972413793103448" calcext:value-type="float">
            <text:p>0.9724137931</text:p>
          </table:table-cell>
          <table:table-cell office:value-type="float" office:value="0.975728155339806" calcext:value-type="float">
            <text:p>0.9757281553</text:p>
          </table:table-cell>
          <table:table-cell office:value-type="float" office:value="0.989473684210526" calcext:value-type="float">
            <text:p>0.9894736842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80769230769231" calcext:value-type="float">
            <text:p>0.9807692308</text:p>
          </table:table-cell>
          <table:table-cell office:value-type="float" office:value="1" calcext:value-type="float">
            <text:p>1</text:p>
          </table:table-cell>
          <table:table-cell office:value-type="float" office:value="0.962864721485411" calcext:value-type="float">
            <text:p>0.9628647215</text:p>
          </table:table-cell>
          <table:table-cell office:value-type="float" office:value="0.995584988962472" calcext:value-type="float">
            <text:p>0.995584989</text:p>
          </table:table-cell>
          <table:table-cell office:value-type="float" office:value="1" calcext:value-type="float">
            <text:p>1</text:p>
          </table:table-cell>
          <table:table-cell office:value-type="float" office:value="0.968980797636632" calcext:value-type="float">
            <text:p>0.9689807976</text:p>
          </table:table-cell>
          <table:table-cell office:value-type="float" office:value="0.965902515077228" calcext:value-type="float">
            <text:p>0.9659025151</text:p>
          </table:table-cell>
          <table:table-cell office:value-type="float" office:value="0.965467419414164" calcext:value-type="float">
            <text:p>0.9654674194</text:p>
          </table:table-cell>
        </table:table-row>
        <table:table-row table:style-name="ro1">
          <table:table-cell/>
          <table:table-cell office:value-type="float" office:value="0.936726272352132" calcext:value-type="float">
            <text:p>0.9367262724</text:p>
          </table:table-cell>
          <table:table-cell office:value-type="float" office:value="0.748858447488584" calcext:value-type="float">
            <text:p>0.7488584475</text:p>
          </table:table-cell>
          <table:table-cell office:value-type="float" office:value="0.965367965367965" calcext:value-type="float">
            <text:p>0.9653679654</text:p>
          </table:table-cell>
          <table:table-cell office:value-type="float" office:value="0.801762114537445" calcext:value-type="float">
            <text:p>0.8017621145</text:p>
          </table:table-cell>
          <table:table-cell office:value-type="float" office:value="0.931034482758621" calcext:value-type="float">
            <text:p>0.9310344828</text:p>
          </table:table-cell>
          <table:table-cell office:value-type="float" office:value="0.966019417475728" calcext:value-type="float">
            <text:p>0.9660194175</text:p>
          </table:table-cell>
          <table:table-cell office:value-type="float" office:value="0.68421052631579" calcext:value-type="float">
            <text:p>0.6842105263</text:p>
          </table:table-cell>
          <table:table-cell office:value-type="float" office:value="0.946428571428571" calcext:value-type="float">
            <text:p>0.9464285714</text:p>
          </table:table-cell>
          <table:table-cell office:value-type="float" office:value="0.967948717948718" calcext:value-type="float">
            <text:p>0.9679487179</text:p>
          </table:table-cell>
          <table:table-cell office:value-type="float" office:value="1" calcext:value-type="float">
            <text:p>1</text:p>
          </table:table-cell>
          <table:table-cell office:value-type="float" office:value="0.93368700265252" calcext:value-type="float">
            <text:p>0.9336870027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43658999788985" calcext:value-type="float">
            <text:p>0.9436589998</text:p>
          </table:table-cell>
          <table:table-cell office:value-type="float" office:value="0.913154306979404" calcext:value-type="float">
            <text:p>0.913154307</text:p>
          </table:table-cell>
          <table:table-cell office:value-type="float" office:value="0.937265078029631" calcext:value-type="float">
            <text:p>0.937265078</text:p>
          </table:table-cell>
        </table:table-row>
        <table:table-row table:style-name="ro1">
          <table:table-cell/>
          <table:table-cell office:value-type="float" office:value="0.876203576341128" calcext:value-type="float">
            <text:p>0.8762035763</text:p>
          </table:table-cell>
          <table:table-cell office:value-type="float" office:value="0.990867579908676" calcext:value-type="float">
            <text:p>0.9908675799</text:p>
          </table:table-cell>
          <table:table-cell office:value-type="float" office:value="0.952380952380952" calcext:value-type="float">
            <text:p>0.9523809524</text:p>
          </table:table-cell>
          <table:table-cell office:value-type="float" office:value="0.898678414096916" calcext:value-type="float">
            <text:p>0.8986784141</text:p>
          </table:table-cell>
          <table:table-cell office:value-type="float" office:value="0.8" calcext:value-type="float">
            <text:p>0.8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1" calcext:value-type="float">
            <text:p>1</text:p>
          </table:table-cell>
          <table:table-cell office:value-type="float" office:value="0.948979591836735" calcext:value-type="float">
            <text:p>0.9489795918</text:p>
          </table:table-cell>
          <table:table-cell office:value-type="float" office:value="0.997863247863248" calcext:value-type="float">
            <text:p>0.9978632479</text:p>
          </table:table-cell>
          <table:table-cell office:value-type="float" office:value="1" calcext:value-type="float">
            <text:p>1</text:p>
          </table:table-cell>
          <table:table-cell office:value-type="float" office:value="0.984084880636605" calcext:value-type="float">
            <text:p>0.9840848806</text:p>
          </table:table-cell>
          <table:table-cell office:value-type="float" office:value="0.927152317880795" calcext:value-type="float">
            <text:p>0.9271523179</text:p>
          </table:table-cell>
          <table:table-cell office:value-type="float" office:value="1" calcext:value-type="float">
            <text:p>1</text:p>
          </table:table-cell>
          <table:table-cell office:value-type="float" office:value="0.953787718928044" calcext:value-type="float">
            <text:p>0.9537877189</text:p>
          </table:table-cell>
          <table:table-cell office:value-type="float" office:value="0.950522545016684" calcext:value-type="float">
            <text:p>0.950522545</text:p>
          </table:table-cell>
          <table:table-cell office:value-type="float" office:value="0.948612671204695" calcext:value-type="float">
            <text:p>0.9486126712</text:p>
          </table:table-cell>
        </table:table-row>
        <table:table-row table:style-name="ro1">
          <table:table-cell/>
          <table:table-cell office:value-type="float" office:value="0.909215955983494" calcext:value-type="float">
            <text:p>0.909215956</text:p>
          </table:table-cell>
          <table:table-cell office:value-type="float" office:value="0.904109589041096" calcext:value-type="float">
            <text:p>0.904109589</text:p>
          </table:table-cell>
          <table:table-cell office:value-type="float" office:value="0.848484848484848" calcext:value-type="float">
            <text:p>0.8484848485</text:p>
          </table:table-cell>
          <table:table-cell office:value-type="float" office:value="0.837004405286343" calcext:value-type="float">
            <text:p>0.8370044053</text:p>
          </table:table-cell>
          <table:table-cell office:value-type="float" office:value="0.986206896551724" calcext:value-type="float">
            <text:p>0.9862068966</text:p>
          </table:table-cell>
          <table:table-cell office:value-type="float" office:value="0.980582524271845" calcext:value-type="float">
            <text:p>0.9805825243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780612244897959" calcext:value-type="float">
            <text:p>0.7806122449</text:p>
          </table:table-cell>
          <table:table-cell office:value-type="float" office:value="0.989316239316239" calcext:value-type="float">
            <text:p>0.9893162393</text:p>
          </table:table-cell>
          <table:table-cell office:value-type="float" office:value="1" calcext:value-type="float">
            <text:p>1</text:p>
          </table:table-cell>
          <table:table-cell office:value-type="float" office:value="0.976127320954907" calcext:value-type="float">
            <text:p>0.976127321</text:p>
          </table:table-cell>
          <table:table-cell office:value-type="float" office:value="0.988962472406181" calcext:value-type="float">
            <text:p>0.9889624724</text:p>
          </table:table-cell>
          <table:table-cell office:value-type="float" office:value="1" calcext:value-type="float">
            <text:p>1</text:p>
          </table:table-cell>
          <table:table-cell office:value-type="float" office:value="0.942181894914539" calcext:value-type="float">
            <text:p>0.9421818949</text:p>
          </table:table-cell>
          <table:table-cell office:value-type="float" office:value="0.935270556464365" calcext:value-type="float">
            <text:p>0.9352705565</text:p>
          </table:table-cell>
          <table:table-cell office:value-type="float" office:value="0.935634731665069" calcext:value-type="float">
            <text:p>0.9356347317</text:p>
          </table:table-cell>
        </table:table-row>
        <table:table-row table:style-name="ro1">
          <table:table-cell/>
          <table:table-cell office:value-type="float" office:value="0.977991746905089" calcext:value-type="float">
            <text:p>0.9779917469</text:p>
          </table:table-cell>
          <table:table-cell office:value-type="float" office:value="0.91324200913242" calcext:value-type="float">
            <text:p>0.9132420091</text:p>
          </table:table-cell>
          <table:table-cell office:value-type="float" office:value="0.913419913419913" calcext:value-type="float">
            <text:p>0.9134199134</text:p>
          </table:table-cell>
          <table:table-cell office:value-type="float" office:value="0.828193832599119" calcext:value-type="float">
            <text:p>0.8281938326</text:p>
          </table:table-cell>
          <table:table-cell office:value-type="float" office:value="1" calcext:value-type="float">
            <text:p>1</text:p>
          </table:table-cell>
          <table:table-cell office:value-type="float" office:value="0.990291262135922" calcext:value-type="float">
            <text:p>0.9902912621</text:p>
          </table:table-cell>
          <table:table-cell office:value-type="float" office:value="0.957894736842105" calcext:value-type="float">
            <text:p>0.9578947368</text:p>
          </table:table-cell>
          <table:table-cell office:value-type="float" office:value="0.941326530612245" calcext:value-type="float">
            <text:p>0.9413265306</text:p>
          </table:table-cell>
          <table:table-cell office:value-type="float" office:value="0.976495726495726" calcext:value-type="float">
            <text:p>0.9764957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69094922737307" calcext:value-type="float">
            <text:p>0.9690949227</text:p>
          </table:table-cell>
          <table:table-cell office:value-type="float" office:value="1" calcext:value-type="float">
            <text:p>1</text:p>
          </table:table-cell>
          <table:table-cell office:value-type="float" office:value="0.968769782654568" calcext:value-type="float">
            <text:p>0.9687697827</text:p>
          </table:table-cell>
          <table:table-cell office:value-type="float" office:value="0.95907312929845" calcext:value-type="float">
            <text:p>0.9590731293</text:p>
          </table:table-cell>
          <table:table-cell office:value-type="float" office:value="0.965206444793584" calcext:value-type="float">
            <text:p>0.965206444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float" office:value="0.89958734525447" calcext:value-type="float">
            <text:p>0.8995873453</text:p>
          </table:table-cell>
          <table:table-cell office:value-type="float" office:value="0.821917808219178" calcext:value-type="float">
            <text:p>0.8219178082</text:p>
          </table:table-cell>
          <table:table-cell office:value-type="float" office:value="0.978354978354978" calcext:value-type="float">
            <text:p>0.9783549784</text:p>
          </table:table-cell>
          <table:table-cell office:value-type="float" office:value="0.986784140969163" calcext:value-type="float">
            <text:p>0.986784141</text:p>
          </table:table-cell>
          <table:table-cell office:value-type="float" office:value="0.889655172413793" calcext:value-type="float">
            <text:p>0.8896551724</text:p>
          </table:table-cell>
          <table:table-cell office:value-type="float" office:value="0.970873786407767" calcext:value-type="float">
            <text:p>0.9708737864</text:p>
          </table:table-cell>
          <table:table-cell office:value-type="float" office:value="1" calcext:value-type="float">
            <text:p>1</text:p>
          </table:table-cell>
          <table:table-cell office:value-type="float" office:value="0.938775510204082" calcext:value-type="float">
            <text:p>0.9387755102</text:p>
          </table:table-cell>
          <table:table-cell office:value-type="float" office:value="0.985042735042735" calcext:value-type="float">
            <text:p>0.9850427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1434878587196" calcext:value-type="float">
            <text:p>0.9514348786</text:p>
          </table:table-cell>
          <table:table-cell office:value-type="float" office:value="1" calcext:value-type="float">
            <text:p>1</text:p>
          </table:table-cell>
          <table:table-cell office:value-type="float" office:value="0.958852078497573" calcext:value-type="float">
            <text:p>0.9588520785</text:p>
          </table:table-cell>
          <table:table-cell office:value-type="float" office:value="0.955571258111797" calcext:value-type="float">
            <text:p>0.9555712581</text:p>
          </table:table-cell>
          <table:table-cell office:value-type="float" office:value="0.954191327133176" calcext:value-type="float">
            <text:p>0.9541913271</text:p>
          </table:table-cell>
        </table:table-row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Default" table:formula="of:=AVERAGE([.B16:.B24])" office:value-type="float" office:value="0.926115150324229" calcext:value-type="float">
            <text:p>0.9261151503</text:p>
          </table:table-cell>
          <table:table-cell table:style-name="Default" table:formula="of:=AVERAGE([.C16:.C24])" office:value-type="float" office:value="0.899543378995434" calcext:value-type="float">
            <text:p>0.899543379</text:p>
          </table:table-cell>
          <table:table-cell table:style-name="Default" table:formula="of:=AVERAGE([.D16:.D24])" office:value-type="float" office:value="0.920841063698206" calcext:value-type="float">
            <text:p>0.9208410637</text:p>
          </table:table-cell>
          <table:table-cell table:style-name="Default" table:formula="of:=AVERAGE([.E16:.E24])" office:value-type="float" office:value="0.87413467589679" calcext:value-type="float">
            <text:p>0.8741346759</text:p>
          </table:table-cell>
          <table:table-cell table:style-name="Default" table:formula="of:=AVERAGE([.F16:.F24])" office:value-type="float" office:value="0.919211822660099" calcext:value-type="float">
            <text:p>0.9192118227</text:p>
          </table:table-cell>
          <table:table-cell table:style-name="Default" table:formula="of:=AVERAGE([.G16:.G24])" office:value-type="float" office:value="0.961858529819695" calcext:value-type="float">
            <text:p>0.9618585298</text:p>
          </table:table-cell>
          <table:table-cell table:style-name="Default" table:formula="of:=AVERAGE([.H16:.H24])" office:value-type="float" office:value="0.941353383458647" calcext:value-type="float">
            <text:p>0.9413533835</text:p>
          </table:table-cell>
          <table:table-cell table:style-name="Default" table:formula="of:=AVERAGE([.I16:.I24])" office:value-type="float" office:value="0.917638483965015" calcext:value-type="float">
            <text:p>0.917638484</text:p>
          </table:table-cell>
          <table:table-cell table:style-name="Default" table:formula="of:=AVERAGE([.J16:.J24])" office:value-type="float" office:value="0.985347985347985" calcext:value-type="float">
            <text:p>0.9853479853</text:p>
          </table:table-cell>
          <table:table-cell table:style-name="Default" table:formula="of:=AVERAGE([.K16:.K24])" office:value-type="float" office:value="0.998037676609105" calcext:value-type="float">
            <text:p>0.9980376766</text:p>
          </table:table-cell>
          <table:table-cell table:style-name="Default" table:formula="of:=AVERAGE([.L16:.L24])" office:value-type="float" office:value="0.977643046608564" calcext:value-type="float">
            <text:p>0.9776430466</text:p>
          </table:table-cell>
          <table:table-cell table:style-name="Default" table:formula="of:=AVERAGE([.M16:.M24])" office:value-type="float" office:value="0.97445600756859" calcext:value-type="float">
            <text:p>0.9744560076</text:p>
          </table:table-cell>
          <table:table-cell table:style-name="Default" table:formula="of:=AVERAGE([.N16:.N24])" office:value-type="float" office:value="1" calcext:value-type="float">
            <text:p>1</text:p>
          </table:table-cell>
          <table:table-cell table:style-name="Default" table:formula="of:=AVERAGE([.O16:.O24])" office:value-type="float" office:value="0.956199318723058" calcext:value-type="float">
            <text:p>0.9561993187</text:p>
          </table:table-cell>
          <table:table-cell table:style-name="Default" table:formula="of:=AVERAGE([.P16:.P24])" office:value-type="float" office:value="0.945860092688643" calcext:value-type="float">
            <text:p>0.9458600927</text:p>
          </table:table-cell>
          <table:table-cell table:style-name="Default" table:formula="of:=AVERAGE([.Q16:.Q24])" office:value-type="float" office:value="0.951235281972382" calcext:value-type="float">
            <text:p>0.951235282</text:p>
          </table:table-cell>
        </table:table-row>
        <table:table-row table:style-name="ro1">
          <table:table-cell/>
          <table:table-cell table:style-name="Default" table:formula="of:=VAR([.B16:.B24])" office:value-type="float" office:value="0.00113063129662029" calcext:value-type="float">
            <text:p>0.0011306313</text:p>
          </table:table-cell>
          <table:table-cell table:style-name="Default" table:formula="of:=VAR([.C16:.C24])" office:value-type="float" office:value="0.00741574751707987" calcext:value-type="float">
            <text:p>0.0074157475</text:p>
          </table:table-cell>
          <table:table-cell table:style-name="Default" table:formula="of:=VAR([.D16:.D24])" office:value-type="float" office:value="0.0029966597684594" calcext:value-type="float">
            <text:p>0.0029966598</text:p>
          </table:table-cell>
          <table:table-cell table:style-name="Default" table:formula="of:=VAR([.E16:.E24])" office:value-type="float" office:value="0.00369925765334177" calcext:value-type="float">
            <text:p>0.0036992577</text:p>
          </table:table-cell>
          <table:table-cell table:style-name="Default" table:formula="of:=VAR([.F16:.F24])" office:value-type="float" office:value="0.0055285657663779" calcext:value-type="float">
            <text:p>0.0055285658</text:p>
          </table:table-cell>
          <table:table-cell table:style-name="Default" table:formula="of:=VAR([.G16:.G24])" office:value-type="float" office:value="0.00173931387994921" calcext:value-type="float">
            <text:p>0.0017393139</text:p>
          </table:table-cell>
          <table:table-cell table:style-name="Default" table:formula="of:=VAR([.H16:.H24])" office:value-type="float" office:value="0.0132172536604669" calcext:value-type="float">
            <text:p>0.0132172537</text:p>
          </table:table-cell>
          <table:table-cell table:style-name="Default" table:formula="of:=VAR([.I16:.I24])" office:value-type="float" office:value="0.00376300301461694" calcext:value-type="float">
            <text:p>0.003763003</text:p>
          </table:table-cell>
          <table:table-cell table:style-name="Default" table:formula="of:=VAR([.J16:.J24])" office:value-type="float" office:value="0.000131535922134214" calcext:value-type="float">
            <text:p>0.0001315359</text:p>
          </table:table-cell>
          <table:table-cell table:style-name="Default" table:formula="of:=VAR([.K16:.K24])" office:value-type="float" office:value="0.0000269549916331713" calcext:value-type="float">
            <text:p>0.000026955</text:p>
          </table:table-cell>
          <table:table-cell table:style-name="Default" table:formula="of:=VAR([.L16:.L24])" office:value-type="float" office:value="0.000546116891127409" calcext:value-type="float">
            <text:p>0.0005461169</text:p>
          </table:table-cell>
          <table:table-cell table:style-name="Default" table:formula="of:=VAR([.M16:.M24])" office:value-type="float" office:value="0.000719359519412142" calcext:value-type="float">
            <text:p>0.0007193595</text:p>
          </table:table-cell>
          <table:table-cell table:style-name="Default" table:formula="of:=VAR([.N16:.N24])" office:value-type="float" office:value="0" calcext:value-type="float">
            <text:p>0</text:p>
          </table:table-cell>
          <table:table-cell table:style-name="Default" table:formula="of:=VAR([.O16:.O24])" office:value-type="float" office:value="0.000114819002338574" calcext:value-type="float">
            <text:p>0.000114819</text:p>
          </table:table-cell>
          <table:table-cell table:style-name="Default" table:formula="of:=VAR([.P16:.P24])" office:value-type="float" office:value="0.000315486059058575" calcext:value-type="float">
            <text:p>0.0003154861</text:p>
          </table:table-cell>
          <table:table-cell table:style-name="Default" table:formula="of:=VAR([.Q16:.Q24])" office:value-type="float" office:value="0.000142162730263921" calcext:value-type="float">
            <text:p>0.0001421627</text:p>
          </table:table-cell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OA</text:p>
          </table:table-cell>
          <table:table-cell table:style-name="Default" office:value-type="string" calcext:value-type="string">
            <text:p>AA</text:p>
          </table:table-cell>
          <table:table-cell table:style-name="Default" office:value-type="string" calcext:value-type="string">
            <text:p>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3">00/00/0000</text:date>, <text:time style:data-style-name="N2" text:time-value="15:49:46.164543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3T17:04:52.282072663</dc:date>
    <meta:editing-duration>PT56M20S</meta:editing-duration>
    <meta:editing-cycles>17</meta:editing-cycles>
    <meta:generator>LibreOffice/5.1.6.2$Linux_X86_64 LibreOffice_project/10m0$Build-2</meta:generator>
    <meta:document-statistic meta:table-count="10" meta:cell-count="3562" meta:object-count="0"/>
  </office:meta>
</office:document-meta>
</file>